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796cm" fo:min-width="0.629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436cm"/>
    </style:style>
    <style:style style:name="pr5" style:family="presentation" style:parent-style-name="Default-subtitle">
      <style:graphic-properties draw:fill-color="#ffffff" draw:textarea-vertical-align="top" fo:min-height="13.2cm"/>
    </style:style>
    <style:style style:name="pr6" style:family="presentation" style:parent-style-name="Default-title">
      <style:graphic-properties draw:textarea-vertical-align="top" fo:min-height="14.773cm"/>
    </style:style>
    <style:style style:name="pr7" style:family="presentation" style:parent-style-name="Default-title">
      <style:graphic-properties fo:min-height="1.83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4.2cm"/>
    </style:style>
    <style:style style:name="pr10" style:family="presentation" style:parent-style-name="Default-title">
      <style:graphic-properties draw:textarea-vertical-align="top" fo:min-height="14.372cm"/>
    </style:style>
    <style:style style:name="pr11" style:family="presentation" style:parent-style-name="Default-title">
      <style:graphic-properties draw:textarea-vertical-align="top" fo:min-height="14.772cm"/>
    </style:style>
    <style:style style:name="pr12" style:family="presentation" style:parent-style-name="Default-title">
      <style:graphic-properties draw:textarea-vertical-align="top" fo:min-height="14.572cm"/>
    </style:style>
    <style:style style:name="pr13" style:family="presentation" style:parent-style-name="Default-title">
      <style:graphic-properties fo:min-height="2.629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8.72cm" style:use-optimal-column-width="false"/>
    </style:style>
    <style:style style:name="co4" style:family="table-column">
      <style:table-column-properties style:column-width="7.475cm" style:use-optimal-column-width="false"/>
    </style:style>
    <style:style style:name="co5" style:family="table-column">
      <style:table-column-properties style:column-width="8.682cm" style:use-optimal-column-width="false"/>
    </style:style>
    <style:style style:name="co6" style:family="table-column">
      <style:table-column-properties style:column-width="2.085cm" style:use-optimal-column-width="false"/>
    </style:style>
    <style:style style:name="co7" style:family="table-column">
      <style:table-column-properties style:column-width="11.755cm" style:use-optimal-column-width="false"/>
    </style:style>
    <style:style style:name="co8" style:family="table-column">
      <style:table-column-properties style:column-width="7.484cm" style:use-optimal-column-width="false"/>
    </style:style>
    <style:style style:name="co9" style:family="table-column">
      <style:table-column-properties style:column-width="7.172cm" style:use-optimal-column-width="false"/>
    </style:style>
    <style:style style:name="co10" style:family="table-column">
      <style:table-column-properties style:column-width="10.319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1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font-size="20pt" fo:font-style="italic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fo:font-size="12pt" style:font-size-asian="12pt" style:font-size-complex="12pt"/>
    </style:style>
    <style:style style:name="T8" style:family="text">
      <style:text-properties style:font-name="Liberation Serif1" fo:font-size="32pt" style:font-size-asian="32pt" style:font-size-complex="32pt"/>
    </style:style>
    <style:style style:name="T9" style:family="text">
      <style:text-properties style:font-name="Liberation Serif1" fo:font-size="14pt" style:font-size-asian="14pt" style:font-size-complex="14pt"/>
    </style:style>
    <style:style style:name="T10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0">
        <office:forms form:automatic-focus="false" form:apply-design-mode="false"/>
        <draw:frame presentation:style-name="pr4" draw:text-style-name="P5" draw:layer="layout" svg:width="25.199cm" svg:height="1.436cm" svg:x="1.438cm" svg:y="0.364cm" presentation:class="title" presentation:user-transformed="true">
          <draw:text-box>
            <text:p xml:id="id3" text:id="id3" text:style-name="P4"><text:span text:style-name="T2">Algebra of Integration</text:span></text:p>
          </draw:text-box>
        </draw:frame>
        <draw:frame presentation:style-name="pr5" draw:text-style-name="P7" draw:layer="layout" svg:width="26.2cm" svg:height="13.2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5"><text:s text:c="23"/></text:span></text:p>
            <text:p xml:id="id9" text:id="id9" text:style-name="P4"><text:span text:style-name="T6">Theorem</text:span><text:span text:style-name="T4"><text:tab/></text:span></text:p>
          </draw:text-box>
        </draw:frame>
        <draw:g xml:id="id4" draw:id="id4">
          <svg:title>TexMaths</svg:title>
          <svg:desc>28§display§\text {If } f \text{ and } g \text { are real valued integrable functions of } x, \text { then }§svg§600§FALSE§</svg:desc>
          <draw:polygon draw:style-name="gr2" draw:text-style-name="P8" draw:layer="layout" svg:width="24.347cm" svg:height="0.8cm" svg:x="2.525cm" svg:y="3.14cm" svg:viewBox="0 0 24348 801" draw:points="12174,801 0,801 0,0 24348,0 24348,801">
            <text:p/>
          </draw:polygon>
          <draw:path draw:style-name="gr3" draw:text-style-name="P9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9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9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5.449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9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9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9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18.371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9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20.584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20.853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496cm" svg:height="0.437cm" svg:x="21.34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22.609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19cm" svg:height="0.697cm" svg:x="23.104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92cm" svg:height="0.448cm" svg:x="23.729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9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9" draw:layer="layout" svg:width="0.308cm" svg:height="0.618cm" svg:x="25.048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25.442cm" svg:y="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25.9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26.42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6" draw:id="id6">
          <svg:title>TexMaths</svg:title>
          <svg:desc>28§display§\smallint [\ f(x) \pm g(x)\ ] dx = \smallint f(x) dx \pm \smallint g(x) dx§svg§600§FALSE§</svg:desc>
          <draw:polygon draw:style-name="gr2" draw:text-style-name="P8" draw:layer="layout" svg:width="17.386cm" svg:height="0.886cm" svg:x="4.003cm" svg:y="5.24cm" svg:viewBox="0 0 17387 887" draw:points="8693,887 0,887 0,0 17387,0 17387,887">
            <text:p/>
          </draw:polygon>
          <draw:path draw:style-name="gr3" draw:text-style-name="P9" draw:layer="layout" svg:width="0.411cm" svg:height="0.918cm" svg:x="4.007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9" draw:layer="layout" svg:width="0.136cm" svg:height="0.985cm" svg:x="4.59cm" svg:y="5.191cm" svg:viewBox="0 0 137 986" draw:points="137,986 137,948 40,948 40,40 137,40 137,0 0,0 0,986">
            <text:p/>
          </draw:polygon>
          <draw:path draw:style-name="gr3" draw:text-style-name="P9" draw:layer="layout" svg:width="0.492cm" svg:height="0.898cm" svg:x="5.127cm" svg:y="5.23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5.759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6.07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6.664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8cm" svg:height="0.658cm" svg:x="7.262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54cm" svg:height="0.638cm" svg:x="8.207cm" svg:y="5.494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8.79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9.10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9.69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0.376cm" svg:y="5.191cm" svg:viewBox="0 0 137 986" draw:points="137,0 0,0 0,40 96,40 96,948 0,948 0,986 137,986">
            <text:p/>
          </draw:polygon>
          <draw:path draw:style-name="gr3" draw:text-style-name="P9" draw:layer="layout" svg:width="0.469cm" svg:height="0.696cm" svg:x="10.667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492cm" svg:height="0.447cm" svg:x="11.166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12.029cm" svg:y="5.5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1cm" svg:height="0.918cm" svg:x="13.068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9" draw:layer="layout" svg:width="0.492cm" svg:height="0.898cm" svg:x="13.749cm" svg:y="5.23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14.383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697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23cm" svg:height="0.985cm" svg:x="15.286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15.651cm" svg:y="5.247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16.15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8cm" svg:height="0.658cm" svg:x="16.959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11cm" svg:height="0.918cm" svg:x="17.945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9" draw:layer="layout" svg:width="0.454cm" svg:height="0.638cm" svg:x="18.588cm" svg:y="5.49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19.17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9.48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20.07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20.444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9" draw:layer="layout" svg:width="0.492cm" svg:height="0.447cm" svg:x="20.946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5" draw:id="id5">
          <svg:title>TexMaths</svg:title>
          <svg:desc>28§display§(1)§svg§600§FALSE§</svg:desc>
          <draw:polygon draw:style-name="gr2" draw:text-style-name="P8" draw:layer="layout" svg:width="1.061cm" svg:height="0.886cm" svg:x="2.304cm" svg:y="5.239cm" svg:viewBox="0 0 1062 887" draw:points="531,887 0,887 0,0 1062,0 1062,887">
            <text:p/>
          </draw:polygon>
          <draw:path draw:style-name="gr3" draw:text-style-name="P9" draw:layer="layout" svg:width="0.23cm" svg:height="0.985cm" svg:x="2.351cm" svg:y="5.1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2.725cm" svg:y="5.2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3.187cm" svg:y="5.1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8" draw:id="id8">
          <svg:title>TexMaths</svg:title>
          <svg:desc>28§display§\smallint [\ k_1f(x) \pm k_2g(x)\ ] dx = k_1 \smallint f(x) dx \pm k_2 \smallint g(x) dx§svg§600§FALSE§</svg:desc>
          <draw:polygon draw:style-name="gr2" draw:text-style-name="P8" draw:layer="layout" svg:width="21.527cm" svg:height="0.886cm" svg:x="4.003cm" svg:y="7.242cm" svg:viewBox="0 0 21528 887" draw:points="10765,887 0,887 0,0 21528,0 21528,887">
            <text:p/>
          </draw:polygon>
          <draw:path draw:style-name="gr3" draw:text-style-name="P9" draw:layer="layout" svg:width="0.411cm" svg:height="0.918cm" svg:x="4.007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9" draw:layer="layout" svg:width="0.136cm" svg:height="0.985cm" svg:x="4.59cm" svg:y="7.193cm" svg:viewBox="0 0 137 986" draw:points="137,986 137,948 40,948 40,40 137,40 137,0 0,0 0,986">
            <text:p/>
          </draw:polygon>
          <draw:path draw:style-name="gr3" draw:text-style-name="P9" draw:layer="layout" svg:width="0.447cm" svg:height="0.696cm" svg:x="5.13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" draw:text-style-name="P9" draw:layer="layout" svg:width="0.252cm" svg:height="0.458cm" svg:x="5.663cm" svg:y="7.6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492cm" svg:height="0.898cm" svg:x="6.079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6.71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7.027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7.618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8cm" svg:height="0.658cm" svg:x="8.216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47cm" svg:height="0.696cm" svg:x="9.2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306cm" svg:height="0.458cm" svg:x="9.702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54cm" svg:height="0.638cm" svg:x="10.116cm" svg:y="7.496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10.70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1.016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11.606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2.282cm" svg:y="7.193cm" svg:viewBox="0 0 137 986" draw:points="137,0 0,0 0,40 96,40 96,948 0,948 0,986 137,986">
            <text:p/>
          </draw:polygon>
          <draw:path draw:style-name="gr3" draw:text-style-name="P9" draw:layer="layout" svg:width="0.469cm" svg:height="0.696cm" svg:x="12.573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492cm" svg:height="0.447cm" svg:x="13.075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13.937cm" svg:y="7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47cm" svg:height="0.696cm" svg:x="14.974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252cm" svg:height="0.458cm" svg:x="15.508cm" svg:y="7.62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411cm" svg:height="0.918cm" svg:x="16.092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9" draw:layer="layout" svg:width="0.492cm" svg:height="0.898cm" svg:x="16.775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9" draw:layer="layout" svg:width="0.23cm" svg:height="0.985cm" svg:x="17.407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7.721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18.312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18.677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9" draw:layer="layout" svg:width="0.492cm" svg:height="0.447cm" svg:x="19.179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58cm" svg:height="0.658cm" svg:x="19.985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47cm" svg:height="0.696cm" svg:x="20.969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306cm" svg:height="0.458cm" svg:x="21.47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11cm" svg:height="0.918cm" svg:x="22.086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9" draw:layer="layout" svg:width="0.454cm" svg:height="0.638cm" svg:x="22.732cm" svg:y="7.49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23.318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23.632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23cm" svg:height="0.985cm" svg:x="24.221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24.588cm" svg:y="7.249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25.09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7" draw:id="id7">
          <svg:title>TexMaths</svg:title>
          <svg:desc>28§display§(2)§svg§600§FALSE§</svg:desc>
          <draw:polygon draw:style-name="gr2" draw:text-style-name="P8" draw:layer="layout" svg:width="1.061cm" svg:height="0.886cm" svg:x="2.304cm" svg:y="7.24cm" svg:viewBox="0 0 1062 887" draw:points="531,887 0,887 0,0 1062,0 1062,887">
            <text:p/>
          </draw:polygon>
          <draw:path draw:style-name="gr3" draw:text-style-name="P9" draw:layer="layout" svg:width="0.23cm" svg:height="0.985cm" svg:x="2.351cm" svg:y="7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2.687cm" svg:y="7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3.187cm" svg:y="7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" draw:id="id10">
          <svg:title>TexMaths</svg:title>
          <svg:desc>28§display§\text {If } x = \phi(t) \text { is a differentiable function of } t \text { then}§svg§600§FALSE§</svg:desc>
          <draw:polygon draw:style-name="gr2" draw:text-style-name="P8" draw:layer="layout" svg:width="20.065cm" svg:height="0.886cm" svg:x="4.145cm" svg:y="10.756cm" svg:viewBox="0 0 20066 887" draw:points="10033,887 0,887 0,0 20066,0 20066,887">
            <text:p/>
          </draw:polygon>
          <draw:path draw:style-name="gr3" draw:text-style-name="P9" draw:layer="layout" svg:width="0.301cm" svg:height="0.674cm" svg:x="4.123cm" svg:y="10.772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9" draw:layer="layout" svg:width="0.319cm" svg:height="0.696cm" svg:x="4.484cm" svg:y="10.75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492cm" svg:height="0.447cm" svg:x="5.109cm" svg:y="11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971cm" svg:y="11.0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16cm" svg:height="0.886cm" svg:x="7.004cm" svg:y="10.763cm" svg:viewBox="0 0 517 887" svg:d="M383 25c0-3 5-14 5-16 0 0 0-9-14-9-9 0-11 2-13 20l-59 229c-156 4-302 134-302 269 0 94 69 172 190 179-9 31-15 63-22 92-13 47-22 85-22 87 0 11 6 11 11 11 4 0 7 0 11-4 0-2 7-25 9-38l38-148c159-5 302-139 302-271 0-79-51-168-188-177zM195 675c-61-3-130-36-130-137 0-117 85-256 231-269zM323 269c73 4 132 49 132 137 0 116-85 257-235 269z">
            <text:p/>
          </draw:path>
          <draw:path draw:style-name="gr3" draw:text-style-name="P9" draw:layer="layout" svg:width="0.23cm" svg:height="0.985cm" svg:x="7.638cm" svg:y="10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4cm" svg:height="0.629cm" svg:x="7.947cm" svg:y="10.828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9" draw:layer="layout" svg:width="0.23cm" svg:height="0.985cm" svg:x="8.334cm" svg:y="10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9.022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9.295cm" svg:y="11.00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45cm" svg:height="0.454cm" svg:x="10.021cm" svg:y="11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87cm" svg:height="0.696cm" svg:x="10.834cm" svg:y="10.76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9" draw:layer="layout" svg:width="0.212cm" svg:height="0.66cm" svg:x="11.379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11.647cm" svg:y="10.752cm" svg:viewBox="0 0 594 697" svg:d="M417 300h112v-29h-117v-114c0-90 49-135 92-135 4 0 18 0 34 7-12 5-30 16-30 40 0 23 16 43 43 43s43-20 43-43c0-35-34-69-90-69-58 0-103 38-108 43-29-39-82-43-109-43-94 0-209 52-209 159v112h-78v29h78v321c0 45-11 45-78 45v31c34-2 85-5 110-5 24 0 74 3 110 5v-31c-65 0-77 0-77-45v-321h209v321c0 45-12 45-79 45v31c38-2 85-5 112-5 41 0 88 0 126 5v-31h-20c-72 0-74-12-74-48zM141 271v-112c0-96 81-137 143-137 50 0 77 18 79 18v3c-18 0-36 13-36 40 0 7 0 31 27 40-2 14-2 23-2 34v114z">
            <text:p/>
          </draw:path>
          <draw:path draw:style-name="gr3" draw:text-style-name="P9" draw:layer="layout" svg:width="0.382cm" svg:height="0.454cm" svg:x="12.221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33cm" svg:height="0.436cm" svg:x="12.66cm" svg:y="11.01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13.045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3.486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3.993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14.389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45cm" svg:height="0.454cm" svg:x="14.671cm" svg:y="11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87cm" svg:height="0.696cm" svg:x="15.148cm" svg:y="10.763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221cm" svg:height="0.685cm" svg:x="15.702cm" svg:y="10.763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382cm" svg:height="0.454cm" svg:x="15.968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9cm" svg:height="0.696cm" svg:x="16.739cm" svg:y="10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496cm" svg:height="0.447cm" svg:x="17.039cm" svg:y="11.0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9" draw:layer="layout" svg:width="0.496cm" svg:height="0.436cm" svg:x="17.586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75cm" svg:height="0.454cm" svg:x="18.134cm" svg:y="11.005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308cm" svg:height="0.617cm" svg:x="18.558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18.954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19.223cm" svg:y="11.0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19.718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20.59cm" svg:y="11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21.087cm" svg:y="10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304cm" svg:height="0.629cm" svg:x="21.705cm" svg:y="10.828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3" draw:text-style-name="P9" draw:layer="layout" svg:width="0.308cm" svg:height="0.617cm" svg:x="22.384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22.78cm" svg:y="10.76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23.322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23.764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 xml:id="id11" draw:id="id11">
          <svg:title>TexMaths</svg:title>
          <svg:desc>28§display§\int f(x)\ dx = \int f [\ \phi (t)\ ] \phi' (t)\ dt§svg§600§FALSE§</svg:desc>
          <draw:polygon draw:style-name="gr2" draw:text-style-name="P8" draw:layer="layout" svg:width="13.474cm" svg:height="2.09cm" svg:x="7.723cm" svg:y="12.257cm" svg:viewBox="0 0 13475 2091" draw:points="6737,2091 0,2091 0,0 13475,0 13475,2091">
            <text:p/>
          </draw:polygon>
          <draw:path draw:style-name="gr3" draw:text-style-name="P9" draw:layer="layout" svg:width="0.875cm" svg:height="2.189cm" svg:x="7.73cm" svg:y="12.208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0 108-186 309-2 9-136 505-244 1150-27 150-56 316-87 453-18 72-63 258-143 258-36 0-59-25-61-25z">
            <text:p/>
          </draw:path>
          <draw:path draw:style-name="gr3" draw:text-style-name="P9" draw:layer="layout" svg:width="0.492cm" svg:height="0.898cm" svg:x="8.874cm" svg:y="12.85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7 33-62 56-181 56-188z">
            <text:p/>
          </draw:path>
          <draw:path draw:style-name="gr3" draw:text-style-name="P9" draw:layer="layout" svg:width="0.23cm" svg:height="0.985cm" svg:x="9.506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492cm" svg:height="0.447cm" svg:x="9.822cm" svg:y="13.1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23cm" svg:height="0.985cm" svg:x="10.411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469cm" svg:height="0.696cm" svg:x="11.105cm" svg:y="12.865cm" svg:viewBox="0 0 470 697" svg:d="M470 11c0-2 0-11-13-11-14 0-108 9-126 11-6 0-13 5-13 18 0 14 9 14 25 14 47 0 49 6 49 15l-2 20-61 234c-18-36-47-63-92-63-114 0-237 146-237 289 0 94 54 159 132 159 20 0 70-4 128-74 9 41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11.607cm" svg:y="13.1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9" draw:layer="layout" svg:width="0.655cm" svg:height="0.232cm" svg:x="12.469cm" svg:y="13.1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75cm" svg:height="2.189cm" svg:x="13.506cm" svg:y="12.208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2 108-186 309-2 9-136 505-244 1150-27 150-56 316-87 453-18 72-63 258-143 258-36 0-59-25-61-25z">
            <text:p/>
          </draw:path>
          <draw:path draw:style-name="gr3" draw:text-style-name="P9" draw:layer="layout" svg:width="0.492cm" svg:height="0.898cm" svg:x="14.651cm" svg:y="12.85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7 31-62 56-181 56-188z">
            <text:p/>
          </draw:path>
          <draw:polygon draw:style-name="gr3" draw:text-style-name="P9" draw:layer="layout" svg:width="0.136cm" svg:height="0.985cm" svg:x="15.303cm" svg:y="12.809cm" svg:viewBox="0 0 137 986" draw:points="137,986 137,948 40,948 40,40 137,40 137,0 0,0 0,986">
            <text:p/>
          </draw:polygon>
          <draw:path draw:style-name="gr3" draw:text-style-name="P9" draw:layer="layout" svg:width="0.516cm" svg:height="0.887cm" svg:x="15.838cm" svg:y="12.865cm" svg:viewBox="0 0 517 888" svg:d="M383 25c0-3 4-14 4-16 0 0 0-9-13-9-9 0-11 2-13 20l-59 229c-156 4-302 134-302 269 0 94 69 172 190 179-9 32-15 63-22 92-13 47-22 85-22 87 0 12 6 12 11 12 4 0 7 0 11-5 0-2 7-24 9-38l38-148c159-4 302-139 302-271 0-79-51-168-188-177zM195 675c-61-3-130-36-130-137 0-117 85-256 231-269zM323 269c73 4 132 49 132 137 0 116-85 258-235 269z">
            <text:p/>
          </draw:path>
          <draw:path draw:style-name="gr3" draw:text-style-name="P9" draw:layer="layout" svg:width="0.23cm" svg:height="0.985cm" svg:x="16.472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304cm" svg:height="0.629cm" svg:x="16.781cm" svg:y="12.932cm" svg:viewBox="0 0 305 630" svg:d="M181 224h94c18 0 30 0 30-20 0-11-12-11-30-11h-87c36-141 43-159 43-166 0-18-14-27-29-27-5 0-32 0-41 36l-38 157h-94c-20 0-29 0-29 18 0 13 9 13 27 13h87c-71 280-74 296-74 314 0 54 38 92 90 92 103 0 159-146 159-153 0-9-9-9-14-9-8 0-8 3-13 14-42 103-96 125-130 125-20 0-29-13-29-44 0-25 0-32 5-47z">
            <text:p/>
          </draw:path>
          <draw:path draw:style-name="gr3" draw:text-style-name="P9" draw:layer="layout" svg:width="0.23cm" svg:height="0.985cm" svg:x="17.168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olygon draw:style-name="gr3" draw:text-style-name="P9" draw:layer="layout" svg:width="0.136cm" svg:height="0.985cm" svg:x="17.845cm" svg:y="12.809cm" svg:viewBox="0 0 137 986" draw:points="137,0 0,0 0,40 96,40 96,948 0,948 0,986 137,986">
            <text:p/>
          </draw:polygon>
          <draw:path draw:style-name="gr3" draw:text-style-name="P9" draw:layer="layout" svg:width="0.516cm" svg:height="0.887cm" svg:x="18.145cm" svg:y="12.865cm" svg:viewBox="0 0 517 888" svg:d="M383 25c0-3 4-14 4-16 0 0 0-9-13-9-9 0-11 2-13 20l-59 229c-156 4-302 134-302 269 0 94 69 172 190 179-9 32-15 63-22 92-13 47-22 85-22 87 0 12 6 12 11 12 4 0 7 0 11-5 0-2 7-24 9-38l38-148c159-4 302-139 302-271 0-79-51-168-190-177zM195 675c-61-3-130-36-130-137 0-117 85-256 231-269zM323 269c73 4 132 49 132 137 0 116-85 258-235 269z">
            <text:p/>
          </draw:path>
          <draw:path draw:style-name="gr3" draw:text-style-name="P9" draw:layer="layout" svg:width="0.174cm" svg:height="0.358cm" svg:x="18.716cm" svg:y="12.757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19.056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304cm" svg:height="0.629cm" svg:x="19.366cm" svg:y="12.932cm" svg:viewBox="0 0 305 630" svg:d="M181 224h94c18 0 30 0 30-20 0-11-12-11-30-11h-85c34-141 41-159 41-166 0-18-14-27-29-27-3 0-32 0-41 36l-38 157h-94c-20 0-29 0-29 18 0 13 9 13 27 13h87c-69 280-74 296-74 314 0 54 38 92 90 92 103 0 159-146 159-153 0-9-9-9-14-9-6 0-8 3-13 14-42 103-96 125-130 125-20 0-29-13-29-44 0-25 0-32 5-47z">
            <text:p/>
          </draw:path>
          <draw:path draw:style-name="gr3" draw:text-style-name="P9" draw:layer="layout" svg:width="0.23cm" svg:height="0.985cm" svg:x="19.753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469cm" svg:height="0.696cm" svg:x="20.447cm" svg:y="12.865cm" svg:viewBox="0 0 470 697" svg:d="M470 11c0-2 0-11-13-11-14 0-108 9-126 11-6 0-13 5-13 18 0 14 9 14 25 14 47 0 49 6 49 15l-5 20-58 234c-18-36-47-63-92-63-114 0-237 146-237 289 0 94 54 159 132 159 20 0 70-4 128-74 9 41 42 74 89 74 36 0 59-22 74-56 16-34 29-94 29-96 0-12-9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304cm" svg:height="0.629cm" svg:x="20.942cm" svg:y="12.932cm" svg:viewBox="0 0 305 630" svg:d="M181 224h94c18 0 30 0 30-20 0-11-12-11-30-11h-85c34-141 41-159 41-166 0-18-14-27-29-27-5 0-32 0-41 36l-38 157h-94c-20 0-29 0-29 18 0 13 9 13 27 13h87c-71 280-74 296-74 314 0 54 38 92 90 92 103 0 159-146 159-153 0-9-9-9-14-9-6 0-8 3-13 14-42 103-96 125-130 125-20 0-29-13-29-44 0-25 0-32 5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1" smil:attributeName="visibility" smil:to="visible"/>
                  <anim:animate smil:dur="5s" smil:fill="hold" smil:targetElement="id11" smil:attributeName="x" smil:values="1+width/2;x" smil:keyTimes="0;1"/>
                  <anim:animate smil:dur="5s" smil:fill="hold" smil:targetElement="id1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13" draw:id="id13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6" draw:id="id16">
          <svg:title>TexMaths</svg:title>
          <svg:desc>26§display§x + c§svg§600§FALSE§</svg:desc>
          <draw:polygon draw:style-name="gr2" draw:text-style-name="P8" draw:layer="layout" svg:width="1.942cm" svg:height="0.516cm" svg:x="16.91cm" svg:y="2.795cm" svg:viewBox="0 0 1943 517" draw:points="971,517 0,517 0,0 1943,0 1943,517">
            <text:p/>
          </draw:polygon>
          <draw:path draw:style-name="gr3" draw:text-style-name="P9" draw:layer="layout" svg:width="0.457cm" svg:height="0.415cm" svg:x="16.891cm" svg:y="2.878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61cm" svg:x="17.64cm" svg:y="2.74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57cm" svg:height="0.415cm" svg:x="18.54cm" svg:y="2.878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15" draw:id="id15">
          <svg:title>TexMaths</svg:title>
          <svg:desc>26§display§\smallint  dx§svg§600§FALSE§</svg:desc>
          <draw:polygon draw:style-name="gr2" draw:text-style-name="P8" draw:layer="layout" svg:width="1.5cm" svg:height="0.76cm" svg:x="7.692cm" svg:y="2.593cm" svg:viewBox="0 0 1501 761" draw:points="751,761 0,761 0,0 1501,0 1501,761">
            <text:p/>
          </draw:polygon>
          <draw:path draw:style-name="gr3" draw:text-style-name="P9" draw:layer="layout" svg:width="0.382cm" svg:height="0.852cm" svg:x="7.696cm" svg:y="2.547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436cm" svg:height="0.646cm" svg:x="8.318cm" svg:y="2.568cm" svg:viewBox="0 0 437 647" svg:d="M437 10c0-2 0-10-13-10-12 0-100 8-116 10-7 0-13 5-13 17 0 13 9 13 23 13 44 0 46 6 46 14l-4 19-54 216c-17-33-44-58-86-58-106 0-220 135-220 268 0 88 50 148 123 148 18 0 64-4 118-69 9 38 40 69 83 69 34 0 54-21 69-52s27-87 27-89c0-11-8-11-10-11-11 0-11 4-13 17-16 60-33 114-71 114-25 0-27-23-27-41 0-23 2-30 7-44zM245 526c-4 17-4 19-18 36-40 50-77 64-102 64-46 0-61-50-61-85 0-46 30-160 52-202 27-54 69-87 106-87 61 0 73 75 73 81 0 4-2 10-4 14z">
            <text:p/>
          </draw:path>
          <draw:path draw:style-name="gr3" draw:text-style-name="P9" draw:layer="layout" svg:width="0.456cm" svg:height="0.415cm" svg:x="8.782cm" svg:y="2.7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8 147-141 0-9-8-9-10-9-8 0-10 2-13 9-29 99-93 120-122 120-36 0-50-29-50-60 0-21 6-40 17-81z">
            <text:p/>
          </draw:path>
        </draw:g>
        <draw:g xml:id="id21" draw:id="id21">
          <svg:title>TexMaths</svg:title>
          <svg:desc>20§display§\int \frac{1}{\sqrt{x}} \ dx §svg§600§FALSE§</svg:desc>
          <draw:polygon draw:style-name="gr2" draw:text-style-name="P8" draw:layer="layout" svg:width="2.878cm" svg:height="1.541cm" svg:x="7.192cm" svg:y="6.084cm" svg:viewBox="0 0 2879 1542" draw:points="1439,1542 0,1542 0,0 2879,0 2879,1542">
            <text:p/>
          </draw:polygon>
          <draw:path draw:style-name="gr3" draw:text-style-name="P9" draw:layer="layout" svg:width="0.625cm" svg:height="1.563cm" svg:x="7.197cm" svg:y="6.04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8.442cm" svg:y="6.06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9" draw:layer="layout" svg:width="0.988cm" svg:height="0.029cm" svg:x="8.061cm" svg:y="6.816cm" svg:viewBox="0 0 989 30" draw:points="494,30 0,30 0,0 989,0 989,30">
            <text:p/>
          </draw:polygon>
          <draw:path draw:style-name="gr3" draw:text-style-name="P9" draw:layer="layout" svg:width="0.549cm" svg:height="0.703cm" svg:x="8.112cm" svg:y="6.95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9" draw:layer="layout" svg:width="0.402cm" svg:height="0.029cm" svg:x="8.647cm" svg:y="6.957cm" svg:viewBox="0 0 403 30" draw:points="202,30 0,30 0,0 403,0 403,30">
            <text:p/>
          </draw:polygon>
          <draw:path draw:style-name="gr3" draw:text-style-name="P9" draw:layer="layout" svg:width="0.351cm" svg:height="0.319cm" svg:x="8.667cm" svg:y="7.18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9" draw:layer="layout" svg:width="0.335cm" svg:height="0.497cm" svg:x="9.396cm" svg:y="6.5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9.754cm" svg:y="6.696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2" draw:id="id12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4" draw:id="id14">
          <svg:title>TexMaths</svg:title>
          <svg:desc>28§display§01§svg§600§FALSE§</svg:desc>
          <draw:polygon draw:style-name="gr2" draw:text-style-name="P8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9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9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17" draw:id="id17">
          <svg:title>TexMaths</svg:title>
          <svg:desc>28§display§02§svg§600§FALSE§</svg:desc>
          <draw:polygon draw:style-name="gr2" draw:text-style-name="P8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9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9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20" draw:id="id20">
          <svg:title>TexMaths</svg:title>
          <svg:desc>28§display§03§svg§600§FALSE§</svg:desc>
          <draw:polygon draw:style-name="gr2" draw:text-style-name="P8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9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23" draw:id="id23">
          <svg:title>TexMaths</svg:title>
          <svg:desc>28§display§04§svg§600§FALSE§</svg:desc>
          <draw:polygon draw:style-name="gr2" draw:text-style-name="P8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9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9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26" draw:id="id26">
          <svg:title>TexMaths</svg:title>
          <svg:desc>28§display§05§svg§600§FALSE§</svg:desc>
          <draw:polygon draw:style-name="gr2" draw:text-style-name="P8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9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9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9" draw:id="id29">
          <svg:title>TexMaths</svg:title>
          <svg:desc>28§display§06§svg§600§FALSE§</svg:desc>
          <draw:polygon draw:style-name="gr2" draw:text-style-name="P8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9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32" draw:id="id32">
          <svg:title>TexMaths</svg:title>
          <svg:desc>28§display§07§svg§600§FALSE§</svg:desc>
          <draw:polygon draw:style-name="gr2" draw:text-style-name="P8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9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9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18" draw:id="id18">
          <svg:title>TexMaths</svg:title>
          <svg:desc>26§display§\smallint  x^n dx§svg§600§FALSE§</svg:desc>
          <draw:polygon draw:style-name="gr2" draw:text-style-name="P8" draw:layer="layout" svg:width="2.52cm" svg:height="0.767cm" svg:x="7.693cm" svg:y="4.594cm" svg:viewBox="0 0 2521 768" draw:points="1261,768 0,768 0,0 2521,0 2521,768">
            <text:p/>
          </draw:polygon>
          <draw:path draw:style-name="gr3" draw:text-style-name="P9" draw:layer="layout" svg:width="0.382cm" svg:height="0.853cm" svg:x="7.697cm" svg:y="4.552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457cm" svg:height="0.416cm" svg:x="8.309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  <draw:path draw:style-name="gr3" draw:text-style-name="P9" draw:layer="layout" svg:width="0.392cm" svg:height="0.291cm" svg:x="8.835cm" svg:y="4.548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7cm" svg:x="9.338cm" svg:y="4.573cm" svg:viewBox="0 0 437 648" svg:d="M437 10c0-2 0-10-13-10-12 0-99 8-116 10-6 0-13 5-13 17 0 13 9 13 23 13 44 0 46 6 46 14l-4 19-54 216c-17-33-44-58-86-58-106 0-220 136-220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9" draw:layer="layout" svg:width="0.457cm" svg:height="0.416cm" svg:x="9.804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4 0 146-119 146-142 0-8-9-8-11-8-8 0-10 2-12 8-29 100-94 121-123 121-35 0-50-29-50-61 0-21 6-39 17-81z">
            <text:p/>
          </draw:path>
        </draw:g>
        <draw:g xml:id="id19" draw:id="id19">
          <svg:title>TexMaths</svg:title>
          <svg:desc>20§display§ \frac{x^{n+1}}{n+1} + c§svg§600§FALSE§</svg:desc>
          <draw:polygon draw:style-name="gr2" draw:text-style-name="P8" draw:layer="layout" svg:width="2.809cm" svg:height="1.529cm" svg:x="16.726cm" svg:y="4.283cm" svg:viewBox="0 0 2810 1530" draw:points="1405,1530 0,1530 0,0 2810,0 2810,1530">
            <text:p/>
          </draw:polygon>
          <draw:path draw:style-name="gr3" draw:text-style-name="P9" draw:layer="layout" svg:width="0.351cm" svg:height="0.319cm" svg:x="16.779cm" svg:y="4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9" draw:layer="layout" svg:width="0.301cm" svg:height="0.223cm" svg:x="17.184cm" svg:y="4.358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9" draw:layer="layout" svg:width="0.362cm" svg:height="0.364cm" svg:x="17.542cm" svg:y="4.2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18cm" svg:height="0.327cm" svg:x="17.993cm" svg:y="4.2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9" draw:layer="layout" svg:width="1.633cm" svg:height="0.029cm" svg:x="16.691cm" svg:y="5.115cm" svg:viewBox="0 0 1634 30" draw:points="818,30 0,30 0,0 1634,0 1634,30">
            <text:p/>
          </draw:polygon>
          <draw:path draw:style-name="gr3" draw:text-style-name="P9" draw:layer="layout" svg:width="0.381cm" svg:height="0.319cm" svg:x="16.712cm" svg:y="5.477cm" svg:viewBox="0 0 382 320" svg:d="M42 270c-2 12-7 28-7 31 0 13 10 19 21 19 8 0 21-6 26-19 1-2 9-35 14-53l14-64c5-14 10-30 13-46 3-13 8-34 8-36 11-22 48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3" draw:text-style-name="P9" draw:layer="layout" svg:width="0.468cm" svg:height="0.469cm" svg:x="17.309cm" svg:y="5.37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33cm" svg:height="0.469cm" svg:x="18.035cm" svg:y="5.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9" draw:layer="layout" svg:width="0.468cm" svg:height="0.469cm" svg:x="18.603cm" svg:y="4.8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19.296cm" svg:y="4.9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" draw:id="id22">
          <svg:title>TexMaths</svg:title>
          <svg:desc>26§display§2 \sqrt{x} + c§svg§600§FALSE§</svg:desc>
          <draw:polygon draw:style-name="gr2" draw:text-style-name="P8" draw:layer="layout" svg:width="3.161cm" svg:height="0.823cm" svg:x="16.192cm" svg:y="6.394cm" svg:viewBox="0 0 3162 824" draw:points="1581,824 0,824 0,0 3162,0 3162,824">
            <text:p/>
          </draw:polygon>
          <draw:path draw:style-name="gr3" draw:text-style-name="P9" draw:layer="layout" svg:width="0.365cm" svg:height="0.61cm" svg:x="16.192cm" svg:y="6.479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715cm" svg:height="0.914cm" svg:x="16.67cm" svg:y="6.348cm" svg:viewBox="0 0 716 915" svg:d="M289 819l-160-355c-6-15-12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9" draw:layer="layout" svg:width="0.523cm" svg:height="0.039cm" svg:x="17.365cm" svg:y="6.348cm" svg:viewBox="0 0 524 40" draw:points="262,40 0,40 0,0 524,0 524,40">
            <text:p/>
          </draw:polygon>
          <draw:path draw:style-name="gr3" draw:text-style-name="P9" draw:layer="layout" svg:width="0.457cm" svg:height="0.415cm" svg:x="17.392cm" svg:y="6.6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9" draw:layer="layout" svg:width="0.609cm" svg:height="0.61cm" svg:x="18.141cm" svg:y="6.55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9.042cm" svg:y="6.6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4" draw:id="id24">
          <svg:title>TexMaths</svg:title>
          <svg:desc>26§display§\smallint \sin x\ dx§svg§600§FALSE§</svg:desc>
          <draw:polygon draw:style-name="gr2" draw:text-style-name="P8" draw:layer="layout" svg:width="3.601cm" svg:height="0.76cm" svg:x="7.191cm" svg:y="8.398cm" svg:viewBox="0 0 3602 761" draw:points="1801,761 0,761 0,0 3602,0 3602,761">
            <text:p/>
          </draw:polygon>
          <draw:path draw:style-name="gr3" draw:text-style-name="P9" draw:layer="layout" svg:width="0.382cm" svg:height="0.852cm" svg:x="7.195cm" svg:y="8.35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811cm" svg:y="8.597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8.171cm" svg:y="8.396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8.422cm" svg:y="8.60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9.079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100 71 93 0 145-118 145-141 0-9-8-9-10-9-8 0-10 2-12 9-30 99-94 120-123 120-36 0-50-29-50-60 0-21 6-40 17-81z">
            <text:p/>
          </draw:path>
          <draw:path draw:style-name="gr3" draw:text-style-name="P9" draw:layer="layout" svg:width="0.436cm" svg:height="0.646cm" svg:x="9.918cm" svg:y="8.373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9" draw:layer="layout" svg:width="0.457cm" svg:height="0.415cm" svg:x="10.383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6 0-50-29-50-60 0-21 6-40 17-81z">
            <text:p/>
          </draw:path>
        </draw:g>
        <draw:g xml:id="id27" draw:id="id27">
          <svg:title>TexMaths</svg:title>
          <svg:desc>26§display§\smallint \cos x\ dx§svg§600§FALSE§</svg:desc>
          <draw:polygon draw:style-name="gr2" draw:text-style-name="P8" draw:layer="layout" svg:width="3.702cm" svg:height="0.76cm" svg:x="7.192cm" svg:y="10.297cm" svg:viewBox="0 0 3703 761" draw:points="1853,761 0,761 0,0 3703,0 3703,761">
            <text:p/>
          </draw:polygon>
          <draw:path draw:style-name="gr3" draw:text-style-name="P9" draw:layer="layout" svg:width="0.382cm" svg:height="0.852cm" svg:x="7.196cm" svg:y="10.251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7.812cm" svg:y="10.496cm" svg:viewBox="0 0 349 422" svg:d="M77 212c0-150 75-189 123-189 8 0 66 0 99 33-37 4-43 31-43 44 0 23 16 41 41 41s44-16 44-43c0-63-71-98-141-98-115 0-200 100-200 212 0 119 91 210 198 210 122 0 151-110 151-120 0-9-8-9-10-9-8 0-10 5-13 9-27 85-87 97-120 97-48 0-129-39-129-187z">
            <text:p/>
          </draw:path>
          <draw:path draw:style-name="gr3" draw:text-style-name="P9" draw:layer="layout" svg:width="0.407cm" svg:height="0.421cm" svg:x="8.213cm" svg:y="10.49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8.675cm" svg:y="10.496cm" svg:viewBox="0 0 302 422" svg:d="M160 233c21 4 96 19 96 85 0 46-31 84-104 84-77 0-110-52-127-132-2-10-4-14-13-14-12 0-12 6-12 23v120c0 17 0 23 10 23 5 0 7-2 23-18 2-2 2-5 19-21 39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456cm" svg:height="0.415cm" svg:x="9.182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100 71 93 0 145-118 145-141 0-9-8-9-10-9-8 0-10 2-13 9-29 99-93 120-122 120-36 0-50-29-50-60 0-21 6-40 17-81z">
            <text:p/>
          </draw:path>
          <draw:path draw:style-name="gr3" draw:text-style-name="P9" draw:layer="layout" svg:width="0.436cm" svg:height="0.646cm" svg:x="10.02cm" svg:y="10.272cm" svg:viewBox="0 0 437 647" svg:d="M437 10c0-2 0-10-13-10-12 0-100 8-116 10-6 0-13 5-13 17 0 13 9 13 23 13 44 0 46 6 46 14l-2 19-56 216c-17-33-44-58-86-58-106 0-220 135-220 268 0 88 50 148 123 148 18 0 64-4 118-69 9 38 40 69 83 69 34 0 54-21 69-52s27-87 27-89c0-11-8-11-10-11-11 0-11 4-13 17-16 60-33 114-71 114-24 0-27-23-27-41 0-23 3-30 7-44zM245 526c-4 17-4 19-18 36-40 50-77 64-102 64-46 0-61-50-61-85 0-46 32-160 52-202 27-54 69-87 106-87 61 0 73 75 73 81 0 4-2 10-4 14z">
            <text:p/>
          </draw:path>
          <draw:path draw:style-name="gr3" draw:text-style-name="P9" draw:layer="layout" svg:width="0.456cm" svg:height="0.415cm" svg:x="10.484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7 60 61 0 94-64 96-71 10 36 44 71 100 71 93 0 145-118 145-141 0-9-8-9-10-9-8 0-10 2-13 9-29 99-91 120-122 120-36 0-50-29-50-60 0-21 6-40 17-81z">
            <text:p/>
          </draw:path>
        </draw:g>
        <draw:g xml:id="id30" draw:id="id30">
          <svg:title>TexMaths</svg:title>
          <svg:desc>26§display§\smallint \sec^2 x \ dx§svg§600§FALSE§</svg:desc>
          <draw:polygon draw:style-name="gr2" draw:text-style-name="P8" draw:layer="layout" svg:width="4.064cm" svg:height="0.908cm" svg:x="7.194cm" svg:y="12.1cm" svg:viewBox="0 0 4065 909" draw:points="2033,909 0,909 0,0 4065,0 4065,909">
            <text:p/>
          </draw:polygon>
          <draw:path draw:style-name="gr3" draw:text-style-name="P9" draw:layer="layout" svg:width="0.382cm" svg:height="0.852cm" svg:x="7.198cm" svg:y="12.202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9" draw:layer="layout" svg:width="0.301cm" svg:height="0.421cm" svg:x="7.814cm" svg:y="12.447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7cm" svg:y="12.44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9cm" svg:height="0.421cm" svg:x="8.582cm" svg:y="12.447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9" draw:layer="layout" svg:width="0.284cm" svg:height="0.426cm" svg:x="8.996cm" svg:y="12.05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457cm" svg:height="0.415cm" svg:x="9.545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9" draw:layer="layout" svg:width="0.436cm" svg:height="0.646cm" svg:x="10.381cm" svg:y="12.223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3-202 27-54 68-87 106-87 60 0 72 75 72 81 0 4-2 10-4 15z">
            <text:p/>
          </draw:path>
          <draw:path draw:style-name="gr3" draw:text-style-name="P9" draw:layer="layout" svg:width="0.457cm" svg:height="0.415cm" svg:x="10.847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</draw:g>
        <draw:g xml:id="id25" draw:id="id25">
          <svg:title>TexMaths</svg:title>
          <svg:desc>26§display§- \cos x + c§svg§600§FALSE§</svg:desc>
          <draw:polygon draw:style-name="gr2" draw:text-style-name="P8" draw:layer="layout" svg:width="4.181cm" svg:height="0.516cm" svg:x="15.892cm" svg:y="8.395cm" svg:viewBox="0 0 4182 517" draw:points="2091,517 0,517 0,0 4182,0 4182,517">
            <text:p/>
          </draw:polygon>
          <draw:path draw:style-name="gr3" draw:text-style-name="P9" draw:layer="layout" svg:width="0.559cm" svg:height="0.038cm" svg:x="15.921cm" svg:y="8.636cm" svg:viewBox="0 0 560 39" svg:d="M529 39c14 0 31 0 31-20 0-19-17-19-31-19h-498c-14 0-31 0-31 19 0 20 17 20 31 20z">
            <text:p/>
          </draw:path>
          <draw:path draw:style-name="gr3" draw:text-style-name="P9" draw:layer="layout" svg:width="0.349cm" svg:height="0.421cm" svg:x="16.741cm" svg:y="8.472cm" svg:viewBox="0 0 350 422" svg:d="M77 212c0-150 75-189 123-189 8 0 66 0 100 33-38 4-44 31-44 44 0 23 17 41 42 41s43-16 43-43c0-63-71-98-141-98-115 0-200 100-200 212 0 118 92 210 198 210 122 0 152-110 152-121 0-8-9-8-11-8-8 0-10 4-12 8-27 86-88 98-121 98-48 0-129-39-129-187z">
            <text:p/>
          </draw:path>
          <draw:path draw:style-name="gr3" draw:text-style-name="P9" draw:layer="layout" svg:width="0.407cm" svg:height="0.421cm" svg:x="17.14cm" svg:y="8.472cm" svg:viewBox="0 0 408 422" svg:d="M408 214c0-116-94-214-204-214-115 0-204 100-204 214 0 119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301cm" svg:height="0.421cm" svg:x="17.602cm" svg:y="8.472cm" svg:viewBox="0 0 302 422" svg:d="M160 233c21 4 96 18 96 85 0 46-31 83-104 83-77 0-110-52-127-131-2-10-4-14-13-14-12 0-12 6-12 22v121c0 17 0 23 10 23 5 0 7-2 23-19 2-2 2-4 19-21 40 38 81 40 100 40 106 0 150-62 150-129 0-48-29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9" draw:layer="layout" svg:width="0.457cm" svg:height="0.415cm" svg:x="18.112cm" svg:y="8.478cm" svg:viewBox="0 0 458 416" svg:d="M281 129c4-25 25-108 89-108 5 0 27 0 46 10-25 6-44 29-44 50 0 15 11 33 36 33 21 0 50-16 50-54 0-48-54-60-86-60-54 0-85 48-97 71-23-63-71-71-98-71-96 0-148 118-148 141 0 9 8 9 11 9 8 0 10 0 12-9 31-97 92-120 123-120 16 0 50 8 50 60 0 29-17 91-50 218-15 58-48 96-88 96-6 0-27 0-45-11 23-6 43-24 43-49s-20-34-35-34c-27 0-50 25-50 54 0 42 46 61 85 61 63 0 94-65 98-71 11 35 44 71 98 71 96 0 148-119 148-142 0-8-9-8-11-8-8 0-10 2-12 8-31 100-94 121-123 121-35 0-50-29-50-60 0-21 6-40 17-81z">
            <text:p/>
          </draw:path>
          <draw:path draw:style-name="gr3" draw:text-style-name="P9" draw:layer="layout" svg:width="0.609cm" svg:height="0.61cm" svg:x="18.863cm" svg:y="8.349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9" draw:layer="layout" svg:width="0.357cm" svg:height="0.415cm" svg:x="19.762cm" svg:y="8.478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28" draw:id="id28">
          <svg:title>TexMaths</svg:title>
          <svg:desc>26§display§ \sin x + c§svg§600§FALSE§</svg:desc>
          <draw:polygon draw:style-name="gr2" draw:text-style-name="P8" draw:layer="layout" svg:width="3.216cm" svg:height="0.597cm" svg:x="16.412cm" svg:y="10.194cm" svg:viewBox="0 0 3217 598" draw:points="1608,598 0,598 0,0 3217,0 3217,598">
            <text:p/>
          </draw:polygon>
          <draw:path draw:style-name="gr3" draw:text-style-name="P9" draw:layer="layout" svg:width="0.301cm" svg:height="0.422cm" svg:x="16.395cm" svg:y="10.35cm" svg:viewBox="0 0 302 423" svg:d="M160 233c21 5 96 19 96 86 0 46-31 83-104 83-77 0-110-52-127-131-2-10-4-15-13-15-12 0-12 7-12 23v121c0 17 0 23 10 23 5 0 7-2 23-19 2-2 2-4 19-20 40 37 81 39 100 39 106 0 150-62 150-129 0-48-29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9" draw:layer="layout" svg:width="0.197cm" svg:height="0.614cm" svg:x="16.757cm" svg:y="10.148cm" svg:viewBox="0 0 198 615" svg:d="M133 208l-129 11v29c60 0 69 4 69 50v246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61cm" svg:height="0.405cm" svg:x="17.009cm" svg:y="10.356cm" svg:viewBox="0 0 462 406" svg:d="M71 90v248c0 39-9 39-71 39v29c31 0 79-2 104-2 23 0 71 2 102 2v-29c-60 0-71 0-71-39v-171c0-96 65-146 123-146s69 50 69 102v215c0 39-11 39-71 39v29c31 0 79-2 104-2 23 0 71 2 102 2v-29c-48 0-71 0-71-27v-175c0-79 0-108-29-142-12-14-44-33-96-33-68 0-110 40-137 96v-96l-129 10v30c64 0 71 6 71 50z">
            <text:p/>
          </draw:path>
          <draw:path draw:style-name="gr3" draw:text-style-name="P9" draw:layer="layout" svg:width="0.457cm" svg:height="0.416cm" svg:x="17.666cm" svg:y="10.356cm" svg:viewBox="0 0 458 417" svg:d="M281 129c4-25 25-108 89-108 7 0 27 0 46 10-25 7-44 29-44 50 0 15 11 34 36 34 21 0 50-17 50-55 0-47-54-60-86-60-54 0-85 48-97 71-23-63-71-71-98-71-96 0-148 119-148 142 0 8 8 8 11 8 8 0 10 0 12-8 31-98 92-121 123-121 16 0 50 8 50 60 0 29-17 92-50 219-15 59-48 96-88 96-6 0-27 0-45-10 22-7 43-25 43-50s-21-34-35-34c-27 0-50 25-50 54 0 42 46 61 85 61 63 0 96-65 98-71 10 35 44 71 98 71 96 0 148-119 148-142 0-8-9-8-11-8-8 0-10 2-12 8-29 100-94 121-123 121-35 0-50-29-50-60 0-21 6-40 17-82z">
            <text:p/>
          </draw:path>
          <draw:path draw:style-name="gr3" draw:text-style-name="P9" draw:layer="layout" svg:width="0.609cm" svg:height="0.612cm" svg:x="18.417cm" svg:y="10.227cm" svg:viewBox="0 0 610 613" svg:d="M325 325h255c13 0 30 0 30-19 0-18-17-18-30-18h-255v-257c0-14 0-31-19-31s-19 17-19 31v257h-256c-14 0-31 0-31 18 0 19 17 19 31 19h256v257c0 12 0 31 19 31s19-19 19-31z">
            <text:p/>
          </draw:path>
          <draw:path draw:style-name="gr3" draw:text-style-name="P9" draw:layer="layout" svg:width="0.357cm" svg:height="0.416cm" svg:x="19.318cm" svg:y="10.356cm" svg:viewBox="0 0 358 417" svg:d="M327 56c-15 0-27 0-42 15-15 12-17 29-17 35 0 21 17 32 36 32 27 0 52-21 52-59 0-46-44-79-110-79-123 0-246 131-246 261 0 83 54 156 150 156 131 0 208-98 208-109 0-6-6-12-11-12-6 0-8 2-12 10-73 90-173 90-185 90-56 0-81-44-81-100 0-38 18-127 50-183 27-53 79-92 129-92 31 0 66 10 79 35z">
            <text:p/>
          </draw:path>
        </draw:g>
        <draw:g xml:id="id31" draw:id="id31">
          <svg:title>TexMaths</svg:title>
          <svg:desc>26§display§\tan x + c§svg§600§FALSE§</svg:desc>
          <draw:polygon draw:style-name="gr2" draw:text-style-name="P8" draw:layer="layout" svg:width="3.413cm" svg:height="0.548cm" svg:x="16.425cm" svg:y="12.095cm" svg:viewBox="0 0 3414 549" draw:points="1707,549 0,549 0,0 3414,0 3414,549">
            <text:p/>
          </draw:polygon>
          <draw:path draw:style-name="gr3" draw:text-style-name="P9" draw:layer="layout" svg:width="0.288cm" svg:height="0.573cm" svg:x="16.396cm" svg:y="12.049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9" draw:layer="layout" svg:width="0.413cm" svg:height="0.421cm" svg:x="16.772cm" svg:y="12.20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9 32-68 31-91 79-91 120 0 75 89 98 148 98 60 0 102-38 118-81zM260 191v92c0 87-65 118-106 118-46 0-83-33-83-79 0-50 39-127 189-131z">
            <text:p/>
          </draw:path>
          <draw:path draw:style-name="gr3" draw:text-style-name="P9" draw:layer="layout" svg:width="0.461cm" svg:height="0.404cm" svg:x="17.221cm" svg:y="12.207cm" svg:viewBox="0 0 462 405" svg:d="M71 89v248c0 39-9 39-71 39v29c31 0 79-2 104-2 23 0 71 2 102 2v-29c-60 0-71 0-71-39v-171c0-95 65-145 123-145s68 50 68 102v214c0 39-10 39-70 39v29c31 0 79-2 104-2 23 0 70 2 102 2v-29c-48 0-71 0-71-27v-174c0-79 0-109-29-142-13-14-44-33-96-33-68 0-110 39-137 96v-96l-129 10v29c64 0 71 7 71 50z">
            <text:p/>
          </draw:path>
          <draw:path draw:style-name="gr3" draw:text-style-name="P9" draw:layer="layout" svg:width="0.456cm" svg:height="0.415cm" svg:x="17.879cm" svg:y="12.207cm" svg:viewBox="0 0 457 416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49 0-25-21-34-35-34-27 0-50 25-50 54 0 42 46 61 85 61 63 0 94-65 98-71 10 35 44 71 98 71 95 0 147-119 147-142 0-8-8-8-10-8-8 0-10 2-13 8-29 100-93 121-122 121-36 0-50-29-50-60 0-21 6-40 17-81z">
            <text:p/>
          </draw:path>
          <draw:path draw:style-name="gr3" draw:text-style-name="P9" draw:layer="layout" svg:width="0.608cm" svg:height="0.61cm" svg:x="18.627cm" svg:y="12.07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357cm" svg:height="0.415cm" svg:x="19.527cm" svg:y="12.207cm" svg:viewBox="0 0 358 416" svg:d="M326 56c-14 0-27 0-41 15-15 12-17 29-17 35 0 21 17 31 36 31 27 0 52-21 52-58 0-46-44-79-111-79-122 0-245 131-245 260 0 83 54 156 150 156 131 0 208-98 208-108 0-7-7-13-11-13-6 0-8 2-12 10-73 90-173 90-185 90-56 0-81-44-81-100 0-37 18-127 50-183 27-52 79-91 128-91 32 0 67 10 79 35z">
            <text:p/>
          </draw:path>
        </draw:g>
        <draw:g xml:id="id33" draw:id="id33">
          <svg:title>TexMaths</svg:title>
          <svg:desc>26§display§\smallint \text {cosec}^2 x \ dx§svg§600§FALSE§</svg:desc>
          <draw:polygon draw:style-name="gr2" draw:text-style-name="P8" draw:layer="layout" svg:width="4.773cm" svg:height="0.908cm" svg:x="7.194cm" svg:y="14.002cm" svg:viewBox="0 0 4774 909" draw:points="2387,909 0,909 0,0 4774,0 4774,909">
            <text:p/>
          </draw:polygon>
          <draw:path draw:style-name="gr3" draw:text-style-name="P9" draw:layer="layout" svg:width="0.382cm" svg:height="0.852cm" svg:x="7.198cm" svg:y="14.104cm" svg:viewBox="0 0 383 853" svg:d="M347 37c-31 3-39 25-39 38 0 23 18 37 37 37s38-12 38-39c0-36-30-73-73-73-77 0-94 100-108 171-25 137-44 254-59 414-4 48-10 100-16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9" draw:layer="layout" svg:width="0.348cm" svg:height="0.421cm" svg:x="7.814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9" draw:layer="layout" svg:width="0.407cm" svg:height="0.421cm" svg:x="8.215cm" svg:y="14.34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9" draw:layer="layout" svg:width="0.301cm" svg:height="0.421cm" svg:x="8.677cm" svg:y="14.349cm" svg:viewBox="0 0 302 422" svg:d="M160 233c21 4 96 19 96 85 0 46-31 84-104 84-77 0-110-52-127-131-2-11-4-15-13-15-12 0-12 6-12 23v121c0 16 0 22 10 22 5 0 7-2 23-18 2-2 2-4 19-21 39 37 81 39 100 39 106 0 150-62 150-129 0-47-30-74-40-87-31-29-67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55cm" svg:height="0.421cm" svg:x="9.032cm" svg:y="14.349cm" svg:viewBox="0 0 356 422" svg:d="M77 181c6-137 83-160 114-160 94 0 104 123 104 160zM77 200h256c20 0 23 0 23-19 0-92-50-181-165-181-106 0-191 94-191 210 0 123 96 212 202 212 112 0 154-102 154-120 0-9-7-11-13-11-8 0-10 7-10 13-34 96-117 96-125 96-46 0-83-30-104-63-27-44-27-104-27-137z">
            <text:p/>
          </draw:path>
          <draw:path draw:style-name="gr3" draw:text-style-name="P9" draw:layer="layout" svg:width="0.348cm" svg:height="0.421cm" svg:x="9.442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9" draw:layer="layout" svg:width="0.284cm" svg:height="0.426cm" svg:x="9.858cm" svg:y="13.956cm" svg:viewBox="0 0 285 427" svg:d="M285 310h-23c-2 15-8 52-17 58-4 5-54 5-62 5h-119c67-61 90-77 129-109 48-37 92-77 92-139 0-77-69-125-152-125-79 0-133 56-133 114 0 34 27 38 33 38 17 0 36-13 36-35 0-11-5-34-38-34 19-46 63-60 94-60 64 0 97 50 97 102 0 56-39 100-60 125l-156 152c-6 6-6 8-6 25h266z">
            <text:p/>
          </draw:path>
          <draw:path draw:style-name="gr3" draw:text-style-name="P9" draw:layer="layout" svg:width="0.456cm" svg:height="0.415cm" svg:x="10.255cm" svg:y="14.353cm" svg:viewBox="0 0 457 416" svg:d="M281 129c4-25 25-108 89-108 4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4-64 98-71 10 36 44 71 98 71 95 0 147-118 147-141 0-9-8-9-10-9-8 0-10 2-13 9-31 100-93 120-122 120-36 0-50-29-50-60 0-21 6-39 17-81z">
            <text:p/>
          </draw:path>
          <draw:path draw:style-name="gr3" draw:text-style-name="P9" draw:layer="layout" svg:width="0.436cm" svg:height="0.646cm" svg:x="11.091cm" svg:y="14.125cm" svg:viewBox="0 0 437 647" svg:d="M437 10c0-2 0-10-13-10-12 0-100 8-116 10-6 0-13 5-13 17 0 13 9 13 23 13 44 0 46 6 46 14l-4 19-54 216c-17-33-44-58-86-58-106 0-220 135-220 268 0 88 50 148 123 148 18 0 64-4 118-68 9 37 40 68 83 68 34 0 54-21 69-52s27-87 27-89c0-11-8-11-10-11-11 0-11 4-13 17-16 60-33 114-71 114-24 0-27-22-27-41 0-23 3-29 7-44zM245 527c-4 16-4 18-18 35-40 50-77 64-102 64-46 0-61-50-61-85 0-46 30-160 52-202 27-54 69-87 106-87 61 0 73 75 73 81 0 4-2 10-4 15z">
            <text:p/>
          </draw:path>
          <draw:path draw:style-name="gr3" draw:text-style-name="P9" draw:layer="layout" svg:width="0.456cm" svg:height="0.415cm" svg:x="11.557cm" svg:y="14.353cm" svg:viewBox="0 0 457 416" svg:d="M281 129c4-25 25-108 89-108 6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0 2-13 9-29 100-93 120-122 120-36 0-50-29-50-60 0-21 6-39 17-81z">
            <text:p/>
          </draw:path>
        </draw:g>
        <draw:g xml:id="id34" draw:id="id34">
          <svg:title>TexMaths</svg:title>
          <svg:desc>26§display§-\  \cot x +  c§svg§600§FALSE§</svg:desc>
          <draw:polygon draw:style-name="gr2" draw:text-style-name="P8" draw:layer="layout" svg:width="4.48cm" svg:height="0.548cm" svg:x="15.295cm" svg:y="13.896cm" svg:viewBox="0 0 4481 549" draw:points="2241,549 0,549 0,0 4481,0 4481,549">
            <text:p/>
          </draw:polygon>
          <draw:path draw:style-name="gr3" draw:text-style-name="P9" draw:layer="layout" svg:width="0.559cm" svg:height="0.038cm" svg:x="15.324cm" svg:y="14.166cm" svg:viewBox="0 0 560 39" svg:d="M528 39c15 0 32 0 32-20 0-19-17-19-32-19h-497c-14 0-31 0-31 19 0 20 17 20 31 20z">
            <text:p/>
          </draw:path>
          <draw:path draw:style-name="gr3" draw:text-style-name="P9" draw:layer="layout" svg:width="0.349cm" svg:height="0.421cm" svg:x="16.448cm" svg:y="14.002cm" svg:viewBox="0 0 350 422" svg:d="M77 212c0-150 75-189 123-189 8 0 66 0 100 33-38 4-44 31-44 44 0 23 17 41 42 41 24 0 43-16 43-43 0-63-71-98-141-98-115 0-200 100-200 212 0 118 92 210 198 210 122 0 152-110 152-121 0-8-9-8-11-8-8 0-10 4-12 8-27 85-88 98-121 98-48 0-129-40-129-187z">
            <text:p/>
          </draw:path>
          <draw:path draw:style-name="gr3" draw:text-style-name="P9" draw:layer="layout" svg:width="0.407cm" svg:height="0.421cm" svg:x="16.849cm" svg:y="14.002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288cm" svg:height="0.573cm" svg:x="17.298cm" svg:y="13.85cm" svg:viewBox="0 0 289 574" svg:d="M141 197h132v-29h-132v-168h-22c0 75-30 172-119 177v20h79v252c0 114 85 125 119 125 64 0 91-65 91-125v-52h-25v52c0 66-27 102-60 102-63 0-63-83-63-100z">
            <text:p/>
          </draw:path>
          <draw:path draw:style-name="gr3" draw:text-style-name="P9" draw:layer="layout" svg:width="0.457cm" svg:height="0.415cm" svg:x="17.814cm" svg:y="14.008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9" draw:layer="layout" svg:width="0.609cm" svg:height="0.61cm" svg:x="18.565cm" svg:y="13.879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9" draw:layer="layout" svg:width="0.357cm" svg:height="0.415cm" svg:x="19.464cm" svg:y="14.008cm" svg:viewBox="0 0 358 416" svg:d="M327 56c-15 0-27 0-42 15-15 12-17 29-17 35 0 21 17 31 36 31 27 0 52-21 52-58 0-46-44-79-111-79-122 0-245 131-245 260 0 83 54 156 150 156 131 0 208-98 208-108 0-7-6-13-11-13-6 0-8 2-12 10-73 90-173 90-185 90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" smil:attributeName="visibility" smil:to="visible"/>
                  <anim:animate smil:begin="0s" smil:dur="0.5s" smil:fill="hold" smil:decelerate="0.5" smil:targetElement="id12" smil:attributeName="rotate" smil:values="-90;0" smil:keyTimes="0;1"/>
                  <anim:animate smil:begin="0s" smil:dur="0.5s" smil:fill="hold" smil:decelerate="0.5" smil:targetElement="id12" smil:attributeName="width" smil:values="width;width*.05" smil:keyTimes="0;1"/>
                  <anim:animate smil:begin="0.5s" smil:dur="0.5s" smil:fill="hold" smil:accelerate="0.5" smil:targetElement="id12" smil:attributeName="width" smil:values="width*.05;width" smil:keyTimes="0;1"/>
                  <anim:animate smil:dur="1s" smil:fill="hold" smil:targetElement="id12" smil:attributeName="height" smil:values="height;height" smil:keyTimes="0;1"/>
                  <anim:animate smil:begin="0s" smil:dur="0.5s" smil:fill="hold" smil:decelerate="0.5" smil:targetElement="id12" smil:attributeName="x" smil:values="x+.4;x" smil:keyTimes="0;1"/>
                  <anim:animate smil:begin="0s" smil:dur="0.5s" smil:fill="hold" smil:decelerate="0.5" smil:targetElement="id12" smil:attributeName="y" smil:values="y-.2;y+.1" smil:keyTimes="0;1"/>
                  <anim:animate smil:begin="0.5s" smil:dur="0.5s" smil:fill="hold" smil:accelerate="0.5" smil:targetElement="id12" smil:attributeName="y" smil:values="y+.1;y" smil:keyTimes="0;1"/>
                  <anim:transitionFilter smil:begin="0s" smil:dur="1s" smil:decelerate="0.5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36" draw:id="id36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39" draw:id="id39">
          <svg:title>TexMaths</svg:title>
          <svg:desc>24§display§\sec x \ + \ c§svg§600§FALSE§</svg:desc>
          <draw:polygon draw:style-name="gr2" draw:text-style-name="P8" draw:layer="layout" svg:width="3.577cm" svg:height="0.477cm" svg:x="15.806cm" svg:y="2.692cm" svg:viewBox="0 0 3578 478" draw:points="1789,478 0,478 0,0 3578,0 3578,478">
            <text:p/>
          </draw:polygon>
          <draw:path draw:style-name="gr3" draw:text-style-name="P9" draw:layer="layout" svg:width="0.277cm" svg:height="0.388cm" svg:x="15.791cm" svg:y="2.763cm" svg:viewBox="0 0 278 389" svg:d="M148 215c19 4 88 17 88 79 0 42-29 76-96 76-71 0-102-48-117-121-2-9-4-13-11-13-12 0-12 6-12 21v111c0 16 0 21 10 21 3 0 5-1 21-17 2-2 2-4 17-19 36 35 75 36 92 36 98 0 138-57 138-119 0-44-27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9" draw:layer="layout" svg:width="0.327cm" svg:height="0.388cm" svg:x="16.121cm" svg:y="2.7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9" draw:layer="layout" svg:width="0.322cm" svg:height="0.388cm" svg:x="16.499cm" svg:y="2.763cm" svg:viewBox="0 0 323 389" svg:d="M71 196c0-138 69-175 113-175 8 0 62 0 92 31-34 4-40 29-40 40 0 21 15 38 39 38 23 0 40-15 40-40 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421cm" svg:height="0.383cm" svg:x="17.012cm" svg:y="2.76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0 66 88 0 136-110 136-131 0-7-7-7-9-7-8 0-10 1-12 7-27 92-86 111-113 111-33 0-46-26-46-55 0-19 6-37 15-75z">
            <text:p/>
          </draw:path>
          <draw:path draw:style-name="gr3" draw:text-style-name="P9" draw:layer="layout" svg:width="0.561cm" svg:height="0.563cm" svg:x="17.985cm" svg:y="2.65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29cm" svg:height="0.383cm" svg:x="19.097cm" svg:y="2.7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38" draw:id="id38">
          <svg:title>TexMaths</svg:title>
          <svg:desc>26§display§\smallint \sec x \tan x \ dx§svg§600§FALSE§</svg:desc>
          <draw:polygon draw:style-name="gr2" draw:text-style-name="P8" draw:layer="layout" svg:width="5.8cm" svg:height="0.76cm" svg:x="7.192cm" svg:y="2.693cm" svg:viewBox="0 0 5801 761" draw:points="2900,761 0,761 0,0 5801,0 5801,761">
            <text:p/>
          </draw:polygon>
          <draw:path draw:style-name="gr3" draw:text-style-name="P9" draw:layer="layout" svg:width="0.382cm" svg:height="0.852cm" svg:x="7.196cm" svg:y="2.647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812cm" svg:y="2.892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68cm" svg:y="2.892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8.579cm" svg:y="2.892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57cm" svg:height="0.415cm" svg:x="9.133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5 0-50-29-50-60 0-21 6-40 17-81z">
            <text:p/>
          </draw:path>
          <draw:path draw:style-name="gr3" draw:text-style-name="P9" draw:layer="layout" svg:width="0.288cm" svg:height="0.573cm" svg:x="9.798cm" svg:y="2.739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413cm" svg:height="0.421cm" svg:x="10.175cm" svg:y="2.89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9" draw:layer="layout" svg:width="0.461cm" svg:height="0.405cm" svg:x="10.622cm" svg:y="2.8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11.279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9" draw:layer="layout" svg:width="0.436cm" svg:height="0.646cm" svg:x="12.115cm" svg:y="2.66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2.581cm" svg:y="2.8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99-94 120-123 120-35 0-50-29-50-60 0-21 6-40 17-81z">
            <text:p/>
          </draw:path>
        </draw:g>
        <draw:g xml:id="id35" draw:id="id35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37" draw:id="id37">
          <svg:title>TexMaths</svg:title>
          <svg:desc>28§display§08§svg§600§FALSE§</svg:desc>
          <draw:polygon draw:style-name="gr2" draw:text-style-name="P8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9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40" draw:id="id40">
          <svg:title>TexMaths</svg:title>
          <svg:desc>28§display§09§svg§600§FALSE§</svg:desc>
          <draw:polygon draw:style-name="gr2" draw:text-style-name="P8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9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43" draw:id="id43">
          <svg:title>TexMaths</svg:title>
          <svg:desc>28§display§10§svg§600§FALSE§</svg:desc>
          <draw:polygon draw:style-name="gr2" draw:text-style-name="P8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9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9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46" draw:id="id46">
          <svg:title>TexMaths</svg:title>
          <svg:desc>28§display§11§svg§600§FALSE§</svg:desc>
          <draw:polygon draw:style-name="gr2" draw:text-style-name="P8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9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9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49" draw:id="id49">
          <svg:title>TexMaths</svg:title>
          <svg:desc>28§display§12§svg§600§FALSE§</svg:desc>
          <draw:polygon draw:style-name="gr2" draw:text-style-name="P8" draw:layer="layout" svg:width="0.838cm" svg:height="0.556cm" svg:x="5.095cm" svg:y="10.296cm" svg:viewBox="0 0 839 557" draw:points="419,557 0,557 0,0 839,0 839,557">
            <text:p/>
          </draw:polygon>
          <draw:path draw:style-name="gr3" draw:text-style-name="P9" draw:layer="layout" svg:width="0.326cm" svg:height="0.657cm" svg:x="5.133cm" svg:y="10.247cm" svg:viewBox="0 0 327 658" svg:d="M204 25c0-23 0-25-22-25-63 63-151 63-182 63v31c20 0 78 0 130-27v513c0 35-2 47-92 47h-31v31c33-4 121-4 159-4 40 0 126 0 161 4v-31h-31c-90 0-92-12-92-47z">
            <text:p/>
          </draw:path>
          <draw:path draw:style-name="gr3" draw:text-style-name="P9" draw:layer="layout" svg:width="0.394cm" svg:height="0.657cm" svg:x="5.588cm" svg:y="10.247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52" draw:id="id52">
          <svg:title>TexMaths</svg:title>
          <svg:desc>28§display§13§svg§600§FALSE§</svg:desc>
          <draw:polygon draw:style-name="gr2" draw:text-style-name="P8" draw:layer="layout" svg:width="0.843cm" svg:height="0.579cm" svg:x="5.095cm" svg:y="12.096cm" svg:viewBox="0 0 844 580" draw:points="423,580 0,580 0,0 844,0 844,580">
            <text:p/>
          </draw:polygon>
          <draw:path draw:style-name="gr3" draw:text-style-name="P9" draw:layer="layout" svg:width="0.326cm" svg:height="0.657cm" svg:x="5.133cm" svg:y="12.0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578cm" svg:y="12.047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55" draw:id="id55">
          <svg:title>TexMaths</svg:title>
          <svg:desc>28§display§14§svg§600§FALSE§</svg:desc>
          <draw:polygon draw:style-name="gr2" draw:text-style-name="P8" draw:layer="layout" svg:width="0.857cm" svg:height="0.567cm" svg:x="5.094cm" svg:y="13.999cm" svg:viewBox="0 0 858 568" draw:points="430,568 0,568 0,0 858,0 858,568">
            <text:p/>
          </draw:polygon>
          <draw:path draw:style-name="gr3" draw:text-style-name="P9" draw:layer="layout" svg:width="0.326cm" svg:height="0.657cm" svg:x="5.132cm" svg:y="13.961cm" svg:viewBox="0 0 327 658" svg:d="M204 25c0-23 0-25-22-25-63 63-151 63-182 63v31c20 0 78 0 130-27v513c0 35-2 46-92 46h-31v32c33-5 121-5 159-5 40 0 125 0 161 5v-32h-31c-90 0-92-11-92-46z">
            <text:p/>
          </draw:path>
          <draw:path draw:style-name="gr3" draw:text-style-name="P9" draw:layer="layout" svg:width="0.438cm" svg:height="0.666cm" svg:x="5.565cm" svg:y="13.95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41" draw:id="id41">
          <svg:title>TexMaths</svg:title>
          <svg:desc>24§display§\smallint  \text {cosec }x \cot x \ dx§svg§600§FALSE§</svg:desc>
          <draw:polygon draw:style-name="gr2" draw:text-style-name="P8" draw:layer="layout" svg:width="6.197cm" svg:height="0.702cm" svg:x="7.292cm" svg:y="4.592cm" svg:viewBox="0 0 6198 703" draw:points="3099,703 0,703 0,0 6198,0 6198,703">
            <text:p/>
          </draw:polygon>
          <draw:path draw:style-name="gr3" draw:text-style-name="P9" draw:layer="layout" svg:width="0.352cm" svg:height="0.786cm" svg:x="7.296cm" svg:y="4.5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7.864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235cm" svg:y="4.7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661cm" svg:y="4.777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8.989cm" svg:y="4.777cm" svg:viewBox="0 0 328 390" svg:d="M71 167c6-127 77-148 106-148 86 0 96 113 96 148zM71 184h236c19 0 21 0 21-17 0-84-46-167-151-167-98 0-177 86-177 194 0 113 88 196 186 196 104 0 142-94 142-112 0-7-5-9-11-9-8 0-10 5-10 11-31 89-107 89-115 89-42 0-77-27-96-58-25-40-25-96-25-127z">
            <text:p/>
          </draw:path>
          <draw:path draw:style-name="gr3" draw:text-style-name="P9" draw:layer="layout" svg:width="0.322cm" svg:height="0.389cm" svg:x="9.368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0.02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9" draw:layer="layout" svg:width="0.322cm" svg:height="0.389cm" svg:x="10.646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1.017cm" svg:y="4.7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1.432cm" svg:y="4.634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1.908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9" draw:layer="layout" svg:width="0.402cm" svg:height="0.596cm" svg:x="12.681cm" svg:y="4.56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13.11cm" svg:y="4.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</draw:g>
        <draw:g xml:id="id42" draw:id="id42">
          <svg:title>TexMaths</svg:title>
          <svg:desc>24§display§- \text {cosec } x\ + \ c§svg§600§FALSE§</svg:desc>
          <draw:polygon draw:style-name="gr2" draw:text-style-name="P8" draw:layer="layout" svg:width="5.172cm" svg:height="0.477cm" svg:x="15.094cm" svg:y="4.592cm" svg:viewBox="0 0 5173 478" draw:points="2586,478 0,478 0,0 5173,0 5173,478">
            <text:p/>
          </draw:polygon>
          <draw:path draw:style-name="gr3" draw:text-style-name="P9" draw:layer="layout" svg:width="0.516cm" svg:height="0.035cm" svg:x="15.121cm" svg:y="4.81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8cm" svg:x="15.737cm" svg:y="4.663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375cm" svg:height="0.388cm" svg:x="16.106cm" svg:y="4.66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277cm" svg:height="0.388cm" svg:x="16.532cm" svg:y="4.66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9" draw:layer="layout" svg:width="0.327cm" svg:height="0.388cm" svg:x="16.86cm" svg:y="4.6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9" draw:layer="layout" svg:width="0.322cm" svg:height="0.388cm" svg:x="17.241cm" svg:y="4.663cm" svg:viewBox="0 0 323 389" svg:d="M71 196c0-138 69-175 113-175 8 0 62 0 92 31-36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421cm" svg:height="0.383cm" svg:x="17.894cm" svg:y="4.66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4 111-113 111-33 0-46-26-46-55 0-19 6-37 15-75z">
            <text:p/>
          </draw:path>
          <draw:path draw:style-name="gr3" draw:text-style-name="P9" draw:layer="layout" svg:width="0.562cm" svg:height="0.563cm" svg:x="18.867cm" svg:y="4.5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9.979cm" svg:y="4.6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44" draw:id="id44">
          <svg:title>TexMaths</svg:title>
          <svg:desc>26§display§\smallint e^x\ dx§svg§600§FALSE§</svg:desc>
          <draw:polygon draw:style-name="gr2" draw:text-style-name="P8" draw:layer="layout" svg:width="2.691cm" svg:height="0.767cm" svg:x="7.491cm" svg:y="6.496cm" svg:viewBox="0 0 2692 768" draw:points="1346,768 0,768 0,0 2692,0 2692,768">
            <text:p/>
          </draw:polygon>
          <draw:path draw:style-name="gr3" draw:text-style-name="P9" draw:layer="layout" svg:width="0.382cm" svg:height="0.853cm" svg:x="7.495cm" svg:y="6.454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353cm" svg:height="0.416cm" svg:x="8.121cm" svg:y="6.70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9" draw:layer="layout" svg:width="0.344cm" svg:height="0.291cm" svg:x="8.535cm" svg:y="6.45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7cm" svg:x="9.307cm" svg:y="6.475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3-202 27-54 68-87 106-87 60 0 72 75 72 81 0 4-2 11-4 15z">
            <text:p/>
          </draw:path>
          <draw:path draw:style-name="gr3" draw:text-style-name="P9" draw:layer="layout" svg:width="0.457cm" svg:height="0.416cm" svg:x="9.773cm" svg:y="6.706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</draw:g>
        <draw:g xml:id="id45" draw:id="id45">
          <svg:title>TexMaths</svg:title>
          <svg:desc>26§display§e^x \ + \  c§svg§600§FALSE§</svg:desc>
          <draw:polygon draw:style-name="gr2" draw:text-style-name="P8" draw:layer="layout" svg:width="2.914cm" svg:height="0.643cm" svg:x="15.897cm" svg:y="6.496cm" svg:viewBox="0 0 2915 644" draw:points="1459,644 0,644 0,0 2915,0 2915,644">
            <text:p/>
          </draw:polygon>
          <draw:path draw:style-name="gr3" draw:text-style-name="P9" draw:layer="layout" svg:width="0.353cm" svg:height="0.415cm" svg:x="15.893cm" svg:y="6.706cm" svg:viewBox="0 0 354 416" svg:d="M129 193c27 0 96-2 141-20 65-27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9" draw:layer="layout" svg:width="0.344cm" svg:height="0.29cm" svg:x="16.307cm" svg:y="6.45cm" svg:viewBox="0 0 345 291" svg:d="M129 216c-6 21-27 56-60 56-2 0-21 0-36-8 27-8 29-31 29-35 0-15-10-25-25-25-18 0-37 16-37 39 0 33 35 48 67 48 31 0 56-19 72-46 17 34 52 46 77 46 75 0 113-81 113-100 0-8-9-8-11-8-8 0-8 4-10 12-15 44-52 77-90 77-24 0-39-16-39-41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609cm" svg:height="0.61cm" svg:x="17.295cm" svg:y="6.577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9" draw:layer="layout" svg:width="0.357cm" svg:height="0.415cm" svg:x="18.502cm" svg:y="6.706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47" draw:id="id47">
          <svg:title>TexMaths</svg:title>
          <svg:desc>26§display§\smallint a^x\ dx§svg§600§FALSE§</svg:desc>
          <draw:polygon draw:style-name="gr2" draw:text-style-name="P8" draw:layer="layout" svg:width="2.748cm" svg:height="0.767cm" svg:x="7.493cm" svg:y="8.396cm" svg:viewBox="0 0 2749 768" draw:points="1375,768 0,768 0,0 2749,0 2749,768">
            <text:p/>
          </draw:polygon>
          <draw:path draw:style-name="gr3" draw:text-style-name="P9" draw:layer="layout" svg:width="0.382cm" svg:height="0.853cm" svg:x="7.497cm" svg:y="8.354cm" svg:viewBox="0 0 383 854" svg:d="M347 37c-31 3-39 25-39 38 0 23 18 37 37 37s38-12 38-39c0-36-29-73-73-73-77 0-94 100-108 171-25 137-44 254-59 414-4 48-10 100-16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419cm" svg:height="0.416cm" svg:x="8.119cm" svg:y="8.606cm" svg:viewBox="0 0 420 417" svg:d="M306 58c-17-33-44-58-86-58-106 0-220 135-220 269 0 87 50 148 123 148 18 0 64-5 118-69 9 37 40 69 83 69 34 0 54-21 69-50 15-34 27-90 27-92 0-8-8-8-10-8-11 0-11 2-13 16-16 59-33 113-71 113-24 0-27-23-27-42 0-21 3-27 13-69 10-37 10-48 19-81l33-129c6-27 6-27 6-31 0-17-10-25-25-25-23 0-37 21-39 39zM245 298c-4 16-4 16-18 33-40 50-77 65-102 65-46 0-61-50-61-86 0-46 30-160 52-202 27-54 69-87 107-87 60 0 72 75 72 81 0 4-2 10-4 15z">
            <text:p/>
          </draw:path>
          <draw:path draw:style-name="gr3" draw:text-style-name="P9" draw:layer="layout" svg:width="0.344cm" svg:height="0.291cm" svg:x="8.595cm" svg:y="8.35cm" svg:viewBox="0 0 345 292" svg:d="M129 217c-6 20-27 56-60 56-2 0-21 0-36-9 27-8 29-31 29-35 0-15-10-25-25-25-18 0-37 17-37 40 0 33 35 48 67 48 31 0 56-19 72-46 17 33 52 46 77 46 75 0 113-82 113-100 0-9-9-9-11-9-8 0-8 4-10 13-15 43-52 77-90 77-25 0-39-17-39-42 0-16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7cm" svg:x="9.367cm" svg:y="8.375cm" svg:viewBox="0 0 437 648" svg:d="M437 10c0-2 0-10-13-10-12 0-100 8-116 10-6 0-13 5-13 17 0 13 9 13 23 13 44 0 46 6 46 14l-4 19-54 216c-17-33-44-58-86-58-106 0-220 136-220 269 0 87 50 148 123 148 18 0 64-5 118-69 9 37 40 69 83 69 34 0 54-21 69-52 15-32 27-88 27-90 0-10-8-10-10-10-11 0-11 4-13 16-16 61-33 115-71 115-24 0-27-23-27-42 0-23 3-29 7-44zM245 527c-4 17-4 19-18 35-40 50-77 65-102 65-46 0-61-50-61-86 0-45 30-160 52-202 27-54 69-87 107-87 60 0 72 75 72 81 0 4-2 11-4 15z">
            <text:p/>
          </draw:path>
          <draw:path draw:style-name="gr3" draw:text-style-name="P9" draw:layer="layout" svg:width="0.457cm" svg:height="0.416cm" svg:x="9.83cm" svg:y="8.606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2 8-30 100-94 121-123 121-36 0-50-29-50-61 0-21 6-39 17-81z">
            <text:p/>
          </draw:path>
        </draw:g>
        <draw:g xml:id="id48" draw:id="id48">
          <svg:title>TexMaths</svg:title>
          <svg:desc>22§display§\frac{a^x}{\log a} \ + \  c§svg§600§FALSE§</svg:desc>
          <draw:polygon draw:style-name="gr2" draw:text-style-name="P8" draw:layer="layout" svg:width="3.345cm" svg:height="1.656cm" svg:x="15.735cm" svg:y="7.99cm" svg:viewBox="0 0 3346 1657" draw:points="1674,1657 0,1657 0,0 3346,0 3346,1657">
            <text:p/>
          </draw:polygon>
          <draw:path draw:style-name="gr3" draw:text-style-name="P9" draw:layer="layout" svg:width="0.354cm" svg:height="0.351cm" svg:x="16.095cm" svg:y="8.129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9" draw:layer="layout" svg:width="0.291cm" svg:height="0.245cm" svg:x="16.5cm" svg:y="7.951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537cm" svg:height="0.032cm" svg:x="15.696cm" svg:y="8.786cm" svg:viewBox="0 0 1538 33" draw:points="769,33 0,33 0,0 1538,0 1538,33">
            <text:p/>
          </draw:polygon>
          <draw:path draw:style-name="gr3" draw:text-style-name="P9" draw:layer="layout" svg:width="0.173cm" svg:height="0.538cm" svg:x="15.721cm" svg:y="8.98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5.932cm" svg:y="9.17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16.319cm" svg:y="9.17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54cm" svg:height="0.351cm" svg:x="16.854cm" svg:y="9.182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9" draw:layer="layout" svg:width="0.515cm" svg:height="0.517cm" svg:x="17.797cm" svg:y="8.5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8.816cm" svg:y="8.65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50" draw:id="id50">
          <svg:title>TexMaths</svg:title>
          <svg:desc>20§display§\int \frac{1}{x} \ dx§svg§600§FALSE§</svg:desc>
          <draw:polygon draw:style-name="gr2" draw:text-style-name="P8" draw:layer="layout" svg:width="2.292cm" svg:height="1.493cm" svg:x="7.495cm" svg:y="9.886cm" svg:viewBox="0 0 2293 1494" draw:points="1146,1494 0,1494 0,0 2293,0 2293,1494">
            <text:p/>
          </draw:polygon>
          <draw:path draw:style-name="gr3" draw:text-style-name="P9" draw:layer="layout" svg:width="0.625cm" svg:height="1.563cm" svg:x="7.5cm" svg:y="9.85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8.452cm" svg:y="9.86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9" draw:layer="layout" svg:width="0.402cm" svg:height="0.029cm" svg:x="8.364cm" svg:y="10.618cm" svg:viewBox="0 0 403 30" draw:points="202,30 0,30 0,0 403,0 403,30">
            <text:p/>
          </draw:polygon>
          <draw:path draw:style-name="gr3" draw:text-style-name="P9" draw:layer="layout" svg:width="0.351cm" svg:height="0.319cm" svg:x="8.385cm" svg:y="10.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9" draw:layer="layout" svg:width="0.335cm" svg:height="0.497cm" svg:x="9.113cm" svg:y="10.3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9.471cm" svg:y="10.49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51" draw:id="id51">
          <svg:title>TexMaths</svg:title>
          <svg:desc>26§display§\log x \ + \  c§svg§600§FALSE§</svg:desc>
          <draw:polygon draw:style-name="gr2" draw:text-style-name="P8" draw:layer="layout" svg:width="3.882cm" svg:height="0.732cm" svg:x="15.711cm" svg:y="10.297cm" svg:viewBox="0 0 3883 733" draw:points="1942,733 0,733 0,0 3883,0 3883,733">
            <text:p/>
          </draw:polygon>
          <draw:path draw:style-name="gr3" draw:text-style-name="P9" draw:layer="layout" svg:width="0.205cm" svg:height="0.636cm" svg:x="15.694cm" svg:y="10.251cm" svg:viewBox="0 0 206 637" svg:d="M133 0l-133 10v30c64 0 73 6 73 50v477c0 41-11 41-73 41v29c31-2 79-2 102-2s69 0 104 2v-29c-63 0-73 0-73-41z">
            <text:p/>
          </draw:path>
          <draw:path draw:style-name="gr3" draw:text-style-name="P9" draw:layer="layout" svg:width="0.407cm" svg:height="0.422cm" svg:x="15.944cm" svg:y="10.476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419cm" svg:height="0.605cm" svg:x="16.401cm" svg:y="10.472cm" svg:viewBox="0 0 420 606" svg:d="M179 258c-81 0-81-91-81-112 0-25 2-54 14-77 9-13 29-38 67-38 79 0 79 92 79 113 0 25 0 54-15 77-8 12-29 37-64 37zM71 294c0-4 0-25 16-44 36 27 73 29 92 29 85 0 147-62 147-133 0-36-14-69-37-90 33-31 67-35 83-35 2 0 6 0 9 0-11 4-15 14-15 25 0 16 12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9" draw:layer="layout" svg:width="0.457cm" svg:height="0.416cm" svg:x="17.023cm" svg:y="10.482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2 8-30 100-94 121-123 121-36 0-50-29-50-61 0-20 6-39 17-81z">
            <text:p/>
          </draw:path>
          <draw:path draw:style-name="gr3" draw:text-style-name="P9" draw:layer="layout" svg:width="0.608cm" svg:height="0.611cm" svg:x="18.077cm" svg:y="10.353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9" draw:layer="layout" svg:width="0.357cm" svg:height="0.416cm" svg:x="19.283cm" svg:y="10.482cm" svg:viewBox="0 0 358 417" svg:d="M326 56c-14 0-27 0-41 15-15 12-17 29-17 35 0 21 17 31 36 31 27 0 52-20 52-58 0-46-44-79-111-79-122 0-245 131-245 260 0 84 54 157 150 157 131 0 208-98 208-109 0-6-7-12-11-12-6 0-8 2-12 10-73 90-173 90-185 90-56 0-81-44-81-100 0-38 18-127 50-184 27-52 79-91 128-91 32 0 67 10 79 35z">
            <text:p/>
          </draw:path>
        </draw:g>
        <draw:g xml:id="id54" draw:id="id54">
          <svg:title>TexMaths</svg:title>
          <svg:desc>20§display§\frac{(ax +b)^{n+1}}{a(n+1)} + c§svg§600§FALSE§</svg:desc>
          <draw:polygon draw:style-name="gr2" draw:text-style-name="P8" draw:layer="layout" svg:width="4.751cm" svg:height="1.645cm" svg:x="15.426cm" svg:y="11.683cm" svg:viewBox="0 0 4752 1646" draw:points="2376,1646 0,1646 0,0 4752,0 4752,1646">
            <text:p/>
          </draw:polygon>
          <draw:path draw:style-name="gr3" draw:text-style-name="P9" draw:layer="layout" svg:width="0.164cm" svg:height="0.703cm" svg:x="15.46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15.692cm" svg:y="11.9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351cm" svg:height="0.319cm" svg:x="16.057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9" draw:layer="layout" svg:width="0.468cm" svg:height="0.469cm" svg:x="16.632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6cm" svg:height="0.496cm" svg:x="17.33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9" draw:layer="layout" svg:width="0.164cm" svg:height="0.703cm" svg:x="17.639cm" svg:y="11.7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9" draw:layer="layout" svg:width="0.301cm" svg:height="0.223cm" svg:x="17.895cm" svg:y="11.7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9" draw:layer="layout" svg:width="0.362cm" svg:height="0.364cm" svg:x="18.253cm" svg:y="11.6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9" draw:layer="layout" svg:width="0.18cm" svg:height="0.327cm" svg:x="18.704cm" svg:y="11.6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9" draw:layer="layout" svg:width="3.575cm" svg:height="0.029cm" svg:x="15.391cm" svg:y="12.515cm" svg:viewBox="0 0 3576 30" draw:points="1789,30 0,30 0,0 3576,0 3576,30">
            <text:p/>
          </draw:polygon>
          <draw:path draw:style-name="gr3" draw:text-style-name="P9" draw:layer="layout" svg:width="0.322cm" svg:height="0.319cm" svg:x="15.932cm" svg:y="12.8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164cm" svg:height="0.703cm" svg:x="16.345cm" svg:y="12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81cm" svg:height="0.319cm" svg:x="16.569cm" svg:y="12.8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9" draw:layer="layout" svg:width="0.468cm" svg:height="0.469cm" svg:x="17.165cm" svg:y="12.7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33cm" svg:height="0.469cm" svg:x="17.892cm" svg:y="12.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9" draw:layer="layout" svg:width="0.164cm" svg:height="0.703cm" svg:x="18.221cm" svg:y="12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9" draw:layer="layout" svg:width="0.468cm" svg:height="0.469cm" svg:x="19.245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74cm" svg:height="0.319cm" svg:x="19.938cm" svg:y="12.3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3" draw:id="id53">
          <svg:title>TexMaths</svg:title>
          <svg:desc>26§display§\smallint ( ax + b )^n dx§svg§600§FALSE§</svg:desc>
          <draw:polygon draw:style-name="gr2" draw:text-style-name="P8" draw:layer="layout" svg:width="5.072cm" svg:height="0.823cm" svg:x="7.392cm" svg:y="12.092cm" svg:viewBox="0 0 5073 824" draw:points="2536,824 0,824 0,0 5073,0 5073,824">
            <text:p/>
          </draw:polygon>
          <draw:path draw:style-name="gr3" draw:text-style-name="P9" draw:layer="layout" svg:width="0.382cm" svg:height="0.852cm" svg:x="7.396cm" svg:y="12.0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213cm" svg:height="0.914cm" svg:x="7.918cm" svg:y="12.0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419cm" svg:height="0.415cm" svg:x="8.22cm" svg:y="12.3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8.694cm" svg:y="12.3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9" draw:layer="layout" svg:width="0.608cm" svg:height="0.61cm" svg:x="9.443cm" svg:y="12.1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35cm" svg:y="12.0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9" draw:layer="layout" svg:width="0.213cm" svg:height="0.914cm" svg:x="10.751cm" svg:y="12.0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92cm" svg:height="0.29cm" svg:x="11.084cm" svg:y="12.0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6cm" svg:x="11.587cm" svg:y="12.0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9" draw:layer="layout" svg:width="0.457cm" svg:height="0.415cm" svg:x="12.053cm" svg:y="12.3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56" draw:id="id56">
          <svg:title>TexMaths</svg:title>
          <svg:desc>20§display§\int \frac{1}{ \sqrt{ax + b} } dx§svg§600§FALSE§</svg:desc>
          <draw:polygon draw:style-name="gr2" draw:text-style-name="P8" draw:layer="layout" svg:width="4.176cm" svg:height="1.541cm" svg:x="7.693cm" svg:y="13.583cm" svg:viewBox="0 0 4177 1542" draw:points="2088,1542 0,1542 0,0 4177,0 4177,1542">
            <text:p/>
          </draw:polygon>
          <draw:path draw:style-name="gr3" draw:text-style-name="P9" draw:layer="layout" svg:width="0.625cm" svg:height="1.563cm" svg:x="7.698cm" svg:y="13.548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9.709cm" svg:y="13.5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9" draw:layer="layout" svg:width="2.521cm" svg:height="0.029cm" svg:x="8.562cm" svg:y="14.315cm" svg:viewBox="0 0 2522 30" draw:points="1261,30 0,30 0,0 2522,0 2522,30">
            <text:p/>
          </draw:polygon>
          <draw:path draw:style-name="gr3" draw:text-style-name="P9" draw:layer="layout" svg:width="0.55cm" svg:height="0.703cm" svg:x="8.613cm" svg:y="14.456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9" draw:layer="layout" svg:width="1.935cm" svg:height="0.029cm" svg:x="9.148cm" svg:y="14.456cm" svg:viewBox="0 0 1936 30" draw:points="968,30 0,30 0,0 1936,0 1936,30">
            <text:p/>
          </draw:polygon>
          <draw:path draw:style-name="gr3" draw:text-style-name="P9" draw:layer="layout" svg:width="0.322cm" svg:height="0.319cm" svg:x="9.176cm" svg:y="14.74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351cm" svg:height="0.319cm" svg:x="9.54cm" svg:y="14.74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9" draw:layer="layout" svg:width="0.468cm" svg:height="0.47cm" svg:x="10.117cm" svg:y="14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6cm" svg:height="0.497cm" svg:x="10.814cm" svg:y="14.566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9" draw:layer="layout" svg:width="0.335cm" svg:height="0.497cm" svg:x="11.194cm" svg:y="14.017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9" draw:layer="layout" svg:width="0.351cm" svg:height="0.319cm" svg:x="11.553cm" svg:y="14.1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57" draw:id="id57">
          <svg:title>TexMaths</svg:title>
          <svg:desc>20§display§\frac{2\sqrt{ax + b}}{a} + c§svg§600§FALSE§</svg:desc>
          <draw:polygon draw:style-name="gr2" draw:text-style-name="P8" draw:layer="layout" svg:width="4.047cm" svg:height="1.493cm" svg:x="15.427cm" svg:y="13.584cm" svg:viewBox="0 0 4048 1494" draw:points="2024,1494 0,1494 0,0 4048,0 4048,1494">
            <text:p/>
          </draw:polygon>
          <draw:path draw:style-name="gr3" draw:text-style-name="P9" draw:layer="layout" svg:width="0.281cm" svg:height="0.469cm" svg:x="15.427cm" svg:y="13.679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9" draw:layer="layout" svg:width="0.549cm" svg:height="0.703cm" svg:x="15.795cm" svg:y="13.549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9" draw:layer="layout" svg:width="1.935cm" svg:height="0.029cm" svg:x="16.33cm" svg:y="13.549cm" svg:viewBox="0 0 1936 30" draw:points="968,30 0,30 0,0 1936,0 1936,30">
            <text:p/>
          </draw:polygon>
          <draw:path draw:style-name="gr3" draw:text-style-name="P9" draw:layer="layout" svg:width="0.322cm" svg:height="0.319cm" svg:x="16.357cm" svg:y="13.835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351cm" svg:height="0.319cm" svg:x="16.721cm" svg:y="13.83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9" draw:layer="layout" svg:width="0.468cm" svg:height="0.469cm" svg:x="17.297cm" svg:y="13.738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6cm" svg:height="0.496cm" svg:x="17.995cm" svg:y="13.659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9" draw:layer="layout" svg:width="2.872cm" svg:height="0.029cm" svg:x="15.392cm" svg:y="14.432cm" svg:viewBox="0 0 2873 30" draw:points="1437,30 0,30 0,0 2873,0 2873,30">
            <text:p/>
          </draw:polygon>
          <draw:path draw:style-name="gr3" draw:text-style-name="P9" draw:layer="layout" svg:width="0.322cm" svg:height="0.319cm" svg:x="16.67cm" svg:y="14.79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468cm" svg:height="0.469cm" svg:x="18.544cm" svg:y="14.213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74cm" svg:height="0.319cm" svg:x="19.235cm" svg:y="14.31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5" smil:attributeName="visibility" smil:to="visible"/>
                  <anim:animate smil:begin="0s" smil:dur="0.5s" smil:fill="hold" smil:decelerate="0.5" smil:targetElement="id35" smil:attributeName="rotate" smil:values="-90;0" smil:keyTimes="0;1"/>
                  <anim:animate smil:begin="0s" smil:dur="0.5s" smil:fill="hold" smil:decelerate="0.5" smil:targetElement="id35" smil:attributeName="width" smil:values="width;width*.05" smil:keyTimes="0;1"/>
                  <anim:animate smil:begin="0.5s" smil:dur="0.5s" smil:fill="hold" smil:accelerate="0.5" smil:targetElement="id35" smil:attributeName="width" smil:values="width*.05;width" smil:keyTimes="0;1"/>
                  <anim:animate smil:dur="1s" smil:fill="hold" smil:targetElement="id35" smil:attributeName="height" smil:values="height;height" smil:keyTimes="0;1"/>
                  <anim:animate smil:begin="0s" smil:dur="0.5s" smil:fill="hold" smil:decelerate="0.5" smil:targetElement="id35" smil:attributeName="x" smil:values="x+.4;x" smil:keyTimes="0;1"/>
                  <anim:animate smil:begin="0s" smil:dur="0.5s" smil:fill="hold" smil:decelerate="0.5" smil:targetElement="id35" smil:attributeName="y" smil:values="y-.2;y+.1" smil:keyTimes="0;1"/>
                  <anim:animate smil:begin="0.5s" smil:dur="0.5s" smil:fill="hold" smil:accelerate="0.5" smil:targetElement="id35" smil:attributeName="y" smil:values="y+.1;y" smil:keyTimes="0;1"/>
                  <anim:transitionFilter smil:begin="0s" smil:dur="1s" smil:decelerate="0.5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59" draw:id="id59" draw:layer="layout" svg:width="21.323cm" svg:height="13.199cm" svg:x="4cm" svg:y="1.9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58" draw:id="id58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60" draw:id="id60">
          <svg:title>TexMaths</svg:title>
          <svg:desc>28§display§15§svg§600§FALSE§</svg:desc>
          <draw:polygon draw:style-name="gr2" draw:text-style-name="P8" draw:layer="layout" svg:width="0.838cm" svg:height="0.579cm" svg:x="4.491cm" svg:y="2.695cm" svg:viewBox="0 0 839 580" draw:points="419,580 0,580 0,0 839,0 839,580">
            <text:p/>
          </draw:polygon>
          <draw:path draw:style-name="gr3" draw:text-style-name="P9" draw:layer="layout" svg:width="0.326cm" svg:height="0.657cm" svg:x="4.529cm" svg:y="2.646cm" svg:viewBox="0 0 327 658" svg:d="M204 25c0-23 0-25-22-25-63 63-151 63-182 63v31c20 0 78 0 130-27v513c0 35-2 47-92 47h-31v31c33-5 121-5 159-5 40 0 126 0 161 5v-31h-31c-90 0-92-12-92-47z">
            <text:p/>
          </draw:path>
          <draw:path draw:style-name="gr3" draw:text-style-name="P9" draw:layer="layout" svg:width="0.394cm" svg:height="0.677cm" svg:x="4.984cm" svg:y="2.6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63" draw:id="id63">
          <svg:title>TexMaths</svg:title>
          <svg:desc>28§display§16§svg§600§FALSE§</svg:desc>
          <draw:polygon draw:style-name="gr2" draw:text-style-name="P8" draw:layer="layout" svg:width="0.843cm" svg:height="0.579cm" svg:x="4.492cm" svg:y="4.695cm" svg:viewBox="0 0 844 580" draw:points="423,580 0,580 0,0 844,0 844,580">
            <text:p/>
          </draw:polygon>
          <draw:path draw:style-name="gr3" draw:text-style-name="P9" draw:layer="layout" svg:width="0.326cm" svg:height="0.657cm" svg:x="4.53cm" svg:y="4.646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4.975cm" svg:y="4.6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66" draw:id="id66">
          <svg:title>TexMaths</svg:title>
          <svg:desc>28§display§17§svg§600§FALSE§</svg:desc>
          <draw:polygon draw:style-name="gr2" draw:text-style-name="P8" draw:layer="layout" svg:width="0.873cm" svg:height="0.59cm" svg:x="4.494cm" svg:y="6.596cm" svg:viewBox="0 0 874 591" draw:points="437,591 0,591 0,0 874,0 874,591">
            <text:p/>
          </draw:polygon>
          <draw:path draw:style-name="gr3" draw:text-style-name="P9" draw:layer="layout" svg:width="0.326cm" svg:height="0.657cm" svg:x="4.532cm" svg:y="6.556cm" svg:viewBox="0 0 327 658" svg:d="M204 25c0-23 0-25-22-25-63 63-151 63-182 63v31c20 0 78 0 130-27v512c0 36-2 47-92 47h-31v32c33-5 121-5 159-5 40 0 125 0 161 5v-32h-31c-90 0-92-11-92-47z">
            <text:p/>
          </draw:path>
          <draw:path draw:style-name="gr3" draw:text-style-name="P9" draw:layer="layout" svg:width="0.423cm" svg:height="0.688cm" svg:x="4.991cm" svg:y="6.5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69" draw:id="id69">
          <svg:title>TexMaths</svg:title>
          <svg:desc>28§display§18§svg§600§FALSE§</svg:desc>
          <draw:polygon draw:style-name="gr2" draw:text-style-name="P8" draw:layer="layout" svg:width="0.843cm" svg:height="0.579cm" svg:x="4.595cm" svg:y="8.396cm" svg:viewBox="0 0 844 580" draw:points="423,580 0,580 0,0 844,0 844,580">
            <text:p/>
          </draw:polygon>
          <draw:path draw:style-name="gr3" draw:text-style-name="P9" draw:layer="layout" svg:width="0.326cm" svg:height="0.657cm" svg:x="4.633cm" svg:y="8.3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078cm" svg:y="8.347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72" draw:id="id72">
          <svg:title>TexMaths</svg:title>
          <svg:desc>28§display§19§svg§600§FALSE§</svg:desc>
          <draw:polygon draw:style-name="gr2" draw:text-style-name="P8" draw:layer="layout" svg:width="0.843cm" svg:height="0.579cm" svg:x="4.596cm" svg:y="10.296cm" svg:viewBox="0 0 844 580" draw:points="423,580 0,580 0,0 844,0 844,580">
            <text:p/>
          </draw:polygon>
          <draw:path draw:style-name="gr3" draw:text-style-name="P9" draw:layer="layout" svg:width="0.326cm" svg:height="0.657cm" svg:x="4.634cm" svg:y="10.2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079cm" svg:y="10.247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75" draw:id="id75">
          <svg:title>TexMaths</svg:title>
          <svg:desc>28§display§20§svg§600§FALSE§</svg:desc>
          <draw:polygon draw:style-name="gr2" draw:text-style-name="P8" draw:layer="layout" svg:width="0.849cm" svg:height="0.579cm" svg:x="4.595cm" svg:y="12.096cm" svg:viewBox="0 0 850 580" draw:points="424,580 0,580 0,0 850,0 850,580">
            <text:p/>
          </draw:polygon>
          <draw:path draw:style-name="gr3" draw:text-style-name="P9" draw:layer="layout" svg:width="0.394cm" svg:height="0.657cm" svg:x="4.595cm" svg:y="12.047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  <draw:path draw:style-name="gr3" draw:text-style-name="P9" draw:layer="layout" svg:width="0.416cm" svg:height="0.677cm" svg:x="5.077cm" svg:y="12.0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78" draw:id="id78">
          <svg:title>TexMaths</svg:title>
          <svg:desc>28§display§21§svg§600§FALSE§</svg:desc>
          <draw:polygon draw:style-name="gr2" draw:text-style-name="P8" draw:layer="layout" svg:width="0.807cm" svg:height="0.556cm" svg:x="4.595cm" svg:y="13.998cm" svg:viewBox="0 0 808 557" draw:points="403,557 0,557 0,0 808,0 808,557">
            <text:p/>
          </draw:polygon>
          <draw:path draw:style-name="gr3" draw:text-style-name="P9" draw:layer="layout" svg:width="0.393cm" svg:height="0.657cm" svg:x="4.595cm" svg:y="13.949cm" svg:viewBox="0 0 394 658" svg:d="M76 582l105-103c155-137 213-188 213-287 0-114-87-192-208-192-112 0-186 92-186 179 0 54 49 54 51 54 18 0 52-11 52-52 0-24-18-51-52-51-8 0-8 0-13 2 22-65 76-101 134-101 90 0 132 79 132 161 0 79-49 157-103 218l-190 210c-11 11-11 13-11 38h367l27-172h-25c-4 29-11 74-20 87-9 9-74 9-94 9z">
            <text:p/>
          </draw:path>
          <draw:path draw:style-name="gr3" draw:text-style-name="P9" draw:layer="layout" svg:width="0.326cm" svg:height="0.657cm" svg:x="5.125cm" svg:y="13.949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77" draw:id="id77">
          <svg:title>TexMaths</svg:title>
          <svg:desc>20§display§- \frac{\text {cosec}(ax +b) }{a}\ + \ c§svg§600§FALSE§</svg:desc>
          <draw:polygon draw:style-name="gr2" draw:text-style-name="P8" draw:layer="layout" svg:width="6.322cm" svg:height="1.423cm" svg:x="18.191cm" svg:y="11.784cm" svg:viewBox="0 0 6323 1424" draw:points="3161,1424 0,1424 0,0 6323,0 6323,1424">
            <text:p/>
          </draw:polygon>
          <draw:path draw:style-name="gr3" draw:text-style-name="P9" draw:layer="layout" svg:width="0.429cm" svg:height="0.029cm" svg:x="18.213cm" svg:y="12.562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8.81cm" svg:y="11.9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119cm" svg:y="11.9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31cm" svg:height="0.324cm" svg:x="19.474cm" svg:y="11.96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273cm" svg:height="0.324cm" svg:x="19.748cm" svg:y="11.96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9" draw:layer="layout" svg:width="0.268cm" svg:height="0.324cm" svg:x="20.064cm" svg:y="11.96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164cm" svg:height="0.703cm" svg:x="20.423cm" svg:y="11.7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55cm" svg:y="11.9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351cm" svg:height="0.319cm" svg:x="21.018cm" svg:y="11.96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596cm" svg:y="11.8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92cm" svg:y="11.78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cm" svg:y="11.7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4.047cm" svg:height="0.029cm" svg:x="18.786cm" svg:y="12.562cm" svg:viewBox="0 0 4048 30" draw:points="2024,30 0,30 0,0 4048,0 4048,30">
            <text:p/>
          </draw:polygon>
          <draw:path draw:style-name="gr3" draw:text-style-name="P9" draw:layer="layout" svg:width="0.322cm" svg:height="0.319cm" svg:x="20.652cm" svg:y="12.92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47cm" svg:y="12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74cm" svg:y="12.4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6" draw:id="id76">
          <svg:title>TexMaths</svg:title>
          <svg:desc>24§display§\smallint \text {cosec}( ax + b ) \cot (ax + b) \ dx§svg§600§FALSE§</svg:desc>
          <draw:polygon draw:style-name="gr2" draw:text-style-name="P8" draw:layer="layout" svg:width="10.765cm" svg:height="0.76cm" svg:x="6.194cm" svg:y="12.093cm" svg:viewBox="0 0 10766 761" draw:points="5384,761 0,761 0,0 10766,0 10766,761">
            <text:p/>
          </draw:polygon>
          <draw:path draw:style-name="gr3" draw:text-style-name="P9" draw:layer="layout" svg:width="0.352cm" svg:height="0.786cm" svg:x="6.198cm" svg:y="12.0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322cm" svg:height="0.389cm" svg:x="6.766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137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7.563cm" svg:y="12.3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891cm" svg:y="12.306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9" draw:layer="layout" svg:width="0.322cm" svg:height="0.389cm" svg:x="8.27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197cm" svg:height="0.844cm" svg:x="8.7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8.978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421cm" svg:height="0.383cm" svg:x="9.416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564cm" svg:x="10.107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944cm" svg:y="12.099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1.315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22cm" svg:height="0.389cm" svg:x="11.762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133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2.548cm" svg:y="12.16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97cm" svg:height="0.844cm" svg:x="12.943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3.221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421cm" svg:height="0.383cm" svg:x="13.657cm" svg:y="12.3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4.35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5.186cm" svg:y="12.099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5.556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6.151cm" svg:y="12.09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16.582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70" draw:id="id70">
          <svg:title>TexMaths</svg:title>
          <svg:desc>26§display§\smallint \text {cosec}^2 (ax + b)\ dx§svg§600§FALSE§</svg:desc>
          <draw:polygon draw:style-name="gr2" draw:text-style-name="P8" draw:layer="layout" svg:width="7.477cm" svg:height="0.939cm" svg:x="6.293cm" svg:y="8.198cm" svg:viewBox="0 0 7478 940" draw:points="3738,940 0,940 0,0 7478,0 7478,940">
            <text:p/>
          </draw:polygon>
          <draw:path draw:style-name="gr3" draw:text-style-name="P9" draw:layer="layout" svg:width="0.382cm" svg:height="0.852cm" svg:x="6.297cm" svg:y="8.3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6.913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7.314cm" svg:y="8.5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7.776cm" svg:y="8.5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32cm" svg:y="8.545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9" draw:layer="layout" svg:width="0.348cm" svg:height="0.421cm" svg:x="8.542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84cm" svg:height="0.426cm" svg:x="8.958cm" svg:y="8.1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213cm" svg:height="0.914cm" svg:x="9.417cm" svg:y="8.2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9.719cm" svg:y="8.549cm" svg:viewBox="0 0 420 416" svg:d="M306 58c-17-33-44-58-86-58-106 0-220 135-220 268 0 88 50 148 123 148 18 0 64-4 118-69 9 38 40 69 84 69 33 0 54-21 68-50 15-33 27-89 27-91 0-9-8-9-10-9-11 0-11 2-13 17-16 58-33 112-70 112-25 0-27-23-27-41 0-21 2-27 12-69 10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9" draw:layer="layout" svg:width="0.457cm" svg:height="0.415cm" svg:x="10.193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9" draw:layer="layout" svg:width="0.608cm" svg:height="0.611cm" svg:x="10.942cm" svg:y="8.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1.849cm" svg:y="8.3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9" draw:layer="layout" svg:width="0.213cm" svg:height="0.914cm" svg:x="12.251cm" svg:y="8.2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436cm" svg:height="0.646cm" svg:x="12.893cm" svg:y="8.321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3.359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</draw:g>
        <draw:g xml:id="id71" draw:id="id71">
          <svg:title>TexMaths</svg:title>
          <svg:desc>20§display§- \frac{ \cot (ax + b)}{a}\ + \ c§svg§600§FALSE§</svg:desc>
          <draw:polygon draw:style-name="gr2" draw:text-style-name="P8" draw:layer="layout" svg:width="5.694cm" svg:height="1.423cm" svg:x="18.794cm" svg:y="8.083cm" svg:viewBox="0 0 5695 1424" draw:points="2848,1424 0,1424 0,0 5695,0 5695,1424">
            <text:p/>
          </draw:polygon>
          <draw:path draw:style-name="gr3" draw:text-style-name="P9" draw:layer="layout" svg:width="0.429cm" svg:height="0.029cm" svg:x="18.816cm" svg:y="8.861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9.413cm" svg:y="8.2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722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21cm" svg:height="0.44cm" svg:x="20.068cm" svg:y="8.1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9" draw:layer="layout" svg:width="0.164cm" svg:height="0.703cm" svg:x="20.397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29cm" svg:y="8.2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351cm" svg:height="0.319cm" svg:x="20.993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57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66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575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18cm" svg:height="0.029cm" svg:x="19.389cm" svg:y="8.861cm" svg:viewBox="0 0 3419 30" draw:points="1711,30 0,30 0,0 3419,0 3419,30">
            <text:p/>
          </draw:polygon>
          <draw:path draw:style-name="gr3" draw:text-style-name="P9" draw:layer="layout" svg:width="0.322cm" svg:height="0.319cm" svg:x="20.941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322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49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6§display§\smallint \sec (ax + b) \tan (ax + b) \ dx§svg§600§FALSE§</svg:desc>
          <draw:polygon draw:style-name="gr2" draw:text-style-name="P8" draw:layer="layout" svg:width="10.9cm" svg:height="0.823cm" svg:x="6.294cm" svg:y="10.201cm" svg:viewBox="0 0 10901 824" draw:points="5452,824 0,824 0,0 10901,0 10901,824">
            <text:p/>
          </draw:polygon>
          <draw:path draw:style-name="gr3" draw:text-style-name="P9" draw:layer="layout" svg:width="0.382cm" svg:height="0.852cm" svg:x="6.298cm" svg:y="10.18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01cm" svg:height="0.421cm" svg:x="6.914cm" svg:y="10.43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7.27cm" svg:y="10.43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7.681cm" svg:y="10.43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13cm" svg:height="0.914cm" svg:x="8.145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8.447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457cm" svg:height="0.415cm" svg:x="8.921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608cm" svg:height="0.61cm" svg:x="9.67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577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0.978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286cm" svg:height="0.573cm" svg:x="11.45cm" svg:y="10.27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11.827cm" svg:y="10.43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274cm" svg:y="10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2.844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13.145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457cm" svg:height="0.415cm" svg:x="13.618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608cm" svg:height="0.61cm" svg:x="14.368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5.273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5.675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6.319cm" svg:y="10.2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9" draw:layer="layout" svg:width="0.457cm" svg:height="0.415cm" svg:x="16.785cm" svg:y="10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</draw:g>
        <draw:g xml:id="id74" draw:id="id74">
          <svg:title>TexMaths</svg:title>
          <svg:desc>20§display§\frac{ \sec (ax + b) }{a}\ + \ c§svg§600§FALSE§</svg:desc>
          <draw:polygon draw:style-name="gr2" draw:text-style-name="P8" draw:layer="layout" svg:width="5.029cm" svg:height="1.423cm" svg:x="19.529cm" svg:y="9.983cm" svg:viewBox="0 0 5030 1424" draw:points="2514,1424 0,1424 0,0 5030,0 5030,1424">
            <text:p/>
          </draw:polygon>
          <draw:path draw:style-name="gr3" draw:text-style-name="P9" draw:layer="layout" svg:width="0.231cm" svg:height="0.324cm" svg:x="19.516cm" svg:y="10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273cm" svg:height="0.324cm" svg:x="19.792cm" svg:y="10.1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9" draw:layer="layout" svg:width="0.268cm" svg:height="0.324cm" svg:x="20.107cm" svg:y="10.1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164cm" svg:height="0.703cm" svg:x="20.465cm" svg:y="9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97cm" svg:y="10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62cm" svg:y="10.1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638cm" svg:y="10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36cm" svg:y="9.9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45cm" svg:y="9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84cm" svg:height="0.029cm" svg:x="19.494cm" svg:y="10.761cm" svg:viewBox="0 0 3385 30" draw:points="1693,30 0,30 0,0 3385,0 3385,30">
            <text:p/>
          </draw:polygon>
          <draw:path draw:style-name="gr3" draw:text-style-name="P9" draw:layer="layout" svg:width="0.322cm" svg:height="0.319cm" svg:x="21.029cm" svg:y="11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92cm" svg:y="10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19cm" svg:y="10.6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67" draw:id="id67">
          <svg:title>TexMaths</svg:title>
          <svg:desc>26§display§\smallint \sec^2 (ax + b)\ dx§svg§600§FALSE§</svg:desc>
          <draw:polygon draw:style-name="gr2" draw:text-style-name="P8" draw:layer="layout" svg:width="6.614cm" svg:height="0.939cm" svg:x="6.293cm" svg:y="6.398cm" svg:viewBox="0 0 6615 940" draw:points="3308,940 0,940 0,0 6615,0 6615,940">
            <text:p/>
          </draw:polygon>
          <draw:path draw:style-name="gr3" draw:text-style-name="P9" draw:layer="layout" svg:width="0.382cm" svg:height="0.852cm" svg:x="6.297cm" svg:y="6.5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6.913cm" svg:y="6.7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7.269cm" svg:y="6.74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7.681cm" svg:y="6.7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84cm" svg:height="0.426cm" svg:x="8.095cm" svg:y="6.3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213cm" svg:height="0.914cm" svg:x="8.554cm" svg:y="6.4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8.856cm" svg:y="6.749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9" draw:layer="layout" svg:width="0.457cm" svg:height="0.415cm" svg:x="9.33cm" svg:y="6.7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9" draw:layer="layout" svg:width="0.609cm" svg:height="0.611cm" svg:x="10.079cm" svg:y="6.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0.986cm" svg:y="6.5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9" draw:layer="layout" svg:width="0.213cm" svg:height="0.914cm" svg:x="11.388cm" svg:y="6.4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436cm" svg:height="0.646cm" svg:x="12.03cm" svg:y="6.521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12.496cm" svg:y="6.74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g xml:id="id68" draw:id="id68">
          <svg:title>TexMaths</svg:title>
          <svg:desc>20§display§ \frac{\tan (ax + b)}{a}\ +\ c§svg§600§FALSE§</svg:desc>
          <draw:polygon draw:style-name="gr2" draw:text-style-name="P8" draw:layer="layout" svg:width="5.139cm" svg:height="1.423cm" svg:x="19.428cm" svg:y="6.184cm" svg:viewBox="0 0 5140 1424" draw:points="2571,1424 0,1424 0,0 5140,0 5140,1424">
            <text:p/>
          </draw:polygon>
          <draw:path draw:style-name="gr3" draw:text-style-name="P9" draw:layer="layout" svg:width="0.221cm" svg:height="0.44cm" svg:x="19.406cm" svg:y="6.243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9" draw:layer="layout" svg:width="0.317cm" svg:height="0.324cm" svg:x="19.695cm" svg:y="6.3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9" draw:layer="layout" svg:width="0.354cm" svg:height="0.311cm" svg:x="20.041cm" svg:y="6.36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9" draw:layer="layout" svg:width="0.164cm" svg:height="0.703cm" svg:x="20.478cm" svg:y="6.1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71cm" svg:y="6.3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73cm" svg:y="6.3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9" draw:layer="layout" svg:width="0.468cm" svg:height="0.469cm" svg:x="21.65cm" svg:y="6.2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46cm" svg:y="6.189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9" draw:layer="layout" svg:width="0.164cm" svg:height="0.703cm" svg:x="22.655cm" svg:y="6.1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96cm" svg:height="0.029cm" svg:x="19.393cm" svg:y="6.962cm" svg:viewBox="0 0 3497 30" draw:points="1749,30 0,30 0,0 3497,0 3497,30">
            <text:p/>
          </draw:polygon>
          <draw:path draw:style-name="gr3" draw:text-style-name="P9" draw:layer="layout" svg:width="0.322cm" svg:height="0.319cm" svg:x="20.983cm" svg:y="7.32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402cm" svg:y="6.7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3cm" svg:y="6.842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64" draw:id="id64">
          <svg:title>TexMaths</svg:title>
          <svg:desc>26§display§\smallint \cos (ax + b)\ dx§svg§600§FALSE§</svg:desc>
          <draw:polygon draw:style-name="gr2" draw:text-style-name="P8" draw:layer="layout" svg:width="6.253cm" svg:height="0.822cm" svg:x="6.292cm" svg:y="4.697cm" svg:viewBox="0 0 6254 823" draw:points="3128,823 0,823 0,0 6254,0 6254,823">
            <text:p/>
          </draw:polygon>
          <draw:path draw:style-name="gr3" draw:text-style-name="P9" draw:layer="layout" svg:width="0.382cm" svg:height="0.852cm" svg:x="6.296cm" svg:y="4.68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48cm" svg:height="0.421cm" svg:x="6.912cm" svg:y="4.92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7.313cm" svg:y="4.92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7.775cm" svg:y="4.92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8.195cm" svg:y="4.6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8.497cm" svg:y="4.932cm" svg:viewBox="0 0 420 416" svg:d="M306 58c-17-33-44-58-86-58-106 0-220 135-220 268 0 88 50 148 123 148 18 0 64-4 118-69 9 38 40 69 83 69 34 0 55-21 69-50 15-33 27-89 27-91 0-9-8-9-10-9-11 0-11 2-13 17-16 58-33 112-70 112-25 0-27-23-27-41 0-21 2-28 12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9" draw:layer="layout" svg:width="0.457cm" svg:height="0.415cm" svg:x="8.969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9.72cm" svg:y="4.8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624cm" svg:y="4.703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1.026cm" svg:y="4.6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1.671cm" svg:y="4.7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136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</draw:g>
        <draw:g xml:id="id65" draw:id="id65">
          <svg:title>TexMaths</svg:title>
          <svg:desc>20§display§ \frac{\sin (ax + b)}{a}\ + \ c§svg§600§FALSE§</svg:desc>
          <draw:polygon draw:style-name="gr2" draw:text-style-name="P8" draw:layer="layout" svg:width="4.989cm" svg:height="1.423cm" svg:x="19.528cm" svg:y="4.283cm" svg:viewBox="0 0 4990 1424" draw:points="2495,1424 0,1424 0,0 4990,0 4990,1424">
            <text:p/>
          </draw:polygon>
          <draw:path draw:style-name="gr3" draw:text-style-name="P9" draw:layer="layout" svg:width="0.231cm" svg:height="0.324cm" svg:x="19.515cm" svg:y="4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151cm" svg:height="0.471cm" svg:x="19.794cm" svg:y="4.3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9" draw:layer="layout" svg:width="0.354cm" svg:height="0.311cm" svg:x="19.987cm" svg:y="4.4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9" draw:layer="layout" svg:width="0.164cm" svg:height="0.703cm" svg:x="20.426cm" svg:y="4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58cm" svg:y="4.4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21cm" svg:y="4.4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9" draw:layer="layout" svg:width="0.468cm" svg:height="0.469cm" svg:x="21.599cm" svg:y="4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95cm" svg:y="4.2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04cm" svg:y="4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45cm" svg:height="0.029cm" svg:x="19.493cm" svg:y="5.061cm" svg:viewBox="0 0 3346 30" draw:points="1672,30 0,30 0,0 3346,0 3346,30">
            <text:p/>
          </draw:polygon>
          <draw:path draw:style-name="gr3" draw:text-style-name="P9" draw:layer="layout" svg:width="0.322cm" svg:height="0.319cm" svg:x="21.007cm" svg:y="5.4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51cm" svg:y="4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78cm" svg:y="4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1" draw:id="id61">
          <svg:title>TexMaths</svg:title>
          <svg:desc>26§display§\smallint \sin (ax + b)\ dx§svg§600§FALSE§</svg:desc>
          <draw:polygon draw:style-name="gr2" draw:text-style-name="P8" draw:layer="layout" svg:width="6.154cm" svg:height="0.823cm" svg:x="6.293cm" svg:y="2.495cm" svg:viewBox="0 0 6155 824" draw:points="3077,824 0,824 0,0 6155,0 6155,824">
            <text:p/>
          </draw:polygon>
          <draw:path draw:style-name="gr3" draw:text-style-name="P9" draw:layer="layout" svg:width="0.382cm" svg:height="0.852cm" svg:x="6.297cm" svg:y="2.48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01cm" svg:height="0.421cm" svg:x="6.913cm" svg:y="2.72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2cm" svg:x="7.273cm" svg:y="2.5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524cm" svg:y="2.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8.094cm" svg:y="2.44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419cm" svg:height="0.415cm" svg:x="8.396cm" svg:y="2.73cm" svg:viewBox="0 0 420 416" svg:d="M306 58c-17-33-44-58-86-58-106 0-220 135-220 268 0 88 50 148 123 148 18 0 64-4 118-69 9 38 40 69 84 69 33 0 54-21 68-50 15-33 27-89 27-92 0-8-8-8-10-8-11 0-11 2-13 17-16 58-33 112-70 112-25 0-27-23-27-41 0-21 2-28 12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9" draw:layer="layout" svg:width="0.457cm" svg:height="0.415cm" svg:x="8.868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4 121-123 121-35 0-50-29-50-60 0-21 6-40 17-81z">
            <text:p/>
          </draw:path>
          <draw:path draw:style-name="gr3" draw:text-style-name="P9" draw:layer="layout" svg:width="0.608cm" svg:height="0.61cm" svg:x="9.619cm" svg:y="2.60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38cm" svg:height="0.646cm" svg:x="10.524cm" svg:y="2.501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9" draw:layer="layout" svg:width="0.213cm" svg:height="0.914cm" svg:x="10.926cm" svg:y="2.4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1.57cm" svg:y="2.501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036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62" draw:id="id62">
          <svg:title>TexMaths</svg:title>
          <svg:desc>20§display§- \frac{\cos (ax + b)}{a}\ + \ c§svg§600§FALSE§</svg:desc>
          <draw:polygon draw:style-name="gr2" draw:text-style-name="P8" draw:layer="layout" svg:width="5.696cm" svg:height="1.423cm" svg:x="18.893cm" svg:y="2.283cm" svg:viewBox="0 0 5697 1424" draw:points="2849,1424 0,1424 0,0 5697,0 5697,1424">
            <text:p/>
          </draw:polygon>
          <draw:path draw:style-name="gr3" draw:text-style-name="P9" draw:layer="layout" svg:width="0.429cm" svg:height="0.029cm" svg:x="18.915cm" svg:y="3.061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9.512cm" svg:y="2.4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821cm" svg:y="2.4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31cm" svg:height="0.324cm" svg:x="20.176cm" svg:y="2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164cm" svg:height="0.703cm" svg:x="20.499cm" svg:y="2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731cm" svg:y="2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9" draw:layer="layout" svg:width="0.351cm" svg:height="0.319cm" svg:x="21.094cm" svg:y="2.4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9" draw:layer="layout" svg:width="0.468cm" svg:height="0.469cm" svg:x="21.672cm" svg:y="2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68cm" svg:y="2.2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9" draw:layer="layout" svg:width="0.164cm" svg:height="0.703cm" svg:x="22.677cm" svg:y="2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23cm" svg:height="0.029cm" svg:x="19.488cm" svg:y="3.061cm" svg:viewBox="0 0 3424 30" draw:points="1712,30 0,30 0,0 3424,0 3424,30">
            <text:p/>
          </draw:polygon>
          <draw:path draw:style-name="gr3" draw:text-style-name="P9" draw:layer="layout" svg:width="0.322cm" svg:height="0.319cm" svg:x="21.042cm" svg:y="3.4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425cm" svg:y="2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52cm" svg:y="2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6§display§\smallint e^{ax + b}\ dx§svg§600§FALSE§</svg:desc>
          <draw:polygon draw:style-name="gr2" draw:text-style-name="P8" draw:layer="layout" svg:width="3.97cm" svg:height="0.929cm" svg:x="6.194cm" svg:y="13.798cm" svg:viewBox="0 0 3971 930" draw:points="1987,930 0,930 0,0 3971,0 3971,930">
            <text:p/>
          </draw:polygon>
          <draw:path draw:style-name="gr3" draw:text-style-name="P9" draw:layer="layout" svg:width="0.382cm" svg:height="0.852cm" svg:x="6.198cm" svg:y="13.918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6.824cm" svg:y="14.1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28cm" svg:height="0.29cm" svg:x="7.247cm" svg:y="13.914cm" svg:viewBox="0 0 329 291" svg:d="M233 37c-15-20-35-37-67-37-83 0-166 92-166 183 0 62 42 108 98 108 33 0 64-21 91-46 13 40 50 46 67 46 23 0 37-14 50-35 14-25 23-61 23-65 0-8-9-8-11-8-8 0-10 4-14 21-9 31-21 68-48 68-17 0-21-14-21-31 0-10 6-35 10-52 5-16 11-43 15-58l13-48c4-16 10-48 10-50 0-14-10-21-21-21-10 0-25 9-29 25zM191 204c-4 19-18 31-33 43-6 5-31 25-58 25-25 0-48-16-48-62 0-33 19-106 33-131 29-52 63-60 81-60 46 0 57 48 57 56 0 2 0 6-2 8z">
            <text:p/>
          </draw:path>
          <draw:path draw:style-name="gr3" draw:text-style-name="P9" draw:layer="layout" svg:width="0.344cm" svg:height="0.29cm" svg:x="7.636cm" svg:y="13.914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471cm" svg:height="0.473cm" svg:x="8.064cm" svg:y="13.8cm" svg:viewBox="0 0 472 474" svg:d="M252 252h197c9 0 23 0 23-15 0-17-14-17-23-17h-197v-197c0-8 0-23-15-23-16 0-16 15-16 23v197h-198c-8 0-23 0-23 17 0 15 15 15 23 15h198v197c0 9 0 25 16 25 15 0 15-14 15-25z">
            <text:p/>
          </draw:path>
          <draw:path draw:style-name="gr3" draw:text-style-name="P9" draw:layer="layout" svg:width="0.261cm" svg:height="0.452cm" svg:x="8.622cm" svg:y="13.752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9" draw:layer="layout" svg:width="0.436cm" svg:height="0.646cm" svg:x="9.289cm" svg:y="13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9" draw:layer="layout" svg:width="0.457cm" svg:height="0.415cm" svg:x="9.753cm" svg:y="14.1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80" draw:id="id80">
          <svg:title>TexMaths</svg:title>
          <svg:desc>20§display§\frac{e^{ax + b}}{a} + c§svg§600§FALSE§</svg:desc>
          <draw:polygon draw:style-name="gr2" draw:text-style-name="P8" draw:layer="layout" svg:width="2.841cm" svg:height="1.493cm" svg:x="20.127cm" svg:y="13.585cm" svg:viewBox="0 0 2842 1494" draw:points="1421,1494 0,1494 0,0 2842,0 2842,1494">
            <text:p/>
          </draw:polygon>
          <draw:path draw:style-name="gr3" draw:text-style-name="P9" draw:layer="layout" svg:width="0.271cm" svg:height="0.319cm" svg:x="20.124cm" svg:y="13.837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9" draw:layer="layout" svg:width="0.252cm" svg:height="0.223cm" svg:x="20.449cm" svg:y="13.675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9" draw:layer="layout" svg:width="0.265cm" svg:height="0.223cm" svg:x="20.748cm" svg:y="13.675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9" draw:layer="layout" svg:width="0.362cm" svg:height="0.364cm" svg:x="21.078cm" svg:y="13.58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201cm" svg:height="0.348cm" svg:x="21.506cm" svg:y="13.55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9" draw:layer="layout" svg:width="1.666cm" svg:height="0.029cm" svg:x="20.092cm" svg:y="14.432cm" svg:viewBox="0 0 1667 30" draw:points="834,30 0,30 0,0 1667,0 1667,30">
            <text:p/>
          </draw:polygon>
          <draw:path draw:style-name="gr3" draw:text-style-name="P9" draw:layer="layout" svg:width="0.322cm" svg:height="0.319cm" svg:x="20.767cm" svg:y="14.79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468cm" svg:height="0.47cm" svg:x="22.036cm" svg:y="14.2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74cm" svg:height="0.319cm" svg:x="22.729cm" svg:y="14.312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8" smil:attributeName="visibility" smil:to="visible"/>
                  <anim:animate smil:begin="0s" smil:dur="0.5s" smil:fill="hold" smil:decelerate="0.5" smil:targetElement="id58" smil:attributeName="rotate" smil:values="-90;0" smil:keyTimes="0;1"/>
                  <anim:animate smil:begin="0s" smil:dur="0.5s" smil:fill="hold" smil:decelerate="0.5" smil:targetElement="id58" smil:attributeName="width" smil:values="width;width*.05" smil:keyTimes="0;1"/>
                  <anim:animate smil:begin="0.5s" smil:dur="0.5s" smil:fill="hold" smil:accelerate="0.5" smil:targetElement="id58" smil:attributeName="width" smil:values="width*.05;width" smil:keyTimes="0;1"/>
                  <anim:animate smil:dur="1s" smil:fill="hold" smil:targetElement="id58" smil:attributeName="height" smil:values="height;height" smil:keyTimes="0;1"/>
                  <anim:animate smil:begin="0s" smil:dur="0.5s" smil:fill="hold" smil:decelerate="0.5" smil:targetElement="id58" smil:attributeName="x" smil:values="x+.4;x" smil:keyTimes="0;1"/>
                  <anim:animate smil:begin="0s" smil:dur="0.5s" smil:fill="hold" smil:decelerate="0.5" smil:targetElement="id58" smil:attributeName="y" smil:values="y-.2;y+.1" smil:keyTimes="0;1"/>
                  <anim:animate smil:begin="0.5s" smil:dur="0.5s" smil:fill="hold" smil:accelerate="0.5" smil:targetElement="id58" smil:attributeName="y" smil:values="y+.1;y" smil:keyTimes="0;1"/>
                  <anim:transitionFilter smil:begin="0s" smil:dur="1s" smil:decelerate="0.5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9"> <text:s text:c="29"/></text:span><text:span text:style-name="T8"><text:line-break/></text:span><text:span text:style-name="T8"><text:line-break/></text:span><text:span text:style-name="T8"> <text:s text:c="22"/></text:span><text:span text:style-name="T8"><text:line-break/></text:span><text:span text:style-name="T10"><text:tab/></text:span><text:span text:style-name="T10"> </text:span></text:p>
          </draw:text-box>
        </draw:frame>
        <draw:frame draw:style-name="standard" xml:id="id82" draw:id="id82" draw:layer="layout" svg:width="20.567cm" svg:height="3.899cm" svg:x="4cm" svg:y="1.9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83" draw:id="id83">
          <svg:title>TexMaths</svg:title>
          <svg:desc>28§display§22§svg§600§FALSE§</svg:desc>
          <draw:polygon draw:style-name="gr2" draw:text-style-name="P8" draw:layer="layout" svg:width="0.838cm" svg:height="0.556cm" svg:x="4.991cm" svg:y="2.695cm" svg:viewBox="0 0 839 557" draw:points="419,557 0,557 0,0 839,0 839,557">
            <text:p/>
          </draw:polygon>
          <draw:path draw:style-name="gr3" draw:text-style-name="P9" draw:layer="layout" svg:width="0.394cm" svg:height="0.657cm" svg:x="4.991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  <draw:path draw:style-name="gr3" draw:text-style-name="P9" draw:layer="layout" svg:width="0.394cm" svg:height="0.657cm" svg:x="5.484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86" draw:id="id86">
          <svg:title>TexMaths</svg:title>
          <svg:desc>28§display§23§svg§600§FALSE§</svg:desc>
          <draw:polygon draw:style-name="gr2" draw:text-style-name="P8" draw:layer="layout" svg:width="0.843cm" svg:height="0.579cm" svg:x="4.994cm" svg:y="4.695cm" svg:viewBox="0 0 844 580" draw:points="423,580 0,580 0,0 844,0 844,580">
            <text:p/>
          </draw:polygon>
          <draw:path draw:style-name="gr3" draw:text-style-name="P9" draw:layer="layout" svg:width="0.393cm" svg:height="0.657cm" svg:x="4.994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9" draw:layer="layout" svg:width="0.409cm" svg:height="0.677cm" svg:x="5.477cm" svg:y="4.6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87" draw:id="id87">
          <svg:title>TexMaths</svg:title>
          <svg:desc>20§display§\int \frac{1}{ax + b}\ dx§svg§600§FALSE§</svg:desc>
          <draw:polygon draw:style-name="gr2" draw:text-style-name="P8" draw:layer="layout" svg:width="3.822cm" svg:height="1.493cm" svg:x="7.393cm" svg:y="4.284cm" svg:viewBox="0 0 3823 1494" draw:points="1912,1494 0,1494 0,0 3823,0 3823,1494">
            <text:p/>
          </draw:polygon>
          <draw:path draw:style-name="gr3" draw:text-style-name="P9" draw:layer="layout" svg:width="0.624cm" svg:height="1.563cm" svg:x="7.398cm" svg:y="4.24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9.116cm" svg:y="4.26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9" draw:layer="layout" svg:width="1.935cm" svg:height="0.029cm" svg:x="8.262cm" svg:y="5.016cm" svg:viewBox="0 0 1936 30" draw:points="968,30 0,30 0,0 1936,0 1936,30">
            <text:p/>
          </draw:polygon>
          <draw:path draw:style-name="gr3" draw:text-style-name="P9" draw:layer="layout" svg:width="0.322cm" svg:height="0.319cm" svg:x="8.29cm" svg:y="5.37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351cm" svg:height="0.319cm" svg:x="8.654cm" svg:y="5.37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9" draw:layer="layout" svg:width="0.468cm" svg:height="0.47cm" svg:x="9.231cm" svg:y="5.27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6cm" svg:height="0.497cm" svg:x="9.927cm" svg:y="5.2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9" draw:layer="layout" svg:width="0.335cm" svg:height="0.497cm" svg:x="10.543cm" svg:y="4.7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10.901cm" svg:y="4.89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85" draw:id="id85">
          <svg:title>TexMaths</svg:title>
          <svg:desc>20§display§- \frac{a^{(px + q)}}{p\log a} + c§svg§600§FALSE§</svg:desc>
          <draw:polygon draw:style-name="gr2" draw:text-style-name="P8" draw:layer="layout" svg:width="3.968cm" svg:height="1.657cm" svg:x="16.693cm" svg:y="2.284cm" svg:viewBox="0 0 3969 1658" draw:points="1984,1658 0,1658 0,0 3969,0 3969,1658">
            <text:p/>
          </draw:polygon>
          <draw:path draw:style-name="gr3" draw:text-style-name="P9" draw:layer="layout" svg:width="0.429cm" svg:height="0.029cm" svg:x="16.715cm" svg:y="3.16cm" svg:viewBox="0 0 430 30" svg:d="M406 30c12 0 24 0 24-16 0-14-12-14-24-14h-382c-11 0-24 0-24 14 0 16 13 16 24 16z">
            <text:p/>
          </draw:path>
          <draw:path draw:style-name="gr3" draw:text-style-name="P9" draw:layer="layout" svg:width="0.322cm" svg:height="0.319cm" svg:x="17.317cm" svg:y="2.56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129cm" svg:height="0.492cm" svg:x="17.717cm" svg:y="2.2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9" draw:layer="layout" svg:width="0.276cm" svg:height="0.313cm" svg:x="17.88cm" svg:y="2.4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9" draw:layer="layout" svg:width="0.265cm" svg:height="0.223cm" svg:x="18.194cm" svg:y="2.401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9" draw:layer="layout" svg:width="0.362cm" svg:height="0.364cm" svg:x="18.523cm" svg:y="2.3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221cm" svg:height="0.313cm" svg:x="18.95cm" svg:y="2.4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9" draw:layer="layout" svg:width="0.129cm" svg:height="0.492cm" svg:x="19.23cm" svg:y="2.2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9" draw:layer="layout" svg:width="2.162cm" svg:height="0.029cm" svg:x="17.288cm" svg:y="3.16cm" svg:viewBox="0 0 2163 30" draw:points="1081,30 0,30 0,0 2163,0 2163,30">
            <text:p/>
          </draw:polygon>
          <draw:path draw:style-name="gr3" draw:text-style-name="P9" draw:layer="layout" svg:width="0.367cm" svg:height="0.447cm" svg:x="17.413cm" svg:y="3.5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9" draw:layer="layout" svg:width="0.157cm" svg:height="0.489cm" svg:x="17.93cm" svg:y="3.344cm" svg:viewBox="0 0 158 490" svg:d="M102 0l-102 8v22c50 0 56 5 56 39v366c0 32-8 32-56 32v23c24-2 61-2 78-2 18 0 53 0 80 2v-23c-48 0-56 0-56-32z">
            <text:p/>
          </draw:path>
          <draw:path draw:style-name="gr3" draw:text-style-name="P9" draw:layer="layout" svg:width="0.313cm" svg:height="0.324cm" svg:x="18.122cm" svg:y="3.5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322cm" svg:height="0.465cm" svg:x="18.473cm" svg:y="3.5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9" draw:layer="layout" svg:width="0.322cm" svg:height="0.319cm" svg:x="18.96cm" svg:y="3.52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9" draw:layer="layout" svg:width="0.468cm" svg:height="0.47cm" svg:x="19.729cm" svg:y="2.9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74cm" svg:height="0.319cm" svg:x="20.422cm" svg:y="3.03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88" draw:id="id88">
          <svg:title>TexMaths</svg:title>
          <svg:desc>20§display§ \frac{\log (ax + b)}{a} + c§svg§600§FALSE§</svg:desc>
          <draw:polygon draw:style-name="gr2" draw:text-style-name="P8" draw:layer="layout" svg:width="4.563cm" svg:height="1.423cm" svg:x="16.727cm" svg:y="4.383cm" svg:viewBox="0 0 4564 1424" draw:points="2283,1424 0,1424 0,0 4564,0 4564,1424">
            <text:p/>
          </draw:polygon>
          <draw:path draw:style-name="gr3" draw:text-style-name="P9" draw:layer="layout" svg:width="0.157cm" svg:height="0.488cm" svg:x="16.714cm" svg:y="4.388cm" svg:viewBox="0 0 158 489" svg:d="M102 0l-102 8v22c50 0 56 5 56 39v366c0 32-8 32-56 32v22c24-1 61-1 78-1 18 0 53 0 80 1v-22c-48 0-56 0-56-32z">
            <text:p/>
          </draw:path>
          <draw:path draw:style-name="gr3" draw:text-style-name="P9" draw:layer="layout" svg:width="0.313cm" svg:height="0.324cm" svg:x="16.906cm" svg:y="4.5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322cm" svg:height="0.464cm" svg:x="17.258cm" svg:y="4.5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9" draw:layer="layout" svg:width="0.164cm" svg:height="0.703cm" svg:x="17.669cm" svg:y="4.3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17.901cm" svg:y="4.5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18.265cm" svg:y="4.5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18.842cm" svg:y="4.4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19.538cm" svg:y="4.3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19.847cm" svg:y="4.3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89cm" svg:height="0.029cm" svg:x="16.692cm" svg:y="5.161cm" svg:viewBox="0 0 3390 30" draw:points="1694,30 0,30 0,0 3390,0 3390,30">
            <text:p/>
          </draw:polygon>
          <draw:path draw:style-name="gr3" draw:text-style-name="P9" draw:layer="layout" svg:width="0.322cm" svg:height="0.319cm" svg:x="18.228cm" svg:y="5.5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0.36cm" svg:y="4.9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1.053cm" svg:y="5.0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4" draw:id="id84">
          <svg:title>TexMaths</svg:title>
          <svg:desc>26§display§\smallint a^{px + q}\ dx§svg§600§FALSE§</svg:desc>
          <draw:polygon draw:style-name="gr2" draw:text-style-name="P8" draw:layer="layout" svg:width="4.045cm" svg:height="0.882cm" svg:x="7.393cm" svg:y="2.696cm" svg:viewBox="0 0 4046 883" draw:points="2022,883 0,883 0,0 4046,0 4046,883">
            <text:p/>
          </draw:polygon>
          <draw:path draw:style-name="gr3" draw:text-style-name="P9" draw:layer="layout" svg:width="0.382cm" svg:height="0.852cm" svg:x="7.397cm" svg:y="2.7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9" draw:layer="layout" svg:width="0.419cm" svg:height="0.415cm" svg:x="8.019cm" svg:y="3.02cm" svg:viewBox="0 0 420 416" svg:d="M306 58c-17-33-44-58-85-58-107 0-221 135-221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9" draw:layer="layout" svg:width="0.359cm" svg:height="0.407cm" svg:x="8.464cm" svg:y="2.7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9" draw:layer="layout" svg:width="0.344cm" svg:height="0.29cm" svg:x="8.872cm" svg:y="2.7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471cm" svg:height="0.474cm" svg:x="9.301cm" svg:y="2.65cm" svg:viewBox="0 0 472 475" svg:d="M252 252h197c9 0 23 0 23-15 0-16-14-16-23-16h-197v-198c0-8 0-23-15-23-16 0-16 15-16 23v198h-198c-8 0-23 0-23 16 0 15 15 15 23 15h198v198c0 8 0 25 16 25 15 0 15-15 15-25z">
            <text:p/>
          </draw:path>
          <draw:path draw:style-name="gr3" draw:text-style-name="P9" draw:layer="layout" svg:width="0.288cm" svg:height="0.407cm" svg:x="9.856cm" svg:y="2.7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9" draw:layer="layout" svg:width="0.436cm" svg:height="0.646cm" svg:x="10.561cm" svg:y="2.789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9" draw:layer="layout" svg:width="0.457cm" svg:height="0.415cm" svg:x="11.027cm" svg:y="3.02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</draw:g>
        <draw:g xml:id="id89" draw:id="id89">
          <svg:title>TexMaths</svg:title>
          <svg:desc>26§display§\text {Some important Results ( Types ) }§svg§600§FALSE§</svg:desc>
          <draw:polygon draw:style-name="gr2" draw:text-style-name="P8" draw:layer="layout" svg:width="13.528cm" svg:height="0.823cm" svg:x="7.22cm" svg:y="6.451cm" svg:viewBox="0 0 13529 824" draw:points="6766,824 0,824 0,0 13529,0 13529,824">
            <text:p/>
          </draw:polygon>
          <draw:path draw:style-name="gr3" draw:text-style-name="P9" draw:layer="layout" svg:width="0.407cm" svg:height="0.664cm" svg:x="7.226cm" svg:y="6.447cm" svg:viewBox="0 0 408 665" svg:d="M268 291l-116-29c-58-15-94-62-94-116 0-65 50-121 123-121 152 0 173 152 179 191 0 7 0 13 10 13 13 0 13-4 13-23v-183c0-17 0-23-11-23-6 0-8 0-14 12l-31 52c-28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407cm" svg:height="0.421cm" svg:x="7.707cm" svg:y="6.6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4cm" svg:height="0.405cm" svg:x="8.168cm" svg:y="6.686cm" svg:viewBox="0 0 715 406" svg:d="M71 89v248c0 39-9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355cm" svg:height="0.421cm" svg:x="8.925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197cm" svg:height="0.612cm" svg:x="9.641cm" svg:y="6.4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714cm" svg:height="0.405cm" svg:x="9.895cm" svg:y="6.686cm" svg:viewBox="0 0 715 406" svg:d="M71 89v248c0 39-11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452cm" svg:height="0.581cm" svg:x="10.652cm" svg:y="6.686cm" svg:viewBox="0 0 453 582" svg:d="M133 60v-60l-133 10v30c64 0 71 4 71 45v429c0 41-9 41-71 41v27c31 0 79-2 102-2 25 0 73 2 104 2v-27c-60 0-71 0-71-41v-154-9c4 15 44 65 112 65 111 0 206-90 206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11.184cm" svg:y="6.6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9cm" svg:height="0.405cm" svg:x="11.642cm" svg:y="6.686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9" draw:layer="layout" svg:width="0.288cm" svg:height="0.573cm" svg:x="11.991cm" svg:y="6.52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12.368cm" svg:y="6.68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815cm" svg:y="6.68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3.285cm" svg:y="6.52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638cm" svg:height="0.646cm" svg:x="13.961cm" svg:y="6.465cm" svg:viewBox="0 0 639 647" svg:d="M173 302v-238c0-20 0-31 20-33 9-2 36-2 54-2 84 0 186 2 186 135 0 65-23 138-158 138zM366 314c89-21 160-77 160-150 0-87-104-164-239-164h-287v29h23c71 0 71 11 71 42v484c0 34 0 42-71 42h-23v29c33-2 98-2 133-2s102 0 135 2v-29h-23c-70 0-72-8-72-42v-233h106c14 0 54 0 85 32 35 33 35 62 35 122 0 61 0 96 38 131 37 33 87 40 114 40 73 0 88-75 88-102 0-4 0-15-13-15-8 0-8 9-10 15-5 64-38 81-61 81-45 0-52-46-64-131l-13-75c-16-58-60-87-112-106z">
            <text:p/>
          </draw:path>
          <draw:path draw:style-name="gr3" draw:text-style-name="P9" draw:layer="layout" svg:width="0.355cm" svg:height="0.421cm" svg:x="14.626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01cm" svg:height="0.421cm" svg:x="15.036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461cm" svg:height="0.415cm" svg:x="15.396cm" svg:y="6.686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9" draw:layer="layout" svg:width="0.205cm" svg:height="0.635cm" svg:x="15.905cm" svg:y="6.45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286cm" svg:height="0.573cm" svg:x="16.147cm" svg:y="6.52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16.515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17.238cm" svg:y="6.40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594cm" svg:height="0.619cm" svg:x="17.842cm" svg:y="6.472cm" svg:viewBox="0 0 595 620" svg:d="M578 0h-561l-17 206h23c12-148 27-177 164-177 17 0 42 0 50 2 19 2 19 13 19 33v485c0 31 0 44-96 44h-35v27c37-2 131-2 172-2 42 0 138 0 175 2v-27h-37c-96 0-96-13-96-44v-485c0-18 0-31 17-33 8-2 33-2 52-2 137 0 151 29 164 177h23z">
            <text:p/>
          </draw:path>
          <draw:path draw:style-name="gr3" draw:text-style-name="P9" draw:layer="layout" svg:width="0.448cm" svg:height="0.581cm" svg:x="18.461cm" svg:y="6.696cm" svg:viewBox="0 0 449 582" svg:d="M364 87c23-58 71-58 85-58v-29c-21 2-48 2-68 2-17 0-61-2-82-2v29c30 0 44 17 44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  <draw:path draw:style-name="gr3" draw:text-style-name="P9" draw:layer="layout" svg:width="0.452cm" svg:height="0.581cm" svg:x="18.952cm" svg:y="6.686cm" svg:viewBox="0 0 453 582" svg:d="M133 60v-60l-133 10v30c64 0 71 4 71 45v429c0 41-9 41-71 41v27c31 0 79-2 102-2 25 0 73 2 104 2v-27c-60 0-71 0-71-41v-154-9c4 15 44 65 112 65 111 0 206-90 206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19.485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01cm" svg:height="0.421cm" svg:x="19.894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20.583cm" svg:y="6.4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90" draw:id="id90">
          <svg:title>TexMaths</svg:title>
          <svg:desc>22§display§\text {Result 1 :}§svg§600§FALSE§</svg:desc>
          <draw:polygon draw:style-name="gr2" draw:text-style-name="P8" draw:layer="layout" svg:width="3.138cm" svg:height="0.477cm" svg:x="4.032cm" svg:y="8.543cm" svg:viewBox="0 0 3139 478" draw:points="1569,478 0,478 0,0 3139,0 3139,478">
            <text:p/>
          </draw:polygon>
          <draw:path draw:style-name="gr3" draw:text-style-name="P9" draw:layer="layout" svg:width="0.539cm" svg:height="0.547cm" svg:x="4.02cm" svg:y="8.513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5cm" svg:y="8.694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2cm" svg:y="8.694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6cm" svg:y="8.7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8cm" svg:y="8.504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cm" svg:y="8.566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256cm" svg:height="0.517cm" svg:x="6.483cm" svg:y="8.525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9" draw:layer="layout" svg:width="0.084cm" svg:height="0.334cm" svg:x="7.125cm" svg:y="8.708cm" svg:viewBox="0 0 85 335" svg:d="M85 41c0-22-20-41-43-41s-42 19-42 41 19 42 42 42 43-20 43-42zM85 294c0-23-20-40-43-40s-42 17-42 40 19 41 42 41 43-18 43-41z">
            <text:p/>
          </draw:path>
        </draw:g>
        <draw:g xml:id="id91" draw:id="id91">
          <svg:title>TexMaths</svg:title>
          <svg:desc>22§display§\int \frac{f'(x)}{f(x)} dx = \log [\ f(x)\ ] + c§svg§600§FALSE§</svg:desc>
          <draw:polygon draw:style-name="gr2" draw:text-style-name="P8" draw:layer="layout" svg:width="9.334cm" svg:height="1.753cm" svg:x="7.722cm" svg:y="7.949cm" svg:viewBox="0 0 9335 1754" draw:points="4668,1754 0,1754 0,0 9335,0 9335,1754">
            <text:p/>
          </draw:polygon>
          <draw:path draw:style-name="gr3" draw:text-style-name="P9" draw:layer="layout" svg:width="0.687cm" svg:height="1.718cm" svg:x="7.727cm" svg:y="7.965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86cm" svg:height="0.705cm" svg:x="8.72cm" svg:y="7.949cm" svg:viewBox="0 0 387 706" svg:d="M245 236h67c14 0 22 0 22-14 0-9-8-9-21-9h-65l16-90c4-16 14-70 19-79 7-16 21-26 37-26 4 0 23 0 37 14-33 1-40 30-40 40 0 19 14 28 28 28 19 0 42-17 42-47 0-35-35-53-67-53-26 0-75 14-98 92-6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36cm" svg:height="0.281cm" svg:x="9.165cm" svg:y="7.91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9.433cm" svg:y="7.91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679cm" svg:y="8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144cm" svg:y="7.91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1.722cm" svg:height="0.032cm" svg:x="8.678cm" svg:y="8.807cm" svg:viewBox="0 0 1723 33" draw:points="862,33 0,33 0,0 1723,0 1723,33">
            <text:p/>
          </draw:polygon>
          <draw:path draw:style-name="gr3" draw:text-style-name="P9" draw:layer="layout" svg:width="0.386cm" svg:height="0.705cm" svg:x="8.827cm" svg:y="9.001cm" svg:viewBox="0 0 387 706" svg:d="M245 236h67c14 0 22 0 22-14 0-9-8-9-21-9h-65l16-90c4-16 14-70 19-79 7-16 21-26 37-26 4 0 23 0 37 14-33 1-40 30-40 40 0 19 14 28 28 28 19 0 42-17 42-47 0-35-35-53-67-53-26 0-75 14-98 92-6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9.325cm" svg:y="8.96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572cm" svg:y="9.2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0.035cm" svg:y="8.9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0.524cm" svg:y="8.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86cm" svg:height="0.351cm" svg:x="10.918cm" svg:y="8.6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11.596cm" svg:y="8.7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2.393cm" svg:y="8.48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2.604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2.992cm" svg:y="8.66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9" draw:layer="layout" svg:width="0.106cm" svg:height="0.773cm" svg:x="13.458cm" svg:y="8.436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13.88cm" svg:y="8.471cm" svg:viewBox="0 0 387 706" svg:d="M245 236h67c14 0 22 0 22-14 0-9-8-9-21-9h-65l16-90c4-16 14-70 19-79 7-16 21-26 37-26 4 0 23 0 37 14-33 1-40 30-40 40 0 20 14 28 28 28 19 0 42-17 42-47 0-35-35-53-67-53-26 0-75 14-98 92-6 15-7 22-27 121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9" draw:layer="layout" svg:width="0.18cm" svg:height="0.773cm" svg:x="14.378cm" svg:y="8.43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625cm" svg:y="8.6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5.088cm" svg:y="8.43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5.619cm" svg:y="8.436cm" svg:viewBox="0 0 107 774" draw:points="107,0 0,0 0,32 76,32 76,744 0,744 0,774 107,774">
            <text:p/>
          </draw:polygon>
          <draw:path draw:style-name="gr3" draw:text-style-name="P9" draw:layer="layout" svg:width="0.515cm" svg:height="0.516cm" svg:x="16.033cm" svg:y="8.565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9" draw:layer="layout" svg:width="0.302cm" svg:height="0.351cm" svg:x="16.793cm" svg:y="8.674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92" draw:id="id92">
          <svg:title>TexMaths</svg:title>
          <svg:desc>22§display§\text {Result 2 :}§svg§600§FALSE§</svg:desc>
          <draw:polygon draw:style-name="gr2" draw:text-style-name="P8" draw:layer="layout" svg:width="3.138cm" svg:height="0.477cm" svg:x="4.033cm" svg:y="10.944cm" svg:viewBox="0 0 3139 478" draw:points="1569,478 0,478 0,0 3139,0 3139,478">
            <text:p/>
          </draw:polygon>
          <draw:path draw:style-name="gr3" draw:text-style-name="P9" draw:layer="layout" svg:width="0.539cm" svg:height="0.547cm" svg:x="4.021cm" svg:y="10.914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6cm" svg:y="11.095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3cm" svg:y="11.095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7cm" svg:y="11.101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9cm" svg:y="10.905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1cm" svg:y="10.967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309cm" svg:height="0.517cm" svg:x="6.454cm" svg:y="10.926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5 69-7 7-58 7-74 7z">
            <text:p/>
          </draw:path>
          <draw:path draw:style-name="gr3" draw:text-style-name="P9" draw:layer="layout" svg:width="0.084cm" svg:height="0.334cm" svg:x="7.126cm" svg:y="11.109cm" svg:viewBox="0 0 85 335" svg:d="M85 41c0-22-20-41-43-41s-42 19-42 41 19 42 42 42 43-20 43-42zM85 294c0-23-20-40-43-40s-42 17-42 40 19 41 42 41 43-18 43-41z">
            <text:p/>
          </draw:path>
        </draw:g>
        <draw:g xml:id="id93" draw:id="id93">
          <svg:title>TexMaths</svg:title>
          <svg:desc>22§display§\int \frac{f'(x)}{\sqrt{f(x)}} dx = 2 \sqrt{f(x)} + c§svg§600§FALSE§</svg:desc>
          <draw:polygon draw:style-name="gr2" draw:text-style-name="P8" draw:layer="layout" svg:width="9.108cm" svg:height="1.904cm" svg:x="7.724cm" svg:y="10.349cm" svg:viewBox="0 0 9109 1905" draw:points="4554,1905 0,1905 0,0 9109,0 9109,1905">
            <text:p/>
          </draw:polygon>
          <draw:path draw:style-name="gr3" draw:text-style-name="P9" draw:layer="layout" svg:width="0.687cm" svg:height="1.719cm" svg:x="7.729cm" svg:y="10.36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9" draw:layer="layout" svg:width="0.386cm" svg:height="0.705cm" svg:x="9cm" svg:y="10.34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36cm" svg:height="0.281cm" svg:x="9.446cm" svg:y="10.31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9.713cm" svg:y="10.31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9.961cm" svg:y="10.5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424cm" svg:y="10.31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9" draw:layer="layout" svg:width="2.279cm" svg:height="0.032cm" svg:x="8.68cm" svg:y="11.208cm" svg:viewBox="0 0 2280 33" draw:points="1141,33 0,33 0,0 2280,0 2280,33">
            <text:p/>
          </draw:polygon>
          <draw:path draw:style-name="gr3" draw:text-style-name="P9" draw:layer="layout" svg:width="0.705cm" svg:height="0.928cm" svg:x="8.766cm" svg:y="11.363cm" svg:viewBox="0 0 706 929" svg:d="M243 929c25 0 25 0 33-15l425-884c5-11 5-12 5-14 0-9-7-16-16-16-11 0-14 7-18 16l-399 832-166-383-107 82 12 13 55-42z">
            <text:p/>
          </draw:path>
          <draw:polygon draw:style-name="gr3" draw:text-style-name="P9" draw:layer="layout" svg:width="1.506cm" svg:height="0.032cm" svg:x="9.454cm" svg:y="11.363cm" svg:viewBox="0 0 1507 33" draw:points="753,33 0,33 0,0 1507,0 1507,33">
            <text:p/>
          </draw:polygon>
          <draw:path draw:style-name="gr3" draw:text-style-name="P9" draw:layer="layout" svg:width="0.386cm" svg:height="0.705cm" svg:x="9.495cm" svg:y="11.50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9 146-2 0-21 0-37-14 37-2 44-30 44-42 0-18-14-26-30-26-19 0-42 17-42 45 0 35 33 55 65 55 44 0 74-46 88-76 25-49 44-142 44-148z">
            <text:p/>
          </draw:path>
          <draw:path draw:style-name="gr3" draw:text-style-name="P9" draw:layer="layout" svg:width="0.18cm" svg:height="0.773cm" svg:x="9.991cm" svg:y="11.47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10.239cm" svg:y="11.71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0.702cm" svg:y="11.47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69cm" svg:height="0.546cm" svg:x="11.083cm" svg:y="10.88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477cm" svg:y="11.0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2.155cm" svg:y="11.1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2.966cm" svg:y="10.9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9" draw:layer="layout" svg:width="0.705cm" svg:height="0.928cm" svg:x="13.399cm" svg:y="10.687cm" svg:viewBox="0 0 706 929" svg:d="M243 929c25 0 25 0 33-15l425-884c5-11 5-12 5-14 0-9-7-16-16-16-11 0-14 7-18 16l-399 832-166-383-107 82 12 13 55-42z">
            <text:p/>
          </draw:path>
          <draw:polygon draw:style-name="gr3" draw:text-style-name="P9" draw:layer="layout" svg:width="1.506cm" svg:height="0.032cm" svg:x="14.087cm" svg:y="10.687cm" svg:viewBox="0 0 1507 33" draw:points="753,33 0,33 0,0 1507,0 1507,33">
            <text:p/>
          </draw:polygon>
          <draw:path draw:style-name="gr3" draw:text-style-name="P9" draw:layer="layout" svg:width="0.386cm" svg:height="0.705cm" svg:x="14.128cm" svg:y="10.872cm" svg:viewBox="0 0 387 706" svg:d="M245 236h67c14 0 22 0 22-14 0-9-8-9-21-9h-65l18-90c2-16 12-70 17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8cm" svg:height="0.773cm" svg:x="14.626cm" svg:y="10.83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14.872cm" svg:y="11.07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5.335cm" svg:y="10.83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515cm" svg:height="0.517cm" svg:x="15.807cm" svg:y="10.9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6.569cm" svg:y="11.07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94" draw:id="id94">
          <svg:title>TexMaths</svg:title>
          <svg:desc>22§display§\text {Result 3 :}§svg§600§FALSE§</svg:desc>
          <draw:polygon draw:style-name="gr2" draw:text-style-name="P8" draw:layer="layout" svg:width="3.138cm" svg:height="0.477cm" svg:x="4.033cm" svg:y="13.243cm" svg:viewBox="0 0 3139 478" draw:points="1569,478 0,478 0,0 3139,0 3139,478">
            <text:p/>
          </draw:polygon>
          <draw:path draw:style-name="gr3" draw:text-style-name="P9" draw:layer="layout" svg:width="0.539cm" svg:height="0.547cm" svg:x="4.021cm" svg:y="13.213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6cm" svg:y="13.394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3cm" svg:y="13.394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7cm" svg:y="13.4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9cm" svg:y="13.204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1cm" svg:y="13.266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321cm" svg:height="0.533cm" svg:x="6.449cm" svg:y="13.225cm" svg:viewBox="0 0 322 534" svg:d="M194 243c63-19 107-74 107-135 0-64-67-108-143-108-77 0-137 46-137 106 0 24 18 40 39 40 25 0 40-17 40-40 0-39-37-39-47-39 23-37 74-48 102-48 32 0 76 18 76 87 0 10-2 54-23 90-23 37-50 38-69 40-5 0-25 2-30 2-7 0-12 2-12 9 0 9 5 9 19 9h34c63 0 93 52 93 128 0 106-55 129-88 129-34 0-92-14-120-60 28 5 51-12 51-42 0-29-19-44-42-44-19 0-44 12-44 45 0 71 72 122 157 122 95 0 165-70 165-150 0-63-49-123-128-141z">
            <text:p/>
          </draw:path>
          <draw:path draw:style-name="gr3" draw:text-style-name="P9" draw:layer="layout" svg:width="0.084cm" svg:height="0.334cm" svg:x="7.126cm" svg:y="13.408cm" svg:viewBox="0 0 85 335" svg:d="M85 41c0-22-20-41-43-41s-42 19-42 41 19 42 42 42 43-20 43-42zM85 294c0-23-20-40-43-40s-42 17-42 40 19 41 42 41 43-18 43-41z">
            <text:p/>
          </draw:path>
        </draw:g>
        <draw:g xml:id="id95" draw:id="id95">
          <svg:title>TexMaths</svg:title>
          <svg:desc>22§display§\int [\ f(x)\ ]^n f'(x)\ dx = \frac{[\ f(x)\ ]^{n+1}}{n+1} + c§svg§600§FALSE§</svg:desc>
          <draw:polygon draw:style-name="gr2" draw:text-style-name="P8" draw:layer="layout" svg:width="12.54cm" svg:height="1.752cm" svg:x="7.724cm" svg:y="12.55cm" svg:viewBox="0 0 12541 1753" draw:points="6272,1753 0,1753 0,0 12541,0 12541,1753">
            <text:p/>
          </draw:polygon>
          <draw:path draw:style-name="gr3" draw:text-style-name="P9" draw:layer="layout" svg:width="0.687cm" svg:height="1.718cm" svg:x="7.729cm" svg:y="12.622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olygon draw:style-name="gr3" draw:text-style-name="P9" draw:layer="layout" svg:width="0.106cm" svg:height="0.773cm" svg:x="8.55cm" svg:y="13.093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8.972cm" svg:y="13.12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9.47cm" svg:y="13.0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717cm" svg:y="13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0.179cm" svg:y="13.0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0.711cm" svg:y="13.093cm" svg:viewBox="0 0 107 774" draw:points="107,0 0,0 0,32 76,32 76,744 0,744 0,774 107,774">
            <text:p/>
          </draw:polygon>
          <draw:path draw:style-name="gr3" draw:text-style-name="P9" draw:layer="layout" svg:width="0.332cm" svg:height="0.245cm" svg:x="10.935cm" svg:y="13.116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8-12-20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9" draw:layer="layout" svg:width="0.386cm" svg:height="0.705cm" svg:x="11.371cm" svg:y="13.12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36cm" svg:height="0.281cm" svg:x="11.818cm" svg:y="13.053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12.086cm" svg:y="13.0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2.332cm" svg:y="13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2.795cm" svg:y="13.0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3.341cm" svg:y="13.137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3.735cm" svg:y="13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4.413cm" svg:y="13.39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9" draw:layer="layout" svg:width="0.106cm" svg:height="0.773cm" svg:x="15.37cm" svg:y="12.571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15.791cm" svg:y="12.606cm" svg:viewBox="0 0 387 706" svg:d="M245 236h67c14 0 22 0 22-14 0-9-8-9-21-9h-65l18-90c2-16 12-70 17-79 7-16 22-26 37-26 4 0 23 0 37 14-33 1-40 30-40 40 0 19 14 28 28 28 19 0 42-17 42-47 0-35-35-53-67-53-26 0-75 14-98 91-5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16.289cm" svg:y="12.5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6.535cm" svg:y="12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6.998cm" svg:y="12.5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7.53cm" svg:y="12.571cm" svg:viewBox="0 0 107 774" draw:points="107,0 0,0 0,32 76,32 76,744 0,744 0,774 107,774">
            <text:p/>
          </draw:polygon>
          <draw:path draw:style-name="gr3" draw:text-style-name="P9" draw:layer="layout" svg:width="0.332cm" svg:height="0.245cm" svg:x="17.754cm" svg:y="12.632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8-12-20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9" draw:layer="layout" svg:width="0.399cm" svg:height="0.4cm" svg:x="18.148cm" svg:y="12.53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198cm" svg:height="0.36cm" svg:x="18.644cm" svg:y="12.51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3.655cm" svg:height="0.032cm" svg:x="15.279cm" svg:y="13.465cm" svg:viewBox="0 0 3656 33" draw:points="1829,33 0,33 0,0 3656,0 3656,33">
            <text:p/>
          </draw:polygon>
          <draw:path draw:style-name="gr3" draw:text-style-name="P9" draw:layer="layout" svg:width="0.42cm" svg:height="0.351cm" svg:x="16.229cm" svg:y="13.862cm" svg:viewBox="0 0 421 352" svg:d="M46 297c-2 13-7 30-7 34 0 14 10 21 23 21 8 0 22-7 28-21 2-2 10-39 16-58l15-71c6-15 11-33 15-51 3-14 8-37 8-38 13-25 53-95 127-95 35 0 42 28 42 54 0 48-37 148-49 180-7 19-9 28-9 37 0 37 28 63 64 63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9" draw:layer="layout" svg:width="0.515cm" svg:height="0.516cm" svg:x="16.886cm" svg:y="13.75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256cm" svg:height="0.516cm" svg:x="17.685cm" svg:y="13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9.241cm" svg:y="13.2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0.001cm" svg:y="13.33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96" draw:id="id96">
          <svg:title>TexMaths</svg:title>
          <svg:desc>22§display§. \ .\ . \  [\ \text {for } n \ne -1\ ]§svg§600§FALSE§</svg:desc>
          <draw:polygon draw:style-name="gr2" draw:text-style-name="P8" draw:layer="layout" svg:width="5.86cm" svg:height="0.696cm" svg:x="21.222cm" svg:y="13.046cm" svg:viewBox="0 0 5861 697" draw:points="2931,697 0,697 0,0 5861,0 5861,697">
            <text:p/>
          </draw:polygon>
          <draw:path draw:style-name="gr3" draw:text-style-name="P9" draw:layer="layout" svg:width="0.083cm" svg:height="0.083cm" svg:x="21.25cm" svg:y="13.50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1.722cm" svg:y="13.50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195cm" svg:y="13.505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2.692cm" svg:y="13.007cm" svg:viewBox="0 0 107 774" draw:points="107,774 107,744 32,744 32,32 107,32 107,0 0,0 0,774">
            <text:p/>
          </draw:polygon>
          <draw:path draw:style-name="gr3" draw:text-style-name="P9" draw:layer="layout" svg:width="0.251cm" svg:height="0.546cm" svg:x="23.098cm" svg:y="13.042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344cm" svg:height="0.356cm" svg:x="23.331cm" svg:y="13.24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61cm" svg:height="0.342cm" svg:x="23.718cm" svg:y="13.24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42cm" svg:height="0.351cm" svg:x="24.279cm" svg:y="13.244cm" svg:viewBox="0 0 421 352" svg:d="M46 297c-2 13-7 30-7 34 0 14 10 21 23 21 8 0 22-7 28-21 2-2 10-39 16-58l15-71c6-16 11-33 15-51 3-14 8-37 8-38 13-25 53-95 127-95 35 0 42 28 42 54 0 48-37 148-49 180-7 19-9 28-9 36 0 37 28 64 64 64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9" draw:layer="layout" svg:width="0.386cm" svg:height="0.72cm" svg:x="25.043cm" svg:y="13.033cm" svg:viewBox="0 0 387 721" svg:d="M382 30c5-11 5-12 5-14 0-5-3-16-16-16-8 0-10 5-15 16l-349 675c-7 11-7 13-7 16 0 5 5 14 16 14 9 0 10-3 17-14z">
            <text:p/>
          </draw:path>
          <draw:path draw:style-name="gr3" draw:text-style-name="P9" draw:layer="layout" svg:width="0.515cm" svg:height="0.182cm" svg:x="24.98cm" svg:y="13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25.816cm" svg:y="13.37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26.423cm" svg:y="13.07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106cm" svg:height="0.773cm" svg:x="27.015cm" svg:y="13.007cm" svg:viewBox="0 0 107 774" draw:points="107,0 0,0 0,32 76,32 76,744 0,744 0,774 107,774">
            <text:p/>
          </draw:polygon>
        </draw:g>
        <draw:g xml:id="id81" draw:id="id81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9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4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8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8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3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3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5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8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1" smil:attributeName="visibility" smil:to="visible"/>
                  <anim:animate smil:begin="0s" smil:dur="0.5s" smil:fill="hold" smil:decelerate="0.5" smil:targetElement="id81" smil:attributeName="rotate" smil:values="-90;0" smil:keyTimes="0;1"/>
                  <anim:animate smil:begin="0s" smil:dur="0.5s" smil:fill="hold" smil:decelerate="0.5" smil:targetElement="id81" smil:attributeName="width" smil:values="width;width*.05" smil:keyTimes="0;1"/>
                  <anim:animate smil:begin="0.5s" smil:dur="0.5s" smil:fill="hold" smil:accelerate="0.5" smil:targetElement="id81" smil:attributeName="width" smil:values="width*.05;width" smil:keyTimes="0;1"/>
                  <anim:animate smil:dur="1s" smil:fill="hold" smil:targetElement="id81" smil:attributeName="height" smil:values="height;height" smil:keyTimes="0;1"/>
                  <anim:animate smil:begin="0s" smil:dur="0.5s" smil:fill="hold" smil:decelerate="0.5" smil:targetElement="id81" smil:attributeName="x" smil:values="x+.4;x" smil:keyTimes="0;1"/>
                  <anim:animate smil:begin="0s" smil:dur="0.5s" smil:fill="hold" smil:decelerate="0.5" smil:targetElement="id81" smil:attributeName="y" smil:values="y-.2;y+.1" smil:keyTimes="0;1"/>
                  <anim:animate smil:begin="0.5s" smil:dur="0.5s" smil:fill="hold" smil:accelerate="0.5" smil:targetElement="id81" smil:attributeName="y" smil:values="y+.1;y" smil:keyTimes="0;1"/>
                  <anim:transitionFilter smil:begin="0s" smil:dur="1s" smil:decelerate="0.5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1+width/2;x" smil:keyTimes="0;1"/>
                  <anim:animate smil:dur="0.5s" smil:fill="hold" smil:targetElement="id9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836cm" svg:x="1.438cm" svg:y="0.364cm" presentation:class="title" presentation:user-transformed="true">
          <draw:text-box>
            <text:p xml:id="id97" text:id="id97"><text:span text:style-name="T2">Examples</text:span></text:p>
          </draw:text-box>
        </draw:frame>
        <draw:frame presentation:style-name="pr8" draw:text-style-name="P7" draw:layer="layout" svg:width="26.2cm" svg:height="13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11"><text:s text:c="17"/></text:span></text:p>
            <text:p xml:id="id108" text:id="id108" text:style-name="P6"><text:span text:style-name="T12"><text:s text:c="4"/></text:span><text:span text:style-name="T12">Solutions</text:span><text:span text:style-name="T13"> : 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99" draw:id="id99">
          <svg:title>TexMaths</svg:title>
          <svg:desc>28§display§\text {Evaluate the following}§svg§600§FALSE§</svg:desc>
          <draw:polygon draw:style-name="gr2" draw:text-style-name="P8" draw:layer="layout" svg:width="9.497cm" svg:height="0.8cm" svg:x="3.921cm" svg:y="2.44cm" svg:viewBox="0 0 9498 801" draw:points="4749,801 0,801 0,0 9498,0 9498,801">
            <text:p/>
          </draw:polygon>
          <draw:path draw:style-name="gr3" draw:text-style-name="P9" draw:layer="layout" svg:width="0.611cm" svg:height="0.672cm" svg:x="3.903cm" svg:y="2.4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559cm" svg:y="2.6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5.048cm" svg:y="2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532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803cm" svg:y="2.6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6.36cm" svg:y="2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829cm" svg:y="2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7.221cm" svg:y="2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978cm" svg:y="2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8.372cm" svg:y="2.4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916cm" svg:y="2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687cm" svg:y="2.3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982cm" svg:y="2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10.478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751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1.02cm" svg:y="2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5cm" svg:height="0.437cm" svg:x="11.474cm" svg:y="2.6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2.2cm" svg:y="2.4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2.473cm" svg:y="2.6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3.016cm" svg:y="2.6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98" draw:id="id98">
          <svg:title>TexMaths</svg:title>
          <svg:desc>28§display§\text {(I)}§svg§600§FALSE§</svg:desc>
          <draw:polygon draw:style-name="gr2" draw:text-style-name="P8" draw:layer="layout" svg:width="0.924cm" svg:height="0.886cm" svg:x="2.305cm" svg:y="2.439cm" svg:viewBox="0 0 925 887" draw:points="464,887 0,887 0,0 925,0 925,887">
            <text:p/>
          </draw:polygon>
          <draw:path draw:style-name="gr3" draw:text-style-name="P9" draw:layer="layout" svg:width="0.23cm" svg:height="0.985cm" svg:x="2.352cm" svg:y="2.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2cm" svg:height="0.674cm" svg:x="2.666cm" svg:y="2.4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23cm" svg:height="0.985cm" svg:x="3.051cm" svg:y="2.3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0" draw:id="id100">
          <svg:title>TexMaths</svg:title>
          <svg:desc>26§display§(1)§svg§600§FALSE§</svg:desc>
          <draw:polygon draw:style-name="gr2" draw:text-style-name="P8" draw:layer="layout" svg:width="0.986cm" svg:height="0.822cm" svg:x="2.307cm" svg:y="3.637cm" svg:viewBox="0 0 987 823" draw:points="494,823 0,823 0,0 987,0 987,823">
            <text:p/>
          </draw:polygon>
          <draw:path draw:style-name="gr3" draw:text-style-name="P9" draw:layer="layout" svg:width="0.213cm" svg:height="0.914cm" svg:x="2.351cm" svg:y="3.5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2.699cm" svg:y="3.6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3.128cm" svg:y="3.5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1" draw:id="id101">
          <svg:title>TexMaths</svg:title>
          <svg:desc>26§display§\smallint \tan x \ dx§svg§600§FALSE§</svg:desc>
          <draw:polygon draw:style-name="gr2" draw:text-style-name="P8" draw:layer="layout" svg:width="3.801cm" svg:height="0.76cm" svg:x="3.809cm" svg:y="3.64cm" svg:viewBox="0 0 3802 761" draw:points="1901,761 0,761 0,0 3802,0 3802,761">
            <text:p/>
          </draw:polygon>
          <draw:path draw:style-name="gr3" draw:text-style-name="P9" draw:layer="layout" svg:width="0.382cm" svg:height="0.852cm" svg:x="3.813cm" svg:y="3.59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288cm" svg:height="0.573cm" svg:x="4.414cm" svg:y="3.686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413cm" svg:height="0.421cm" svg:x="4.791cm" svg:y="3.839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9" draw:layer="layout" svg:width="0.461cm" svg:height="0.405cm" svg:x="5.24cm" svg:y="3.8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5.897cm" svg:y="3.84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9" draw:layer="layout" svg:width="0.436cm" svg:height="0.646cm" svg:x="6.733cm" svg:y="3.61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7.199cm" svg:y="3.84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</draw:g>
        <draw:g xml:id="id102" draw:id="id102">
          <svg:title>TexMaths</svg:title>
          <svg:desc>26§display§(2)§svg§600§FALSE§</svg:desc>
          <draw:polygon draw:style-name="gr2" draw:text-style-name="P8" draw:layer="layout" svg:width="0.986cm" svg:height="0.822cm" svg:x="8.808cm" svg:y="3.639cm" svg:viewBox="0 0 987 823" draw:points="494,823 0,823 0,0 987,0 987,823">
            <text:p/>
          </draw:polygon>
          <draw:path draw:style-name="gr3" draw:text-style-name="P9" draw:layer="layout" svg:width="0.213cm" svg:height="0.914cm" svg:x="8.852cm" svg:y="3.5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9.164cm" svg:y="3.6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9.629cm" svg:y="3.5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3" draw:id="id103">
          <svg:title>TexMaths</svg:title>
          <svg:desc>26§display§\smallint \cot x \ dx§svg§600§FALSE§</svg:desc>
          <draw:polygon draw:style-name="gr2" draw:text-style-name="P8" draw:layer="layout" svg:width="3.7cm" svg:height="0.76cm" svg:x="10.109cm" svg:y="3.641cm" svg:viewBox="0 0 3701 761" draw:points="1850,761 0,761 0,0 3701,0 3701,761">
            <text:p/>
          </draw:polygon>
          <draw:path draw:style-name="gr3" draw:text-style-name="P9" draw:layer="layout" svg:width="0.382cm" svg:height="0.852cm" svg:x="10.113cm" svg:y="3.59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9cm" svg:height="0.421cm" svg:x="10.729cm" svg:y="3.84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  <draw:path draw:style-name="gr3" draw:text-style-name="P9" draw:layer="layout" svg:width="0.407cm" svg:height="0.421cm" svg:x="11.131cm" svg:y="3.84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11.578cm" svg:y="3.687cm" svg:viewBox="0 0 289 574" svg:d="M141 198h132v-29h-132v-169h-22c0 75-30 173-119 177v21h79v251c0 115 85 125 119 125 64 0 91-64 91-125v-52h-25v52c0 67-27 102-60 102-63 0-63-83-63-100z">
            <text:p/>
          </draw:path>
          <draw:path draw:style-name="gr3" draw:text-style-name="P9" draw:layer="layout" svg:width="0.457cm" svg:height="0.415cm" svg:x="12.096cm" svg:y="3.84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99-94 120-123 120-35 0-50-29-50-60 0-21 6-40 17-81z">
            <text:p/>
          </draw:path>
          <draw:path draw:style-name="gr3" draw:text-style-name="P9" draw:layer="layout" svg:width="0.436cm" svg:height="0.646cm" svg:x="12.932cm" svg:y="3.616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9" draw:layer="layout" svg:width="0.457cm" svg:height="0.415cm" svg:x="13.398cm" svg:y="3.84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</draw:g>
        <draw:g xml:id="id104" draw:id="id104">
          <svg:title>TexMaths</svg:title>
          <svg:desc>26§display§(3)§svg§600§FALSE§</svg:desc>
          <draw:polygon draw:style-name="gr2" draw:text-style-name="P8" draw:layer="layout" svg:width="0.986cm" svg:height="0.822cm" svg:x="14.808cm" svg:y="3.639cm" svg:viewBox="0 0 987 823" draw:points="494,823 0,823 0,0 987,0 987,823">
            <text:p/>
          </draw:polygon>
          <draw:path draw:style-name="gr3" draw:text-style-name="P9" draw:layer="layout" svg:width="0.213cm" svg:height="0.914cm" svg:x="14.852cm" svg:y="3.5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15.156cm" svg:y="3.67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15.629cm" svg:y="3.5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6" draw:id="id106">
          <svg:title>TexMaths</svg:title>
          <svg:desc>26§display§(4)§svg§600§FALSE§</svg:desc>
          <draw:polygon draw:style-name="gr2" draw:text-style-name="P8" draw:layer="layout" svg:width="0.986cm" svg:height="0.822cm" svg:x="20.909cm" svg:y="3.64cm" svg:viewBox="0 0 987 823" draw:points="494,823 0,823 0,0 987,0 987,823">
            <text:p/>
          </draw:polygon>
          <draw:path draw:style-name="gr3" draw:text-style-name="P9" draw:layer="layout" svg:width="0.213cm" svg:height="0.914cm" svg:x="20.953cm" svg:y="3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21.244cm" svg:y="3.661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1.73cm" svg:y="3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5" draw:id="id105">
          <svg:title>TexMaths</svg:title>
          <svg:desc>26§display§\smallint \sec x \ dx§svg§600§FALSE§</svg:desc>
          <draw:polygon draw:style-name="gr2" draw:text-style-name="P8" draw:layer="layout" svg:width="3.653cm" svg:height="0.76cm" svg:x="16.11cm" svg:y="3.641cm" svg:viewBox="0 0 3654 761" draw:points="1826,761 0,761 0,0 3654,0 3654,761">
            <text:p/>
          </draw:polygon>
          <draw:path draw:style-name="gr3" draw:text-style-name="P9" draw:layer="layout" svg:width="0.382cm" svg:height="0.852cm" svg:x="16.114cm" svg:y="3.59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16.73cm" svg:y="3.84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55cm" svg:height="0.421cm" svg:x="17.085cm" svg:y="3.84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9" draw:layer="layout" svg:width="0.348cm" svg:height="0.421cm" svg:x="17.497cm" svg:y="3.84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9" draw:layer="layout" svg:width="0.457cm" svg:height="0.415cm" svg:x="18.05cm" svg:y="3.845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6 0-50-29-50-60 0-21 6-40 17-81z">
            <text:p/>
          </draw:path>
          <draw:path draw:style-name="gr3" draw:text-style-name="P9" draw:layer="layout" svg:width="0.436cm" svg:height="0.646cm" svg:x="18.887cm" svg:y="3.61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19.352cm" svg:y="3.845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6 0-50-29-50-60 0-21 6-40 17-81z">
            <text:p/>
          </draw:path>
        </draw:g>
        <draw:g xml:id="id107" draw:id="id107">
          <svg:title>TexMaths</svg:title>
          <svg:desc>26§display§\smallint \text {cosec } x \ dx§svg§600§FALSE§</svg:desc>
          <draw:polygon draw:style-name="gr2" draw:text-style-name="P8" draw:layer="layout" svg:width="4.669cm" svg:height="0.76cm" svg:x="22.211cm" svg:y="3.642cm" svg:viewBox="0 0 4670 761" draw:points="2334,761 0,761 0,0 4670,0 4670,761">
            <text:p/>
          </draw:polygon>
          <draw:path draw:style-name="gr3" draw:text-style-name="P9" draw:layer="layout" svg:width="0.382cm" svg:height="0.852cm" svg:x="22.215cm" svg:y="3.596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22.831cm" svg:y="3.841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23.232cm" svg:y="3.841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3.694cm" svg:y="3.841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24.05cm" svg:y="3.841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9" draw:layer="layout" svg:width="0.348cm" svg:height="0.421cm" svg:x="24.46cm" svg:y="3.841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57cm" svg:height="0.415cm" svg:x="25.167cm" svg:y="3.84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4 120-123 120-35 0-50-29-50-60 0-21 6-40 17-81z">
            <text:p/>
          </draw:path>
          <draw:path draw:style-name="gr3" draw:text-style-name="P9" draw:layer="layout" svg:width="0.436cm" svg:height="0.646cm" svg:x="26.003cm" svg:y="3.617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9" draw:layer="layout" svg:width="0.457cm" svg:height="0.415cm" svg:x="26.469cm" svg:y="3.84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2 120-123 120-35 0-50-29-50-60 0-21 6-40 17-81z">
            <text:p/>
          </draw:path>
        </draw:g>
        <draw:g xml:id="id110" draw:id="id110">
          <svg:title>TexMaths</svg:title>
          <svg:desc>26§display§\text {Let,}§svg§600§FALSE§</svg:desc>
          <draw:polygon draw:style-name="gr2" draw:text-style-name="P8" draw:layer="layout" svg:width="1.429cm" svg:height="0.711cm" svg:x="3.527cm" svg:y="6.241cm" svg:viewBox="0 0 1430 712" draw:points="714,712 0,712 0,0 1430,0 1430,712">
            <text:p/>
          </draw:polygon>
          <draw:path draw:style-name="gr3" draw:text-style-name="P9" draw:layer="layout" svg:width="0.503cm" svg:height="0.625cm" svg:x="3.51cm" svg:y="6.1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078cm" svg:y="6.4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476cm" svg:y="6.2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4.892cm" svg:y="6.7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11" draw:id="id111">
          <svg:title>TexMaths</svg:title>
          <svg:desc>26§display§\text {I}§svg§600§FALSE§</svg:desc>
          <draw:polygon draw:style-name="gr2" draw:text-style-name="P8" draw:layer="layout" svg:width="0.213cm" svg:height="0.534cm" svg:x="5.534cm" svg:y="6.243cm" svg:viewBox="0 0 214 535" draw:points="108,535 0,535 0,0 214,0 214,535">
            <text:p/>
          </draw:polygon>
          <draw:path draw:style-name="gr3" draw:text-style-name="P9" draw:layer="layout" svg:width="0.28cm" svg:height="0.626cm" svg:x="5.513cm" svg:y="6.197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09" draw:id="id109">
          <svg:title>TexMaths</svg:title>
          <svg:desc>26§display§(1)§svg§600§FALSE§</svg:desc>
          <draw:polygon draw:style-name="gr2" draw:text-style-name="P8" draw:layer="layout" svg:width="0.986cm" svg:height="0.822cm" svg:x="2.21cm" svg:y="6.143cm" svg:viewBox="0 0 987 823" draw:points="494,823 0,823 0,0 987,0 987,823">
            <text:p/>
          </draw:polygon>
          <draw:path draw:style-name="gr3" draw:text-style-name="P9" draw:layer="layout" svg:width="0.213cm" svg:height="0.914cm" svg:x="2.254cm" svg:y="6.09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2.602cm" svg:y="6.174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3.031cm" svg:y="6.09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2" draw:id="id112">
          <svg:title>TexMaths</svg:title>
          <svg:desc>24§display§= \smallint \tan x \ dx§svg§600§FALSE§</svg:desc>
          <draw:polygon draw:style-name="gr2" draw:text-style-name="P8" draw:layer="layout" svg:width="4.397cm" svg:height="0.702cm" svg:x="6.31cm" svg:y="6.138cm" svg:viewBox="0 0 4398 703" draw:points="2200,703 0,703 0,0 4398,0 4398,703">
            <text:p/>
          </draw:polygon>
          <draw:path draw:style-name="gr3" draw:text-style-name="P9" draw:layer="layout" svg:width="0.561cm" svg:height="0.199cm" svg:x="6.316cm" svg:y="6.3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6cm" svg:x="7.205cm" svg:y="6.09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266cm" svg:height="0.529cm" svg:x="7.759cm" svg:y="6.18cm" svg:viewBox="0 0 267 530" svg:d="M131 182h120v-27h-120v-155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8.107cm" svg:y="6.323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8.519cm" svg:y="6.326cm" svg:viewBox="0 0 426 374" svg:d="M65 83v228c0 36-7 36-65 36v27c29 0 73-2 96-2 21 0 65 2 94 2v-27c-56 0-65 0-65-36v-157c0-89 59-135 113-135s63 46 63 94v198c0 36-9 36-65 36v27c29 0 73-2 96-2 21 0 65 2 94 2v-27c-44 0-65 0-65-25v-161c0-73 0-100-27-130-12-14-40-31-88-31-64 0-102 36-127 88v-88l-119 10v26c60 0 65 6 65 47z">
            <text:p/>
          </draw:path>
          <draw:path draw:style-name="gr3" draw:text-style-name="P9" draw:layer="layout" svg:width="0.421cm" svg:height="0.383cm" svg:x="9.126cm" svg:y="6.32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9" draw:layer="layout" svg:width="0.402cm" svg:height="0.596cm" svg:x="9.9cm" svg:y="6.115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6 0 68 69 68 75 0 4-2 10-4 14z">
            <text:p/>
          </draw:path>
          <draw:path draw:style-name="gr3" draw:text-style-name="P9" draw:layer="layout" svg:width="0.421cm" svg:height="0.383cm" svg:x="10.33cm" svg:y="6.32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6 0 134-110 134-131 0-7-7-7-9-7-8 0-10 2-12 7-27 93-86 112-113 112-33 0-46-27-46-56 0-19 6-36 15-75z">
            <text:p/>
          </draw:path>
        </draw:g>
        <draw:g xml:id="id113" draw:id="id113">
          <svg:title>TexMaths</svg:title>
          <svg:desc>24§display§= \int \frac{\sin x}{\cos x} dx§svg§600§FALSE§</svg:desc>
          <draw:polygon draw:style-name="gr2" draw:text-style-name="P8" draw:layer="layout" svg:width="4.628cm" svg:height="1.791cm" svg:x="6.212cm" svg:y="7.238cm" svg:viewBox="0 0 4629 1792" draw:points="2315,1792 0,1792 0,0 4629,0 4629,1792">
            <text:p/>
          </draw:polygon>
          <draw:path draw:style-name="gr3" draw:text-style-name="P9" draw:layer="layout" svg:width="0.562cm" svg:height="0.199cm" svg:x="6.218cm" svg:y="8.0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107cm" svg:y="7.196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7cm" svg:height="0.389cm" svg:x="8.22cm" svg:y="7.3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552cm" svg:y="7.2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787cm" svg:y="7.40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393cm" svg:y="7.402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9" draw:layer="layout" svg:width="1.754cm" svg:height="0.036cm" svg:x="8.145cm" svg:y="8.116cm" svg:viewBox="0 0 1755 37" draw:points="877,37 0,37 0,0 1755,0 1755,37">
            <text:p/>
          </draw:polygon>
          <draw:path draw:style-name="gr3" draw:text-style-name="P9" draw:layer="layout" svg:width="0.322cm" svg:height="0.389cm" svg:x="8.174cm" svg:y="8.54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8.545cm" svg:y="8.54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8.969cm" svg:y="8.54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9.439cm" svg:y="8.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402cm" svg:height="0.596cm" svg:x="10.033cm" svg:y="7.759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0.463cm" svg:y="7.972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</draw:g>
        <draw:g xml:id="id118" draw:id="id118">
          <svg:title>TexMaths</svg:title>
          <svg:desc>24§display§= \int \frac{1}{t} ( - dt )§svg§600§FALSE§</svg:desc>
          <draw:polygon draw:style-name="gr2" draw:text-style-name="P8" draw:layer="layout" svg:width="4.387cm" svg:height="1.791cm" svg:x="6.212cm" svg:y="10.84cm" svg:viewBox="0 0 4388 1792" draw:points="2195,1792 0,1792 0,0 4388,0 4388,1792">
            <text:p/>
          </draw:polygon>
          <draw:path draw:style-name="gr3" draw:text-style-name="P9" draw:layer="layout" svg:width="0.562cm" svg:height="0.199cm" svg:x="6.218cm" svg:y="11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107cm" svg:y="10.798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8.221cm" svg:y="10.8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146cm" svg:y="11.718cm" svg:viewBox="0 0 424 37" draw:points="211,37 0,37 0,0 424,0 424,37">
            <text:p/>
          </draw:polygon>
          <draw:path draw:style-name="gr3" draw:text-style-name="P9" draw:layer="layout" svg:width="0.26cm" svg:height="0.539cm" svg:x="8.224cm" svg:y="11.997cm" svg:viewBox="0 0 261 540" svg:d="M156 192h80c16 0 25 0 25-17 0-10-9-10-25-10h-73c29-121 35-136 35-142 0-15-12-23-25-23-2 0-27 0-35 31l-32 134h-81c-17 0-25 0-25 16 0 11 8 11 23 11h75c-62 240-63 254-63 269 0 46 32 79 76 79 89 0 137-125 137-131 0-7-8-7-12-7-6 0-7 1-11 11-37 88-83 108-112 108-17 0-25-12-25-39 0-21 0-27 4-40z">
            <text:p/>
          </draw:path>
          <draw:path draw:style-name="gr3" draw:text-style-name="P9" draw:layer="layout" svg:width="0.197cm" svg:height="0.844cm" svg:x="8.752cm" svg:y="11.313cm" svg:viewBox="0 0 198 845" svg:d="M198 838c0-2 0-4-16-20-105-105-132-265-132-395 0-146 33-294 136-400 12-10 12-11 12-15 0-6-4-8-10-8-7 0-84 58-134 165-44 92-54 187-54 258 0 67 10 169 56 265 52 104 125 157 132 157 6 0 10-2 10-7z">
            <text:p/>
          </draw:path>
          <draw:path draw:style-name="gr3" draw:text-style-name="P9" draw:layer="layout" svg:width="0.516cm" svg:height="0.036cm" svg:x="9.067cm" svg:y="11.718cm" svg:viewBox="0 0 517 37" svg:d="M488 37c13 0 29 0 29-20 0-17-16-17-29-17h-459c-14 0-29 0-29 17 0 20 15 20 29 20z">
            <text:p/>
          </draw:path>
          <draw:path draw:style-name="gr3" draw:text-style-name="P9" draw:layer="layout" svg:width="0.402cm" svg:height="0.596cm" svg:x="9.686cm" svg:y="11.3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10.112cm" svg:y="11.419cm" svg:viewBox="0 0 261 540" svg:d="M156 192h80c16 0 25 0 25-17 0-10-9-10-25-10h-75c31-121 37-136 37-142 0-15-12-23-25-23-4 0-27 0-35 31l-32 134h-81c-17 0-25 0-25 16 0 11 8 11 23 11h75c-62 240-63 254-63 269 0 46 32 79 76 79 89 0 137-125 137-131 0-7-8-7-12-7-7 0-7 1-11 11-37 88-83 108-112 108-17 0-25-12-25-39 0-21 0-27 4-40z">
            <text:p/>
          </draw:path>
          <draw:path draw:style-name="gr3" draw:text-style-name="P9" draw:layer="layout" svg:width="0.197cm" svg:height="0.844cm" svg:x="10.444cm" svg:y="11.313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119" draw:id="id119">
          <svg:title>TexMaths</svg:title>
          <svg:desc>24§display§= - \int \frac{1}{t} dt§svg§600§FALSE§</svg:desc>
          <draw:polygon draw:style-name="gr2" draw:text-style-name="P8" draw:layer="layout" svg:width="3.929cm" svg:height="1.791cm" svg:x="6.212cm" svg:y="13.14cm" svg:viewBox="0 0 3930 1792" draw:points="1964,1792 0,1792 0,0 3930,0 3930,1792">
            <text:p/>
          </draw:polygon>
          <draw:path draw:style-name="gr3" draw:text-style-name="P9" draw:layer="layout" svg:width="0.561cm" svg:height="0.199cm" svg:x="6.218cm" svg:y="13.938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515cm" svg:height="0.036cm" svg:x="7.13cm" svg:y="14.018cm" svg:viewBox="0 0 516 37" svg:d="M488 37c13 0 28 0 28-20 0-17-15-17-28-17h-459c-14 0-29 0-29 17 0 20 15 20 29 20z">
            <text:p/>
          </draw:path>
          <draw:path draw:style-name="gr3" draw:text-style-name="P9" draw:layer="layout" svg:width="0.75cm" svg:height="1.876cm" svg:x="7.903cm" svg:y="13.098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9.017cm" svg:y="13.1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942cm" svg:y="14.018cm" svg:viewBox="0 0 424 37" draw:points="211,37 0,37 0,0 424,0 424,37">
            <text:p/>
          </draw:polygon>
          <draw:path draw:style-name="gr3" draw:text-style-name="P9" draw:layer="layout" svg:width="0.26cm" svg:height="0.539cm" svg:x="9.021cm" svg:y="14.297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9.499cm" svg:y="13.661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9.923cm" svg:y="13.719cm" svg:viewBox="0 0 261 540" svg:d="M156 192h80c15 0 25 0 25-17 0-10-10-10-25-10h-75c31-121 37-136 37-142 0-15-12-23-25-23-4 0-27 0-35 31l-32 134h-81c-17 0-25 0-25 16 0 11 8 11 23 11h75c-62 240-63 254-63 269 0 46 32 79 76 79 89 0 137-125 137-131 0-7-8-7-12-7-8 0-8 1-11 11-37 88-83 108-112 108-17 0-25-12-25-39 0-21 0-27 4-40z">
            <text:p/>
          </draw:path>
        </draw:g>
        <draw:polyline draw:style-name="gr4" draw:text-style-name="P12" xml:id="id120" draw:id="id120" draw:layer="layout" svg:width="0cm" svg:height="8.799cm" svg:x="14.6cm" svg:y="5.8cm" svg:viewBox="0 0 0 8800" draw:points="0,0 0,8800">
          <text:p/>
        </draw:polyline>
        <draw:g xml:id="id114" draw:id="id114">
          <svg:title>TexMaths</svg:title>
          <svg:desc>22§display§\text {Put}§svg§600§FALSE§</svg:desc>
          <draw:polygon draw:style-name="gr2" draw:text-style-name="P8" draw:layer="layout" svg:width="1.136cm" svg:height="0.46cm" svg:x="2.722cm" svg:y="9.636cm" svg:viewBox="0 0 1137 461" draw:points="568,461 0,461 0,0 1137,0 1137,461">
            <text:p/>
          </draw:polygon>
          <draw:path draw:style-name="gr3" draw:text-style-name="P9" draw:layer="layout" svg:width="0.457cm" svg:height="0.529cm" svg:x="2.71cm" svg:y="9.5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3.234cm" svg:y="9.7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3.653cm" svg:y="9.65cm" svg:viewBox="0 0 245 486" svg:d="M120 167h111v-24h-111v-143h-20c0 63-24 146-100 150v17h67v213c0 97 72 106 100 106 55 0 78-54 78-106v-44h-21v44c0 57-23 87-52 87-52 0-52-71-52-85z">
            <text:p/>
          </draw:path>
        </draw:g>
        <draw:g xml:id="id115" draw:id="id115">
          <svg:title>TexMaths</svg:title>
          <svg:desc>24§display§\cos x = t \ \therefore \ \sin x dx = - dt§svg§600§FALSE§</svg:desc>
          <draw:polygon draw:style-name="gr2" draw:text-style-name="P8" draw:layer="layout" svg:width="9.769cm" svg:height="0.565cm" svg:x="4.325cm" svg:y="9.539cm" svg:viewBox="0 0 9770 566" draw:points="4885,566 0,566 0,0 9770,0 9770,566">
            <text:p/>
          </draw:polygon>
          <draw:path draw:style-name="gr3" draw:text-style-name="P9" draw:layer="layout" svg:width="0.322cm" svg:height="0.388cm" svg:x="4.312cm" svg:y="9.704cm" svg:viewBox="0 0 323 389" svg:d="M71 196c0-138 69-175 113-175 8 0 62 0 93 31-35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375cm" svg:height="0.388cm" svg:x="4.683cm" svg:y="9.704cm" svg:viewBox="0 0 376 389" svg:d="M376 197c0-107-86-197-188-197-105 0-188 92-188 197 0 110 88 192 188 192 102 0 188-84 188-192zM188 368c-36 0-73-19-96-57-21-37-21-89-21-119 0-33 0-79 19-117 23-39 64-56 98-56 37 0 73 17 94 54 23 36 23 86 23 119 0 30 0 76-19 113-17 38-56 63-98 63z">
            <text:p/>
          </draw:path>
          <draw:path draw:style-name="gr3" draw:text-style-name="P9" draw:layer="layout" svg:width="0.277cm" svg:height="0.388cm" svg:x="5.107cm" svg:y="9.704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421cm" svg:height="0.382cm" svg:x="5.577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79 55 57 0 88-59 90-65 10 33 40 65 90 65 89 0 137-109 137-130 0-8-8-8-10-8-8 0-10 2-12 8-26 92-86 111-113 111-32 0-46-27-46-55 0-19 6-37 15-75z">
            <text:p/>
          </draw:path>
          <draw:path draw:style-name="gr3" draw:text-style-name="P9" draw:layer="layout" svg:width="0.562cm" svg:height="0.198cm" svg:x="6.317cm" svg:y="9.773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7.179cm" svg:y="9.555cm" svg:viewBox="0 0 261 539" svg:d="M156 192h80c16 0 25 0 25-18 0-9-9-9-25-9h-73c29-121 35-136 35-142 0-15-12-23-25-23-2 0-27 0-35 31l-32 134h-81c-17 0-25 0-25 15 0 12 8 12 23 12h75c-62 239-63 253-63 268 0 46 32 79 76 79 89 0 137-125 137-131 0-7-8-7-12-7-6 0-7 2-11 11-37 88-83 108-112 108-17 0-25-12-25-39 0-21 0-27 4-40z">
            <text:p/>
          </draw:path>
          <draw:path draw:style-name="gr3" draw:text-style-name="P9" draw:layer="layout" svg:width="0.512cm" svg:height="0.455cm" svg:x="8.007cm" svg:y="9.691cm" svg:viewBox="0 0 513 456" svg:d="M301 44c0-23-21-44-44-44-25 0-46 21-46 44 0 25 21 46 46 46 23 0 44-19 44-46zM513 410c0-23-19-44-44-44s-47 21-47 44c0 25 22 46 47 46s44-21 44-46zM90 410c0-23-21-44-46-44-23 0-44 21-44 44 0 25 21 46 44 46 25 0 46-21 46-46z">
            <text:p/>
          </draw:path>
          <draw:path draw:style-name="gr3" draw:text-style-name="P9" draw:layer="layout" svg:width="0.277cm" svg:height="0.388cm" svg:x="9.086cm" svg:y="9.704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181cm" svg:height="0.565cm" svg:x="9.42cm" svg:y="9.518cm" svg:viewBox="0 0 182 566" svg:d="M123 192l-119 9v27c56 0 63 4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652cm" svg:y="9.7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10.259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6 111-113 111-32 0-46-27-46-55 0-19 6-37 15-75z">
            <text:p/>
          </draw:path>
          <draw:path draw:style-name="gr3" draw:text-style-name="P9" draw:layer="layout" svg:width="0.402cm" svg:height="0.595cm" svg:x="10.751cm" svg:y="9.497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4 0-55-46-55-78 0-43 26-148 48-186 24-50 63-81 97-81 54 0 68 69 68 75 0 4-2 9-4 13z">
            <text:p/>
          </draw:path>
          <draw:path draw:style-name="gr3" draw:text-style-name="P9" draw:layer="layout" svg:width="0.421cm" svg:height="0.382cm" svg:x="11.181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4 111-113 111-32 0-46-27-46-55 0-19 6-37 15-75z">
            <text:p/>
          </draw:path>
          <draw:path draw:style-name="gr3" draw:text-style-name="P9" draw:layer="layout" svg:width="0.562cm" svg:height="0.198cm" svg:x="11.92cm" svg:y="9.773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516cm" svg:height="0.035cm" svg:x="12.832cm" svg:y="9.854cm" svg:viewBox="0 0 517 36" svg:d="M488 36c13 0 29 0 29-19 0-17-16-17-29-17h-459c-14 0-29 0-29 17 0 19 15 19 29 19z">
            <text:p/>
          </draw:path>
          <draw:path draw:style-name="gr3" draw:text-style-name="P9" draw:layer="layout" svg:width="0.402cm" svg:height="0.595cm" svg:x="13.452cm" svg:y="9.497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2 0-55-46-55-78 0-43 26-148 48-186 24-50 63-81 97-81 56 0 68 69 68 75 0 4-2 9-4 13z">
            <text:p/>
          </draw:path>
          <draw:path draw:style-name="gr3" draw:text-style-name="P9" draw:layer="layout" svg:width="0.26cm" svg:height="0.538cm" svg:x="13.877cm" svg:y="9.555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</draw:g>
        <draw:g xml:id="id117" draw:id="id117">
          <svg:title>TexMaths</svg:title>
          <svg:desc>26§display§\text {I}§svg§600§FALSE§</svg:desc>
          <draw:polygon draw:style-name="gr2" draw:text-style-name="P8" draw:layer="layout" svg:width="0.213cm" svg:height="0.534cm" svg:x="5.534cm" svg:y="11.444cm" svg:viewBox="0 0 214 535" draw:points="108,535 0,535 0,0 214,0 214,535">
            <text:p/>
          </draw:polygon>
          <draw:path draw:style-name="gr3" draw:text-style-name="P9" draw:layer="layout" svg:width="0.28cm" svg:height="0.626cm" svg:x="5.513cm" svg:y="11.3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16" draw:id="id116">
          <svg:title>TexMaths</svg:title>
          <svg:desc>26§display§\therefore§svg§600§FALSE§</svg:desc>
          <draw:polygon draw:style-name="gr2" draw:text-style-name="P8" draw:layer="layout" svg:width="0.49cm" svg:height="0.402cm" svg:x="4.105cm" svg:y="11.52cm" svg:viewBox="0 0 491 403" draw:points="246,403 0,403 0,0 491,0 491,403">
            <text:p/>
          </draw:polygon>
          <draw:path draw:style-name="gr3" draw:text-style-name="P9" draw:layer="layout" svg:width="0.555cm" svg:height="0.493cm" svg:x="4.086cm" svg:y="11.4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21" draw:id="id121">
          <svg:title>TexMaths</svg:title>
          <svg:desc>26§display§\text {I}§svg§600§FALSE§</svg:desc>
          <draw:polygon draw:style-name="gr2" draw:text-style-name="P8" draw:layer="layout" svg:width="0.213cm" svg:height="0.534cm" svg:x="16.535cm" svg:y="6.145cm" svg:viewBox="0 0 214 535" draw:points="108,535 0,535 0,0 214,0 214,535">
            <text:p/>
          </draw:polygon>
          <draw:path draw:style-name="gr3" draw:text-style-name="P9" draw:layer="layout" svg:width="0.28cm" svg:height="0.626cm" svg:x="16.514cm" svg:y="6.0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22" draw:id="id122">
          <svg:title>TexMaths</svg:title>
          <svg:desc>24§display§= - \log t + c§svg§600§FALSE§</svg:desc>
          <draw:polygon draw:style-name="gr2" draw:text-style-name="P8" draw:layer="layout" svg:width="4.531cm" svg:height="0.676cm" svg:x="17.31cm" svg:y="6.039cm" svg:viewBox="0 0 4532 677" draw:points="2265,677 0,677 0,0 4532,0 4532,677">
            <text:p/>
          </draw:polygon>
          <draw:path draw:style-name="gr3" draw:text-style-name="P9" draw:layer="layout" svg:width="0.561cm" svg:height="0.199cm" svg:x="17.316cm" svg:y="6.27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515cm" svg:height="0.036cm" svg:x="18.227cm" svg:y="6.354cm" svg:viewBox="0 0 516 37" svg:d="M488 37c13 0 28 0 28-20 0-17-15-17-28-17h-459c-14 0-29 0-29 17 0 20 15 20 29 20z">
            <text:p/>
          </draw:path>
          <draw:path draw:style-name="gr3" draw:text-style-name="P9" draw:layer="layout" svg:width="0.189cm" svg:height="0.587cm" svg:x="18.982cm" svg:y="5.99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9.212cm" svg:y="6.20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9.634cm" svg:y="6.20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20.203cm" svg:y="6.055cm" svg:viewBox="0 0 261 540" svg:d="M155 192h81c15 0 25 0 25-17 0-10-10-10-25-10h-75c31-121 37-136 37-142 0-15-12-23-25-23-4 0-27 0-35 31l-32 134h-81c-17 0-25 0-25 16 0 11 8 11 23 11h75c-62 240-63 254-63 269 0 46 32 79 76 79 89 0 137-125 137-131 0-7-8-7-12-7-8 0-8 2-11 11-37 89-83 108-112 108-17 0-25-12-25-39 0-21 0-27 4-40z">
            <text:p/>
          </draw:path>
          <draw:path draw:style-name="gr3" draw:text-style-name="P9" draw:layer="layout" svg:width="0.561cm" svg:height="0.564cm" svg:x="20.723cm" svg:y="6.09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21.554cm" svg:y="6.21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draw:g xml:id="id123" draw:id="id123">
          <svg:title>TexMaths</svg:title>
          <svg:desc>24§display§= \log t^{-1} + c§svg§600§FALSE§</svg:desc>
          <draw:polygon draw:style-name="gr2" draw:text-style-name="P8" draw:layer="layout" svg:width="4.64cm" svg:height="0.83cm" svg:x="17.311cm" svg:y="7.34cm" svg:viewBox="0 0 4641 831" draw:points="2321,831 0,831 0,0 4641,0 4641,831">
            <text:p/>
          </draw:polygon>
          <draw:path draw:style-name="gr3" draw:text-style-name="P9" draw:layer="layout" svg:width="0.562cm" svg:height="0.199cm" svg:x="17.317cm" svg:y="7.7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6cm" svg:x="18.187cm" svg:y="7.453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375cm" svg:height="0.388cm" svg:x="18.417cm" svg:y="7.661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387cm" svg:height="0.557cm" svg:x="18.839cm" svg:y="7.657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9" draw:layer="layout" svg:width="0.26cm" svg:height="0.538cm" svg:x="19.408cm" svg:y="7.511cm" svg:viewBox="0 0 261 539" svg:d="M156 192h80c16 0 25 0 25-17 0-10-9-10-25-10h-73c29-121 35-136 35-142 0-15-12-23-25-23-2 0-27 0-35 31l-32 134h-81c-17 0-25 0-25 15 0 12 8 12 23 12h75c-60 240-63 253-63 268 0 46 32 79 76 79 89 0 137-125 137-130 0-8-8-8-12-8-6 0-8 2-11 11-37 89-83 108-112 108-17 0-25-12-25-38 0-22 0-27 4-41z">
            <text:p/>
          </draw:path>
          <draw:path draw:style-name="gr3" draw:text-style-name="P9" draw:layer="layout" svg:width="0.4cm" svg:height="0.03cm" svg:x="19.757cm" svg:y="7.528cm" svg:viewBox="0 0 401 31" svg:d="M378 31c8 0 23 0 23-16 0-15-13-15-23-15h-355c-10 0-23 0-23 15 0 16 13 16 23 16z">
            <text:p/>
          </draw:path>
          <draw:path draw:style-name="gr3" draw:text-style-name="P9" draw:layer="layout" svg:width="0.216cm" svg:height="0.392cm" svg:x="20.285cm" svg:y="7.298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9" draw:layer="layout" svg:width="0.562cm" svg:height="0.563cm" svg:x="20.834cm" svg:y="7.5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21.666cm" svg:y="7.664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124" draw:id="id124">
          <svg:title>TexMaths</svg:title>
          <svg:desc>24§display§= \log \left( \frac{1}{t} \right) + c§svg§600§FALSE§</svg:desc>
          <draw:polygon draw:style-name="gr2" draw:text-style-name="P8" draw:layer="layout" svg:width="5.297cm" svg:height="1.941cm" svg:x="17.312cm" svg:y="8.641cm" svg:viewBox="0 0 5298 1942" draw:points="2650,1942 0,1942 0,0 5298,0 5298,1942">
            <text:p/>
          </draw:polygon>
          <draw:path draw:style-name="gr3" draw:text-style-name="P9" draw:layer="layout" svg:width="0.562cm" svg:height="0.199cm" svg:x="17.318cm" svg:y="9.5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8cm" svg:y="9.237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18cm" svg:y="9.44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cm" svg:y="9.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9.566cm" svg:y="8.599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9cm" svg:height="0.564cm" svg:x="20.188cm" svg:y="8.68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20.114cm" svg:y="9.594cm" svg:viewBox="0 0 424 36" draw:points="211,36 0,36 0,0 424,0 424,36">
            <text:p/>
          </draw:polygon>
          <draw:path draw:style-name="gr3" draw:text-style-name="P9" draw:layer="layout" svg:width="0.26cm" svg:height="0.539cm" svg:x="20.19cm" svg:y="9.872cm" svg:viewBox="0 0 261 540" svg:d="M156 192h80c16 0 25 0 25-17 0-10-9-10-25-10h-73c29-121 35-136 35-142 0-15-12-23-25-23-2 0-27 0-35 31l-32 134h-81c-17 0-25 0-25 16 0 11 8 11 23 11h75c-60 240-63 254-63 269 0 46 32 79 76 79 89 0 137-125 137-131 0-8-8-8-12-8-6 0-7 2-11 12-37 88-83 107-112 107-17 0-25-11-25-38 0-21 0-27 4-40z">
            <text:p/>
          </draw:path>
          <draw:path draw:style-name="gr3" draw:text-style-name="P9" draw:layer="layout" svg:width="0.416cm" svg:height="2.025cm" svg:x="20.665cm" svg:y="8.599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562cm" svg:height="0.564cm" svg:x="21.492cm" svg:y="9.33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2.322cm" svg:y="9.4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25" draw:id="id125">
          <svg:title>TexMaths</svg:title>
          <svg:desc>24§display§= \log \left( \frac{1}{\cos x} \right) + c§svg§600§FALSE§</svg:desc>
          <draw:polygon draw:style-name="gr2" draw:text-style-name="P8" draw:layer="layout" svg:width="6.627cm" svg:height="1.941cm" svg:x="17.313cm" svg:y="11.04cm" svg:viewBox="0 0 6628 1942" draw:points="3314,1942 0,1942 0,0 6628,0 6628,1942">
            <text:p/>
          </draw:polygon>
          <draw:path draw:style-name="gr3" draw:text-style-name="P9" draw:layer="layout" svg:width="0.562cm" svg:height="0.199cm" svg:x="17.319cm" svg:y="11.91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9cm" svg:y="11.636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19cm" svg:y="11.84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1cm" svg:y="11.839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9.567cm" svg:y="10.998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20.853cm" svg:y="11.088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754cm" svg:height="0.035cm" svg:x="20.114cm" svg:y="11.993cm" svg:viewBox="0 0 1755 36" draw:points="877,36 0,36 0,0 1755,0 1755,36">
            <text:p/>
          </draw:polygon>
          <draw:path draw:style-name="gr3" draw:text-style-name="P9" draw:layer="layout" svg:width="0.322cm" svg:height="0.389cm" svg:x="20.141cm" svg:y="12.42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0.512cm" svg:y="12.4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0.938cm" svg:y="12.4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1.408cm" svg:y="12.4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416cm" svg:height="2.025cm" svg:x="21.996cm" svg:y="10.998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562cm" svg:height="0.564cm" svg:x="22.821cm" svg:y="11.7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3.653cm" svg:y="11.84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27" draw:id="id127">
          <svg:title>TexMaths</svg:title>
          <svg:desc>26§display§\text {I}§svg§600§FALSE§</svg:desc>
          <draw:polygon draw:style-name="gr2" draw:text-style-name="P8" draw:layer="layout" svg:width="0.213cm" svg:height="0.534cm" svg:x="16.535cm" svg:y="13.745cm" svg:viewBox="0 0 214 535" draw:points="108,535 0,535 0,0 214,0 214,535">
            <text:p/>
          </draw:polygon>
          <draw:path draw:style-name="gr3" draw:text-style-name="P9" draw:layer="layout" svg:width="0.28cm" svg:height="0.626cm" svg:x="16.514cm" svg:y="13.6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28" draw:id="id128">
          <svg:title>TexMaths</svg:title>
          <svg:desc>24§display§=  \log \sec x + c§svg§600§FALSE§</svg:desc>
          <draw:polygon draw:style-name="gr2" draw:text-style-name="P8" draw:layer="layout" svg:width="5.136cm" svg:height="0.676cm" svg:x="17.311cm" svg:y="13.64cm" svg:viewBox="0 0 5137 677" draw:points="2569,677 0,677 0,0 5137,0 5137,677">
            <text:p/>
          </draw:polygon>
          <draw:path draw:style-name="gr3" draw:text-style-name="P9" draw:layer="layout" svg:width="0.562cm" svg:height="0.199cm" svg:x="17.317cm" svg:y="13.87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189cm" svg:height="0.587cm" svg:x="18.187cm" svg:y="13.59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8.417cm" svg:y="13.8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8.84cm" svg:y="13.8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77cm" svg:height="0.389cm" svg:x="19.418cm" svg:y="13.806cm" svg:viewBox="0 0 278 390" svg:d="M148 215c19 4 88 18 88 79 0 42-29 77-96 77-71 0-102-48-117-121-2-10-4-14-11-14-12 0-12 6-12 22v111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327cm" svg:height="0.389cm" svg:x="19.746cm" svg:y="13.806cm" svg:viewBox="0 0 328 390" svg:d="M71 167c6-127 77-148 106-148 86 0 96 114 96 148zM71 185h236c19 0 21 0 21-18 0-84-46-167-151-167-98 0-177 86-177 194 0 114 88 196 186 196 104 0 142-94 142-111 0-8-7-10-11-10-8 0-10 6-10 12-30 88-107 88-115 88-42 0-77-27-96-58-25-40-25-96-25-126z">
            <text:p/>
          </draw:path>
          <draw:path draw:style-name="gr3" draw:text-style-name="P9" draw:layer="layout" svg:width="0.322cm" svg:height="0.389cm" svg:x="20.126cm" svg:y="13.806cm" svg:viewBox="0 0 323 390" svg:d="M71 196c0-138 69-175 113-175 8 0 62 0 93 31-37 4-41 29-41 40 0 21 16 39 39 39s40-16 40-41c0-57-65-90-131-90-105 0-184 92-184 196 0 110 84 194 182 194 114 0 141-102 141-111 0-8-8-8-10-8-8 0-10 4-12 8-24 78-80 90-111 90-44 0-119-37-119-173z">
            <text:p/>
          </draw:path>
          <draw:path draw:style-name="gr3" draw:text-style-name="P9" draw:layer="layout" svg:width="0.421cm" svg:height="0.383cm" svg:x="20.637cm" svg:y="13.811cm" svg:viewBox="0 0 422 384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562cm" svg:height="0.564cm" svg:x="21.33cm" svg:y="13.692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9" draw:layer="layout" svg:width="0.329cm" svg:height="0.383cm" svg:x="22.16cm" svg:y="13.811cm" svg:viewBox="0 0 330 384" svg:d="M301 52c-13 0-24 0-38 13-13 12-15 27-15 33 0 19 15 29 32 29 25 0 48-19 48-54 0-42-40-73-101-73-114 0-227 121-227 240 0 77 50 144 138 144 121 0 192-90 192-100 0-5-5-11-9-11-6 0-8 2-12 10-67 82-159 82-171 82-52 0-75-40-75-92 0-35 18-117 46-169 25-48 73-85 120-85 28 0 61 10 72 33z">
            <text:p/>
          </draw:path>
        </draw:g>
        <draw:g xml:id="id126" draw:id="id126">
          <svg:title>TexMaths</svg:title>
          <svg:desc>26§display§\therefore§svg§600§FALSE§</svg:desc>
          <draw:polygon draw:style-name="gr2" draw:text-style-name="P8" draw:layer="layout" svg:width="0.49cm" svg:height="0.402cm" svg:x="15.406cm" svg:y="13.82cm" svg:viewBox="0 0 491 403" draw:points="246,403 0,403 0,0 491,0 491,403">
            <text:p/>
          </draw:polygon>
          <draw:path draw:style-name="gr3" draw:text-style-name="P9" draw:layer="layout" svg:width="0.555cm" svg:height="0.493cm" svg:x="15.387cm" svg:y="13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7" anim:sub-item="text" smil:attributeName="visibility" smil:to="visible"/>
                  <anim:animate smil:begin="0s" smil:dur="0.5s" smil:fill="hold" smil:decelerate="0.5" smil:targetElement="id97" anim:sub-item="text" smil:attributeName="rotate" smil:values="-90;0" smil:keyTimes="0;1"/>
                  <anim:animate smil:begin="0s" smil:dur="0.5s" smil:fill="hold" smil:decelerate="0.5" smil:targetElement="id97" anim:sub-item="text" smil:attributeName="width" smil:values="width;width*.05" smil:keyTimes="0;1"/>
                  <anim:animate smil:begin="0.5s" smil:dur="0.5s" smil:fill="hold" smil:accelerate="0.5" smil:targetElement="id97" anim:sub-item="text" smil:attributeName="width" smil:values="width*.05;width" smil:keyTimes="0;1"/>
                  <anim:animate smil:dur="1s" smil:fill="hold" smil:targetElement="id97" anim:sub-item="text" smil:attributeName="height" smil:values="height;height" smil:keyTimes="0;1"/>
                  <anim:animate smil:begin="0s" smil:dur="0.5s" smil:fill="hold" smil:decelerate="0.5" smil:targetElement="id97" anim:sub-item="text" smil:attributeName="x" smil:values="x+.4;x" smil:keyTimes="0;1"/>
                  <anim:animate smil:begin="0s" smil:dur="0.5s" smil:fill="hold" smil:decelerate="0.5" smil:targetElement="id97" anim:sub-item="text" smil:attributeName="y" smil:values="y-.2;y+.1" smil:keyTimes="0;1"/>
                  <anim:animate smil:begin="0.5s" smil:dur="0.5s" smil:fill="hold" smil:accelerate="0.5" smil:targetElement="id97" anim:sub-item="text" smil:attributeName="y" smil:values="y+.1;y" smil:keyTimes="0;1"/>
                  <anim:transitionFilter smil:begin="0s" smil:dur="1s" smil:decelerate="0.5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width" smil:values="width*0.05;width" smil:keyTimes="0;1"/>
                  <anim:animate smil:dur="0.5s" smil:fill="hold" smil:targetElement="id108" anim:sub-item="text" smil:attributeName="height" smil:values="height;height" smil:keyTimes="0;1"/>
                  <anim:animate smil:dur="0.5s" smil:fill="hold" smil:targetElement="id108" anim:sub-item="text" smil:attributeName="x" smil:values="x-.2;x" smil:keyTimes="0;1"/>
                  <anim:animate smil:dur="0.5s" smil:fill="hold" smil:targetElement="id108" anim:sub-item="text" smil:attributeName="y" smil:values="y;y" smil:keyTimes="0;1"/>
                  <anim:transitionFilter smil:dur="0.5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20" smil:attributeName="visibility" smil:to="visible"/>
                  <anim:animate smil:dur="5s" smil:fill="hold" smil:targetElement="id120" smil:attributeName="x" smil:values="1+width/2;x" smil:keyTimes="0;1"/>
                  <anim:animate smil:dur="5s" smil:fill="hold" smil:targetElement="id1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9" draw:text-style-name="P7" draw:layer="layout" svg:width="26.2cm" svg:height="14.2cm" svg:x="1cm" svg:y="1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129" draw:id="id129">
          <svg:title>TexMaths</svg:title>
          <svg:desc>26§display§(2)§svg§600§FALSE§</svg:desc>
          <draw:polygon draw:style-name="gr2" draw:text-style-name="P8" draw:layer="layout" svg:width="0.986cm" svg:height="0.822cm" svg:x="2.508cm" svg:y="1.039cm" svg:viewBox="0 0 987 823" draw:points="494,823 0,823 0,0 987,0 987,823">
            <text:p/>
          </draw:polygon>
          <draw:path draw:style-name="gr3" draw:text-style-name="P9" draw:layer="layout" svg:width="0.213cm" svg:height="0.914cm" svg:x="2.552cm" svg:y="0.9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2.864cm" svg:y="1.0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3.329cm" svg:y="0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30" draw:id="id130">
          <svg:title>TexMaths</svg:title>
          <svg:desc>26§display§\text {Let,}§svg§600§FALSE§</svg:desc>
          <draw:polygon draw:style-name="gr2" draw:text-style-name="P8" draw:layer="layout" svg:width="1.429cm" svg:height="0.711cm" svg:x="3.927cm" svg:y="1.141cm" svg:viewBox="0 0 1430 712" draw:points="714,712 0,712 0,0 1430,0 1430,712">
            <text:p/>
          </draw:polygon>
          <draw:path draw:style-name="gr3" draw:text-style-name="P9" draw:layer="layout" svg:width="0.503cm" svg:height="0.625cm" svg:x="3.91cm" svg:y="1.0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478cm" svg:y="1.3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876cm" svg:y="1.1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5.292cm" svg:y="1.6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31" draw:id="id131">
          <svg:title>TexMaths</svg:title>
          <svg:desc>26§display§\text {I}§svg§600§FALSE§</svg:desc>
          <draw:polygon draw:style-name="gr2" draw:text-style-name="P8" draw:layer="layout" svg:width="0.213cm" svg:height="0.534cm" svg:x="5.934cm" svg:y="1.143cm" svg:viewBox="0 0 214 535" draw:points="108,535 0,535 0,0 214,0 214,535">
            <text:p/>
          </draw:polygon>
          <draw:path draw:style-name="gr3" draw:text-style-name="P9" draw:layer="layout" svg:width="0.28cm" svg:height="0.626cm" svg:x="5.913cm" svg:y="1.097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32" draw:id="id132">
          <svg:title>TexMaths</svg:title>
          <svg:desc>24§display§= \smallint \cot x \ dx§svg§600§FALSE§</svg:desc>
          <draw:polygon draw:style-name="gr2" draw:text-style-name="P8" draw:layer="layout" svg:width="4.304cm" svg:height="0.702cm" svg:x="6.711cm" svg:y="1.039cm" svg:viewBox="0 0 4305 703" draw:points="2152,703 0,703 0,0 4305,0 4305,703">
            <text:p/>
          </draw:polygon>
          <draw:path draw:style-name="gr3" draw:text-style-name="P9" draw:layer="layout" svg:width="0.562cm" svg:height="0.199cm" svg:x="6.717cm" svg:y="1.2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7.606cm" svg:y="0.99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8.174cm" svg:y="1.22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543cm" svg:y="1.2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8.958cm" svg:y="1.08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421cm" svg:height="0.383cm" svg:x="9.436cm" svg:y="1.2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9" draw:layer="layout" svg:width="0.402cm" svg:height="0.596cm" svg:x="10.207cm" svg:y="1.01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0.638cm" svg:y="1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3-86 112-113 112-33 0-46-27-46-56 0-19 6-36 15-75z">
            <text:p/>
          </draw:path>
        </draw:g>
        <draw:g xml:id="id133" draw:id="id133">
          <svg:title>TexMaths</svg:title>
          <svg:desc>24§display§= \int \frac{\cos x}{\sin x} dx§svg§600§FALSE§</svg:desc>
          <draw:polygon draw:style-name="gr2" draw:text-style-name="P8" draw:layer="layout" svg:width="4.628cm" svg:height="1.791cm" svg:x="6.613cm" svg:y="2.239cm" svg:viewBox="0 0 4629 1792" draw:points="2315,1792 0,1792 0,0 4629,0 4629,1792">
            <text:p/>
          </draw:polygon>
          <draw:path draw:style-name="gr3" draw:text-style-name="P9" draw:layer="layout" svg:width="0.562cm" svg:height="0.199cm" svg:x="6.619cm" svg:y="3.0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508cm" svg:y="2.1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2cm" svg:height="0.389cm" svg:x="8.575cm" svg:y="2.39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8.946cm" svg:y="2.39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9.37cm" svg:y="2.39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9.84cm" svg:y="2.40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9" draw:layer="layout" svg:width="1.754cm" svg:height="0.036cm" svg:x="8.546cm" svg:y="3.117cm" svg:viewBox="0 0 1755 37" draw:points="877,37 0,37 0,0 1755,0 1755,37">
            <text:p/>
          </draw:polygon>
          <draw:path draw:style-name="gr3" draw:text-style-name="P9" draw:layer="layout" svg:width="0.277cm" svg:height="0.389cm" svg:x="8.621cm" svg:y="3.54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953cm" svg:y="3.35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9.188cm" svg:y="3.5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794cm" svg:y="3.551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0.434cm" svg:y="2.76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0.864cm" svg:y="2.9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</draw:g>
        <draw:g xml:id="id138" draw:id="id138">
          <svg:title>TexMaths</svg:title>
          <svg:desc>24§display§= \int \frac{1}{t} dt§svg§600§FALSE§</svg:desc>
          <draw:polygon draw:style-name="gr2" draw:text-style-name="P8" draw:layer="layout" svg:width="3.132cm" svg:height="1.791cm" svg:x="6.713cm" svg:y="6.041cm" svg:viewBox="0 0 3133 1792" draw:points="1566,1792 0,1792 0,0 3133,0 3133,1792">
            <text:p/>
          </draw:polygon>
          <draw:path draw:style-name="gr3" draw:text-style-name="P9" draw:layer="layout" svg:width="0.561cm" svg:height="0.199cm" svg:x="6.719cm" svg:y="6.83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7.608cm" svg:y="5.999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8.721cm" svg:y="6.0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646cm" svg:y="6.919cm" svg:viewBox="0 0 424 37" draw:points="211,37 0,37 0,0 424,0 424,37">
            <text:p/>
          </draw:polygon>
          <draw:path draw:style-name="gr3" draw:text-style-name="P9" draw:layer="layout" svg:width="0.26cm" svg:height="0.539cm" svg:x="8.725cm" svg:y="7.198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9.203cm" svg:y="6.562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9.627cm" svg:y="6.62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polyline draw:style-name="gr4" draw:text-style-name="P12" xml:id="id148" draw:id="id148" draw:layer="layout" svg:width="0cm" svg:height="13.999cm" svg:x="14.2cm" svg:y="1cm" svg:viewBox="0 0 0 14000" draw:points="0,0 0,14000">
          <text:p/>
        </draw:polyline>
        <draw:g xml:id="id134" draw:id="id134">
          <svg:title>TexMaths</svg:title>
          <svg:desc>22§display§\text {Put}§svg§600§FALSE§</svg:desc>
          <draw:polygon draw:style-name="gr2" draw:text-style-name="P8" draw:layer="layout" svg:width="1.136cm" svg:height="0.46cm" svg:x="2.722cm" svg:y="4.736cm" svg:viewBox="0 0 1137 461" draw:points="568,461 0,461 0,0 1137,0 1137,461">
            <text:p/>
          </draw:polygon>
          <draw:path draw:style-name="gr3" draw:text-style-name="P9" draw:layer="layout" svg:width="0.457cm" svg:height="0.529cm" svg:x="2.71cm" svg:y="4.6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3.234cm" svg:y="4.8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3.653cm" svg:y="4.75cm" svg:viewBox="0 0 245 486" svg:d="M120 167h111v-24h-111v-143h-20c0 63-24 146-100 150v17h67v213c0 97 72 106 100 106 55 0 78-54 78-106v-44h-21v44c0 57-23 87-52 87-52 0-52-71-52-85z">
            <text:p/>
          </draw:path>
        </draw:g>
        <draw:g xml:id="id135" draw:id="id135">
          <svg:title>TexMaths</svg:title>
          <svg:desc>24§display§\sin x = t \ \therefore \ \cos x dx =  dt§svg§600§FALSE§</svg:desc>
          <draw:polygon draw:style-name="gr2" draw:text-style-name="P8" draw:layer="layout" svg:width="9.114cm" svg:height="0.565cm" svg:x="4.328cm" svg:y="4.64cm" svg:viewBox="0 0 9115 566" draw:points="4557,566 0,566 0,0 9115,0 9115,566">
            <text:p/>
          </draw:polygon>
          <draw:path draw:style-name="gr3" draw:text-style-name="P9" draw:layer="layout" svg:width="0.277cm" svg:height="0.388cm" svg:x="4.313cm" svg:y="4.805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181cm" svg:height="0.565cm" svg:x="4.647cm" svg:y="4.619cm" svg:viewBox="0 0 182 566" svg:d="M123 192l-119 9v27c56 0 63 4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4.879cm" svg:y="4.81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5.486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79 55 57 0 88-59 90-65 10 33 40 65 90 65 89 0 137-109 137-130 0-8-8-8-10-8-8 0-10 2-12 8-26 92-86 111-113 111-32 0-46-27-46-55 0-19 6-37 15-75z">
            <text:p/>
          </draw:path>
          <draw:path draw:style-name="gr3" draw:text-style-name="P9" draw:layer="layout" svg:width="0.562cm" svg:height="0.198cm" svg:x="6.226cm" svg:y="4.87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7.09cm" svg:y="4.656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  <draw:path draw:style-name="gr3" draw:text-style-name="P9" draw:layer="layout" svg:width="0.512cm" svg:height="0.455cm" svg:x="7.915cm" svg:y="4.792cm" svg:viewBox="0 0 513 456" svg:d="M301 44c0-23-21-44-44-44-25 0-46 21-46 44 0 25 21 46 46 46 23 0 44-19 44-46zM513 410c0-23-19-44-44-44s-47 21-47 44c0 25 22 46 47 46s44-21 44-46zM90 410c0-23-21-44-46-44-23 0-44 21-44 44 0 25 21 46 44 46 25 0 46-21 46-46z">
            <text:p/>
          </draw:path>
          <draw:path draw:style-name="gr3" draw:text-style-name="P9" draw:layer="layout" svg:width="0.322cm" svg:height="0.388cm" svg:x="8.996cm" svg:y="4.805cm" svg:viewBox="0 0 323 389" svg:d="M71 196c0-138 69-175 113-175 8 0 62 0 93 31-37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375cm" svg:height="0.388cm" svg:x="9.367cm" svg:y="4.805cm" svg:viewBox="0 0 376 389" svg:d="M376 197c0-107-86-197-188-197-105 0-188 92-188 197 0 110 88 192 188 192 102 0 188-84 188-192zM188 368c-36 0-73-19-96-57-21-37-21-89-21-119 0-33 0-79 19-117 23-39 64-56 98-56 37 0 73 17 94 54 23 36 23 86 23 119 0 30 0 76-19 113-17 38-56 63-98 63z">
            <text:p/>
          </draw:path>
          <draw:path draw:style-name="gr3" draw:text-style-name="P9" draw:layer="layout" svg:width="0.277cm" svg:height="0.388cm" svg:x="9.791cm" svg:y="4.805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421cm" svg:height="0.382cm" svg:x="10.262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6 111-113 111-32 0-46-27-46-55 0-19 6-37 15-75z">
            <text:p/>
          </draw:path>
          <draw:path draw:style-name="gr3" draw:text-style-name="P9" draw:layer="layout" svg:width="0.402cm" svg:height="0.595cm" svg:x="10.753cm" svg:y="4.598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4 0-55-46-55-78 0-43 26-148 48-186 24-50 63-81 97-81 54 0 68 69 68 75 0 4-2 9-4 13z">
            <text:p/>
          </draw:path>
          <draw:path draw:style-name="gr3" draw:text-style-name="P9" draw:layer="layout" svg:width="0.421cm" svg:height="0.382cm" svg:x="11.184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4 111-113 111-32 0-46-27-46-55 0-19 6-37 15-75z">
            <text:p/>
          </draw:path>
          <draw:path draw:style-name="gr3" draw:text-style-name="P9" draw:layer="layout" svg:width="0.562cm" svg:height="0.198cm" svg:x="11.923cm" svg:y="4.87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402cm" svg:height="0.595cm" svg:x="12.8cm" svg:y="4.598cm" svg:viewBox="0 0 403 596" svg:d="M403 10c0-2 0-10-11-10-12 0-92 8-108 10-6 0-11 3-11 15 0 11 7 11 21 11 40 0 42 6 42 14l-2 17-52 200c-15-31-40-54-78-54-98 0-204 124-204 247 0 81 46 136 113 136 18 0 60-4 110-63 7 35 36 63 77 63 30 0 49-19 63-48 13-28 25-80 25-82 0-10-8-10-10-10-9 0-9 4-11 16-16 55-31 105-66 105-23 0-24-21-24-38 0-21 1-27 5-40zM227 485c-4 15-4 17-18 33-36 46-71 59-94 59-42 0-55-46-55-78 0-43 26-148 48-186 24-50 63-81 97-81 56 0 68 69 68 75 0 4-2 9-4 13z">
            <text:p/>
          </draw:path>
          <draw:path draw:style-name="gr3" draw:text-style-name="P9" draw:layer="layout" svg:width="0.26cm" svg:height="0.538cm" svg:x="13.225cm" svg:y="4.656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</draw:g>
        <draw:g xml:id="id137" draw:id="id137">
          <svg:title>TexMaths</svg:title>
          <svg:desc>26§display§\text {I}§svg§600§FALSE§</svg:desc>
          <draw:polygon draw:style-name="gr2" draw:text-style-name="P8" draw:layer="layout" svg:width="0.213cm" svg:height="0.534cm" svg:x="6.034cm" svg:y="6.644cm" svg:viewBox="0 0 214 535" draw:points="108,535 0,535 0,0 214,0 214,535">
            <text:p/>
          </draw:polygon>
          <draw:path draw:style-name="gr3" draw:text-style-name="P9" draw:layer="layout" svg:width="0.28cm" svg:height="0.626cm" svg:x="6.013cm" svg:y="6.5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36" draw:id="id136">
          <svg:title>TexMaths</svg:title>
          <svg:desc>26§display§\therefore§svg§600§FALSE§</svg:desc>
          <draw:polygon draw:style-name="gr2" draw:text-style-name="P8" draw:layer="layout" svg:width="0.49cm" svg:height="0.402cm" svg:x="4.605cm" svg:y="6.72cm" svg:viewBox="0 0 491 403" draw:points="246,403 0,403 0,0 491,0 491,403">
            <text:p/>
          </draw:polygon>
          <draw:path draw:style-name="gr3" draw:text-style-name="P9" draw:layer="layout" svg:width="0.555cm" svg:height="0.493cm" svg:x="4.586cm" svg:y="6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49" draw:id="id149">
          <svg:title>TexMaths</svg:title>
          <svg:desc>26§display§\text {I}§svg§600§FALSE§</svg:desc>
          <draw:polygon draw:style-name="gr2" draw:text-style-name="P8" draw:layer="layout" svg:width="0.213cm" svg:height="0.534cm" svg:x="14.835cm" svg:y="1.345cm" svg:viewBox="0 0 214 535" draw:points="108,535 0,535 0,0 214,0 214,535">
            <text:p/>
          </draw:polygon>
          <draw:path draw:style-name="gr3" draw:text-style-name="P9" draw:layer="layout" svg:width="0.28cm" svg:height="0.626cm" svg:x="14.814cm" svg:y="1.2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7" draw:id="id157">
          <svg:title>TexMaths</svg:title>
          <svg:desc>24§display§= \log t + c§svg§600§FALSE§</svg:desc>
          <draw:polygon draw:style-name="gr2" draw:text-style-name="P8" draw:layer="layout" svg:width="3.735cm" svg:height="0.676cm" svg:x="17.313cm" svg:y="8.642cm" svg:viewBox="0 0 3736 677" draw:points="1868,677 0,677 0,0 3736,0 3736,677">
            <text:p/>
          </draw:polygon>
          <draw:path draw:style-name="gr3" draw:text-style-name="P9" draw:layer="layout" svg:width="0.561cm" svg:height="0.199cm" svg:x="17.319cm" svg:y="8.8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18.188cm" svg:y="8.6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8.419cm" svg:y="8.8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8.841cm" svg:y="8.8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19.409cm" svg:y="8.658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19.93cm" svg:y="8.6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20.761cm" svg:y="8.813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60" draw:id="id160">
          <svg:title>TexMaths</svg:title>
          <svg:desc>24§display§= \log \left( \sec x + \tan x \right) + c§svg§600§FALSE§</svg:desc>
          <draw:polygon draw:style-name="gr2" draw:text-style-name="P8" draw:layer="layout" svg:width="8.664cm" svg:height="0.76cm" svg:x="17.314cm" svg:y="10.041cm" svg:viewBox="0 0 8665 761" draw:points="4331,761 0,761 0,0 8665,0 8665,761">
            <text:p/>
          </draw:polygon>
          <draw:path draw:style-name="gr3" draw:text-style-name="P9" draw:layer="layout" svg:width="0.562cm" svg:height="0.199cm" svg:x="17.32cm" svg:y="10.3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9cm" svg:y="10.047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2cm" svg:y="10.2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2cm" svg:y="10.2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197cm" svg:height="0.844cm" svg:x="19.476cm" svg:y="9.9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19.749cm" svg:y="10.2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20.077cm" svg:y="10.2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20.457cm" svg:y="10.2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20.968cm" svg:y="10.2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62cm" svg:height="0.564cm" svg:x="21.661cm" svg:y="10.13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4cm" svg:height="0.529cm" svg:x="22.473cm" svg:y="10.1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81cm" svg:height="0.389cm" svg:x="22.82cm" svg:y="10.2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23.233cm" svg:y="10.2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3.84cm" svg:y="10.2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197cm" svg:height="0.844cm" svg:x="24.345cm" svg:y="9.9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24.859cm" svg:y="10.13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5.691cm" svg:y="10.2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62" draw:id="id162">
          <svg:title>TexMaths</svg:title>
          <svg:desc>26§display§\text {I}§svg§600§FALSE§</svg:desc>
          <draw:polygon draw:style-name="gr2" draw:text-style-name="P8" draw:layer="layout" svg:width="0.213cm" svg:height="0.534cm" svg:x="15.535cm" svg:y="13.445cm" svg:viewBox="0 0 214 535" draw:points="108,535 0,535 0,0 214,0 214,535">
            <text:p/>
          </draw:polygon>
          <draw:path draw:style-name="gr3" draw:text-style-name="P9" draw:layer="layout" svg:width="0.28cm" svg:height="0.626cm" svg:x="15.514cm" svg:y="13.3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63" draw:id="id163">
          <svg:title>TexMaths</svg:title>
          <svg:desc>26§display§=  \log \left[ \tan \left( \frac{\pi}{4} + \frac{x}{2} \right) \right] + c§svg§600§FALSE§</svg:desc>
          <draw:polygon draw:style-name="gr2" draw:text-style-name="P8" draw:layer="layout" svg:width="9.776cm" svg:height="1.585cm" svg:x="16.413cm" svg:y="12.944cm" svg:viewBox="0 0 9777 1586" draw:points="4889,1586 0,1586 0,0 9777,0 9777,1586">
            <text:p/>
          </draw:polygon>
          <draw:path draw:style-name="gr3" draw:text-style-name="P9" draw:layer="layout" svg:width="0.609cm" svg:height="0.215cm" svg:x="16.419cm" svg:y="13.61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205cm" svg:height="0.635cm" svg:x="17.362cm" svg:y="13.314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17.611cm" svg:y="13.5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18.069cm" svg:y="13.53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olygon draw:style-name="gr3" draw:text-style-name="P9" draw:layer="layout" svg:width="0.209cm" svg:height="1.644cm" svg:x="18.872cm" svg:y="12.898cm" svg:viewBox="0 0 210 1645" draw:points="0,1645 210,1645 210,1603 44,1603 44,44 210,44 210,0 0,0">
            <text:p/>
          </draw:polygon>
          <draw:path draw:style-name="gr3" draw:text-style-name="P9" draw:layer="layout" svg:width="0.286cm" svg:height="0.573cm" svg:x="19.113cm" svg:y="13.387cm" svg:viewBox="0 0 287 574" svg:d="M141 198h132v-30h-132v-168h-22c0 75-30 173-119 177v21h79v251c0 114 85 125 119 125 64 0 89-65 89-125v-52h-23v52c0 67-27 102-60 102-63 0-63-83-63-100z">
            <text:p/>
          </draw:path>
          <draw:path draw:style-name="gr3" draw:text-style-name="P9" draw:layer="layout" svg:width="0.413cm" svg:height="0.421cm" svg:x="19.49cm" svg:y="13.538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4cm" svg:x="19.937cm" svg:y="13.54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9" draw:layer="layout" svg:width="0.348cm" svg:height="1.644cm" svg:x="20.734cm" svg:y="12.898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30 33z">
            <text:p/>
          </draw:path>
          <draw:path draw:style-name="gr3" draw:text-style-name="P9" draw:layer="layout" svg:width="0.494cm" svg:height="0.404cm" svg:x="21.25cm" svg:y="12.938cm" svg:viewBox="0 0 495 405" svg:d="M218 54h104c-31 135-39 175-39 237 0 13 0 38 8 69 9 41 19 45 34 45 18 0 37-16 37-35 0-4 0-6-6-19-27-66-27-126-27-151 0-50 6-98 16-146h106c11 0 44 0 44-31 0-23-19-23-35-23h-308c-21 0-56 0-96 44-33 35-56 77-56 81 0 2 0 10 10 10 9 0 11-4 15-10 46-71 100-71 116-71h55c-32 110-80 220-119 306-6 12-6 14-6 20 0 19 14 25 25 25 29 0 35-25 45-60 15-41 15-44 25-89z">
            <text:p/>
          </draw:path>
          <draw:polygon draw:style-name="gr3" draw:text-style-name="P9" draw:layer="layout" svg:width="0.554cm" svg:height="0.039cm" svg:x="21.225cm" svg:y="13.703cm" svg:viewBox="0 0 555 40" draw:points="279,40 0,40 0,0 555,0 555,40">
            <text:p/>
          </draw:polygon>
          <draw:path draw:style-name="gr3" draw:text-style-name="P9" draw:layer="layout" svg:width="0.407cm" svg:height="0.619cm" svg:x="21.297cm" svg:y="13.956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609cm" svg:height="0.61cm" svg:x="22.142cm" svg:y="13.4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457cm" svg:height="0.415cm" svg:x="23.141cm" svg:y="12.92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4 0 146-119 146-142 0-8-9-8-11-8-8 0-10 2-12 8-29 100-94 121-123 121-35 0-50-29-50-60 0-21 6-40 17-81z">
            <text:p/>
          </draw:path>
          <draw:polygon draw:style-name="gr3" draw:text-style-name="P9" draw:layer="layout" svg:width="0.523cm" svg:height="0.039cm" svg:x="23.114cm" svg:y="13.703cm" svg:viewBox="0 0 524 40" draw:points="262,40 0,40 0,0 524,0 524,40">
            <text:p/>
          </draw:polygon>
          <draw:path draw:style-name="gr3" draw:text-style-name="P9" draw:layer="layout" svg:width="0.365cm" svg:height="0.61cm" svg:x="23.193cm" svg:y="13.967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348cm" svg:height="1.644cm" svg:x="23.779cm" svg:y="12.898cm" svg:viewBox="0 0 349 1645" svg:d="M349 821c0-262-62-540-243-746-12-15-46-50-69-69-6-6-8-6-20-6-9 0-17 0-17 8 0 4 4 9 6 11 31 31 81 81 138 183 99 174 135 401 135 619 0 397-110 641-275 807-2 2-4 6-4 8 0 9 8 9 17 9 12 0 14 0 23-7 87-74 185-201 249-395 40-124 60-274 60-422z">
            <text:p/>
          </draw:path>
          <draw:polygon draw:style-name="gr3" draw:text-style-name="P9" draw:layer="layout" svg:width="0.209cm" svg:height="1.644cm" svg:x="24.308cm" svg:y="12.898cm" svg:viewBox="0 0 210 1645" draw:points="166,1603 0,1603 0,1645 210,1645 210,0 0,0 0,44 166,44">
            <text:p/>
          </draw:polygon>
          <draw:path draw:style-name="gr3" draw:text-style-name="P9" draw:layer="layout" svg:width="0.609cm" svg:height="0.61cm" svg:x="24.977cm" svg:y="13.4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25.878cm" svg:y="13.545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139" draw:id="id139">
          <svg:title>TexMaths</svg:title>
          <svg:desc>24§display§= \log t + c§svg§600§FALSE§</svg:desc>
          <draw:polygon draw:style-name="gr2" draw:text-style-name="P8" draw:layer="layout" svg:width="3.735cm" svg:height="0.676cm" svg:x="6.71cm" svg:y="8.54cm" svg:viewBox="0 0 3736 677" draw:points="1868,677 0,677 0,0 3736,0 3736,677">
            <text:p/>
          </draw:polygon>
          <draw:path draw:style-name="gr3" draw:text-style-name="P9" draw:layer="layout" svg:width="0.561cm" svg:height="0.199cm" svg:x="6.716cm" svg:y="8.775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7.585cm" svg:y="8.49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816cm" svg:y="8.7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8.238cm" svg:y="8.7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8.806cm" svg:y="8.556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9.327cm" svg:y="8.592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10.158cm" svg:y="8.711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42" draw:id="id142">
          <svg:title>TexMaths</svg:title>
          <svg:desc>24§display§= \log \sin x + c§svg§600§FALSE§</svg:desc>
          <draw:polygon draw:style-name="gr2" draw:text-style-name="P8" draw:layer="layout" svg:width="5.088cm" svg:height="0.676cm" svg:x="6.711cm" svg:y="9.942cm" svg:viewBox="0 0 5089 677" draw:points="2543,677 0,677 0,0 5089,0 5089,677">
            <text:p/>
          </draw:polygon>
          <draw:path draw:style-name="gr3" draw:text-style-name="P9" draw:layer="layout" svg:width="0.561cm" svg:height="0.199cm" svg:x="6.717cm" svg:y="10.1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7.586cm" svg:y="9.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817cm" svg:y="10.1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8.239cm" svg:y="10.1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7 0 25-5 25-25 0-15-12-42-44-42-18 0-54 6-91 40-34-28-71-30-88-30-79 0-138 57-138 123 0 38 19 69 40 88-11 12-27 40-27 69 0 27 12 60 39 75-52 16-79 52-79 87 0 59 84 107 188 107 100 0 188-44 188-109 0-31-13-73-55-98-47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77cm" svg:height="0.389cm" svg:x="8.817cm" svg:y="10.108cm" svg:viewBox="0 0 278 390" svg:d="M148 215c19 4 88 18 88 79 0 42-29 77-96 77-71 0-102-48-117-121-2-10-4-14-11-14-12 0-12 6-12 22v111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9.149cm" svg:y="9.92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9.383cm" svg:y="10.113cm" svg:viewBox="0 0 426 375" svg:d="M65 83v228c0 37-7 37-65 37v27c29 0 73-2 96-2 21 0 65 2 94 2v-27c-56 0-65 0-65-37v-157c0-89 59-135 113-135s63 46 63 94v198c0 37-9 37-65 37v27c29 0 73-2 96-2 21 0 65 2 94 2v-27c-44 0-65 0-65-25v-162c0-73 0-99-27-130-12-14-40-31-88-31-64 0-102 37-127 88v-88l-119 10v27c60 0 65 5 65 46z">
            <text:p/>
          </draw:path>
          <draw:path draw:style-name="gr3" draw:text-style-name="P9" draw:layer="layout" svg:width="0.421cm" svg:height="0.383cm" svg:x="9.99cm" svg:y="10.11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561cm" svg:height="0.564cm" svg:x="10.681cm" svg:y="9.9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11.512cm" svg:y="10.113cm" svg:viewBox="0 0 330 384" svg:d="M301 52c-13 0-25 0-38 13-13 12-13 27-13 33 0 19 13 29 30 29 25 0 48-19 48-54 0-42-40-73-101-73-114 0-227 121-227 240 0 77 50 144 138 144 121 0 192-90 192-100 0-5-6-11-9-11-6 0-6 2-12 10-67 82-159 82-171 82-52 0-75-40-75-92 0-35 18-117 46-169 25-48 73-85 119-85 29 0 62 10 73 33z">
            <text:p/>
          </draw:path>
        </draw:g>
        <draw:g xml:id="id141" draw:id="id141">
          <svg:title>TexMaths</svg:title>
          <svg:desc>26§display§\text {I}§svg§600§FALSE§</svg:desc>
          <draw:polygon draw:style-name="gr2" draw:text-style-name="P8" draw:layer="layout" svg:width="0.213cm" svg:height="0.534cm" svg:x="6.034cm" svg:y="10.044cm" svg:viewBox="0 0 214 535" draw:points="108,535 0,535 0,0 214,0 214,535">
            <text:p/>
          </draw:polygon>
          <draw:path draw:style-name="gr3" draw:text-style-name="P9" draw:layer="layout" svg:width="0.28cm" svg:height="0.626cm" svg:x="6.013cm" svg:y="9.9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40" draw:id="id140">
          <svg:title>TexMaths</svg:title>
          <svg:desc>26§display§\therefore§svg§600§FALSE§</svg:desc>
          <draw:polygon draw:style-name="gr2" draw:text-style-name="P8" draw:layer="layout" svg:width="0.49cm" svg:height="0.402cm" svg:x="4.605cm" svg:y="10.12cm" svg:viewBox="0 0 491 403" draw:points="246,403 0,403 0,0 491,0 491,403">
            <text:p/>
          </draw:polygon>
          <draw:path draw:style-name="gr3" draw:text-style-name="P9" draw:layer="layout" svg:width="0.555cm" svg:height="0.493cm" svg:x="4.586cm" svg:y="10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43" draw:id="id143">
          <svg:title>TexMaths</svg:title>
          <svg:desc>26§display§(3)§svg§600§FALSE§</svg:desc>
          <draw:polygon draw:style-name="gr2" draw:text-style-name="P8" draw:layer="layout" svg:width="0.986cm" svg:height="0.823cm" svg:x="2.609cm" svg:y="11.341cm" svg:viewBox="0 0 987 824" draw:points="494,824 0,824 0,0 987,0 987,824">
            <text:p/>
          </draw:polygon>
          <draw:path draw:style-name="gr3" draw:text-style-name="P9" draw:layer="layout" svg:width="0.213cm" svg:height="0.914cm" svg:x="2.653cm" svg:y="11.29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.957cm" svg:y="11.372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3.43cm" svg:y="11.2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44" draw:id="id144">
          <svg:title>TexMaths</svg:title>
          <svg:desc>26§display§\text {Let,}§svg§600§FALSE§</svg:desc>
          <draw:polygon draw:style-name="gr2" draw:text-style-name="P8" draw:layer="layout" svg:width="1.429cm" svg:height="0.711cm" svg:x="4.027cm" svg:y="11.442cm" svg:viewBox="0 0 1430 712" draw:points="714,712 0,712 0,0 1430,0 1430,712">
            <text:p/>
          </draw:polygon>
          <draw:path draw:style-name="gr3" draw:text-style-name="P9" draw:layer="layout" svg:width="0.503cm" svg:height="0.625cm" svg:x="4.01cm" svg:y="11.396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578cm" svg:y="11.61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976cm" svg:y="11.458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5.392cm" svg:y="11.9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45" draw:id="id145">
          <svg:title>TexMaths</svg:title>
          <svg:desc>26§display§\text {I}§svg§600§FALSE§</svg:desc>
          <draw:polygon draw:style-name="gr2" draw:text-style-name="P8" draw:layer="layout" svg:width="0.213cm" svg:height="0.534cm" svg:x="6.034cm" svg:y="11.444cm" svg:viewBox="0 0 214 535" draw:points="108,535 0,535 0,0 214,0 214,535">
            <text:p/>
          </draw:polygon>
          <draw:path draw:style-name="gr3" draw:text-style-name="P9" draw:layer="layout" svg:width="0.28cm" svg:height="0.626cm" svg:x="6.013cm" svg:y="11.3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46" draw:id="id146">
          <svg:title>TexMaths</svg:title>
          <svg:desc>24§display§= \smallint \sec x \ dx§svg§600§FALSE§</svg:desc>
          <draw:polygon draw:style-name="gr2" draw:text-style-name="P8" draw:layer="layout" svg:width="4.261cm" svg:height="0.702cm" svg:x="6.812cm" svg:y="11.342cm" svg:viewBox="0 0 4262 703" draw:points="2131,703 0,703 0,0 4262,0 4262,703">
            <text:p/>
          </draw:polygon>
          <draw:path draw:style-name="gr3" draw:text-style-name="P9" draw:layer="layout" svg:width="0.561cm" svg:height="0.199cm" svg:x="6.818cm" svg:y="11.59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6cm" svg:x="7.707cm" svg:y="11.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277cm" svg:height="0.389cm" svg:x="8.273cm" svg:y="11.52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8.601cm" svg:y="11.52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8.981cm" svg:y="11.52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9.494cm" svg:y="11.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9" draw:layer="layout" svg:width="0.402cm" svg:height="0.596cm" svg:x="10.266cm" svg:y="11.31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0.696cm" svg:y="11.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</draw:g>
        <draw:g xml:id="id147" draw:id="id147">
          <svg:title>TexMaths</svg:title>
          <svg:desc>24§display§= \int \left( \frac{\sec x ( \sec x + \tan x )}{\sec x + \tan x } \right)  dx§svg§600§FALSE§</svg:desc>
          <draw:polygon draw:style-name="gr2" draw:text-style-name="P8" draw:layer="layout" svg:width="11.199cm" svg:height="1.941cm" svg:x="2.614cm" svg:y="12.843cm" svg:viewBox="0 0 11200 1942" draw:points="5599,1942 0,1942 0,0 11200,0 11200,1942">
            <text:p/>
          </draw:polygon>
          <draw:path draw:style-name="gr3" draw:text-style-name="P9" draw:layer="layout" svg:width="0.562cm" svg:height="0.199cm" svg:x="2.62cm" svg:y="13.7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3.509cm" svg:y="12.876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4.622cm" svg:y="12.8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7cm" svg:height="0.389cm" svg:x="5.196cm" svg:y="13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5.525cm" svg:y="13.0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5.905cm" svg:y="13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6.416cm" svg:y="13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197cm" svg:height="0.844cm" svg:x="6.957cm" svg:y="12.8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277cm" svg:height="0.389cm" svg:x="7.23cm" svg:y="13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558cm" svg:y="13.0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938cm" svg:y="13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8.449cm" svg:y="13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9.142cm" svg:y="12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6cm" svg:height="0.529cm" svg:x="9.954cm" svg:y="12.93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10.302cm" svg:y="13.07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0.715cm" svg:y="13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322cm" svg:y="13.08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197cm" svg:height="0.844cm" svg:x="11.826cm" svg:y="12.8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6.94cm" svg:height="0.035cm" svg:x="5.168cm" svg:y="13.796cm" svg:viewBox="0 0 6941 36" draw:points="3470,36 0,36 0,0 6941,0 6941,36">
            <text:p/>
          </draw:polygon>
          <draw:path draw:style-name="gr3" draw:text-style-name="P9" draw:layer="layout" svg:width="0.277cm" svg:height="0.389cm" svg:x="6.377cm" svg:y="14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6.706cm" svg:y="14.2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086cm" svg:y="14.2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7.597cm" svg:y="14.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4cm" svg:x="8.29cm" svg:y="14.11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6cm" svg:height="0.529cm" svg:x="9.102cm" svg:y="14.08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9.449cm" svg:y="14.22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9.862cm" svg:y="14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0.469cm" svg:y="14.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416cm" svg:height="2.025cm" svg:x="12.237cm" svg:y="12.801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3.003cm" svg:y="13.43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3.434cm" svg:y="13.6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</draw:g>
        <draw:g xml:id="id150" draw:id="id150">
          <svg:title>TexMaths</svg:title>
          <svg:desc>24§display§= \int \left( \frac{\sec x \tan x + \sec^2 x }{\sec x + \tan x } \right)  dx§svg§600§FALSE§</svg:desc>
          <draw:polygon draw:style-name="gr2" draw:text-style-name="P8" draw:layer="layout" svg:width="11.059cm" svg:height="1.986cm" svg:x="15.614cm" svg:y="0.643cm" svg:viewBox="0 0 11060 1987" draw:points="5531,1987 0,1987 0,0 11060,0 11060,1987">
            <text:p/>
          </draw:polygon>
          <draw:path draw:style-name="gr3" draw:text-style-name="P9" draw:layer="layout" svg:width="0.561cm" svg:height="0.199cm" svg:x="15.62cm" svg:y="1.56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4cm" svg:x="16.509cm" svg:y="0.722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ath draw:style-name="gr3" draw:text-style-name="P9" draw:layer="layout" svg:width="0.416cm" svg:height="2.024cm" svg:x="17.622cm" svg:y="0.647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277cm" svg:height="0.389cm" svg:x="18.196cm" svg:y="0.922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8.524cm" svg:y="0.92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18.904cm" svg:y="0.922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9.415cm" svg:y="0.92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264cm" svg:height="0.529cm" svg:x="20.029cm" svg:y="0.78cm" svg:viewBox="0 0 265 530" svg:d="M131 182h120v-27h-120v-155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0.377cm" svg:y="0.922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20.79cm" svg:y="0.92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1.396cm" svg:y="0.925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6 112-113 112-33 0-46-27-46-56 0-19 6-36 15-75z">
            <text:p/>
          </draw:path>
          <draw:path draw:style-name="gr3" draw:text-style-name="P9" draw:layer="layout" svg:width="0.561cm" svg:height="0.563cm" svg:x="22.089cm" svg:y="0.808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9" draw:layer="layout" svg:width="0.277cm" svg:height="0.389cm" svg:x="22.913cm" svg:y="0.922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23.241cm" svg:y="0.92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23.621cm" svg:y="0.922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62cm" svg:height="0.392cm" svg:x="24.005cm" svg:y="0.6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421cm" svg:height="0.383cm" svg:x="24.51cm" svg:y="0.92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olygon draw:style-name="gr3" draw:text-style-name="P9" draw:layer="layout" svg:width="6.801cm" svg:height="0.035cm" svg:x="18.167cm" svg:y="1.641cm" svg:viewBox="0 0 6802 36" draw:points="3402,36 0,36 0,0 6802,0 6802,36">
            <text:p/>
          </draw:polygon>
          <draw:path draw:style-name="gr3" draw:text-style-name="P9" draw:layer="layout" svg:width="0.277cm" svg:height="0.389cm" svg:x="19.308cm" svg:y="2.069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9.636cm" svg:y="2.069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20.016cm" svg:y="2.069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20.527cm" svg:y="2.0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1cm" svg:height="0.563cm" svg:x="21.22cm" svg:y="1.956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9" draw:layer="layout" svg:width="0.264cm" svg:height="0.529cm" svg:x="22.032cm" svg:y="1.929cm" svg:viewBox="0 0 265 530" svg:d="M131 182h120v-27h-120v-155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2.379cm" svg:y="2.069cm" svg:viewBox="0 0 382 390" svg:d="M246 315c4 34 27 69 67 69 17 0 69-12 69-81v-46h-21v46c0 50-21 56-31 56-27 0-31-38-31-42v-171c0-35 0-67-30-100-33-33-75-46-115-46-71 0-129 40-129 96 0 25 17 40 38 40 25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22.792cm" svg:y="2.07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3.399cm" svg:y="2.0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416cm" svg:height="2.024cm" svg:x="25.1cm" svg:y="0.647cm" svg:viewBox="0 0 417 2025" svg:d="M417 1013c0-332-77-666-292-919-16-19-48-54-83-84-11-10-13-10-25-10-9 0-17 0-17 8 0 4 4 7 6 9 29 31 86 87 142 179 136 217 199 491 199 816 0 228-30 520-170 771-68 121-139 190-173 227-2 1-4 3-4 7 0 8 8 8 17 8 12 0 14 0 27-14 284-257 373-642 373-998z">
            <text:p/>
          </draw:path>
          <draw:path draw:style-name="gr3" draw:text-style-name="P9" draw:layer="layout" svg:width="0.402cm" svg:height="0.596cm" svg:x="25.866cm" svg:y="1.284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26.294cm" svg:y="1.4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151" draw:id="id151">
          <svg:title>TexMaths</svg:title>
          <svg:desc>22§display§\text {Put}§svg§600§FALSE§</svg:desc>
          <draw:polygon draw:style-name="gr2" draw:text-style-name="P8" draw:layer="layout" svg:width="1.136cm" svg:height="0.46cm" svg:x="15.522cm" svg:y="3.536cm" svg:viewBox="0 0 1137 461" draw:points="568,461 0,461 0,0 1137,0 1137,461">
            <text:p/>
          </draw:polygon>
          <draw:path draw:style-name="gr3" draw:text-style-name="P9" draw:layer="layout" svg:width="0.457cm" svg:height="0.529cm" svg:x="15.51cm" svg:y="3.4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16.034cm" svg:y="3.6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16.453cm" svg:y="3.55cm" svg:viewBox="0 0 245 486" svg:d="M120 167h111v-24h-111v-143h-20c0 63-24 146-100 150v17h67v213c0 97 72 106 100 106 55 0 78-54 78-106v-44h-21v44c0 57-23 87-52 87-52 0-52-71-52-85z">
            <text:p/>
          </draw:path>
        </draw:g>
        <draw:g xml:id="id152" draw:id="id152">
          <svg:title>TexMaths</svg:title>
          <svg:desc>24§display§\sec x + \tan x = t §svg§600§FALSE§</svg:desc>
          <draw:polygon draw:style-name="gr2" draw:text-style-name="P8" draw:layer="layout" svg:width="5.898cm" svg:height="0.513cm" svg:x="17.329cm" svg:y="3.44cm" svg:viewBox="0 0 5899 514" draw:points="2950,514 0,514 0,0 5899,0 5899,514">
            <text:p/>
          </draw:polygon>
          <draw:path draw:style-name="gr3" draw:text-style-name="P9" draw:layer="layout" svg:width="0.277cm" svg:height="0.388cm" svg:x="17.314cm" svg:y="3.548cm" svg:viewBox="0 0 278 389" svg:d="M148 215c19 4 88 17 88 78 0 42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327cm" svg:height="0.388cm" svg:x="17.644cm" svg:y="3.548cm" svg:viewBox="0 0 328 389" svg:d="M71 167c6-127 77-148 106-148 86 0 96 113 96 148zM71 184h236c19 0 21 0 21-17 0-85-46-167-151-167-98 0-177 86-177 194 0 113 88 195 186 195 104 0 142-94 142-111 0-8-7-10-11-10-8 0-10 6-10 12-30 88-107 88-115 88-42 0-77-27-96-57-25-41-25-96-25-127z">
            <text:p/>
          </draw:path>
          <draw:path draw:style-name="gr3" draw:text-style-name="P9" draw:layer="layout" svg:width="0.322cm" svg:height="0.388cm" svg:x="18.023cm" svg:y="3.548cm" svg:viewBox="0 0 323 389" svg:d="M71 196c0-138 69-175 113-175 8 0 62 0 93 31-35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421cm" svg:height="0.382cm" svg:x="18.535cm" svg:y="3.553cm" svg:viewBox="0 0 422 383" svg:d="M259 119c4-23 23-100 83-100 6 0 25 0 42 10-23 6-40 27-40 46 0 13 9 30 32 30 20 0 46-15 46-49 0-44-49-56-78-56-50 0-79 44-91 65-21-57-65-65-90-65-88 0-136 109-136 130 0 8 8 8 9 8 8 0 10 0 12-8 29-90 85-111 113-111 16 0 46 8 46 56 0 27-15 84-46 201-13 54-44 88-80 88-6 0-25 0-43-9 22-6 41-23 41-46s-19-31-33-31c-25 0-46 23-46 50 0 38 42 55 79 55 57 0 88-59 90-65 10 33 40 65 90 65 89 0 137-109 137-130 0-8-8-8-10-8-8 0-10 2-12 8-26 92-86 111-113 111-32 0-46-27-46-55 0-20 6-37 15-75z">
            <text:p/>
          </draw:path>
          <draw:path draw:style-name="gr3" draw:text-style-name="P9" draw:layer="layout" svg:width="0.562cm" svg:height="0.563cm" svg:x="19.227cm" svg:y="3.434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9" draw:layer="layout" svg:width="0.264cm" svg:height="0.528cm" svg:x="20.039cm" svg:y="3.408cm" svg:viewBox="0 0 265 529" svg:d="M131 182h121v-27h-121v-155h-22c0 69-26 159-109 163v19h73v232c0 105 79 115 109 115 60 0 83-59 83-115v-48h-21v48c0 61-25 94-56 94-57 0-57-77-57-92z">
            <text:p/>
          </draw:path>
          <draw:path draw:style-name="gr3" draw:text-style-name="P9" draw:layer="layout" svg:width="0.381cm" svg:height="0.388cm" svg:x="20.387cm" svg:y="3.548cm" svg:viewBox="0 0 382 389" svg:d="M246 314c4 35 27 69 67 69 17 0 69-11 69-80v-46h-21v46c0 50-21 55-31 55-27 0-30-38-30-42v-170c0-35 0-67-31-100-33-33-75-46-115-46-71 0-129 40-129 96 0 25 17 40 38 40 23 0 39-17 39-40 0-10-4-38-42-38 23-29 63-39 92-39 40 0 88 33 88 108v32c-42 2-102 4-156 29-63 29-84 73-84 111 0 69 83 90 136 90 56 0 94-34 110-75zM240 176v85c0 80-59 109-98 109-42 0-77-31-77-73 0-46 37-117 175-121z">
            <text:p/>
          </draw:path>
          <draw:path draw:style-name="gr3" draw:text-style-name="P9" draw:layer="layout" svg:width="0.425cm" svg:height="0.373cm" svg:x="20.801cm" svg:y="3.553cm" svg:viewBox="0 0 426 374" svg:d="M65 82v229c0 36-7 36-65 36v27c29 0 73-2 96-2 21 0 65 2 94 2v-27c-56 0-65 0-65-36v-158c0-88 59-134 113-134s63 46 63 94v198c0 36-9 36-65 36v27c29 0 73-2 96-2 21 0 66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21.408cm" svg:y="3.553cm" svg:viewBox="0 0 422 383" svg:d="M259 119c4-23 23-100 83-100 6 0 25 0 42 10-23 6-40 27-40 46 0 13 9 30 32 30 20 0 46-15 46-49 0-44-49-56-78-56-50 0-79 44-91 65-21-57-65-65-90-65-88 0-136 109-136 130 0 8 8 8 9 8 8 0 10 0 12-8 29-90 85-111 113-111 16 0 46 8 46 56 0 27-15 84-46 201-13 54-44 88-80 88-6 0-25 0-43-9 22-6 41-23 41-46s-19-31-33-31c-25 0-46 23-46 50 0 38 42 55 81 55 55 0 86-59 88-65 10 33 40 65 92 65 87 0 135-109 135-130 0-8-8-8-10-8-8 0-10 2-12 8-26 92-84 111-113 111-32 0-46-27-46-55 0-20 6-37 15-75z">
            <text:p/>
          </draw:path>
          <draw:path draw:style-name="gr3" draw:text-style-name="P9" draw:layer="layout" svg:width="0.562cm" svg:height="0.198cm" svg:x="22.148cm" svg:y="3.617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23.01cm" svg:y="3.398cm" svg:viewBox="0 0 261 539" svg:d="M156 192h80c16 0 25 0 25-18 0-9-9-9-25-9h-73c29-121 35-136 35-142 0-15-12-23-25-23-4 0-27 0-35 31l-32 134h-81c-17 0-25 0-25 15 0 12 8 12 23 12h75c-62 239-63 253-63 268 0 46 32 79 76 79 89 0 137-125 137-131 0-7-8-7-12-7-6 0-7 2-11 11-37 88-83 107-112 107-17 0-25-11-25-38 0-21 0-27 4-40z">
            <text:p/>
          </draw:path>
        </draw:g>
        <draw:g xml:id="id153" draw:id="id153">
          <svg:title>TexMaths</svg:title>
          <svg:desc>24§display§\therefore \ ( \sec x \tan x + \sec^2 x )dx =  dt§svg§600§FALSE§</svg:desc>
          <draw:polygon draw:style-name="gr2" draw:text-style-name="P8" draw:layer="layout" svg:width="11.213cm" svg:height="0.867cm" svg:x="15.932cm" svg:y="4.44cm" svg:viewBox="0 0 11214 868" draw:points="5608,868 0,868 0,0 11214,0 11214,868">
            <text:p/>
          </draw:polygon>
          <draw:path draw:style-name="gr3" draw:text-style-name="P9" draw:layer="layout" svg:width="0.512cm" svg:height="0.456cm" svg:x="15.915cm" svg:y="4.748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9" draw:layer="layout" svg:width="0.197cm" svg:height="0.844cm" svg:x="17.052cm" svg:y="4.50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277cm" svg:height="0.389cm" svg:x="17.324cm" svg:y="4.761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7.652cm" svg:y="4.7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18.033cm" svg:y="4.761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8.543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264cm" svg:height="0.529cm" svg:x="19.158cm" svg:y="4.619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9" draw:layer="layout" svg:width="0.381cm" svg:height="0.389cm" svg:x="19.505cm" svg:y="4.761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9.918cm" svg:y="4.76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20.524cm" svg:y="4.765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21.217cm" svg:y="4.646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277cm" svg:height="0.389cm" svg:x="22.041cm" svg:y="4.761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22.369cm" svg:y="4.7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22.749cm" svg:y="4.761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393cm" svg:x="23.133cm" svg:y="4.39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421cm" svg:height="0.383cm" svg:x="23.638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24.145cm" svg:y="4.50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7cm" svg:x="24.458cm" svg:y="4.554cm" svg:viewBox="0 0 403 598" svg:d="M403 10c0-2 0-10-11-10-12 0-93 8-108 10-6 0-11 3-11 15s7 12 21 12c40 0 42 5 42 13l-4 17-50 200c-15-31-40-54-79-54-97 0-203 125-203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24.888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562cm" svg:height="0.199cm" svg:x="25.627cm" svg:y="4.8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26.503cm" svg:y="4.554cm" svg:viewBox="0 0 403 598" svg:d="M403 10c0-2 0-10-11-10-12 0-93 8-108 10-6 0-11 3-11 15s7 12 21 12c40 0 42 5 42 13l-4 17-50 200c-15-31-40-54-79-54-97 0-203 125-203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26.929cm" svg:y="4.611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56" draw:id="id156">
          <svg:title>TexMaths</svg:title>
          <svg:desc>24§display§= \int \frac{1}{t} dt§svg§600§FALSE§</svg:desc>
          <draw:polygon draw:style-name="gr2" draw:text-style-name="P8" draw:layer="layout" svg:width="3.132cm" svg:height="1.791cm" svg:x="17.413cm" svg:y="6.042cm" svg:viewBox="0 0 3133 1792" draw:points="1566,1792 0,1792 0,0 3133,0 3133,1792">
            <text:p/>
          </draw:polygon>
          <draw:path draw:style-name="gr3" draw:text-style-name="P9" draw:layer="layout" svg:width="0.561cm" svg:height="0.199cm" svg:x="17.419cm" svg:y="6.8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18.308cm" svg:y="6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19.421cm" svg:y="6.0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9.346cm" svg:y="6.92cm" svg:viewBox="0 0 424 37" draw:points="211,37 0,37 0,0 424,0 424,37">
            <text:p/>
          </draw:polygon>
          <draw:path draw:style-name="gr3" draw:text-style-name="P9" draw:layer="layout" svg:width="0.26cm" svg:height="0.539cm" svg:x="19.425cm" svg:y="7.199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19.903cm" svg:y="6.563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20.327cm" svg:y="6.621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g xml:id="id155" draw:id="id155">
          <svg:title>TexMaths</svg:title>
          <svg:desc>26§display§\text {I}§svg§600§FALSE§</svg:desc>
          <draw:polygon draw:style-name="gr2" draw:text-style-name="P8" draw:layer="layout" svg:width="0.213cm" svg:height="0.534cm" svg:x="16.734cm" svg:y="6.645cm" svg:viewBox="0 0 214 535" draw:points="108,535 0,535 0,0 214,0 214,535">
            <text:p/>
          </draw:polygon>
          <draw:path draw:style-name="gr3" draw:text-style-name="P9" draw:layer="layout" svg:width="0.28cm" svg:height="0.626cm" svg:x="16.713cm" svg:y="6.5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4" draw:id="id154">
          <svg:title>TexMaths</svg:title>
          <svg:desc>26§display§\therefore§svg§600§FALSE§</svg:desc>
          <draw:polygon draw:style-name="gr2" draw:text-style-name="P8" draw:layer="layout" svg:width="0.49cm" svg:height="0.402cm" svg:x="15.305cm" svg:y="6.821cm" svg:viewBox="0 0 491 403" draw:points="246,403 0,403 0,0 491,0 491,403">
            <text:p/>
          </draw:polygon>
          <draw:path draw:style-name="gr3" draw:text-style-name="P9" draw:layer="layout" svg:width="0.555cm" svg:height="0.493cm" svg:x="15.286cm" svg:y="6.7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1" draw:id="id161">
          <svg:title>TexMaths</svg:title>
          <svg:desc>24§display§\text {The above can also be reduced to}§svg§600§FALSE§</svg:desc>
          <draw:polygon draw:style-name="gr2" draw:text-style-name="P8" draw:layer="layout" svg:width="12.293cm" svg:height="0.512cm" svg:x="14.623cm" svg:y="11.639cm" svg:viewBox="0 0 12294 513" draw:points="6148,513 0,513 0,0 12294,0 12294,513">
            <text:p/>
          </draw:polygon>
          <draw:path draw:style-name="gr3" draw:text-style-name="P9" draw:layer="layout" svg:width="0.548cm" svg:height="0.572cm" svg:x="14.611cm" svg:y="11.61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9" draw:layer="layout" svg:width="0.425cm" svg:height="0.587cm" svg:x="15.216cm" svg:y="11.59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5.682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1cm" svg:height="0.389cm" svg:x="16.351cm" svg:y="11.805cm" svg:viewBox="0 0 382 390" svg:d="M248 315c2 35 25 70 65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9" draw:layer="layout" svg:width="0.418cm" svg:height="0.597cm" svg:x="16.76cm" svg:y="11.597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9" draw:layer="layout" svg:width="0.375cm" svg:height="0.389cm" svg:x="17.251cm" svg:y="11.80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14cm" svg:height="0.374cm" svg:x="17.643cm" svg:y="11.82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9" draw:layer="layout" svg:width="0.327cm" svg:height="0.389cm" svg:x="18.071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22cm" svg:height="0.389cm" svg:x="18.733cm" svg:y="11.80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81cm" svg:height="0.389cm" svg:x="19.116cm" svg:y="11.8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425cm" svg:height="0.374cm" svg:x="19.528cm" svg:y="11.81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1cm" svg:height="0.389cm" svg:x="20.287cm" svg:y="11.8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20.7cm" svg:y="11.59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277cm" svg:height="0.389cm" svg:x="20.934cm" svg:y="11.805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21.264cm" svg:y="11.80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18cm" svg:height="0.597cm" svg:x="21.967cm" svg:y="11.597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9" draw:layer="layout" svg:width="0.327cm" svg:height="0.389cm" svg:x="22.458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285cm" svg:height="0.374cm" svg:x="23.115cm" svg:y="11.81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3.445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97cm" svg:x="23.825cm" svg:y="11.597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425cm" svg:height="0.384cm" svg:x="24.292cm" svg:y="11.81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9" draw:layer="layout" svg:width="0.322cm" svg:height="0.389cm" svg:x="24.763cm" svg:y="11.805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27cm" svg:height="0.389cm" svg:x="25.131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97cm" svg:x="25.511cm" svg:y="11.597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9" draw:layer="layout" svg:width="0.264cm" svg:height="0.53cm" svg:x="26.249cm" svg:y="11.66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375cm" svg:height="0.389cm" svg:x="26.585cm" svg:y="11.80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</draw:g>
        <draw:g xml:id="id159" draw:id="id159">
          <svg:title>TexMaths</svg:title>
          <svg:desc>26§display§\text {I}§svg§600§FALSE§</svg:desc>
          <draw:polygon draw:style-name="gr2" draw:text-style-name="P8" draw:layer="layout" svg:width="0.213cm" svg:height="0.534cm" svg:x="16.734cm" svg:y="10.145cm" svg:viewBox="0 0 214 535" draw:points="108,535 0,535 0,0 214,0 214,535">
            <text:p/>
          </draw:polygon>
          <draw:path draw:style-name="gr3" draw:text-style-name="P9" draw:layer="layout" svg:width="0.28cm" svg:height="0.626cm" svg:x="16.713cm" svg:y="10.0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8" draw:id="id158">
          <svg:title>TexMaths</svg:title>
          <svg:desc>26§display§\therefore§svg§600§FALSE§</svg:desc>
          <draw:polygon draw:style-name="gr2" draw:text-style-name="P8" draw:layer="layout" svg:width="0.49cm" svg:height="0.402cm" svg:x="15.305cm" svg:y="10.221cm" svg:viewBox="0 0 491 403" draw:points="246,403 0,403 0,0 491,0 491,403">
            <text:p/>
          </draw:polygon>
          <draw:path draw:style-name="gr3" draw:text-style-name="P9" draw:layer="layout" svg:width="0.555cm" svg:height="0.493cm" svg:x="15.286cm" svg:y="10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48" smil:attributeName="visibility" smil:to="visible"/>
                  <anim:animate smil:dur="5s" smil:fill="hold" smil:targetElement="id148" smil:attributeName="x" smil:values="1+width/2;x" smil:keyTimes="0;1"/>
                  <anim:animate smil:dur="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9" draw:text-style-name="P7" draw:layer="layout" svg:width="26.2cm" svg:height="14.2cm" svg:x="1cm" svg:y="1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polyline draw:style-name="gr4" draw:text-style-name="P12" xml:id="id180" draw:id="id180" draw:layer="layout" svg:width="0cm" svg:height="13.999cm" svg:x="15cm" svg:y="0.8cm" svg:viewBox="0 0 0 14000" draw:points="0,0 0,14000">
          <text:p/>
        </draw:polyline>
        <draw:g xml:id="id176" draw:id="id176">
          <svg:title>TexMaths</svg:title>
          <svg:desc>24§display§= \log t + c§svg§600§FALSE§</svg:desc>
          <draw:polygon draw:style-name="gr2" draw:text-style-name="P8" draw:layer="layout" svg:width="3.735cm" svg:height="0.676cm" svg:x="3.713cm" svg:y="12.542cm" svg:viewBox="0 0 3736 677" draw:points="1868,677 0,677 0,0 3736,0 3736,677">
            <text:p/>
          </draw:polygon>
          <draw:path draw:style-name="gr3" draw:text-style-name="P9" draw:layer="layout" svg:width="0.561cm" svg:height="0.199cm" svg:x="3.719cm" svg:y="12.7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4.588cm" svg:y="12.5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4.819cm" svg:y="12.7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5.241cm" svg:y="12.7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5.809cm" svg:y="12.558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6.33cm" svg:y="12.5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7.161cm" svg:y="12.713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79" draw:id="id179">
          <svg:title>TexMaths</svg:title>
          <svg:desc>24§display§= \log \left( \text {cosec }x - \cot x \right) + c§svg§600§FALSE§</svg:desc>
          <draw:polygon draw:style-name="gr2" draw:text-style-name="P8" draw:layer="layout" svg:width="9.507cm" svg:height="0.76cm" svg:x="3.715cm" svg:y="13.942cm" svg:viewBox="0 0 9508 761" draw:points="4754,761 0,761 0,0 9508,0 9508,761">
            <text:p/>
          </draw:polygon>
          <draw:path draw:style-name="gr3" draw:text-style-name="P9" draw:layer="layout" svg:width="0.562cm" svg:height="0.199cm" svg:x="3.721cm" svg:y="14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4.591cm" svg:y="13.9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4.821cm" svg:y="14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5.243cm" svg:y="14.1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197cm" svg:height="0.844cm" svg:x="5.877cm" svg:y="13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22cm" svg:height="0.389cm" svg:x="6.15cm" svg:y="14.1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6.52cm" svg:y="14.1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6.946cm" svg:y="14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275cm" svg:y="14.1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655cm" svg:y="14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8.306cm" svg:y="14.1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15cm" svg:height="0.035cm" svg:x="9.022cm" svg:y="14.305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9.822cm" svg:y="14.1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193cm" svg:y="14.1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0.608cm" svg:y="14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1cm" svg:height="0.383cm" svg:x="11.084cm" svg:y="14.1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1.591cm" svg:y="1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105cm" svg:y="14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12.935cm" svg:y="14.15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5" draw:id="id185">
          <svg:title>TexMaths</svg:title>
          <svg:desc>26§display§\text {I}§svg§600§FALSE§</svg:desc>
          <draw:polygon draw:style-name="gr2" draw:text-style-name="P8" draw:layer="layout" svg:width="0.213cm" svg:height="0.534cm" svg:x="15.535cm" svg:y="9.445cm" svg:viewBox="0 0 214 535" draw:points="108,535 0,535 0,0 214,0 214,535">
            <text:p/>
          </draw:polygon>
          <draw:path draw:style-name="gr3" draw:text-style-name="P9" draw:layer="layout" svg:width="0.28cm" svg:height="0.626cm" svg:x="15.514cm" svg:y="9.3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6" draw:id="id186">
          <svg:title>TexMaths</svg:title>
          <svg:desc>26§display§=  \log \left[ \tan \left( \frac{x}{2} \right) \right] + c§svg§600§FALSE§</svg:desc>
          <draw:polygon draw:style-name="gr2" draw:text-style-name="P8" draw:layer="layout" svg:width="7.883cm" svg:height="1.585cm" svg:x="16.413cm" svg:y="8.944cm" svg:viewBox="0 0 7884 1586" draw:points="3943,1586 0,1586 0,0 7884,0 7884,1586">
            <text:p/>
          </draw:polygon>
          <draw:path draw:style-name="gr3" draw:text-style-name="P9" draw:layer="layout" svg:width="0.608cm" svg:height="0.215cm" svg:x="16.419cm" svg:y="9.6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17.361cm" svg:y="9.314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17.611cm" svg:y="9.5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18.068cm" svg:y="9.53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olygon draw:style-name="gr3" draw:text-style-name="P9" draw:layer="layout" svg:width="0.209cm" svg:height="1.644cm" svg:x="18.871cm" svg:y="8.898cm" svg:viewBox="0 0 210 1645" draw:points="0,1645 210,1645 210,1603 44,1603 44,44 210,44 210,0 0,0">
            <text:p/>
          </draw:polygon>
          <draw:path draw:style-name="gr3" draw:text-style-name="P9" draw:layer="layout" svg:width="0.286cm" svg:height="0.573cm" svg:x="19.112cm" svg:y="9.387cm" svg:viewBox="0 0 287 574" svg:d="M141 198h131v-30h-131v-168h-22c0 75-30 173-119 177v21h79v251c0 114 85 125 119 125 64 0 89-65 89-125v-52h-23v52c0 67-27 102-60 102-63 0-63-83-63-100z">
            <text:p/>
          </draw:path>
          <draw:path draw:style-name="gr3" draw:text-style-name="P9" draw:layer="layout" svg:width="0.413cm" svg:height="0.421cm" svg:x="19.489cm" svg:y="9.5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9" draw:layer="layout" svg:width="0.461cm" svg:height="0.404cm" svg:x="19.936cm" svg:y="9.54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9" draw:layer="layout" svg:width="0.348cm" svg:height="1.644cm" svg:x="20.733cm" svg:y="8.898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29 33z">
            <text:p/>
          </draw:path>
          <draw:path draw:style-name="gr3" draw:text-style-name="P9" draw:layer="layout" svg:width="0.457cm" svg:height="0.415cm" svg:x="21.25cm" svg:y="8.92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6 0-50-29-50-60 0-21 6-40 17-81z">
            <text:p/>
          </draw:path>
          <draw:polygon draw:style-name="gr3" draw:text-style-name="P9" draw:layer="layout" svg:width="0.523cm" svg:height="0.039cm" svg:x="21.223cm" svg:y="9.703cm" svg:viewBox="0 0 524 40" draw:points="262,40 0,40 0,0 524,0 524,40">
            <text:p/>
          </draw:polygon>
          <draw:path draw:style-name="gr3" draw:text-style-name="P9" draw:layer="layout" svg:width="0.365cm" svg:height="0.61cm" svg:x="21.3cm" svg:y="9.96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348cm" svg:height="1.644cm" svg:x="21.887cm" svg:y="8.898cm" svg:viewBox="0 0 349 1645" svg:d="M349 821c0-262-62-540-243-746-12-15-46-50-69-69-6-6-8-6-20-6-9 0-17 0-17 8 0 4 4 9 6 11 31 31 81 81 138 183 99 174 135 401 135 619 0 397-111 641-275 807-2 2-4 6-4 8 0 9 8 9 17 9 12 0 14 0 23-7 87-74 185-201 249-395 40-124 60-274 60-422z">
            <text:p/>
          </draw:path>
          <draw:polygon draw:style-name="gr3" draw:text-style-name="P9" draw:layer="layout" svg:width="0.209cm" svg:height="1.644cm" svg:x="22.417cm" svg:y="8.898cm" svg:viewBox="0 0 210 1645" draw:points="166,1603 0,1603 0,1645 210,1645 210,0 0,0 0,44 166,44">
            <text:p/>
          </draw:polygon>
          <draw:path draw:style-name="gr3" draw:text-style-name="P9" draw:layer="layout" svg:width="0.608cm" svg:height="0.61cm" svg:x="23.087cm" svg:y="9.41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23.985cm" svg:y="9.545cm" svg:viewBox="0 0 358 416" svg:d="M327 56c-15 0-28 0-42 15-15 12-17 29-17 35 0 21 17 31 36 31 27 0 52-21 52-58 0-46-44-79-111-79-122 0-245 131-245 260 0 83 54 156 150 156 131 0 208-98 208-108 0-7-7-13-11-13-6 0-8 2-12 11-73 89-173 89-185 89-56 0-81-44-81-100 0-37 18-127 50-183 27-52 79-91 128-91 32 0 67 10 80 35z">
            <text:p/>
          </draw:path>
        </draw:g>
        <draw:g xml:id="id164" draw:id="id164">
          <svg:title>TexMaths</svg:title>
          <svg:desc>26§display§(4)§svg§600§FALSE§</svg:desc>
          <draw:polygon draw:style-name="gr2" draw:text-style-name="P8" draw:layer="layout" svg:width="0.986cm" svg:height="0.823cm" svg:x="1.31cm" svg:y="1.142cm" svg:viewBox="0 0 987 824" draw:points="494,824 0,824 0,0 987,0 987,824">
            <text:p/>
          </draw:polygon>
          <draw:path draw:style-name="gr3" draw:text-style-name="P9" draw:layer="layout" svg:width="0.213cm" svg:height="0.914cm" svg:x="1.354cm" svg:y="1.09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9" draw:layer="layout" svg:width="0.407cm" svg:height="0.619cm" svg:x="1.645cm" svg:y="1.16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.131cm" svg:y="1.0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65" draw:id="id165">
          <svg:title>TexMaths</svg:title>
          <svg:desc>26§display§\text {Let,}§svg§600§FALSE§</svg:desc>
          <draw:polygon draw:style-name="gr2" draw:text-style-name="P8" draw:layer="layout" svg:width="1.429cm" svg:height="0.711cm" svg:x="2.727cm" svg:y="1.242cm" svg:viewBox="0 0 1430 712" draw:points="714,712 0,712 0,0 1430,0 1430,712">
            <text:p/>
          </draw:polygon>
          <draw:path draw:style-name="gr3" draw:text-style-name="P9" draw:layer="layout" svg:width="0.503cm" svg:height="0.625cm" svg:x="2.71cm" svg:y="1.196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3.278cm" svg:y="1.41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3.676cm" svg:y="1.258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4.092cm" svg:y="1.7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66" draw:id="id166">
          <svg:title>TexMaths</svg:title>
          <svg:desc>26§display§\text {I}§svg§600§FALSE§</svg:desc>
          <draw:polygon draw:style-name="gr2" draw:text-style-name="P8" draw:layer="layout" svg:width="0.213cm" svg:height="0.534cm" svg:x="4.734cm" svg:y="1.244cm" svg:viewBox="0 0 214 535" draw:points="108,535 0,535 0,0 214,0 214,535">
            <text:p/>
          </draw:polygon>
          <draw:path draw:style-name="gr3" draw:text-style-name="P9" draw:layer="layout" svg:width="0.28cm" svg:height="0.626cm" svg:x="4.713cm" svg:y="1.1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67" draw:id="id167">
          <svg:title>TexMaths</svg:title>
          <svg:desc>24§display§= \smallint \text {cosec } x \ dx§svg§600§FALSE§</svg:desc>
          <draw:polygon draw:style-name="gr2" draw:text-style-name="P8" draw:layer="layout" svg:width="5.201cm" svg:height="0.702cm" svg:x="5.513cm" svg:y="1.143cm" svg:viewBox="0 0 5202 703" draw:points="2600,703 0,703 0,0 5202,0 5202,703">
            <text:p/>
          </draw:polygon>
          <draw:path draw:style-name="gr3" draw:text-style-name="P9" draw:layer="layout" svg:width="0.562cm" svg:height="0.199cm" svg:x="5.519cm" svg:y="1.3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6.408cm" svg:y="1.101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6.976cm" svg:y="1.328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9" draw:layer="layout" svg:width="0.375cm" svg:height="0.389cm" svg:x="7.345cm" svg:y="1.3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7.771cm" svg:y="1.328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327cm" svg:height="0.389cm" svg:x="8.099cm" svg:y="1.32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9" draw:layer="layout" svg:width="0.322cm" svg:height="0.389cm" svg:x="8.48cm" svg:y="1.328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9" draw:layer="layout" svg:width="0.421cm" svg:height="0.383cm" svg:x="9.133cm" svg:y="1.3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9" draw:layer="layout" svg:width="0.402cm" svg:height="0.596cm" svg:x="9.904cm" svg:y="1.1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0.335cm" svg:y="1.3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</draw:g>
        <draw:g xml:id="id168" draw:id="id168">
          <svg:title>TexMaths</svg:title>
          <svg:desc>24§display§= \int \left( \frac{\text {cosec }x ( \text {cosec }x - \cot x )}{ \text {cosec }x - \cot x  } \right)  dx§svg§600§FALSE§</svg:desc>
          <draw:polygon draw:style-name="gr2" draw:text-style-name="P8" draw:layer="layout" svg:width="12.979cm" svg:height="1.941cm" svg:x="1.314cm" svg:y="2.643cm" svg:viewBox="0 0 12980 1942" draw:points="6490,1942 0,1942 0,0 12980,0 12980,1942">
            <text:p/>
          </draw:polygon>
          <draw:path draw:style-name="gr3" draw:text-style-name="P9" draw:layer="layout" svg:width="0.562cm" svg:height="0.199cm" svg:x="1.32cm" svg:y="3.5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2.209cm" svg:y="2.676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3.322cm" svg:y="2.6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322cm" svg:height="0.389cm" svg:x="3.897cm" svg:y="2.87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4.267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4.693cm" svg:y="2.8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5.022cm" svg:y="2.8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5.402cm" svg:y="2.87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6.053cm" svg:y="2.8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197cm" svg:height="0.844cm" svg:x="6.594cm" svg:y="2.6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22cm" svg:height="0.389cm" svg:x="6.867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237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7.664cm" svg:y="2.8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992cm" svg:y="2.8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8.372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9.023cm" svg:y="2.88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6cm" svg:height="0.035cm" svg:x="9.739cm" svg:y="3.02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0.542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911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1.325cm" svg:y="2.73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1.801cm" svg:y="2.8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197cm" svg:height="0.844cm" svg:x="12.308cm" svg:y="2.6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8.72cm" svg:height="0.035cm" svg:x="3.868cm" svg:y="3.596cm" svg:viewBox="0 0 8721 36" draw:points="4361,36 0,36 0,0 8721,0 8721,36">
            <text:p/>
          </draw:polygon>
          <draw:path draw:style-name="gr3" draw:text-style-name="P9" draw:layer="layout" svg:width="0.322cm" svg:height="0.389cm" svg:x="5.546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5.916cm" svg:y="4.0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6.343cm" svg:y="4.0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6.671cm" svg:y="4.0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051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7.702cm" svg:y="4.0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516cm" svg:height="0.035cm" svg:x="8.418cm" svg:y="4.17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9.219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59cm" svg:y="4.0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0.004cm" svg:y="3.88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0.48cm" svg:y="4.0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416cm" svg:height="2.025cm" svg:x="12.719cm" svg:y="2.601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402cm" svg:height="0.596cm" svg:x="13.483cm" svg:y="3.23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9" draw:layer="layout" svg:width="0.421cm" svg:height="0.383cm" svg:x="13.914cm" svg:y="3.4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169" draw:id="id169">
          <svg:title>TexMaths</svg:title>
          <svg:desc>24§display§= \int \left( \frac{ - \text {cosec }x \cot x + \text {cosec}^2x  }{\text {cosec }x - \cot x  } \right)  dx§svg§600§FALSE§</svg:desc>
          <draw:polygon draw:style-name="gr2" draw:text-style-name="P8" draw:layer="layout" svg:width="13.217cm" svg:height="1.986cm" svg:x="1.214cm" svg:y="5.245cm" svg:viewBox="0 0 13218 1987" draw:points="6609,1987 0,1987 0,0 13218,0 13218,1987">
            <text:p/>
          </draw:polygon>
          <draw:path draw:style-name="gr3" draw:text-style-name="P9" draw:layer="layout" svg:width="0.562cm" svg:height="0.199cm" svg:x="1.22cm" svg:y="6.16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2.109cm" svg:y="5.324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9" draw:layer="layout" svg:width="0.416cm" svg:height="2.024cm" svg:x="3.222cm" svg:y="5.249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515cm" svg:height="0.035cm" svg:x="3.839cm" svg:y="5.673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4.453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4.824cm" svg:y="5.524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5.248cm" svg:y="5.5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5.578cm" svg:y="5.524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5.957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6.609cm" svg:y="5.5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322cm" svg:height="0.389cm" svg:x="7.235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7.606cm" svg:y="5.5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4cm" svg:height="0.529cm" svg:x="8.021cm" svg:y="5.382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8.497cm" svg:y="5.5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562cm" svg:height="0.563cm" svg:x="9.19cm" svg:y="5.4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22cm" svg:height="0.389cm" svg:x="10.016cm" svg:y="5.52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0.384cm" svg:y="5.524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0.811cm" svg:y="5.5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1.139cm" svg:y="5.524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11.519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62cm" svg:height="0.392cm" svg:x="11.903cm" svg:y="5.20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421cm" svg:height="0.383cm" svg:x="12.268cm" svg:y="5.5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olygon draw:style-name="gr3" draw:text-style-name="P9" draw:layer="layout" svg:width="8.958cm" svg:height="0.035cm" svg:x="3.768cm" svg:y="6.243cm" svg:viewBox="0 0 8959 36" draw:points="4480,36 0,36 0,0 8959,0 8959,36">
            <text:p/>
          </draw:polygon>
          <draw:path draw:style-name="gr3" draw:text-style-name="P9" draw:layer="layout" svg:width="0.322cm" svg:height="0.389cm" svg:x="5.565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5.935cm" svg:y="6.67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6.362cm" svg:y="6.67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6.69cm" svg:y="6.671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7.07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7.721cm" svg:y="6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9" draw:layer="layout" svg:width="0.515cm" svg:height="0.035cm" svg:x="8.437cm" svg:y="6.823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9.238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9.609cm" svg:y="6.67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0.023cm" svg:y="6.53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421cm" svg:height="0.383cm" svg:x="10.499cm" svg:y="6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416cm" svg:height="2.024cm" svg:x="12.857cm" svg:y="5.249cm" svg:viewBox="0 0 417 2025" svg:d="M417 1013c0-332-77-666-292-919-17-19-48-54-83-84-11-10-13-10-25-10-9 0-17 0-17 8 0 4 4 7 6 9 29 31 86 87 142 179 136 217 198 491 198 816 0 228-29 520-169 771-68 121-139 190-173 227-2 1-4 3-4 7 0 8 8 8 17 8 12 0 14 0 27-14 284-257 373-642 373-998z">
            <text:p/>
          </draw:path>
          <draw:path draw:style-name="gr3" draw:text-style-name="P9" draw:layer="layout" svg:width="0.402cm" svg:height="0.596cm" svg:x="13.621cm" svg:y="5.88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4.052cm" svg:y="6.09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170" draw:id="id170">
          <svg:title>TexMaths</svg:title>
          <svg:desc>22§display§\text {Put}§svg§600§FALSE§</svg:desc>
          <draw:polygon draw:style-name="gr2" draw:text-style-name="P8" draw:layer="layout" svg:width="1.136cm" svg:height="0.46cm" svg:x="1.622cm" svg:y="7.836cm" svg:viewBox="0 0 1137 461" draw:points="568,461 0,461 0,0 1137,0 1137,461">
            <text:p/>
          </draw:polygon>
          <draw:path draw:style-name="gr3" draw:text-style-name="P9" draw:layer="layout" svg:width="0.457cm" svg:height="0.529cm" svg:x="1.61cm" svg:y="7.7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2.134cm" svg:y="7.9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2.553cm" svg:y="7.85cm" svg:viewBox="0 0 245 486" svg:d="M120 167h111v-24h-111v-143h-20c0 63-24 146-100 150v17h67v213c0 97 72 106 100 106 55 0 78-54 78-106v-44h-21v44c0 57-23 87-52 87-52 0-52-71-52-85z">
            <text:p/>
          </draw:path>
        </draw:g>
        <draw:g xml:id="id171" draw:id="id171">
          <svg:title>TexMaths</svg:title>
          <svg:desc>24§display§\text {cosec }x - \cot x  = t §svg§600§FALSE§</svg:desc>
          <draw:polygon draw:style-name="gr2" draw:text-style-name="P8" draw:layer="layout" svg:width="6.74cm" svg:height="0.454cm" svg:x="3.328cm" svg:y="7.84cm" svg:viewBox="0 0 6741 455" draw:points="3370,455 0,455 0,0 6741,0 6741,455">
            <text:p/>
          </draw:polygon>
          <draw:path draw:style-name="gr3" draw:text-style-name="P9" draw:layer="layout" svg:width="0.322cm" svg:height="0.389cm" svg:x="3.315cm" svg:y="7.94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3.686cm" svg:y="7.94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277cm" svg:height="0.389cm" svg:x="4.11cm" svg:y="7.94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27cm" svg:height="0.389cm" svg:x="4.44cm" svg:y="7.94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4.818cm" svg:y="7.94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5.471cm" svg:y="7.954cm" svg:viewBox="0 0 422 384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6cm" svg:x="6.185cm" svg:y="8.098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6.988cm" svg:y="7.948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7.359cm" svg:y="7.94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264cm" svg:height="0.529cm" svg:x="7.771cm" svg:y="7.80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421cm" svg:height="0.383cm" svg:x="8.25cm" svg:y="7.954cm" svg:viewBox="0 0 422 384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199cm" svg:x="8.989cm" svg:y="8.01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6cm" svg:height="0.539cm" svg:x="9.851cm" svg:y="7.798cm" svg:viewBox="0 0 261 540" svg:d="M156 192h80c16 0 25 0 25-17 0-10-9-10-25-10h-75c31-121 37-136 37-142 0-15-12-23-25-23-4 0-27 0-35 31l-32 134h-81c-17 0-25 0-25 16 0 11 8 11 23 11h75c-62 240-63 254-63 269 0 46 32 79 76 79 89 0 137-125 137-131 0-7-8-7-12-7-6 0-8 2-11 11-37 89-83 108-112 108-17 0-25-12-25-39 0-21 0-27 4-40z">
            <text:p/>
          </draw:path>
        </draw:g>
        <draw:g xml:id="id172" draw:id="id172">
          <svg:title>TexMaths</svg:title>
          <svg:desc>24§display§\therefore \ ( - \text {cosec }x \cot x + \text {cosec}^2x )dx =  dt§svg§600§FALSE§</svg:desc>
          <draw:polygon draw:style-name="gr2" draw:text-style-name="P8" draw:layer="layout" svg:width="13.369cm" svg:height="0.867cm" svg:x="1.433cm" svg:y="8.84cm" svg:viewBox="0 0 13370 868" draw:points="6685,868 0,868 0,0 13370,0 13370,868">
            <text:p/>
          </draw:polygon>
          <draw:path draw:style-name="gr3" draw:text-style-name="P9" draw:layer="layout" svg:width="0.512cm" svg:height="0.456cm" svg:x="1.416cm" svg:y="9.14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9" draw:layer="layout" svg:width="0.197cm" svg:height="0.844cm" svg:x="2.553cm" svg:y="8.90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515cm" svg:height="0.036cm" svg:x="2.867cm" svg:y="9.311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3.482cm" svg:y="9.16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3.85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4.277cm" svg:y="9.16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4.605cm" svg:y="9.1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4.985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5.638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322cm" svg:height="0.389cm" svg:x="6.264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6.634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64cm" svg:height="0.529cm" svg:x="7.049cm" svg:y="9.01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9" draw:layer="layout" svg:width="0.421cm" svg:height="0.383cm" svg:x="7.525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564cm" svg:x="8.218cm" svg:y="9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2cm" svg:height="0.389cm" svg:x="9.042cm" svg:y="9.16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9.413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9.839cm" svg:y="9.16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0.167cm" svg:y="9.1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10.547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393cm" svg:x="10.929cm" svg:y="8.79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421cm" svg:height="0.383cm" svg:x="11.296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1.801cm" svg:y="8.90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7cm" svg:x="12.116cm" svg:y="8.95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2.546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199cm" svg:x="13.283cm" svg:y="9.2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4.161cm" svg:y="8.9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26cm" svg:height="0.539cm" svg:x="14.585cm" svg:y="9.011cm" svg:viewBox="0 0 261 540" svg:d="M156 192h80c16 0 25 0 25-17 0-10-9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75" draw:id="id175">
          <svg:title>TexMaths</svg:title>
          <svg:desc>24§display§= \int \frac{1}{t} dt§svg§600§FALSE§</svg:desc>
          <draw:polygon draw:style-name="gr2" draw:text-style-name="P8" draw:layer="layout" svg:width="3.132cm" svg:height="1.791cm" svg:x="3.813cm" svg:y="10.342cm" svg:viewBox="0 0 3133 1792" draw:points="1566,1792 0,1792 0,0 3133,0 3133,1792">
            <text:p/>
          </draw:polygon>
          <draw:path draw:style-name="gr3" draw:text-style-name="P9" draw:layer="layout" svg:width="0.561cm" svg:height="0.199cm" svg:x="3.819cm" svg:y="11.1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4.708cm" svg:y="10.3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5.821cm" svg:y="10.3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5.746cm" svg:y="11.22cm" svg:viewBox="0 0 424 37" draw:points="211,37 0,37 0,0 424,0 424,37">
            <text:p/>
          </draw:polygon>
          <draw:path draw:style-name="gr3" draw:text-style-name="P9" draw:layer="layout" svg:width="0.26cm" svg:height="0.539cm" svg:x="5.825cm" svg:y="11.499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6.303cm" svg:y="10.863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6.727cm" svg:y="10.921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g xml:id="id174" draw:id="id174">
          <svg:title>TexMaths</svg:title>
          <svg:desc>26§display§\text {I}§svg§600§FALSE§</svg:desc>
          <draw:polygon draw:style-name="gr2" draw:text-style-name="P8" draw:layer="layout" svg:width="0.213cm" svg:height="0.534cm" svg:x="3.134cm" svg:y="10.945cm" svg:viewBox="0 0 214 535" draw:points="108,535 0,535 0,0 214,0 214,535">
            <text:p/>
          </draw:polygon>
          <draw:path draw:style-name="gr3" draw:text-style-name="P9" draw:layer="layout" svg:width="0.28cm" svg:height="0.626cm" svg:x="3.113cm" svg:y="10.8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73" draw:id="id173">
          <svg:title>TexMaths</svg:title>
          <svg:desc>26§display§\therefore§svg§600§FALSE§</svg:desc>
          <draw:polygon draw:style-name="gr2" draw:text-style-name="P8" draw:layer="layout" svg:width="0.49cm" svg:height="0.402cm" svg:x="1.705cm" svg:y="11.121cm" svg:viewBox="0 0 491 403" draw:points="246,403 0,403 0,0 491,0 491,403">
            <text:p/>
          </draw:polygon>
          <draw:path draw:style-name="gr3" draw:text-style-name="P9" draw:layer="layout" svg:width="0.555cm" svg:height="0.493cm" svg:x="1.686cm" svg:y="11.0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8" draw:id="id178">
          <svg:title>TexMaths</svg:title>
          <svg:desc>26§display§\text {I}§svg§600§FALSE§</svg:desc>
          <draw:polygon draw:style-name="gr2" draw:text-style-name="P8" draw:layer="layout" svg:width="0.213cm" svg:height="0.534cm" svg:x="3.134cm" svg:y="14.045cm" svg:viewBox="0 0 214 535" draw:points="108,535 0,535 0,0 214,0 214,535">
            <text:p/>
          </draw:polygon>
          <draw:path draw:style-name="gr3" draw:text-style-name="P9" draw:layer="layout" svg:width="0.28cm" svg:height="0.626cm" svg:x="3.113cm" svg:y="13.9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77" draw:id="id177">
          <svg:title>TexMaths</svg:title>
          <svg:desc>26§display§\therefore§svg§600§FALSE§</svg:desc>
          <draw:polygon draw:style-name="gr2" draw:text-style-name="P8" draw:layer="layout" svg:width="0.49cm" svg:height="0.402cm" svg:x="1.705cm" svg:y="14.121cm" svg:viewBox="0 0 491 403" draw:points="246,403 0,403 0,0 491,0 491,403">
            <text:p/>
          </draw:polygon>
          <draw:path draw:style-name="gr3" draw:text-style-name="P9" draw:layer="layout" svg:width="0.555cm" svg:height="0.493cm" svg:x="1.686cm" svg:y="14.0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4§display§= \log \left( \frac{1}{\sin x} - \frac{\cos x}{\sin x} \right) + c§svg§600§FALSE§</svg:desc>
          <draw:polygon draw:style-name="gr2" draw:text-style-name="P8" draw:layer="layout" svg:width="9.519cm" svg:height="1.941cm" svg:x="16.214cm" svg:y="0.843cm" svg:viewBox="0 0 9520 1942" draw:points="4760,1942 0,1942 0,0 9520,0 9520,1942">
            <text:p/>
          </draw:polygon>
          <draw:path draw:style-name="gr3" draw:text-style-name="P9" draw:layer="layout" svg:width="0.562cm" svg:height="0.199cm" svg:x="16.22cm" svg:y="1.7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7.09cm" svg:y="1.439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7.32cm" svg:y="1.64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1.64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8.468cm" svg:y="0.801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19.709cm" svg:y="0.89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66cm" svg:height="0.035cm" svg:x="19.015cm" svg:y="1.796cm" svg:viewBox="0 0 1661 36" draw:points="829,36 0,36 0,0 1661,0 1661,36">
            <text:p/>
          </draw:polygon>
          <draw:path draw:style-name="gr3" draw:text-style-name="P9" draw:layer="layout" svg:width="0.277cm" svg:height="0.389cm" svg:x="19.042cm" svg:y="2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9.374cm" svg:y="2.0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9.609cm" svg:y="2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0.215cm" svg:y="2.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6cm" svg:height="0.035cm" svg:x="21.031cm" svg:y="1.79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21.936cm" svg:y="1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2.304cm" svg:y="1.07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22.731cm" svg:y="1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3.201cm" svg:y="1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olygon draw:style-name="gr3" draw:text-style-name="P9" draw:layer="layout" svg:width="1.754cm" svg:height="0.035cm" svg:x="21.907cm" svg:y="1.796cm" svg:viewBox="0 0 1755 36" draw:points="877,36 0,36 0,0 1755,0 1755,36">
            <text:p/>
          </draw:polygon>
          <draw:path draw:style-name="gr3" draw:text-style-name="P9" draw:layer="layout" svg:width="0.277cm" svg:height="0.389cm" svg:x="21.98cm" svg:y="2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22.314cm" svg:y="2.0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2.546cm" svg:y="2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3.153cm" svg:y="2.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416cm" svg:height="2.025cm" svg:x="23.789cm" svg:y="0.801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562cm" svg:height="0.564cm" svg:x="24.614cm" svg:y="1.53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5.446cm" svg:y="1.652cm" svg:viewBox="0 0 330 384" svg:d="M301 52c-13 0-25 0-38 13-13 12-13 27-13 33 0 19 13 29 30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183" draw:id="id183">
          <svg:title>TexMaths</svg:title>
          <svg:desc>24§display§= \log \left( \frac{ 1 - \cos x}{\sin x} \right) + c§svg§600§FALSE§</svg:desc>
          <draw:polygon draw:style-name="gr2" draw:text-style-name="P8" draw:layer="layout" svg:width="8.081cm" svg:height="1.941cm" svg:x="16.214cm" svg:y="3.244cm" svg:viewBox="0 0 8082 1942" draw:points="4040,1942 0,1942 0,0 8082,0 8082,1942">
            <text:p/>
          </draw:polygon>
          <draw:path draw:style-name="gr3" draw:text-style-name="P9" draw:layer="layout" svg:width="0.562cm" svg:height="0.199cm" svg:x="16.22cm" svg:y="4.1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7.09cm" svg:y="3.8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7.32cm" svg:y="4.04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4.043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8.468cm" svg:y="3.202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9cm" svg:height="0.564cm" svg:x="19.09cm" svg:y="3.2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16cm" svg:height="0.035cm" svg:x="19.693cm" svg:y="3.62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20.496cm" svg:y="3.4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0.866cm" svg:y="3.4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1.293cm" svg:y="3.4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1.761cm" svg:y="3.48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olygon draw:style-name="gr3" draw:text-style-name="P9" draw:layer="layout" svg:width="3.206cm" svg:height="0.035cm" svg:x="19.015cm" svg:y="4.197cm" svg:viewBox="0 0 3207 36" draw:points="1603,36 0,36 0,0 3207,0 3207,36">
            <text:p/>
          </draw:polygon>
          <draw:path draw:style-name="gr3" draw:text-style-name="P9" draw:layer="layout" svg:width="0.277cm" svg:height="0.389cm" svg:x="19.816cm" svg:y="4.6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20.148cm" svg:y="4.4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0.383cm" svg:y="4.6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0.989cm" svg:y="4.6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16cm" svg:height="2.025cm" svg:x="22.351cm" svg:y="3.202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562cm" svg:height="0.564cm" svg:x="23.176cm" svg:y="3.9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4.008cm" svg:y="4.0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1" draw:id="id181">
          <svg:title>TexMaths</svg:title>
          <svg:desc>26§display§\text {I}§svg§600§FALSE§</svg:desc>
          <draw:polygon draw:style-name="gr2" draw:text-style-name="P8" draw:layer="layout" svg:width="0.213cm" svg:height="0.534cm" svg:x="15.636cm" svg:y="1.546cm" svg:viewBox="0 0 214 535" draw:points="108,535 0,535 0,0 214,0 214,535">
            <text:p/>
          </draw:polygon>
          <draw:path draw:style-name="gr3" draw:text-style-name="P9" draw:layer="layout" svg:width="0.28cm" svg:height="0.626cm" svg:x="15.615cm" svg:y="1.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4" draw:id="id184">
          <svg:title>TexMaths</svg:title>
          <svg:desc>24§display§= \log \left( \frac{ 2\sin^2 \left( \frac{x}{2} \right) }{2\sin \left( \frac{x}{2} \right) \cos \left( \frac{x}{2} \right) } \right) + c§svg§600§FALSE§</svg:desc>
          <draw:polygon draw:style-name="gr2" draw:text-style-name="P8" draw:layer="layout" svg:width="10.834cm" svg:height="2.445cm" svg:x="16.214cm" svg:y="5.644cm" svg:viewBox="0 0 10835 2446" draw:points="5418,2446 0,2446 0,0 10835,0 10835,2446">
            <text:p/>
          </draw:polygon>
          <draw:path draw:style-name="gr3" draw:text-style-name="P9" draw:layer="layout" svg:width="0.562cm" svg:height="0.199cm" svg:x="16.22cm" svg:y="6.7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6cm" svg:x="17.09cm" svg:y="6.493cm" svg:viewBox="0 0 190 587" svg:d="M123 0l-123 10v26c60 0 67 6 67 47v439c0 39-9 39-67 39v26c29-2 73-2 94-2s63 0 96 2v-26c-58 0-67 0-67-39z">
            <text:p/>
          </draw:path>
          <draw:path draw:style-name="gr3" draw:text-style-name="P9" draw:layer="layout" svg:width="0.375cm" svg:height="0.389cm" svg:x="17.32cm" svg:y="6.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6.696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9" draw:layer="layout" svg:width="0.441cm" svg:height="2.531cm" svg:x="18.491cm" svg:y="5.602cm" svg:viewBox="0 0 442 2532" svg:d="M442 2522c0-2 0-3-6-9-81-98-148-206-198-325-111-257-155-558-155-923 0-359 40-674 167-950 48-108 113-208 188-300 2-2 4-3 4-7 0-8-6-8-20-8-11 0-13 0-15 2-2 0-54 52-119 144-148 207-223 455-261 706-19 137-27 275-27 413 0 315 40 637 175 927 61 129 142 244 224 332 8 6 10 8 23 8 14 0 20 0 20-10z">
            <text:p/>
          </draw:path>
          <draw:path draw:style-name="gr3" draw:text-style-name="P9" draw:layer="layout" svg:width="0.337cm" svg:height="0.563cm" svg:x="20.298cm" svg:y="5.89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277cm" svg:height="0.389cm" svg:x="20.847cm" svg:y="6.076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21.179cm" svg:y="5.89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21.413cm" svg:y="6.08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62cm" svg:height="0.393cm" svg:x="21.892cm" svg:y="5.708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2.502cm" svg:y="5.736cm" svg:viewBox="0 0 223 1014" svg:d="M223 1004c0-2-2-4-4-8-39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2.89cm" svg:y="5.861cm" svg:viewBox="0 0 319 269" svg:d="M119 200c-6 19-25 51-56 51-2 0-19 0-32-7 25-8 27-29 27-33 0-13-10-23-23-23-18 0-35 15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0.383cm" svg:height="0.035cm" svg:x="22.861cm" svg:y="6.226cm" svg:viewBox="0 0 384 36" draw:points="192,36 0,36 0,0 384,0 384,36">
            <text:p/>
          </draw:polygon>
          <draw:path draw:style-name="gr3" draw:text-style-name="P9" draw:layer="layout" svg:width="0.262cm" svg:height="0.393cm" svg:x="22.921cm" svg:y="6.35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3.381cm" svg:y="5.736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9" draw:layer="layout" svg:width="5.867cm" svg:height="0.035cm" svg:x="19.061cm" svg:y="6.85cm" svg:viewBox="0 0 5868 36" draw:points="2934,36 0,36 0,0 5868,0 5868,36">
            <text:p/>
          </draw:polygon>
          <draw:path draw:style-name="gr3" draw:text-style-name="P9" draw:layer="layout" svg:width="0.337cm" svg:height="0.563cm" svg:x="19.104cm" svg:y="7.1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277cm" svg:height="0.389cm" svg:x="19.651cm" svg:y="7.324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9.985cm" svg:y="7.138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20.217cm" svg:y="7.3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22cm" svg:height="1.013cm" svg:x="20.928cm" svg:y="6.984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1.316cm" svg:y="7.109cm" svg:viewBox="0 0 319 269" svg:d="M119 200c-6 19-25 51-56 51-2 0-19 0-32-7 25-8 27-29 27-33 0-13-10-23-23-23-18 0-35 15-35 37 0 30 33 44 63 44 27 0 50-18 66-42 15 30 48 42 71 42 69 0 103-75 103-92 0-8-7-8-9-8-8 0-8 4-10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9" draw:layer="layout" svg:width="0.383cm" svg:height="0.035cm" svg:x="21.289cm" svg:y="7.474cm" svg:viewBox="0 0 384 36" draw:points="192,36 0,36 0,0 384,0 384,36">
            <text:p/>
          </draw:polygon>
          <draw:path draw:style-name="gr3" draw:text-style-name="P9" draw:layer="layout" svg:width="0.262cm" svg:height="0.393cm" svg:x="21.348cm" svg:y="7.6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1.809cm" svg:y="6.9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9" draw:layer="layout" svg:width="0.322cm" svg:height="0.389cm" svg:x="22.327cm" svg:y="7.32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2.698cm" svg:y="7.32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3.122cm" svg:y="7.324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222cm" svg:height="1.013cm" svg:x="23.696cm" svg:y="6.984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4.084cm" svg:y="7.109cm" svg:viewBox="0 0 319 269" svg:d="M119 200c-6 19-25 51-56 51-2 0-19 0-32-7 25-8 27-29 27-33 0-13-10-23-23-23-18 0-35 15-35 37 0 30 33 44 63 44 27 0 50-18 66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olygon draw:style-name="gr3" draw:text-style-name="P9" draw:layer="layout" svg:width="0.383cm" svg:height="0.035cm" svg:x="24.057cm" svg:y="7.474cm" svg:viewBox="0 0 384 36" draw:points="192,36 0,36 0,0 384,0 384,36">
            <text:p/>
          </draw:polygon>
          <draw:path draw:style-name="gr3" draw:text-style-name="P9" draw:layer="layout" svg:width="0.262cm" svg:height="0.393cm" svg:x="24.117cm" svg:y="7.6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4.578cm" svg:y="6.9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9" draw:layer="layout" svg:width="0.441cm" svg:height="2.531cm" svg:x="25.056cm" svg:y="5.602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9" draw:layer="layout" svg:width="0.562cm" svg:height="0.563cm" svg:x="25.931cm" svg:y="6.58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29cm" svg:height="0.383cm" svg:x="26.761cm" svg:y="6.706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80" smil:attributeName="visibility" smil:to="visible"/>
                  <anim:animate smil:dur="5s" smil:fill="hold" smil:targetElement="id180" smil:attributeName="x" smil:values="1+width/2;x" smil:keyTimes="0;1"/>
                  <anim:animate smil:dur="5s" smil:fill="hold" smil:targetElement="id18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4" draw:text-style-name="P11" draw:layer="layout" svg:width="25.199cm" svg:height="1.436cm" svg:x="1.438cm" svg:y="0.364cm" presentation:class="title" presentation:user-transformed="true">
          <draw:text-box>
            <text:p xml:id="id187" text:id="id187"><text:span text:style-name="T2">Examples</text:span></text:p>
          </draw:text-box>
        </draw:frame>
        <draw:frame presentation:style-name="pr8" draw:text-style-name="P7" draw:layer="layout" svg:width="26.2cm" svg:height="13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189" draw:id="id189">
          <svg:title>TexMaths</svg:title>
          <svg:desc>28§display§\text {Evaluate the following}§svg§600§FALSE§</svg:desc>
          <draw:polygon draw:style-name="gr2" draw:text-style-name="P8" draw:layer="layout" svg:width="9.497cm" svg:height="0.8cm" svg:x="3.421cm" svg:y="2.64cm" svg:viewBox="0 0 9498 801" draw:points="4749,801 0,801 0,0 9498,0 9498,801">
            <text:p/>
          </draw:polygon>
          <draw:path draw:style-name="gr3" draw:text-style-name="P9" draw:layer="layout" svg:width="0.611cm" svg:height="0.672cm" svg:x="3.4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0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4.5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0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3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8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3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6.7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4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7.8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4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1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4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9.9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2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0.5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5cm" svg:height="0.437cm" svg:x="10.9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1.7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1.9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2.5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88" draw:id="id188">
          <svg:title>TexMaths</svg:title>
          <svg:desc>28§display§\text {(II)}§svg§600§FALSE§</svg:desc>
          <draw:polygon draw:style-name="gr2" draw:text-style-name="P8" draw:layer="layout" svg:width="1.308cm" svg:height="0.886cm" svg:x="1.505cm" svg:y="2.539cm" svg:viewBox="0 0 1309 887" draw:points="654,887 0,887 0,0 1309,0 1309,887">
            <text:p/>
          </draw:polygon>
          <draw:path draw:style-name="gr3" draw:text-style-name="P9" draw:layer="layout" svg:width="0.23cm" svg:height="0.985cm" svg:x="1.5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2cm" svg:height="0.674cm" svg:x="1.8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302cm" svg:height="0.674cm" svg:x="2.249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23cm" svg:height="0.985cm" svg:x="2.632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90" draw:id="id190">
          <svg:title>TexMaths</svg:title>
          <svg:desc>26§display§(1)§svg§600§FALSE§</svg:desc>
          <draw:polygon draw:style-name="gr2" draw:text-style-name="P8" draw:layer="layout" svg:width="0.986cm" svg:height="0.822cm" svg:x="1.507cm" svg:y="4.837cm" svg:viewBox="0 0 987 823" draw:points="494,823 0,823 0,0 987,0 987,823">
            <text:p/>
          </draw:polygon>
          <draw:path draw:style-name="gr3" draw:text-style-name="P9" draw:layer="layout" svg:width="0.213cm" svg:height="0.914cm" svg:x="1.551cm" svg:y="4.7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1.899cm" svg:y="4.8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2.328cm" svg:y="4.7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6§display§\int \frac{\sin \sqrt{x}}{\sqrt{x}} \ dx§svg§600§FALSE§</svg:desc>
          <draw:polygon draw:style-name="gr2" draw:text-style-name="P8" draw:layer="layout" svg:width="5.013cm" svg:height="2.073cm" svg:x="11.11cm" svg:y="4.241cm" svg:viewBox="0 0 5014 2074" draw:points="2508,2074 0,2074 0,0 5014,0 5014,2074">
            <text:p/>
          </draw:polygon>
          <draw:path draw:style-name="gr3" draw:text-style-name="P9" draw:layer="layout" svg:width="0.812cm" svg:height="2.031cm" svg:x="11.116cm" svg:y="4.264cm" svg:viewBox="0 0 813 2032" svg:d="M44 1990c29 0 45-20 45-43 0-31-22-46-43-46-23 0-46 15-46 46 0 48 46 85 102 85 139 0 191-214 256-478 70-289 131-583 181-876 33-193 66-376 97-495 11-46 42-162 79-162 27 0 50 16 54 21-31 2-45 20-45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12.27cm" svg:y="4.48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197cm" svg:height="0.613cm" svg:x="12.63cm" svg:y="4.278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2.884cm" svg:y="4.486cm" svg:viewBox="0 0 462 406" svg:d="M71 89v248c0 39-9 39-71 39v30c31 0 79-3 104-3 23 0 71 3 102 3v-30c-60 0-71 0-71-39v-171c0-95 65-145 123-145s69 50 69 102v214c0 39-11 39-71 39v30c31 0 79-3 104-3 23 0 70 3 102 3v-30c-48 0-71 0-71-27v-174c0-79 0-108-29-142-13-14-44-33-96-33-68 0-110 40-137 96v-96l-129 10v30c64 0 71 6 71 49z">
            <text:p/>
          </draw:path>
          <draw:path draw:style-name="gr3" draw:text-style-name="P9" draw:layer="layout" svg:width="0.714cm" svg:height="0.914cm" svg:x="13.581cm" svg:y="4.195cm" svg:viewBox="0 0 715 915" svg:d="M289 819l-160-355c-6-15-13-15-15-15 0 0-6 0-14 6l-88 67c-12 8-12 13-12 15 0 4 2 10 8 10 7 0 23-12 32-21 6-4 20-14 29-21l181 396c6 14 12 14 20 14 13 0 15-4 23-17l416-861c6-14 6-16 6-18 0-11-8-19-18-19-9 0-15 4-21 19z">
            <text:p/>
          </draw:path>
          <draw:polygon draw:style-name="gr3" draw:text-style-name="P9" draw:layer="layout" svg:width="0.523cm" svg:height="0.039cm" svg:x="14.275cm" svg:y="4.195cm" svg:viewBox="0 0 524 40" draw:points="262,40 0,40 0,0 524,0 524,40">
            <text:p/>
          </draw:polygon>
          <draw:path draw:style-name="gr3" draw:text-style-name="P9" draw:layer="layout" svg:width="0.457cm" svg:height="0.415cm" svg:x="14.302cm" svg:y="4.486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2 120-123 120-36 0-50-29-50-60 0-21 6-40 17-81z">
            <text:p/>
          </draw:path>
          <draw:polygon draw:style-name="gr3" draw:text-style-name="P9" draw:layer="layout" svg:width="2.559cm" svg:height="0.039cm" svg:x="12.239cm" svg:y="5.262cm" svg:viewBox="0 0 2560 40" draw:points="1279,40 0,40 0,0 2560,0 2560,40">
            <text:p/>
          </draw:polygon>
          <draw:path draw:style-name="gr3" draw:text-style-name="P9" draw:layer="layout" svg:width="0.714cm" svg:height="0.914cm" svg:x="12.944cm" svg:y="5.443cm" svg:viewBox="0 0 715 915" svg:d="M289 819l-160-355c-6-15-13-15-15-15 0 0-6 0-14 6l-88 67c-12 8-12 13-12 15 0 4 2 10 8 10 7 0 23-12 32-21 6-4 20-14 29-21l181 396c6 14 12 14 20 14 13 0 15-4 23-17l416-861c6-14 6-16 6-18 0-11-8-19-18-19-9 0-15 4-21 19z">
            <text:p/>
          </draw:path>
          <draw:polygon draw:style-name="gr3" draw:text-style-name="P9" draw:layer="layout" svg:width="0.523cm" svg:height="0.039cm" svg:x="13.639cm" svg:y="5.443cm" svg:viewBox="0 0 524 40" draw:points="262,40 0,40 0,0 524,0 524,40">
            <text:p/>
          </draw:polygon>
          <draw:path draw:style-name="gr3" draw:text-style-name="P9" draw:layer="layout" svg:width="0.457cm" svg:height="0.415cm" svg:x="13.664cm" svg:y="5.73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9" draw:layer="layout" svg:width="0.436cm" svg:height="0.646cm" svg:x="15.249cm" svg:y="4.873cm" svg:viewBox="0 0 437 647" svg:d="M437 10c0-2 0-10-13-10-12 0-100 8-116 10-6 0-13 5-13 17 0 13 9 13 23 13 44 0 46 6 46 14l-2 19-56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7-54 69-87 107-87 60 0 72 75 72 81 0 4-2 10-4 14z">
            <text:p/>
          </draw:path>
          <draw:path draw:style-name="gr3" draw:text-style-name="P9" draw:layer="layout" svg:width="0.457cm" svg:height="0.415cm" svg:x="15.714cm" svg:y="5.10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4 120-123 120-36 0-50-29-50-60 0-21 6-40 17-81z">
            <text:p/>
          </draw:path>
        </draw:g>
        <draw:g xml:id="id192" draw:id="id192">
          <svg:title>TexMaths</svg:title>
          <svg:desc>26§display§(2)§svg§600§FALSE§</svg:desc>
          <draw:polygon draw:style-name="gr2" draw:text-style-name="P8" draw:layer="layout" svg:width="0.986cm" svg:height="0.822cm" svg:x="10.008cm" svg:y="4.739cm" svg:viewBox="0 0 987 823" draw:points="494,823 0,823 0,0 987,0 987,823">
            <text:p/>
          </draw:polygon>
          <draw:path draw:style-name="gr3" draw:text-style-name="P9" draw:layer="layout" svg:width="0.213cm" svg:height="0.914cm" svg:x="10.052cm" svg:y="4.6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10.364cm" svg:y="4.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10.829cm" svg:y="4.6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6§display§\smallint e^x \cot ( e^x ) \ dx§svg§600§FALSE§</svg:desc>
          <draw:polygon draw:style-name="gr2" draw:text-style-name="P8" draw:layer="layout" svg:width="5.657cm" svg:height="0.822cm" svg:x="3.01cm" svg:y="4.842cm" svg:viewBox="0 0 5658 823" draw:points="2828,823 0,823 0,0 5658,0 5658,823">
            <text:p/>
          </draw:polygon>
          <draw:path draw:style-name="gr3" draw:text-style-name="P9" draw:layer="layout" svg:width="0.382cm" svg:height="0.852cm" svg:x="3.014cm" svg:y="4.827cm" svg:viewBox="0 0 383 853" svg:d="M347 37c-31 3-39 25-39 38 0 23 18 37 37 37s38-12 38-39c0-36-29-73-73-73-77 0-94 100-108 171-25 137-44 253-59 413-4 48-10 100-16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3.64cm" svg:y="5.077cm" svg:viewBox="0 0 354 416" svg:d="M129 193c27 0 96-2 141-20 65-27 69-82 69-94 0-42-35-79-98-79-102 0-241 89-241 250 0 93 54 166 143 166 134 0 211-98 211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4.054cm" svg:y="4.821cm" svg:viewBox="0 0 345 291" svg:d="M129 216c-6 21-27 56-60 56-2 0-21 0-36-8 27-8 29-31 29-35 0-15-10-25-25-25-18 0-37 16-37 39 0 34 35 48 67 48 31 0 56-19 72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9" draw:layer="layout" svg:width="0.348cm" svg:height="0.421cm" svg:x="4.667cm" svg:y="5.073cm" svg:viewBox="0 0 349 422" svg:d="M77 212c0-150 75-189 123-189 8 0 66 0 99 33-37 4-43 31-43 44 0 23 16 41 41 41s44-16 44-43c0-63-71-98-141-98-115 0-200 100-200 212 0 119 91 210 198 210 122 0 151-110 151-120 0-9-8-9-10-9-8 0-10 4-13 9-27 85-87 97-120 97-48 0-129-39-129-187z">
            <text:p/>
          </draw:path>
          <draw:path draw:style-name="gr3" draw:text-style-name="P9" draw:layer="layout" svg:width="0.407cm" svg:height="0.421cm" svg:x="5.069cm" svg:y="5.07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5.516cm" svg:y="4.919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5.944cm" svg:y="4.79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53cm" svg:height="0.415cm" svg:x="6.252cm" svg:y="5.077cm" svg:viewBox="0 0 354 416" svg:d="M129 193c27 0 96-2 141-20 65-27 69-82 69-94 0-42-35-79-98-79-102 0-241 89-241 250 0 93 54 166 143 166 134 0 211-98 211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6.666cm" svg:y="4.821cm" svg:viewBox="0 0 345 291" svg:d="M129 216c-6 21-27 56-60 56-2 0-21 0-36-8 27-8 29-31 29-35 0-15-10-25-25-25-18 0-37 16-37 39 0 34 35 48 67 48 31 0 56-19 72-46 17 34 52 46 77 46 75 0 113-81 113-100 0-8-9-8-11-8-8 0-8 4-10 12-15 44-54 77-90 77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7.146cm" svg:y="4.7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7.791cm" svg:y="4.848cm" svg:viewBox="0 0 437 647" svg:d="M437 10c0-2 0-10-13-10-12 0-100 8-116 10-6 0-13 5-13 17 0 13 9 13 23 13 44 0 46 6 46 14l-2 19-56 216c-17-33-44-58-86-58-106 0-220 135-220 268 0 87 50 148 123 148 18 0 64-4 118-69 9 38 40 69 83 69 34 0 54-21 69-52s27-88 27-90c0-10-8-10-10-10-11 0-11 4-13 17-16 60-33 114-71 114-24 0-27-23-27-42 0-23 3-29 7-43zM245 526c-4 17-4 19-18 35-40 50-77 65-102 65-46 0-61-50-61-85 0-46 32-160 52-202 27-54 69-87 107-87 60 0 72 74 72 81 0 4-2 10-4 14z">
            <text:p/>
          </draw:path>
          <draw:path draw:style-name="gr3" draw:text-style-name="P9" draw:layer="layout" svg:width="0.456cm" svg:height="0.415cm" svg:x="8.257cm" svg:y="5.07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8-15 59-48 96-88 96-6 0-27 0-45-10 22-7 43-25 43-50s-21-33-35-33c-27 0-50 24-50 54 0 41 46 60 87 60 61 0 94-65 96-71 10 36 44 71 100 71 93 0 145-119 145-141 0-9-8-9-10-9-8 0-10 2-13 9-29 99-91 120-122 120-36 0-50-29-50-60 0-21 6-40 17-81z">
            <text:p/>
          </draw:path>
        </draw:g>
        <draw:g xml:id="id194" draw:id="id194">
          <svg:title>TexMaths</svg:title>
          <svg:desc>26§display§(3)§svg§600§FALSE§</svg:desc>
          <draw:polygon draw:style-name="gr2" draw:text-style-name="P8" draw:layer="layout" svg:width="0.986cm" svg:height="0.822cm" svg:x="20.008cm" svg:y="4.739cm" svg:viewBox="0 0 987 823" draw:points="494,823 0,823 0,0 987,0 987,823">
            <text:p/>
          </draw:polygon>
          <draw:path draw:style-name="gr3" draw:text-style-name="P9" draw:layer="layout" svg:width="0.213cm" svg:height="0.914cm" svg:x="20.052cm" svg:y="4.6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6cm" svg:y="4.77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20.829cm" svg:y="4.6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5" draw:id="id195">
          <svg:title>TexMaths</svg:title>
          <svg:desc>26§display§\int \frac{1}{ x - \sqrt{x}} \ dx§svg§600§FALSE§</svg:desc>
          <draw:polygon draw:style-name="gr2" draw:text-style-name="P8" draw:layer="layout" svg:width="5.379cm" svg:height="2.003cm" svg:x="21.111cm" svg:y="4.142cm" svg:viewBox="0 0 5380 2004" draw:points="2689,2004 0,2004 0,0 5380,0 5380,2004">
            <text:p/>
          </draw:polygon>
          <draw:path draw:style-name="gr3" draw:text-style-name="P9" draw:layer="layout" svg:width="0.812cm" svg:height="2.033cm" svg:x="21.117cm" svg:y="4.096cm" svg:viewBox="0 0 813 2034" svg:d="M44 1992c29 0 45-21 45-44 0-31-22-46-43-46-23 0-46 15-46 46 0 48 46 86 102 86 139 0 191-215 256-479 70-289 131-583 181-876 33-194 66-377 97-496 11-46 42-162 79-162 27 0 50 16 54 21-31 2-45 20-45 43 0 32 23 46 43 46 23 0 46-14 46-46 0-50-50-85-100-85-70 0-120 100-172 287-2 9-127 469-227 1068-25 139-52 293-81 420-17 67-58 240-133 240-33 0-54-23-56-23z">
            <text:p/>
          </draw:path>
          <draw:path draw:style-name="gr3" draw:text-style-name="P9" draw:layer="layout" svg:width="0.303cm" svg:height="0.611cm" svg:x="23.555cm" svg:y="4.1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2.923cm" svg:height="0.039cm" svg:x="22.24cm" svg:y="5.093cm" svg:viewBox="0 0 2924 40" draw:points="1462,40 0,40 0,0 2924,0 2924,40">
            <text:p/>
          </draw:polygon>
          <draw:path draw:style-name="gr3" draw:text-style-name="P9" draw:layer="layout" svg:width="0.457cm" svg:height="0.415cm" svg:x="22.267cm" svg:y="5.568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6 0-50-29-50-60 0-21 6-39 17-81z">
            <text:p/>
          </draw:path>
          <draw:path draw:style-name="gr3" draw:text-style-name="P9" draw:layer="layout" svg:width="0.558cm" svg:height="0.039cm" svg:x="23.041cm" svg:y="5.726cm" svg:viewBox="0 0 559 40" svg:d="M528 40c15 0 31 0 31-21 0-19-16-19-31-19h-497c-14 0-31 0-31 19 0 21 17 21 31 21z">
            <text:p/>
          </draw:path>
          <draw:path draw:style-name="gr3" draw:text-style-name="P9" draw:layer="layout" svg:width="0.714cm" svg:height="0.915cm" svg:x="23.946cm" svg:y="5.276cm" svg:viewBox="0 0 715 916" svg:d="M289 820l-160-356c-6-14-13-14-15-14 0 0-6 0-14 6l-88 66c-12 9-12 13-12 15 0 4 2 10 8 10 7 0 23-12 32-20 6-5 20-15 29-21l181 395c6 15 12 15 20 15 13 0 15-4 23-17l416-862c6-14 6-16 6-18 0-11-8-19-18-19-9 0-15 4-21 19z">
            <text:p/>
          </draw:path>
          <draw:polygon draw:style-name="gr3" draw:text-style-name="P9" draw:layer="layout" svg:width="0.523cm" svg:height="0.039cm" svg:x="24.64cm" svg:y="5.276cm" svg:viewBox="0 0 524 40" draw:points="262,40 0,40 0,0 524,0 524,40">
            <text:p/>
          </draw:polygon>
          <draw:path draw:style-name="gr3" draw:text-style-name="P9" draw:layer="layout" svg:width="0.457cm" svg:height="0.415cm" svg:x="24.667cm" svg:y="5.568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6 0-50-29-50-60 0-21 6-39 17-81z">
            <text:p/>
          </draw:path>
          <draw:path draw:style-name="gr3" draw:text-style-name="P9" draw:layer="layout" svg:width="0.436cm" svg:height="0.646cm" svg:x="25.614cm" svg:y="4.706cm" svg:viewBox="0 0 437 647" svg:d="M437 10c0-2 0-10-13-10-12 0-100 8-116 10-6 0-13 5-13 17 0 13 9 13 23 13 44 0 46 6 46 14l-2 19-56 216c-17-33-44-58-86-58-106 0-220 135-220 269 0 87 50 147 123 147 18 0 64-4 118-68 9 37 40 68 83 68 34 0 55-20 69-52 15-31 27-87 27-89 0-11-8-11-10-11-11 0-11 5-13 17-16 60-33 115-70 115-25 0-28-23-28-42 0-23 3-29 7-44zM245 527c-4 16-4 18-18 35-40 50-77 65-102 65-46 0-61-50-61-86 0-46 30-160 52-202 28-54 69-87 107-87 60 0 72 75 72 81 0 4-2 10-4 15z">
            <text:p/>
          </draw:path>
          <draw:path draw:style-name="gr3" draw:text-style-name="P9" draw:layer="layout" svg:width="0.457cm" svg:height="0.415cm" svg:x="26.079cm" svg:y="4.937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4 120-123 120-36 0-50-29-50-60 0-21 6-39 17-81z">
            <text:p/>
          </draw:path>
        </draw:g>
        <draw:g xml:id="id196" draw:id="id196">
          <svg:title>TexMaths</svg:title>
          <svg:desc>26§display§(4)§svg§600§FALSE§</svg:desc>
          <draw:polygon draw:style-name="gr2" draw:text-style-name="P8" draw:layer="layout" svg:width="0.986cm" svg:height="0.822cm" svg:x="1.509cm" svg:y="7.738cm" svg:viewBox="0 0 987 823" draw:points="494,823 0,823 0,0 987,0 987,823">
            <text:p/>
          </draw:polygon>
          <draw:path draw:style-name="gr3" draw:text-style-name="P9" draw:layer="layout" svg:width="0.213cm" svg:height="0.914cm" svg:x="1.553cm" svg:y="7.6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1.844cm" svg:y="7.759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.33cm" svg:y="7.6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7" draw:id="id197">
          <svg:title>TexMaths</svg:title>
          <svg:desc>26§display§\int \frac{1}{3 + 4e^{-x}} \ dx§svg§600§FALSE§</svg:desc>
          <draw:polygon draw:style-name="gr2" draw:text-style-name="P8" draw:layer="layout" svg:width="5.943cm" svg:height="1.94cm" svg:x="2.712cm" svg:y="7.142cm" svg:viewBox="0 0 5944 1941" draw:points="2972,1941 0,1941 0,0 5944,0 5944,1941">
            <text:p/>
          </draw:polygon>
          <draw:path draw:style-name="gr3" draw:text-style-name="P9" draw:layer="layout" svg:width="0.812cm" svg:height="2.032cm" svg:x="2.718cm" svg:y="7.096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5.439cm" svg:y="7.1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489cm" svg:height="0.039cm" svg:x="3.841cm" svg:y="8.093cm" svg:viewBox="0 0 3490 40" draw:points="1745,40 0,40 0,0 3490,0 3490,40">
            <text:p/>
          </draw:polygon>
          <draw:path draw:style-name="gr3" draw:text-style-name="P9" draw:layer="layout" svg:width="0.38cm" svg:height="0.63cm" svg:x="3.881cm" svg:y="8.35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608cm" svg:height="0.611cm" svg:x="4.553cm" svg:y="8.43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07cm" svg:height="0.619cm" svg:x="5.441cm" svg:y="8.349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53cm" svg:height="0.415cm" svg:x="5.915cm" svg:y="8.563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434cm" svg:height="0.032cm" svg:x="6.366cm" svg:y="8.528cm" svg:viewBox="0 0 435 33" svg:d="M410 33c8 0 25 0 25-16 0-17-15-17-25-17h-385c-10 0-25 0-25 17 0 16 15 16 25 16z">
            <text:p/>
          </draw:path>
          <draw:path draw:style-name="gr3" draw:text-style-name="P9" draw:layer="layout" svg:width="0.344cm" svg:height="0.29cm" svg:x="6.899cm" svg:y="8.422cm" svg:viewBox="0 0 345 291" svg:d="M129 216c-6 21-27 57-60 57-2 0-21 0-36-9 27-8 29-31 29-35 0-15-10-25-25-25-18 0-37 17-37 39 0 34 35 48 69 48 29 0 54-18 70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9" draw:layer="layout" svg:width="0.436cm" svg:height="0.646cm" svg:x="7.781cm" svg:y="7.70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9" draw:layer="layout" svg:width="0.457cm" svg:height="0.415cm" svg:x="8.244cm" svg:y="7.93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198" draw:id="id198">
          <svg:title>TexMaths</svg:title>
          <svg:desc>26§display§(5)§svg§600§FALSE§</svg:desc>
          <draw:polygon draw:style-name="gr2" draw:text-style-name="P8" draw:layer="layout" svg:width="0.986cm" svg:height="0.823cm" svg:x="10.01cm" svg:y="7.64cm" svg:viewBox="0 0 987 824" draw:points="494,824 0,824 0,0 987,0 987,824">
            <text:p/>
          </draw:polygon>
          <draw:path draw:style-name="gr3" draw:text-style-name="P9" draw:layer="layout" svg:width="0.213cm" svg:height="0.914cm" svg:x="10.054cm" svg:y="7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29cm" svg:x="10.366cm" svg:y="7.671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9" draw:layer="layout" svg:width="0.213cm" svg:height="0.914cm" svg:x="10.831cm" svg:y="7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9" draw:id="id199">
          <svg:title>TexMaths</svg:title>
          <svg:desc>26§display§\int \frac{xe^x (x + 2)}{\cos ( x^2 e^x)} dx§svg§600§FALSE§</svg:desc>
          <draw:polygon draw:style-name="gr2" draw:text-style-name="P8" draw:layer="layout" svg:width="6.365cm" svg:height="2.068cm" svg:x="11.111cm" svg:y="7.043cm" svg:viewBox="0 0 6366 2069" draw:points="3184,2069 0,2069 0,0 6366,0 6366,2069">
            <text:p/>
          </draw:polygon>
          <draw:path draw:style-name="gr3" draw:text-style-name="P9" draw:layer="layout" svg:width="0.812cm" svg:height="2.031cm" svg:x="11.117cm" svg:y="7.057cm" svg:viewBox="0 0 813 2032" svg:d="M44 1990c29 0 45-20 45-43 0-31-22-46-43-46-23 0-46 15-46 46 0 48 46 85 102 85 139 0 191-214 256-478 70-289 131-583 181-876 33-193 66-376 97-495 11-46 42-162 79-162 27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457cm" svg:height="0.415cm" svg:x="12.267cm" svg:y="7.2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353cm" svg:height="0.415cm" svg:x="12.806cm" svg:y="7.27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3.22cm" svg:y="7.068cm" svg:viewBox="0 0 345 291" svg:d="M129 216c-6 21-27 56-60 56-2 0-21 0-36-8 27-8 29-31 29-35 0-15-10-25-25-25-18 0-37 16-37 39 0 34 35 48 69 48 29 0 54-19 70-46 17 34 52 46 77 46 75 0 113-81 113-100 0-8-9-8-11-8-8 0-8 4-10 13-15 43-52 76-90 76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213cm" svg:height="0.914cm" svg:x="13.74cm" svg:y="6.997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9" draw:layer="layout" svg:width="0.457cm" svg:height="0.415cm" svg:x="14.031cm" svg:y="7.2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608cm" svg:height="0.61cm" svg:x="14.78cm" svg:y="7.14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65cm" svg:height="0.61cm" svg:x="15.689cm" svg:y="7.07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9" draw:layer="layout" svg:width="0.213cm" svg:height="0.914cm" svg:x="16.152cm" svg:y="6.99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215cm" svg:height="0.039cm" svg:x="12.24cm" svg:y="8.054cm" svg:viewBox="0 0 4216 40" draw:points="2109,40 0,40 0,0 4216,0 4216,40">
            <text:p/>
          </draw:polygon>
          <draw:path draw:style-name="gr3" draw:text-style-name="P9" draw:layer="layout" svg:width="0.348cm" svg:height="0.421cm" svg:x="12.502cm" svg:y="8.517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12.904cm" svg:y="8.517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3.365cm" svg:y="8.517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13.786cm" svg:y="8.243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9" draw:layer="layout" svg:width="0.457cm" svg:height="0.415cm" svg:x="14.077cm" svg:y="8.52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284cm" svg:height="0.425cm" svg:x="14.613cm" svg:y="8.23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53cm" svg:height="0.415cm" svg:x="15.025cm" svg:y="8.52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5.439cm" svg:y="8.382cm" svg:viewBox="0 0 345 291" svg:d="M129 216c-6 21-27 56-60 56-2 0-21 0-36-8 27-8 29-31 29-35 0-15-10-25-25-25-18 0-37 16-37 39 0 34 35 48 67 48 31 0 56-19 72-46 17 34 52 46 77 46 75 0 113-81 113-100 0-8-9-8-11-8-8 0-8 4-10 13-15 43-54 76-90 76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5.919cm" svg:y="8.243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6.602cm" svg:y="7.66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7.067cm" svg:y="7.8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</draw:g>
        <draw:g xml:id="id200" draw:id="id200">
          <svg:title>TexMaths</svg:title>
          <svg:desc>26§display§(6)§svg§600§FALSE§</svg:desc>
          <draw:polygon draw:style-name="gr2" draw:text-style-name="P8" draw:layer="layout" svg:width="0.986cm" svg:height="0.822cm" svg:x="20.01cm" svg:y="7.64cm" svg:viewBox="0 0 987 823" draw:points="494,823 0,823 0,0 987,0 987,823">
            <text:p/>
          </draw:polygon>
          <draw:path draw:style-name="gr3" draw:text-style-name="P9" draw:layer="layout" svg:width="0.213cm" svg:height="0.914cm" svg:x="20.054cm" svg:y="7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8cm" svg:y="7.67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9" draw:layer="layout" svg:width="0.213cm" svg:height="0.914cm" svg:x="20.831cm" svg:y="7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1" draw:id="id201">
          <svg:title>TexMaths</svg:title>
          <svg:desc>26§display§\int \frac{\sec^7 x}{\text {cosec }x} \ dx§svg§600§FALSE§</svg:desc>
          <draw:polygon draw:style-name="gr2" draw:text-style-name="P8" draw:layer="layout" svg:width="5.319cm" svg:height="2.079cm" svg:x="21.111cm" svg:y="6.942cm" svg:viewBox="0 0 5320 2080" draw:points="2660,2080 0,2080 0,0 5320,0 5320,2080">
            <text:p/>
          </draw:polygon>
          <draw:path draw:style-name="gr3" draw:text-style-name="P9" draw:layer="layout" svg:width="0.812cm" svg:height="2.031cm" svg:x="21.117cm" svg:y="7.035cm" svg:viewBox="0 0 813 2032" svg:d="M44 1990c29 0 45-21 45-44 0-31-22-45-43-45-23 0-46 14-46 45 0 48 46 86 102 86 139 0 191-215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9" draw:layer="layout" svg:width="0.301cm" svg:height="0.421cm" svg:x="22.573cm" svg:y="7.2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2.929cm" svg:y="7.25cm" svg:viewBox="0 0 356 422" svg:d="M77 181c6-137 83-160 114-160 94 0 104 122 104 160zM77 200h256c21 0 23 0 23-19 0-92-50-181-165-181-106 0-191 94-191 210 0 123 96 212 202 212 112 0 154-102 154-120 0-9-7-11-13-11-8 0-10 6-10 13-34 95-117 95-125 95-46 0-83-29-104-62-27-44-27-104-27-137z">
            <text:p/>
          </draw:path>
          <draw:path draw:style-name="gr3" draw:text-style-name="P9" draw:layer="layout" svg:width="0.348cm" svg:height="0.421cm" svg:x="23.341cm" svg:y="7.2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305cm" svg:height="0.446cm" svg:x="23.761cm" svg:y="6.896cm" svg:viewBox="0 0 306 447" svg:d="M299 46c7-6 7-9 7-25h-169c-25 0-33 0-56-2-33-4-35-9-37-19h-21l-23 137h23c0-10 6-52 17-58 6-4 58-4 66-4h142c-21 27-55 66-67 85-85 110-94 212-94 250 0 8 0 37 32 37 31 0 31-29 31-37v-25c0-125 25-183 54-217z">
            <text:p/>
          </draw:path>
          <draw:path draw:style-name="gr3" draw:text-style-name="P9" draw:layer="layout" svg:width="0.457cm" svg:height="0.415cm" svg:x="24.306cm" svg:y="7.25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olygon draw:style-name="gr3" draw:text-style-name="P9" draw:layer="layout" svg:width="2.863cm" svg:height="0.039cm" svg:x="22.24cm" svg:y="8.031cm" svg:viewBox="0 0 2864 40" draw:points="1433,40 0,40 0,0 2864,0 2864,40">
            <text:p/>
          </draw:polygon>
          <draw:path draw:style-name="gr3" draw:text-style-name="P9" draw:layer="layout" svg:width="0.348cm" svg:height="0.421cm" svg:x="22.272cm" svg:y="8.49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22.673cm" svg:y="8.49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3.135cm" svg:y="8.49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3.49cm" svg:y="8.495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48cm" svg:height="0.421cm" svg:x="23.902cm" svg:y="8.49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57cm" svg:height="0.415cm" svg:x="24.607cm" svg:y="8.50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9" draw:layer="layout" svg:width="0.436cm" svg:height="0.646cm" svg:x="25.554cm" svg:y="7.64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26.019cm" svg:y="7.87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2 0-8-8-8-10-8-8 0-10 2-12 8-30 100-94 121-123 121-35 0-50-29-50-60 0-21 6-40 17-81z">
            <text:p/>
          </draw:path>
        </draw:g>
        <draw:g xml:id="id202" draw:id="id202">
          <svg:title>TexMaths</svg:title>
          <svg:desc>26§display§(7)§svg§600§FALSE§</svg:desc>
          <draw:polygon draw:style-name="gr2" draw:text-style-name="P8" draw:layer="layout" svg:width="0.986cm" svg:height="0.823cm" svg:x="1.51cm" svg:y="10.84cm" svg:viewBox="0 0 987 824" draw:points="494,824 0,824 0,0 987,0 987,824">
            <text:p/>
          </draw:polygon>
          <draw:path draw:style-name="gr3" draw:text-style-name="P9" draw:layer="layout" svg:width="0.213cm" svg:height="0.914cm" svg:x="1.554cm" svg:y="10.7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93cm" svg:height="0.639cm" svg:x="1.87cm" svg:y="10.863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9" draw:layer="layout" svg:width="0.213cm" svg:height="0.914cm" svg:x="2.331cm" svg:y="10.7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3" draw:id="id203">
          <svg:title>TexMaths</svg:title>
          <svg:desc>26§display§\int \frac{1}{5x + 2x^{-n}} \ dx§svg§600§FALSE§</svg:desc>
          <draw:polygon draw:style-name="gr2" draw:text-style-name="P8" draw:layer="layout" svg:width="6.601cm" svg:height="1.94cm" svg:x="2.713cm" svg:y="10.245cm" svg:viewBox="0 0 6602 1941" draw:points="3301,1941 0,1941 0,0 6602,0 6602,1941">
            <text:p/>
          </draw:polygon>
          <draw:path draw:style-name="gr3" draw:text-style-name="P9" draw:layer="layout" svg:width="0.812cm" svg:height="2.032cm" svg:x="2.719cm" svg:y="10.199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5.769cm" svg:y="10.216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4.145cm" svg:height="0.039cm" svg:x="3.842cm" svg:y="11.196cm" svg:viewBox="0 0 4146 40" draw:points="2074,40 0,40 0,0 4146,0 4146,40">
            <text:p/>
          </draw:polygon>
          <draw:path draw:style-name="gr3" draw:text-style-name="P9" draw:layer="layout" svg:width="0.365cm" svg:height="0.63cm" svg:x="3.888cm" svg:y="11.462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6 0 200-88 200-204z">
            <text:p/>
          </draw:path>
          <draw:path draw:style-name="gr3" draw:text-style-name="P9" draw:layer="layout" svg:width="0.457cm" svg:height="0.415cm" svg:x="4.327cm" svg:y="11.666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8 148-141 0-9-9-9-11-9-8 0-10 2-12 9-30 100-94 120-123 120-35 0-50-29-50-60 0-21 6-40 17-81z">
            <text:p/>
          </draw:path>
          <draw:path draw:style-name="gr3" draw:text-style-name="P9" draw:layer="layout" svg:width="0.608cm" svg:height="0.611cm" svg:x="5.076cm" svg:y="11.53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65cm" svg:height="0.611cm" svg:x="5.985cm" svg:y="11.46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7cm" svg:height="0.415cm" svg:x="6.422cm" svg:y="11.666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8 148-141 0-9-9-9-11-9-8 0-10 2-12 9-30 100-94 120-123 120-35 0-50-29-50-60 0-21 6-40 17-81z">
            <text:p/>
          </draw:path>
          <draw:path draw:style-name="gr3" draw:text-style-name="P9" draw:layer="layout" svg:width="0.434cm" svg:height="0.032cm" svg:x="6.988cm" svg:y="11.631cm" svg:viewBox="0 0 435 33" svg:d="M410 33c8 0 25 0 25-16 0-17-15-17-25-17h-385c-10 0-25 0-25 17 0 16 15 16 25 16z">
            <text:p/>
          </draw:path>
          <draw:path draw:style-name="gr3" draw:text-style-name="P9" draw:layer="layout" svg:width="0.392cm" svg:height="0.29cm" svg:x="7.52cm" svg:y="11.525cm" svg:viewBox="0 0 393 291" svg:d="M48 243c-2 9-6 25-6 28 0 14 12 20 22 20 11 0 21-8 25-14 3-6 9-27 11-40 4-12 10-41 14-58 5-15 9-29 11-44 8-27 8-31 27-58 19-25 48-58 98-58 37 0 37 31 37 43 0 40-27 111-37 138-9 18-11 25-11 35 0 33 29 56 61 56 64 0 93-89 93-100 0-8-8-8-10-8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6cm" svg:x="8.437cm" svg:y="10.809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9" draw:layer="layout" svg:width="0.457cm" svg:height="0.415cm" svg:x="8.903cm" svg:y="11.04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6-118 146-141 0-9-9-9-11-9-8 0-10 2-12 9-30 100-92 120-123 120-35 0-50-29-50-60 0-21 6-40 17-81z">
            <text:p/>
          </draw:path>
        </draw:g>
        <draw:g xml:id="id204" draw:id="id204">
          <svg:title>TexMaths</svg:title>
          <svg:desc>26§display§(8)§svg§600§FALSE§</svg:desc>
          <draw:polygon draw:style-name="gr2" draw:text-style-name="P8" draw:layer="layout" svg:width="0.986cm" svg:height="0.822cm" svg:x="10.011cm" svg:y="10.842cm" svg:viewBox="0 0 987 823" draw:points="494,823 0,823 0,0 987,0 987,823">
            <text:p/>
          </draw:polygon>
          <draw:path draw:style-name="gr3" draw:text-style-name="P9" draw:layer="layout" svg:width="0.213cm" svg:height="0.914cm" svg:x="10.055cm" svg:y="10.7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10.359cm" svg:y="10.873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9" draw:layer="layout" svg:width="0.213cm" svg:height="0.914cm" svg:x="10.832cm" svg:y="10.7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5" draw:id="id205">
          <svg:title>TexMaths</svg:title>
          <svg:desc>26§display§\smallint (3x - 2)(x + 3)^\frac{1}{2} dx§svg§600§FALSE§</svg:desc>
          <draw:polygon draw:style-name="gr2" draw:text-style-name="P8" draw:layer="layout" svg:width="7.995cm" svg:height="1.064cm" svg:x="11.311cm" svg:y="10.545cm" svg:viewBox="0 0 7996 1065" draw:points="3998,1065 0,1065 0,0 7996,0 7996,1065">
            <text:p/>
          </draw:polygon>
          <draw:path draw:style-name="gr3" draw:text-style-name="P9" draw:layer="layout" svg:width="0.382cm" svg:height="0.852cm" svg:x="11.315cm" svg:y="10.772cm" svg:viewBox="0 0 383 853" svg:d="M347 37c-31 3-39 25-39 38 0 23 19 37 37 37 19 0 38-12 38-39 0-36-29-73-73-73-77 0-94 100-108 171-25 137-44 254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9" draw:layer="layout" svg:width="0.213cm" svg:height="0.915cm" svg:x="11.837cm" svg:y="10.7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9" draw:layer="layout" svg:width="0.38cm" svg:height="0.63cm" svg:x="12.141cm" svg:y="10.817cm" svg:viewBox="0 0 381 631" svg:d="M229 287c75-23 127-87 127-160 0-75-79-127-169-127-91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457cm" svg:height="0.415cm" svg:x="12.586cm" svg:y="11.02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9" draw:layer="layout" svg:width="0.559cm" svg:height="0.039cm" svg:x="13.362cm" svg:y="11.179cm" svg:viewBox="0 0 560 40" svg:d="M528 40c17 0 32 0 32-21 0-19-15-19-32-19h-497c-14 0-31 0-31 19 0 21 17 21 31 21z">
            <text:p/>
          </draw:path>
          <draw:path draw:style-name="gr3" draw:text-style-name="P9" draw:layer="layout" svg:width="0.365cm" svg:height="0.611cm" svg:x="14.244cm" svg:y="10.81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213cm" svg:height="0.915cm" svg:x="14.708cm" svg:y="10.7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213cm" svg:height="0.915cm" svg:x="15.101cm" svg:y="10.7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9" draw:layer="layout" svg:width="0.457cm" svg:height="0.415cm" svg:x="15.394cm" svg:y="11.023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9" draw:layer="layout" svg:width="0.608cm" svg:height="0.611cm" svg:x="16.143cm" svg:y="10.894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38cm" svg:height="0.63cm" svg:x="17.044cm" svg:y="10.817cm" svg:viewBox="0 0 381 631" svg:d="M229 287c75-23 127-87 127-160 0-75-79-127-169-127-91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213cm" svg:height="0.915cm" svg:x="17.516cm" svg:y="10.7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188cm" svg:height="0.305cm" svg:x="17.992cm" svg:y="10.499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9" draw:layer="layout" svg:width="0.311cm" svg:height="0.032cm" svg:x="17.928cm" svg:y="10.874cm" svg:viewBox="0 0 312 33" draw:points="156,33 0,33 0,0 312,0 312,33">
            <text:p/>
          </draw:polygon>
          <draw:path draw:style-name="gr3" draw:text-style-name="P9" draw:layer="layout" svg:width="0.228cm" svg:height="0.305cm" svg:x="17.97cm" svg:y="10.965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9" draw:layer="layout" svg:width="0.436cm" svg:height="0.646cm" svg:x="18.431cm" svg:y="10.792cm" svg:viewBox="0 0 437 647" svg:d="M437 10c0-2 0-10-13-10-12 0-99 8-116 10-6 0-13 5-13 17 0 13 9 13 23 13 44 0 46 6 46 14l-4 19-54 216c-17-33-44-58-86-58-106 0-220 135-220 268 0 88 50 148 123 148 18 0 64-4 118-68 9 37 40 68 84 68 33 0 54-21 68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18.897cm" svg:y="11.02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</draw:g>
        <draw:g xml:id="id206" draw:id="id206">
          <svg:title>TexMaths</svg:title>
          <svg:desc>26§display§(9)§svg§600§FALSE§</svg:desc>
          <draw:polygon draw:style-name="gr2" draw:text-style-name="P8" draw:layer="layout" svg:width="0.986cm" svg:height="0.823cm" svg:x="20.011cm" svg:y="10.742cm" svg:viewBox="0 0 987 824" draw:points="494,824 0,824 0,0 987,0 987,824">
            <text:p/>
          </draw:polygon>
          <draw:path draw:style-name="gr3" draw:text-style-name="P9" draw:layer="layout" svg:width="0.213cm" svg:height="0.914cm" svg:x="20.055cm" svg:y="10.6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9cm" svg:y="10.773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9" draw:layer="layout" svg:width="0.213cm" svg:height="0.914cm" svg:x="20.832cm" svg:y="10.6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7" draw:id="id207">
          <svg:title>TexMaths</svg:title>
          <svg:desc>26§display§\int \frac{1}{3 + 4e^x} \ dx§svg§600§FALSE§</svg:desc>
          <draw:polygon draw:style-name="gr2" draw:text-style-name="P8" draw:layer="layout" svg:width="5.374cm" svg:height="1.94cm" svg:x="21.113cm" svg:y="10.043cm" svg:viewBox="0 0 5375 1941" draw:points="2688,1941 0,1941 0,0 5375,0 5375,1941">
            <text:p/>
          </draw:polygon>
          <draw:path draw:style-name="gr3" draw:text-style-name="P9" draw:layer="layout" svg:width="0.812cm" svg:height="2.032cm" svg:x="21.119cm" svg:y="9.997cm" svg:viewBox="0 0 813 2033" svg:d="M44 1991c29 0 45-20 45-43 0-32-22-46-43-46-23 0-46 14-46 46 0 48 46 85 102 85 139 0 191-214 256-479 71-289 131-582 181-876 33-193 66-376 98-495 10-46 41-162 79-162 27 0 50 16 54 21-32 2-46 20-46 43 0 32 23 46 44 46 22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23.555cm" svg:y="10.01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2.918cm" svg:height="0.039cm" svg:x="22.243cm" svg:y="10.994cm" svg:viewBox="0 0 2919 40" draw:points="1460,40 0,40 0,0 2919,0 2919,40">
            <text:p/>
          </draw:polygon>
          <draw:path draw:style-name="gr3" draw:text-style-name="P9" draw:layer="layout" svg:width="0.38cm" svg:height="0.63cm" svg:x="22.282cm" svg:y="11.26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608cm" svg:height="0.611cm" svg:x="22.954cm" svg:y="11.335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407cm" svg:height="0.619cm" svg:x="23.842cm" svg:y="11.2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9" draw:layer="layout" svg:width="0.353cm" svg:height="0.415cm" svg:x="24.317cm" svg:y="11.464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24.73cm" svg:y="11.323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6cm" svg:x="25.61cm" svg:y="10.607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9" draw:layer="layout" svg:width="0.457cm" svg:height="0.415cm" svg:x="26.076cm" svg:y="10.83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7" anim:sub-item="text" smil:attributeName="visibility" smil:to="visible"/>
                  <anim:animate smil:begin="0s" smil:dur="0.5s" smil:fill="hold" smil:decelerate="0.5" smil:targetElement="id187" anim:sub-item="text" smil:attributeName="rotate" smil:values="-90;0" smil:keyTimes="0;1"/>
                  <anim:animate smil:begin="0s" smil:dur="0.5s" smil:fill="hold" smil:decelerate="0.5" smil:targetElement="id187" anim:sub-item="text" smil:attributeName="width" smil:values="width;width*.05" smil:keyTimes="0;1"/>
                  <anim:animate smil:begin="0.5s" smil:dur="0.5s" smil:fill="hold" smil:accelerate="0.5" smil:targetElement="id187" anim:sub-item="text" smil:attributeName="width" smil:values="width*.05;width" smil:keyTimes="0;1"/>
                  <anim:animate smil:dur="1s" smil:fill="hold" smil:targetElement="id187" anim:sub-item="text" smil:attributeName="height" smil:values="height;height" smil:keyTimes="0;1"/>
                  <anim:animate smil:begin="0s" smil:dur="0.5s" smil:fill="hold" smil:decelerate="0.5" smil:targetElement="id187" anim:sub-item="text" smil:attributeName="x" smil:values="x+.4;x" smil:keyTimes="0;1"/>
                  <anim:animate smil:begin="0s" smil:dur="0.5s" smil:fill="hold" smil:decelerate="0.5" smil:targetElement="id187" anim:sub-item="text" smil:attributeName="y" smil:values="y-.2;y+.1" smil:keyTimes="0;1"/>
                  <anim:animate smil:begin="0.5s" smil:dur="0.5s" smil:fill="hold" smil:accelerate="0.5" smil:targetElement="id187" anim:sub-item="text" smil:attributeName="y" smil:values="y+.1;y" smil:keyTimes="0;1"/>
                  <anim:transitionFilter smil:begin="0s" smil:dur="1s" smil:decelerate="0.5" smil:targetElement="id1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1" smil:attributeName="visibility" smil:to="visible"/>
                  <anim:animate smil:dur="0.5s" smil:fill="hold" smil:targetElement="id191" smil:attributeName="width" smil:values="width*0.05;width" smil:keyTimes="0;1"/>
                  <anim:animate smil:dur="0.5s" smil:fill="hold" smil:targetElement="id191" smil:attributeName="height" smil:values="height;height" smil:keyTimes="0;1"/>
                  <anim:animate smil:dur="0.5s" smil:fill="hold" smil:targetElement="id191" smil:attributeName="x" smil:values="x-.2;x" smil:keyTimes="0;1"/>
                  <anim:animate smil:dur="0.5s" smil:fill="hold" smil:targetElement="id191" smil:attributeName="y" smil:values="y;y" smil:keyTimes="0;1"/>
                  <anim:transitionFilter smil:dur="0.5s" smil:targetElement="id1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99" smil:attributeName="visibility" smil:to="visible"/>
                  <anim:animate smil:dur="0.25s" smil:fill="hold" smil:targetElement="id199" smil:attributeName="width" smil:values="width*0.05;width" smil:keyTimes="0;1"/>
                  <anim:animate smil:dur="0.25s" smil:fill="hold" smil:targetElement="id199" smil:attributeName="height" smil:values="height;height" smil:keyTimes="0;1"/>
                  <anim:animate smil:dur="0.25s" smil:fill="hold" smil:targetElement="id199" smil:attributeName="x" smil:values="x-.2;x" smil:keyTimes="0;1"/>
                  <anim:animate smil:dur="0.25s" smil:fill="hold" smil:targetElement="id199" smil:attributeName="y" smil:values="y;y" smil:keyTimes="0;1"/>
                  <anim:transitionFilter smil:dur="0.25s" smil:targetElement="id19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1" smil:attributeName="visibility" smil:to="visible"/>
                  <anim:animate smil:dur="0.5s" smil:fill="hold" smil:targetElement="id201" smil:attributeName="width" smil:values="width*0.05;width" smil:keyTimes="0;1"/>
                  <anim:animate smil:dur="0.5s" smil:fill="hold" smil:targetElement="id201" smil:attributeName="height" smil:values="height;height" smil:keyTimes="0;1"/>
                  <anim:animate smil:dur="0.5s" smil:fill="hold" smil:targetElement="id201" smil:attributeName="x" smil:values="x-.2;x" smil:keyTimes="0;1"/>
                  <anim:animate smil:dur="0.5s" smil:fill="hold" smil:targetElement="id201" smil:attributeName="y" smil:values="y;y" smil:keyTimes="0;1"/>
                  <anim:transitionFilter smil:dur="0.5s" smil:targetElement="id2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08" draw:id="id208">
          <svg:title>TexMaths</svg:title>
          <svg:desc>28§display§\text {Solutions :}§svg§600§FALSE§</svg:desc>
          <draw:polygon draw:style-name="gr2" draw:text-style-name="P8" draw:layer="layout" svg:width="4.36cm" svg:height="0.617cm" svg:x="2.008cm" svg:y="1.042cm" svg:viewBox="0 0 4361 618" draw:points="2182,618 0,618 0,0 4361,0 4361,618">
            <text:p/>
          </draw:polygon>
          <draw:path draw:style-name="gr3" draw:text-style-name="P9" draw:layer="layout" svg:width="0.438cm" svg:height="0.716cm" svg:x="2.015cm" svg:y="0.99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9" draw:layer="layout" svg:width="0.438cm" svg:height="0.454cm" svg:x="2.532cm" svg:y="1.2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21cm" svg:height="0.685cm" svg:x="3.029cm" svg:y="1.004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96cm" svg:height="0.447cm" svg:x="3.303cm" svg:y="1.25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31cm" svg:height="0.617cm" svg:x="3.836cm" svg:y="1.08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9" draw:layer="layout" svg:width="0.212cm" svg:height="0.66cm" svg:x="4.232cm" svg:y="1.02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4.501cm" svg:y="1.2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4.996cm" svg:y="1.2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24cm" svg:height="0.454cm" svg:x="5.545cm" svg:y="1.24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107cm" svg:height="0.425cm" svg:x="6.313cm" svg:y="1.262cm" svg:viewBox="0 0 108 426" svg:d="M108 52c0-27-25-52-54-52s-54 25-54 52c0 29 25 53 54 53s54-24 54-53zM108 374c0-29-25-51-54-51s-54 22-54 51 25 52 54 52 54-23 54-52z">
            <text:p/>
          </draw:path>
        </draw:g>
        <draw:g xml:id="id210" draw:id="id210">
          <svg:title>TexMaths</svg:title>
          <svg:desc>28§display§\text {Let,}§svg§600§FALSE§</svg:desc>
          <draw:polygon draw:style-name="gr2" draw:text-style-name="P8" draw:layer="layout" svg:width="1.538cm" svg:height="0.765cm" svg:x="3.625cm" svg:y="2.5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2.4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2.7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2.5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3.0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11" draw:id="id211">
          <svg:title>TexMaths</svg:title>
          <svg:desc>28§display§\text {I}§svg§600§FALSE§</svg:desc>
          <draw:polygon draw:style-name="gr2" draw:text-style-name="P8" draw:layer="layout" svg:width="0.229cm" svg:height="0.575cm" svg:x="5.731cm" svg:y="2.5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2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9" draw:id="id209">
          <svg:title>TexMaths</svg:title>
          <svg:desc>28§display§(1)§svg§600§FALSE§</svg:desc>
          <draw:polygon draw:style-name="gr2" draw:text-style-name="P8" draw:layer="layout" svg:width="1.061cm" svg:height="0.886cm" svg:x="1.908cm" svg:y="2.444cm" svg:viewBox="0 0 1062 887" draw:points="531,887 0,887 0,0 1062,0 1062,887">
            <text:p/>
          </draw:polygon>
          <draw:path draw:style-name="gr3" draw:text-style-name="P9" draw:layer="layout" svg:width="0.23cm" svg:height="0.985cm" svg:x="1.955cm" svg:y="2.3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2.329cm" svg:y="2.47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2.791cm" svg:y="2.3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12" draw:id="id212">
          <svg:title>TexMaths</svg:title>
          <svg:desc>26§display§= \smallint e^x \cot ( e^x ) \ dx§svg§600§FALSE§</svg:desc>
          <draw:polygon draw:style-name="gr2" draw:text-style-name="P8" draw:layer="layout" svg:width="6.625cm" svg:height="0.823cm" svg:x="6.411cm" svg:y="2.444cm" svg:viewBox="0 0 6626 824" draw:points="3312,824 0,824 0,0 6626,0 6626,824">
            <text:p/>
          </draw:polygon>
          <draw:path draw:style-name="gr3" draw:text-style-name="P9" draw:layer="layout" svg:width="0.609cm" svg:height="0.215cm" svg:x="6.417cm" svg:y="2.74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82cm" svg:height="0.852cm" svg:x="7.38cm" svg:y="2.429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8.007cm" svg:y="2.67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8.421cm" svg:y="2.423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349cm" svg:height="0.421cm" svg:x="9.034cm" svg:y="2.675cm" svg:viewBox="0 0 350 422" svg:d="M77 212c0-150 75-189 123-189 8 0 66 0 100 33-40 4-44 31-44 44 0 23 17 41 42 41 24 0 43-16 43-43 0-63-71-98-141-98-115 0-200 100-200 212 0 119 92 210 198 210 122 0 152-110 152-120 0-9-9-9-11-9-8 0-10 4-12 9-27 85-88 97-121 97-48 0-129-39-129-187z">
            <text:p/>
          </draw:path>
          <draw:path draw:style-name="gr3" draw:text-style-name="P9" draw:layer="layout" svg:width="0.407cm" svg:height="0.421cm" svg:x="9.434cm" svg:y="2.67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6cm" svg:height="0.573cm" svg:x="9.883cm" svg:y="2.521cm" svg:viewBox="0 0 287 574" svg:d="M141 198h132v-30h-132v-168h-22c0 75-30 173-119 177v21h79v251c0 115 85 125 119 125 64 0 89-65 89-125v-52h-23v52c0 67-27 102-60 102-63 0-63-83-63-100z">
            <text:p/>
          </draw:path>
          <draw:path draw:style-name="gr3" draw:text-style-name="P9" draw:layer="layout" svg:width="0.213cm" svg:height="0.914cm" svg:x="10.312cm" svg:y="2.398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9" draw:layer="layout" svg:width="0.353cm" svg:height="0.415cm" svg:x="10.62cm" svg:y="2.67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1.034cm" svg:y="2.423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1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1.514cm" svg:y="2.3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2.159cm" svg:y="2.4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8 0-61-50-61-85 0-46 30-160 53-202 27-54 68-87 106-87 58 0 72 74 72 81 0 4-2 10-4 14z">
            <text:p/>
          </draw:path>
          <draw:path draw:style-name="gr3" draw:text-style-name="P9" draw:layer="layout" svg:width="0.457cm" svg:height="0.415cm" svg:x="12.625cm" svg:y="2.6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</draw:g>
        <draw:g xml:id="id213" draw:id="id213">
          <svg:title>TexMaths</svg:title>
          <svg:desc>26§display§= \smallint  \cot ( e^x )\ e^x dx§svg§600§FALSE§</svg:desc>
          <draw:polygon draw:style-name="gr2" draw:text-style-name="P8" draw:layer="layout" svg:width="6.469cm" svg:height="0.822cm" svg:x="6.412cm" svg:y="3.847cm" svg:viewBox="0 0 6470 823" draw:points="3236,823 0,823 0,0 6470,0 6470,823">
            <text:p/>
          </draw:polygon>
          <draw:path draw:style-name="gr3" draw:text-style-name="P9" draw:layer="layout" svg:width="0.608cm" svg:height="0.215cm" svg:x="6.418cm" svg:y="4.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1cm" svg:y="3.83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48cm" svg:height="0.421cm" svg:x="7.997cm" svg:y="4.078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8.396cm" svg:y="4.07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8.845cm" svg:y="3.92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9.274cm" svg:y="3.801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53cm" svg:height="0.415cm" svg:x="9.582cm" svg:y="4.08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9.995cm" svg:y="3.826cm" svg:viewBox="0 0 345 291" svg:d="M129 216c-6 21-27 56-60 56-2 0-21 0-36-8 27-8 29-31 29-35 0-15-10-25-25-25-18 0-37 16-37 39 0 34 35 48 69 48 29 0 54-19 70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213cm" svg:height="0.914cm" svg:x="10.476cm" svg:y="3.8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53cm" svg:height="0.415cm" svg:x="11.127cm" svg:y="4.08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1.541cm" svg:y="3.826cm" svg:viewBox="0 0 345 291" svg:d="M129 216c-6 21-27 56-60 56-2 0-21 0-36-8 27-8 29-31 29-35 0-15-10-25-25-25-18 0-37 16-37 39 0 34 35 48 69 48 29 0 54-19 70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436cm" svg:height="0.646cm" svg:x="12.007cm" svg:y="3.85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472cm" svg:y="4.0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1 0-9-8-9-10-9-8 0-10 2-12 9-30 99-94 120-123 120-36 0-50-29-50-60 0-21 6-40 17-81z">
            <text:p/>
          </draw:path>
        </draw:g>
        <draw:g xml:id="id214" draw:id="id214">
          <svg:title>TexMaths</svg:title>
          <svg:desc>26§display§\text {Put } e^x = t§svg§600§FALSE§</svg:desc>
          <draw:polygon draw:style-name="gr2" draw:text-style-name="P8" draw:layer="layout" svg:width="4.104cm" svg:height="0.579cm" svg:x="2.123cm" svg:y="5.141cm" svg:viewBox="0 0 4105 580" draw:points="2052,580 0,580 0,0 4105,0 4105,580">
            <text:p/>
          </draw:polygon>
          <draw:path draw:style-name="gr3" draw:text-style-name="P9" draw:layer="layout" svg:width="0.54cm" svg:height="0.624cm" svg:x="2.108cm" svg:y="5.13cm" svg:viewBox="0 0 541 625" svg:d="M177 337h154c110 0 210-75 210-167 0-89-92-170-217-170h-324v29h23c71 0 71 10 71 42v484c0 33 0 41-71 41h-23v29c31-2 100-2 135-2 36 0 104 0 135 2v-29h-20c-71 0-73-8-73-41zM173 312v-248c0-29 2-35 45-35h81c146 0 146 96 146 141 0 44 0 142-146 142z">
            <text:p/>
          </draw:path>
          <draw:path draw:style-name="gr3" draw:text-style-name="P9" draw:layer="layout" svg:width="0.461cm" svg:height="0.414cm" svg:x="2.728cm" svg:y="5.351cm" svg:viewBox="0 0 462 415" svg:d="M329 332v83l133-10v-29c-65 0-71-6-71-50v-326l-135 10v29c64 0 70 7 70 50v164c0 79-43 142-110 142-77 0-81-42-81-90v-305l-135 10v29c71 0 71 3 71 84v137c0 72 0 155 141 155 50 0 92-24 117-83z">
            <text:p/>
          </draw:path>
          <draw:path draw:style-name="gr3" draw:text-style-name="P9" draw:layer="layout" svg:width="0.288cm" svg:height="0.572cm" svg:x="3.223cm" svg:y="5.193cm" svg:viewBox="0 0 289 573" svg:d="M141 197h131v-29h-131v-168h-22c0 75-30 172-119 177v20h79v252c0 114 85 124 119 124 64 0 91-64 91-124v-52h-25v52c0 66-27 102-60 102-63 0-63-84-63-100z">
            <text:p/>
          </draw:path>
          <draw:path draw:style-name="gr3" draw:text-style-name="P9" draw:layer="layout" svg:width="0.352cm" svg:height="0.414cm" svg:x="3.909cm" svg:y="5.351cm" svg:viewBox="0 0 353 415" svg:d="M129 193c27 0 96-2 141-21 65-27 69-81 69-93 0-42-35-79-98-79-102 0-241 89-241 249 0 94 54 166 143 166 134 0 210-97 210-108 0-6-6-12-12-12-4 0-6 2-10 10-73 90-173 90-185 90-71 0-79-77-79-106 0-11 0-40 14-96zM87 172c36-139 129-151 154-151 44 0 67 27 67 58 0 93-146 93-183 93z">
            <text:p/>
          </draw:path>
          <draw:path draw:style-name="gr3" draw:text-style-name="P9" draw:layer="layout" svg:width="0.344cm" svg:height="0.29cm" svg:x="4.323cm" svg:y="5.095cm" svg:viewBox="0 0 345 291" svg:d="M129 216c-6 21-27 56-60 56-2 0-21 0-36-8 27-8 29-31 29-35 0-15-10-25-25-25-18 0-37 16-37 39 0 33 35 48 67 48 31 0 56-19 72-46 17 33 52 46 77 46 75 0 113-81 113-100 0-8-9-8-11-8-8 0-8 4-10 12-15 44-52 77-90 77-25 0-39-16-39-41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608cm" svg:height="0.215cm" svg:x="5.057cm" svg:y="5.419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282cm" svg:height="0.583cm" svg:x="5.99cm" svg:y="5.182cm" svg:viewBox="0 0 283 584" svg:d="M168 208h88c16 0 27 0 27-19 0-10-11-10-27-10h-79c31-131 37-148 37-154 0-17-12-25-27-25-4 0-29 0-37 33l-36 146h-87c-19 0-27 0-27 16 0 13 8 13 25 13h81c-66 259-69 274-69 291 0 49 36 85 84 85 95 0 147-135 147-142 0-8-8-8-12-8-6 0-9 2-13 13-39 95-89 116-120 116-19 0-27-12-27-42 0-22 0-29 4-43z">
            <text:p/>
          </draw:path>
        </draw:g>
        <draw:g xml:id="id215" draw:id="id215">
          <svg:title>TexMaths</svg:title>
          <svg:desc>26§display§\text {Diff. }w.\ r.\ t. \ x,\ \  e^x dx = dt§svg§600§FALSE§</svg:desc>
          <draw:polygon draw:style-name="gr2" draw:text-style-name="P8" draw:layer="layout" svg:width="10.542cm" svg:height="0.746cm" svg:x="7.226cm" svg:y="5.145cm" svg:viewBox="0 0 10543 747" draw:points="5270,747 0,747 0,0 10543,0 10543,747">
            <text:p/>
          </draw:polygon>
          <draw:path draw:style-name="gr3" draw:text-style-name="P9" draw:layer="layout" svg:width="0.615cm" svg:height="0.626cm" svg:x="7.211cm" svg:y="5.134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9" draw:layer="layout" svg:width="0.197cm" svg:height="0.613cm" svg:x="7.908cm" svg:y="5.14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7cm" svg:x="8.155cm" svg:y="5.114cm" svg:viewBox="0 0 551 648" svg:d="M387 279h104v-27h-108v-106c0-84 45-125 85-125 4 0 17 0 31 6-10 4-27 15-27 38 0 20 15 39 40 39s39-19 39-39c0-34-31-65-83-65-54 0-96 35-100 40-27-36-77-40-102-40-87 0-193 48-193 148v104h-73v27h73v298c0 41-11 41-73 41v30c31-3 79-5 102-5s69 2 102 5v-30c-60 0-71 0-71-41v-298h194v298c0 41-11 41-73 41v30c35-3 79-5 104-5 37 0 81 0 116 5v-30h-19c-66 0-68-10-68-43zM131 252v-104c0-90 75-127 133-127 46 0 71 16 73 16v3c-17 0-33 12-33 37 0 6 0 29 25 38-2 12-2 20-2 31v106z">
            <text:p/>
          </draw:path>
          <draw:path draw:style-name="gr3" draw:text-style-name="P9" draw:layer="layout" svg:width="0.099cm" svg:height="0.099cm" svg:x="8.744cm" svg:y="5.661cm" svg:viewBox="0 0 100 100" svg:d="M100 50c0-27-23-50-50-50s-50 23-50 50 23 50 50 50 50-23 50-50z">
            <text:p/>
          </draw:path>
          <draw:path draw:style-name="gr3" draw:text-style-name="P9" draw:layer="layout" svg:width="0.606cm" svg:height="0.415cm" svg:x="9.351cm" svg:y="5.355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80 0-25 7-54 9-66z">
            <text:p/>
          </draw:path>
          <draw:path draw:style-name="gr3" draw:text-style-name="P9" draw:layer="layout" svg:width="0.099cm" svg:height="0.099cm" svg:x="10.081cm" svg:y="5.661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0.589cm" svg:y="5.355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7-29 90 0 8 8 8 10 8 11 0 11 0 17-21 15-64 33-108 67-108 16 0 29 6 29 41 0 19-4 30-15 78z">
            <text:p/>
          </draw:path>
          <draw:path draw:style-name="gr3" draw:text-style-name="P9" draw:layer="layout" svg:width="0.099cm" svg:height="0.099cm" svg:x="11.027cm" svg:y="5.661cm" svg:viewBox="0 0 100 100" svg:d="M100 50c0-27-23-50-50-50s-50 23-50 50 23 50 50 50 50-23 50-50z">
            <text:p/>
          </draw:path>
          <draw:path draw:style-name="gr3" draw:text-style-name="P9" draw:layer="layout" svg:width="0.282cm" svg:height="0.584cm" svg:x="11.529cm" svg:y="5.186cm" svg:viewBox="0 0 283 585" svg:d="M168 208h88c16 0 27 0 27-19 0-10-11-10-27-10h-79c31-131 37-148 37-154 0-17-12-25-27-25-2 0-29 0-37 33l-36 146h-87c-19 0-27 0-27 17 0 12 8 12 25 12h81c-66 260-69 275-69 292 0 50 36 85 84 85 95 0 147-135 147-142 0-8-8-8-12-8-6 0-8 2-13 13-39 95-89 116-120 116-19 0-27-12-27-41 0-23 0-30 4-44z">
            <text:p/>
          </draw:path>
          <draw:path draw:style-name="gr3" draw:text-style-name="P9" draw:layer="layout" svg:width="0.099cm" svg:height="0.099cm" svg:x="11.916cm" svg:y="5.661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2.421cm" svg:y="5.355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9" draw:layer="layout" svg:width="0.107cm" svg:height="0.274cm" svg:x="12.997cm" svg:y="5.661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9" draw:layer="layout" svg:width="0.353cm" svg:height="0.415cm" svg:x="13.975cm" svg:y="5.355cm" svg:viewBox="0 0 354 416" svg:d="M129 194c27 0 96-2 141-21 65-27 69-81 69-94 0-42-35-79-98-79-102 0-241 90-241 250 0 94 54 166 144 166 133 0 210-97 210-108 0-6-7-12-13-12-4 0-6 2-10 10-73 90-173 90-185 90-71 0-79-77-79-107 0-10 0-39 14-95zM87 173c36-140 129-152 154-152 44 0 67 27 67 58 0 94-146 94-183 94z">
            <text:p/>
          </draw:path>
          <draw:path draw:style-name="gr3" draw:text-style-name="P9" draw:layer="layout" svg:width="0.344cm" svg:height="0.29cm" svg:x="14.389cm" svg:y="5.099cm" svg:viewBox="0 0 345 291" svg:d="M129 217c-6 20-27 56-60 56-2 0-21 0-36-9 27-8 29-31 29-35 0-15-10-25-25-25-18 0-37 17-37 40 0 33 35 47 67 47 31 0 56-18 72-45 17 33 52 45 77 45 75 0 113-81 113-99 0-9-9-9-11-9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436cm" svg:height="0.647cm" svg:x="14.854cm" svg:y="5.124cm" svg:viewBox="0 0 437 648" svg:d="M437 10c0-2 0-10-13-10-12 0-100 8-116 10-6 0-13 5-13 17 0 13 9 13 23 13 44 0 46 6 46 14l-4 19-54 216c-17-33-44-58-86-58-106 0-220 135-220 269 0 87 50 148 123 148 18 0 64-5 118-69 9 37 40 69 83 69 34 0 55-21 69-53 15-31 27-87 27-89 0-10-8-10-10-10-11 0-11 4-13 16-16 61-33 115-70 115-25 0-28-23-28-42 0-23 3-29 7-44zM245 527c-4 16-4 19-18 35-40 50-77 65-102 65-46 0-61-50-61-86 0-45 30-160 52-202 28-54 69-87 107-87 58 0 72 75 72 81 0 4-2 11-4 15z">
            <text:p/>
          </draw:path>
          <draw:path draw:style-name="gr3" draw:text-style-name="P9" draw:layer="layout" svg:width="0.457cm" svg:height="0.415cm" svg:x="15.32cm" svg:y="5.355cm" svg:viewBox="0 0 458 416" svg:d="M281 129c4-25 25-108 89-108 4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5 0 147-118 147-141 0-8-8-8-10-8-8 0-10 2-12 8-32 100-94 121-123 121-35 0-50-30-50-61 0-21 6-39 17-81z">
            <text:p/>
          </draw:path>
          <draw:path draw:style-name="gr3" draw:text-style-name="P9" draw:layer="layout" svg:width="0.608cm" svg:height="0.216cm" svg:x="16.121cm" svg:y="5.42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436cm" svg:height="0.647cm" svg:x="17.071cm" svg:y="5.124cm" svg:viewBox="0 0 437 648" svg:d="M437 10c0-2 0-10-13-10-12 0-100 8-116 10-6 0-13 5-13 17 0 13 9 13 23 13 44 0 46 6 46 14l-2 19-56 216c-17-33-44-58-86-58-106 0-220 135-220 269 0 87 50 148 123 148 18 0 64-5 118-69 9 37 40 69 83 69 34 0 55-21 69-53 15-31 27-87 27-89 0-10-8-10-10-10-11 0-11 4-13 16-16 61-33 115-70 115-25 0-28-23-28-42 0-23 3-29 7-44zM245 527c-4 16-4 19-18 35-40 50-77 65-102 65-46 0-61-50-61-86 0-45 32-160 52-202 28-54 69-87 107-87 60 0 72 75 72 81 0 4-2 11-4 15z">
            <text:p/>
          </draw:path>
          <draw:path draw:style-name="gr3" draw:text-style-name="P9" draw:layer="layout" svg:width="0.282cm" svg:height="0.584cm" svg:x="17.531cm" svg:y="5.186cm" svg:viewBox="0 0 283 585" svg:d="M168 208h88c16 0 27 0 27-19 0-10-11-10-27-10h-81c33-131 39-148 39-154 0-17-12-25-27-25-4 0-29 0-37 33l-36 146h-87c-19 0-27 0-27 17 0 12 8 12 25 12h81c-66 260-69 275-69 292 0 50 36 85 84 85 95 0 147-135 147-142 0-8-8-8-12-8-8 0-8 2-13 13-39 95-89 116-120 116-19 0-27-12-27-41 0-23 0-30 4-44z">
            <text:p/>
          </draw:path>
        </draw:g>
        <draw:g xml:id="id216" draw:id="id216">
          <svg:title>TexMaths</svg:title>
          <svg:desc>28§display§\therefore§svg§600§FALSE§</svg:desc>
          <draw:polygon draw:style-name="gr2" draw:text-style-name="P8" draw:layer="layout" svg:width="0.528cm" svg:height="0.433cm" svg:x="4.103cm" svg:y="6.722cm" svg:viewBox="0 0 529 434" draw:points="265,434 0,434 0,0 529,0 529,434">
            <text:p/>
          </draw:polygon>
          <draw:path draw:style-name="gr3" draw:text-style-name="P9" draw:layer="layout" svg:width="0.598cm" svg:height="0.531cm" svg:x="4.083cm" svg:y="6.6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7" draw:id="id217">
          <svg:title>TexMaths</svg:title>
          <svg:desc>28§display§\text {I}§svg§600§FALSE§</svg:desc>
          <draw:polygon draw:style-name="gr2" draw:text-style-name="P8" draw:layer="layout" svg:width="0.229cm" svg:height="0.575cm" svg:x="5.732cm" svg:y="6.544cm" svg:viewBox="0 0 230 576" draw:points="116,576 0,576 0,0 230,0 230,576">
            <text:p/>
          </draw:polygon>
          <draw:path draw:style-name="gr3" draw:text-style-name="P9" draw:layer="layout" svg:width="0.301cm" svg:height="0.674cm" svg:x="5.71cm" svg:y="6.4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8" draw:id="id218">
          <svg:title>TexMaths</svg:title>
          <svg:desc>26§display§= \smallint  \cot t \ dt§svg§600§FALSE§</svg:desc>
          <draw:polygon draw:style-name="gr2" draw:text-style-name="P8" draw:layer="layout" svg:width="4.29cm" svg:height="0.76cm" svg:x="6.414cm" svg:y="6.45cm" svg:viewBox="0 0 4291 761" draw:points="2147,761 0,761 0,0 4291,0 4291,761">
            <text:p/>
          </draw:polygon>
          <draw:path draw:style-name="gr3" draw:text-style-name="P9" draw:layer="layout" svg:width="0.608cm" svg:height="0.215cm" svg:x="6.42cm" svg:y="6.7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3cm" svg:y="6.40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7.999cm" svg:y="6.649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8.398cm" svg:y="6.649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8.848cm" svg:y="6.496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282cm" svg:height="0.584cm" svg:x="9.359cm" svg:y="6.487cm" svg:viewBox="0 0 283 585" svg:d="M168 208h88c16 0 27 0 27-19 0-10-11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0.008cm" svg:y="6.42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282cm" svg:height="0.584cm" svg:x="10.47cm" svg:y="6.487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19" draw:id="id219">
          <svg:title>TexMaths</svg:title>
          <svg:desc>26§display§= \log ( \sin t ) + c§svg§600§FALSE§</svg:desc>
          <draw:polygon draw:style-name="gr2" draw:text-style-name="P8" draw:layer="layout" svg:width="5.878cm" svg:height="0.822cm" svg:x="6.415cm" svg:y="7.752cm" svg:viewBox="0 0 5879 823" draw:points="2939,823 0,823 0,0 5879,0 5879,823">
            <text:p/>
          </draw:polygon>
          <draw:path draw:style-name="gr3" draw:text-style-name="P9" draw:layer="layout" svg:width="0.608cm" svg:height="0.215cm" svg:x="6.421cm" svg:y="8.0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3cm" svg:y="7.758cm" svg:viewBox="0 0 206 636" svg:d="M133 0l-133 10v30c64 0 73 6 73 49v477c0 41-11 41-73 41v29c31-2 79-2 102-2s69 0 104 2v-29c-63 0-73 0-73-41z">
            <text:p/>
          </draw:path>
          <draw:path draw:style-name="gr3" draw:text-style-name="P9" draw:layer="layout" svg:width="0.407cm" svg:height="0.421cm" svg:x="7.613cm" svg:y="7.98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cm" svg:y="7.97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213cm" svg:height="0.914cm" svg:x="8.605cm" svg:y="7.70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01cm" svg:height="0.421cm" svg:x="8.9cm" svg:y="7.983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197cm" svg:height="0.612cm" svg:x="9.26cm" svg:y="7.78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512cm" svg:y="7.987cm" svg:viewBox="0 0 462 406" svg:d="M71 89v248c0 39-9 39-71 39v30c31 0 79-3 104-3 23 0 71 3 102 3v-30c-60 0-71 0-71-39v-171c0-95 65-145 123-145s69 50 69 102v214c0 39-11 39-71 39v30c31 0 79-3 104-3 23 0 70 3 102 3v-30c-48 0-71 0-71-27v-174c0-79 0-108-29-142-13-14-44-33-96-33-68 0-110 40-137 96v-96l-129 10v30c64 0 71 6 71 49z">
            <text:p/>
          </draw:path>
          <draw:path draw:style-name="gr3" draw:text-style-name="P9" draw:layer="layout" svg:width="0.282cm" svg:height="0.583cm" svg:x="10.165cm" svg:y="7.818cm" svg:viewBox="0 0 283 584" svg:d="M168 208h88c16 0 27 0 27-19 0-10-11-10-27-10h-79c31-131 37-148 37-154 0-17-12-25-27-25-4 0-29 0-37 33l-36 146h-87c-19 0-27 0-27 16 0 13 8 13 25 13h81c-66 260-69 274-69 291 0 50 36 85 84 85 95 0 147-135 147-141 0-8-8-8-12-8-6 0-9 2-13 12-39 96-89 117-120 117-19 0-27-13-27-42 0-23 0-29 4-44z">
            <text:p/>
          </draw:path>
          <draw:path draw:style-name="gr3" draw:text-style-name="P9" draw:layer="layout" svg:width="0.213cm" svg:height="0.914cm" svg:x="10.524cm" svg:y="7.7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1.082cm" svg:y="7.85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1.982cm" svg:y="7.987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</draw:g>
        <draw:g xml:id="id222" draw:id="id222">
          <svg:title>TexMaths</svg:title>
          <svg:desc>26§display§= \log [\ \sin ( e^x )\ ] + c§svg§600§FALSE§</svg:desc>
          <draw:polygon draw:style-name="gr2" draw:text-style-name="P8" draw:layer="layout" svg:width="7.399cm" svg:height="0.823cm" svg:x="6.416cm" svg:y="9.154cm" svg:viewBox="0 0 7400 824" draw:points="3700,824 0,824 0,0 7400,0 7400,824">
            <text:p/>
          </draw:polygon>
          <draw:path draw:style-name="gr3" draw:text-style-name="P9" draw:layer="layout" svg:width="0.608cm" svg:height="0.215cm" svg:x="6.422cm" svg:y="9.4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4cm" svg:y="9.16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7.614cm" svg:y="9.38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2cm" svg:y="9.37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olygon draw:style-name="gr3" draw:text-style-name="P9" draw:layer="layout" svg:width="0.126cm" svg:height="0.914cm" svg:x="8.623cm" svg:y="9.108cm" svg:viewBox="0 0 127 915" draw:points="127,915 127,880 37,880 37,37 127,37 127,0 0,0 0,915">
            <text:p/>
          </draw:polygon>
          <draw:path draw:style-name="gr3" draw:text-style-name="P9" draw:layer="layout" svg:width="0.301cm" svg:height="0.421cm" svg:x="9.103cm" svg:y="9.38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2cm" svg:x="9.463cm" svg:y="9.18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717cm" svg:y="9.38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0.287cm" svg:y="9.10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53cm" svg:height="0.415cm" svg:x="10.592cm" svg:y="9.38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1.006cm" svg:y="9.133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213cm" svg:height="0.914cm" svg:x="11.489cm" svg:y="9.1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9" draw:layer="layout" svg:width="0.126cm" svg:height="0.914cm" svg:x="12.117cm" svg:y="9.108cm" svg:viewBox="0 0 127 915" draw:points="127,0 0,0 0,37 89,37 89,880 0,880 0,915 127,915">
            <text:p/>
          </draw:polygon>
          <draw:path draw:style-name="gr3" draw:text-style-name="P9" draw:layer="layout" svg:width="0.608cm" svg:height="0.61cm" svg:x="12.604cm" svg:y="9.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3.504cm" svg:y="9.389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20" draw:id="id220">
          <svg:title>TexMaths</svg:title>
          <svg:desc>28§display§\therefore§svg§600§FALSE§</svg:desc>
          <draw:polygon draw:style-name="gr2" draw:text-style-name="P8" draw:layer="layout" svg:width="0.528cm" svg:height="0.433cm" svg:x="4.104cm" svg:y="9.323cm" svg:viewBox="0 0 529 434" draw:points="265,434 0,434 0,0 529,0 529,434">
            <text:p/>
          </draw:polygon>
          <draw:path draw:style-name="gr3" draw:text-style-name="P9" draw:layer="layout" svg:width="0.598cm" svg:height="0.531cm" svg:x="4.084cm" svg:y="9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1" draw:id="id221">
          <svg:title>TexMaths</svg:title>
          <svg:desc>28§display§\text {I}§svg§600§FALSE§</svg:desc>
          <draw:polygon draw:style-name="gr2" draw:text-style-name="P8" draw:layer="layout" svg:width="0.229cm" svg:height="0.575cm" svg:x="5.733cm" svg:y="9.245cm" svg:viewBox="0 0 230 576" draw:points="116,576 0,576 0,0 230,0 230,576">
            <text:p/>
          </draw:polygon>
          <draw:path draw:style-name="gr3" draw:text-style-name="P9" draw:layer="layout" svg:width="0.301cm" svg:height="0.674cm" svg:x="5.711cm" svg:y="9.1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4" draw:id="id224">
          <svg:title>TexMaths</svg:title>
          <svg:desc>28§display§\text {Let,}§svg§600§FALSE§</svg:desc>
          <draw:polygon draw:style-name="gr2" draw:text-style-name="P8" draw:layer="layout" svg:width="1.538cm" svg:height="0.765cm" svg:x="3.625cm" svg:y="11.2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11.1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11.4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11.2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11.7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25" draw:id="id225">
          <svg:title>TexMaths</svg:title>
          <svg:desc>28§display§\text {I}§svg§600§FALSE§</svg:desc>
          <draw:polygon draw:style-name="gr2" draw:text-style-name="P8" draw:layer="layout" svg:width="0.229cm" svg:height="0.575cm" svg:x="5.731cm" svg:y="11.2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11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3" draw:id="id223">
          <svg:title>TexMaths</svg:title>
          <svg:desc>28§display§(2)§svg§600§FALSE§</svg:desc>
          <draw:polygon draw:style-name="gr2" draw:text-style-name="P8" draw:layer="layout" svg:width="1.061cm" svg:height="0.886cm" svg:x="1.909cm" svg:y="11.144cm" svg:viewBox="0 0 1062 887" draw:points="531,887 0,887 0,0 1062,0 1062,887">
            <text:p/>
          </draw:polygon>
          <draw:path draw:style-name="gr3" draw:text-style-name="P9" draw:layer="layout" svg:width="0.23cm" svg:height="0.985cm" svg:x="1.956cm" svg:y="11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2.292cm" svg:y="11.178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2.792cm" svg:y="11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26" draw:id="id226">
          <svg:title>TexMaths</svg:title>
          <svg:desc>24§display§= \int \frac{\sin \sqrt{x}}{\sqrt{x}} \ dx§svg§600§FALSE§</svg:desc>
          <draw:polygon draw:style-name="gr2" draw:text-style-name="P8" draw:layer="layout" svg:width="5.52cm" svg:height="1.913cm" svg:x="6.313cm" svg:y="10.642cm" svg:viewBox="0 0 5521 1914" draw:points="2761,1914 0,1914 0,0 5521,0 5521,1914">
            <text:p/>
          </draw:polygon>
          <draw:path draw:style-name="gr3" draw:text-style-name="P9" draw:layer="layout" svg:width="0.562cm" svg:height="0.199cm" svg:x="6.319cm" svg:y="11.5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08cm" svg:y="10.663cm" svg:viewBox="0 0 751 1876" svg:d="M40 1838c27 0 43-20 43-41 0-29-22-42-41-42-21 0-42 13-42 42 0 44 42 79 94 79 129 0 177-198 236-442 66-267 121-537 167-808 31-179 62-348 91-457 9-42 38-150 73-150 25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9" draw:layer="layout" svg:width="0.277cm" svg:height="0.389cm" svg:x="8.276cm" svg:y="10.863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9" draw:layer="layout" svg:width="0.181cm" svg:height="0.565cm" svg:x="8.608cm" svg:y="10.677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84cm" svg:y="10.86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66cm" svg:height="0.844cm" svg:x="9.485cm" svg:y="10.6cm" svg:viewBox="0 0 661 845" svg:d="M267 757l-148-329c-6-13-11-13-13-13 0 0-6 0-14 6l-80 61c-12 8-12 11-12 13 0 4 2 10 8 10 5 0 21-12 28-19 6-4 20-14 27-19l167 364c6 14 12 14 20 14 11 0 13-4 21-15l384-795c6-14 6-16 6-18 0-9-8-17-18-17-7 0-13 4-19 17z">
            <text:p/>
          </draw:path>
          <draw:polygon draw:style-name="gr3" draw:text-style-name="P9" draw:layer="layout" svg:width="0.483cm" svg:height="0.035cm" svg:x="10.127cm" svg:y="10.6cm" svg:viewBox="0 0 484 36" draw:points="242,36 0,36 0,0 484,0 484,36">
            <text:p/>
          </draw:polygon>
          <draw:path draw:style-name="gr3" draw:text-style-name="P9" draw:layer="layout" svg:width="0.421cm" svg:height="0.383cm" svg:x="10.15cm" svg:y="10.86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2 0-46-27-46-56 0-19 6-36 15-75z">
            <text:p/>
          </draw:path>
          <draw:polygon draw:style-name="gr3" draw:text-style-name="P9" draw:layer="layout" svg:width="2.363cm" svg:height="0.035cm" svg:x="8.247cm" svg:y="11.585cm" svg:viewBox="0 0 2364 36" draw:points="1181,36 0,36 0,0 2364,0 2364,36">
            <text:p/>
          </draw:polygon>
          <draw:path draw:style-name="gr3" draw:text-style-name="P9" draw:layer="layout" svg:width="0.66cm" svg:height="0.844cm" svg:x="8.896cm" svg:y="11.752cm" svg:viewBox="0 0 661 845" svg:d="M267 757l-148-329c-6-13-11-13-13-13 0 0-6 0-14 6l-80 61c-12 8-12 11-12 13 0 4 2 10 8 10 5 0 21-12 28-19 6-4 20-14 29-19l165 364c6 14 12 14 20 14 11 0 13-4 21-15l384-795c6-14 6-16 6-18 0-9-8-17-18-17-7 0-13 4-19 17z">
            <text:p/>
          </draw:path>
          <draw:polygon draw:style-name="gr3" draw:text-style-name="P9" draw:layer="layout" svg:width="0.483cm" svg:height="0.035cm" svg:x="9.537cm" svg:y="11.752cm" svg:viewBox="0 0 484 36" draw:points="242,36 0,36 0,0 484,0 484,36">
            <text:p/>
          </draw:polygon>
          <draw:path draw:style-name="gr3" draw:text-style-name="P9" draw:layer="layout" svg:width="0.421cm" svg:height="0.383cm" svg:x="9.562cm" svg:y="12.0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9" draw:layer="layout" svg:width="0.402cm" svg:height="0.596cm" svg:x="11.025cm" svg:y="11.226cm" svg:viewBox="0 0 403 597" svg:d="M403 10c0-2 0-10-11-10-12 0-92 8-108 10-6 0-11 3-11 15 0 11 7 11 21 11 40 0 42 6 42 14l-2 17-52 200c-15-31-40-54-78-54-98 0-204 125-204 248 0 80 46 136 113 136 18 0 60-4 110-63 7 34 36 63 77 63 30 0 49-19 63-48 13-29 25-80 25-82 0-10-8-10-10-10-9 0-9 4-11 15-16 56-31 106-66 106-23 0-24-21-24-38 0-22 1-27 5-41zM227 486c-4 15-4 17-18 32-36 47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1.454cm" svg:y="11.43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2 0-46-27-46-56 0-19 6-36 15-75z">
            <text:p/>
          </draw:path>
        </draw:g>
        <draw:g xml:id="id227" draw:id="id227">
          <svg:title>TexMaths</svg:title>
          <svg:desc>24§display§= \int \sin \sqrt{x} \times \frac{1}{\sqrt{x}} \ dx§svg§600§FALSE§</svg:desc>
          <draw:polygon draw:style-name="gr2" draw:text-style-name="P8" draw:layer="layout" svg:width="7.736cm" svg:height="1.848cm" svg:x="6.315cm" svg:y="13.042cm" svg:viewBox="0 0 7737 1849" draw:points="3869,1849 0,1849 0,0 7737,0 7737,1849">
            <text:p/>
          </draw:polygon>
          <draw:path draw:style-name="gr3" draw:text-style-name="P9" draw:layer="layout" svg:width="0.562cm" svg:height="0.199cm" svg:x="6.321cm" svg:y="13.8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1cm" svg:y="13cm" svg:viewBox="0 0 751 1876" svg:d="M40 1838c27 0 43-19 43-40 0-29-22-43-41-43-21 0-42 14-42 43 0 44 42 78 94 78 129 0 177-197 236-441 66-267 121-538 167-809 31-179 62-348 91-457 9-42 38-150 73-150 25 0 46 16 50 19-29 2-43 20-43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277cm" svg:height="0.389cm" svg:x="8.176cm" svg:y="13.7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9" draw:layer="layout" svg:width="0.181cm" svg:height="0.566cm" svg:x="8.508cm" svg:y="13.5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742cm" svg:y="13.7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66cm" svg:height="0.844cm" svg:x="9.386cm" svg:y="13.467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9" draw:layer="layout" svg:width="0.483cm" svg:height="0.035cm" svg:x="10.027cm" svg:y="13.467cm" svg:viewBox="0 0 484 36" draw:points="242,36 0,36 0,0 484,0 484,36">
            <text:p/>
          </draw:polygon>
          <draw:path draw:style-name="gr3" draw:text-style-name="P9" draw:layer="layout" svg:width="0.421cm" svg:height="0.383cm" svg:x="10.052cm" svg:y="13.7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9" draw:layer="layout" svg:width="0.408cm" svg:height="0.408cm" svg:x="10.82cm" svg:y="13.734cm" svg:viewBox="0 0 409 409" svg:d="M205 181l-169-169c-11-10-13-12-19-12-9 0-17 8-17 17 0 6 2 8 12 18l169 169-169 171c-10 9-12 11-12 17 0 9 8 17 17 17 6 0 8-2 19-11l168-169 176 174c2 2 8 6 12 6 11 0 17-8 17-17 0-2 0-6-2-10-2-2-136-134-178-178l155-154c4-6 17-17 21-21 0-2 4-6 4-12 0-9-6-17-17-17-6 0-10 4-19 13z">
            <text:p/>
          </draw:path>
          <draw:path draw:style-name="gr3" draw:text-style-name="P9" draw:layer="layout" svg:width="0.279cm" svg:height="0.564cm" svg:x="12.099cm" svg:y="13.01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86cm" svg:height="0.035cm" svg:x="11.642cm" svg:y="13.92cm" svg:viewBox="0 0 1187 36" draw:points="593,36 0,36 0,0 1187,0 1187,36">
            <text:p/>
          </draw:polygon>
          <draw:path draw:style-name="gr3" draw:text-style-name="P9" draw:layer="layout" svg:width="0.66cm" svg:height="0.844cm" svg:x="11.703cm" svg:y="14.089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9" draw:layer="layout" svg:width="0.483cm" svg:height="0.035cm" svg:x="12.345cm" svg:y="14.089cm" svg:viewBox="0 0 484 36" draw:points="242,36 0,36 0,0 484,0 484,36">
            <text:p/>
          </draw:polygon>
          <draw:path draw:style-name="gr3" draw:text-style-name="P9" draw:layer="layout" svg:width="0.421cm" svg:height="0.383cm" svg:x="12.37cm" svg:y="14.35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9" draw:layer="layout" svg:width="0.402cm" svg:height="0.596cm" svg:x="13.243cm" svg:y="13.56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421cm" svg:height="0.383cm" svg:x="13.674cm" svg:y="13.7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width*0.05;width" smil:keyTimes="0;1"/>
                  <anim:animate smil:dur="0.5s" smil:fill="hold" smil:targetElement="id211" smil:attributeName="height" smil:values="height;height" smil:keyTimes="0;1"/>
                  <anim:animate smil:dur="0.5s" smil:fill="hold" smil:targetElement="id211" smil:attributeName="x" smil:values="x-.2;x" smil:keyTimes="0;1"/>
                  <anim:animate smil:dur="0.5s" smil:fill="hold" smil:targetElement="id211" smil:attributeName="y" smil:values="y;y" smil:keyTimes="0;1"/>
                  <anim:transitionFilter smil:dur="0.5s" smil:targetElement="id21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3" smil:attributeName="visibility" smil:to="visible"/>
                  <anim:animate smil:dur="0.5s" smil:fill="hold" smil:targetElement="id223" smil:attributeName="width" smil:values="width*0.05;width" smil:keyTimes="0;1"/>
                  <anim:animate smil:dur="0.5s" smil:fill="hold" smil:targetElement="id223" smil:attributeName="height" smil:values="height;height" smil:keyTimes="0;1"/>
                  <anim:animate smil:dur="0.5s" smil:fill="hold" smil:targetElement="id223" smil:attributeName="x" smil:values="x-.2;x" smil:keyTimes="0;1"/>
                  <anim:animate smil:dur="0.5s" smil:fill="hold" smil:targetElement="id223" smil:attributeName="y" smil:values="y;y" smil:keyTimes="0;1"/>
                  <anim:transitionFilter smil:dur="0.5s" smil:targetElement="id22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28" draw:id="id228">
          <svg:title>TexMaths</svg:title>
          <svg:desc>26§display§\text {Put } \sqrt{x} = t§svg§600§FALSE§</svg:desc>
          <draw:polygon draw:style-name="gr2" draw:text-style-name="P8" draw:layer="layout" svg:width="4.502cm" svg:height="0.823cm" svg:x="2.124cm" svg:y="1.142cm" svg:viewBox="0 0 4503 824" draw:points="2252,824 0,824 0,0 4503,0 4503,824">
            <text:p/>
          </draw:polygon>
          <draw:path draw:style-name="gr3" draw:text-style-name="P9" draw:layer="layout" svg:width="0.54cm" svg:height="0.625cm" svg:x="2.109cm" svg:y="1.21cm" svg:viewBox="0 0 541 626" svg:d="M177 337h154c110 0 210-75 210-166 0-90-92-171-217-171h-324v29h23c71 0 71 11 71 42v484c0 34 0 42-71 42h-23v29c31-2 100-2 135-2 36 0 104 0 135 2v-29h-20c-71 0-73-8-73-42zM173 312v-248c0-29 2-35 45-35h81c146 0 146 96 146 142 0 43 0 141-146 141z">
            <text:p/>
          </draw:path>
          <draw:path draw:style-name="gr3" draw:text-style-name="P9" draw:layer="layout" svg:width="0.461cm" svg:height="0.415cm" svg:x="2.729cm" svg:y="1.431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288cm" svg:height="0.573cm" svg:x="3.224cm" svg:y="1.273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714cm" svg:height="0.914cm" svg:x="3.933cm" svg:y="1.096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9" draw:layer="layout" svg:width="0.523cm" svg:height="0.039cm" svg:x="4.628cm" svg:y="1.096cm" svg:viewBox="0 0 524 40" draw:points="262,40 0,40 0,0 524,0 524,40">
            <text:p/>
          </draw:polygon>
          <draw:path draw:style-name="gr3" draw:text-style-name="P9" draw:layer="layout" svg:width="0.457cm" svg:height="0.415cm" svg:x="4.655cm" svg:y="1.43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9" draw:layer="layout" svg:width="0.608cm" svg:height="0.215cm" svg:x="5.455cm" svg:y="1.49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82cm" svg:height="0.583cm" svg:x="6.389cm" svg:y="1.262cm" svg:viewBox="0 0 283 584" svg:d="M168 208h88c16 0 27 0 27-19 0-10-11-10-27-10h-79c31-131 37-148 37-154 0-17-12-25-27-25-2 0-29 0-37 33l-36 146h-87c-19 0-27 0-27 16 0 13 8 13 25 13h81c-64 260-69 274-69 291 0 50 36 85 84 85 95 0 147-135 147-141 0-8-8-8-12-8-6 0-9 2-13 12-39 96-89 117-120 117-19 0-27-13-27-42 0-23 0-29 4-44z">
            <text:p/>
          </draw:path>
        </draw:g>
        <draw:g xml:id="id229" draw:id="id229">
          <svg:title>TexMaths</svg:title>
          <svg:desc>26§display§\text {Diff. }w.\ r.\ t. \ x,\ \  \frac{1}{2\sqrt{x}} dx = dt§svg§600§FALSE§</svg:desc>
          <draw:polygon draw:style-name="gr2" draw:text-style-name="P8" draw:layer="layout" svg:width="11.616cm" svg:height="1.985cm" svg:x="7.427cm" svg:y="0.745cm" svg:viewBox="0 0 11617 1986" draw:points="5809,1986 0,1986 0,0 11617,0 11617,1986">
            <text:p/>
          </draw:polygon>
          <draw:path draw:style-name="gr3" draw:text-style-name="P9" draw:layer="layout" svg:width="0.615cm" svg:height="0.625cm" svg:x="7.412cm" svg:y="1.302cm" svg:viewBox="0 0 616 626" svg:d="M0 0v29h23c71 0 71 11 71 42v484c0 33 0 42-71 42h-23v29h335c154 0 281-135 281-308 0-175-123-318-281-318zM218 597c-43 0-45-7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8.109cm" svg:y="1.31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8.356cm" svg:y="1.281cm" svg:viewBox="0 0 551 647" svg:d="M387 279h104v-27h-108v-106c0-84 45-125 85-125 4 0 17 0 31 6-10 4-27 15-27 37 0 21 15 40 40 40s39-19 39-40c0-33-31-64-83-64-54 0-96 35-100 40-27-36-77-40-102-40-87 0-193 48-193 148v104h-73v27h73v297c0 41-11 41-73 41v30c31-2 79-5 102-5s69 3 102 5v-30c-60 0-71 0-71-41v-297h194v297c0 41-11 41-73 41v30c35-2 79-5 104-5 37 0 81 0 116 5v-30h-18c-67 0-69-10-69-43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8.945cm" svg:y="1.828cm" svg:viewBox="0 0 100 100" svg:d="M100 50c0-27-23-50-50-50s-50 23-50 50 23 50 50 50 50-23 50-50z">
            <text:p/>
          </draw:path>
          <draw:path draw:style-name="gr3" draw:text-style-name="P9" draw:layer="layout" svg:width="0.606cm" svg:height="0.415cm" svg:x="9.552cm" svg:y="1.522cm" svg:viewBox="0 0 607 416" svg:d="M397 94c4-19 13-54 13-59 0-16-13-25-25-25-13 0-29 7-36 25-2 7-45 183-52 206-6 27-8 44-8 60 0 11 0 13 2 17-21 50-50 77-85 77-73 0-73-67-73-83 0-29 4-65 48-179 10-27 15-39 15-58 0-42-30-75-75-75-88 0-121 133-121 141 0 9 8 9 10 9 11 0 11 0 15-17 25-85 60-112 94-112 8 0 22 0 22 29 0 23-10 50-16 64-40 108-52 152-52 185 0 86 62 117 131 117 14 0 58 0 96-65 22 59 87 65 114 65 69 0 108-58 133-112 31-73 60-196 60-240 0-49-25-64-41-64-23 0-46 23-46 44 0 12 6 18 15 25 10 10 33 33 33 79 0 31-27 120-50 166-25 50-56 81-102 81-44 0-67-27-67-79 0-25 7-54 9-67z">
            <text:p/>
          </draw:path>
          <draw:path draw:style-name="gr3" draw:text-style-name="P9" draw:layer="layout" svg:width="0.099cm" svg:height="0.099cm" svg:x="10.282cm" svg:y="1.828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0.79cm" svg:y="1.522cm" svg:viewBox="0 0 374 416" svg:d="M54 351c-2 15-8 36-8 40 0 16 12 25 27 25 10 0 27-9 33-25 2-4 33-129 38-146 6-31 22-95 29-120 4-11 29-54 52-75 6-6 33-29 72-29 25 0 38 10 40 10-29 4-48 27-48 50 0 15 11 33 33 33 25 0 52-20 52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11.229cm" svg:y="1.828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11.73cm" svg:y="1.354cm" svg:viewBox="0 0 283 584" svg:d="M168 208h88c16 0 27 0 27-19 0-10-11-10-27-10h-79c31-131 37-148 37-154 0-17-12-25-27-25-2 0-29 0-37 33l-36 146h-87c-19 0-27 0-27 16 0 13 8 13 25 13h81c-66 260-69 274-69 291 0 50 36 85 84 85 95 0 147-135 147-141 0-8-8-8-12-8-6 0-8 2-13 12-39 96-89 116-120 116-19 0-27-12-27-41 0-23 0-29 4-44z">
            <text:p/>
          </draw:path>
          <draw:path draw:style-name="gr3" draw:text-style-name="P9" draw:layer="layout" svg:width="0.099cm" svg:height="0.099cm" svg:x="12.117cm" svg:y="1.828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2.622cm" svg:y="1.52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9" draw:layer="layout" svg:width="0.107cm" svg:height="0.273cm" svg:x="13.199cm" svg:y="1.828cm" svg:viewBox="0 0 108 274" svg:d="M108 96c0-61-23-96-58-96-31 0-50 23-50 48s19 50 50 50c10 0 23-4 31-13 4-2 4-2 6-2 0 0 2 0 2 13 0 68-33 124-64 153-10 11-10 13-10 15 0 8 4 10 10 10 10 0 83-70 83-178z">
            <text:p/>
          </draw:path>
          <draw:path draw:style-name="gr3" draw:text-style-name="P9" draw:layer="layout" svg:width="0.303cm" svg:height="0.61cm" svg:x="14.966cm" svg:y="0.699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9" draw:layer="layout" svg:width="1.742cm" svg:height="0.039cm" svg:x="14.245cm" svg:y="1.678cm" svg:viewBox="0 0 1743 40" draw:points="872,40 0,40 0,0 1743,0 1743,40">
            <text:p/>
          </draw:polygon>
          <draw:path draw:style-name="gr3" draw:text-style-name="P9" draw:layer="layout" svg:width="0.365cm" svg:height="0.61cm" svg:x="14.29cm" svg:y="1.94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715cm" svg:height="0.914cm" svg:x="14.767cm" svg:y="1.861cm" svg:viewBox="0 0 716 915" svg:d="M289 819l-160-355c-6-15-13-15-15-15 0 0-6 0-14 6l-88 67c-12 8-12 12-12 14 0 5 2 11 8 11 7 0 23-13 32-21 6-4 20-15 29-21l181 395c6 15 12 15 20 15 13 0 15-4 23-17l416-861c7-14 7-16 7-18 0-11-9-19-19-19-9 0-15 4-21 19z">
            <text:p/>
          </draw:path>
          <draw:polygon draw:style-name="gr3" draw:text-style-name="P9" draw:layer="layout" svg:width="0.523cm" svg:height="0.039cm" svg:x="15.462cm" svg:y="1.861cm" svg:viewBox="0 0 524 40" draw:points="262,40 0,40 0,0 524,0 524,40">
            <text:p/>
          </draw:polygon>
          <draw:path draw:style-name="gr3" draw:text-style-name="P9" draw:layer="layout" svg:width="0.457cm" svg:height="0.415cm" svg:x="15.489cm" svg:y="2.15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9" draw:layer="layout" svg:width="0.436cm" svg:height="0.646cm" svg:x="16.131cm" svg:y="1.292cm" svg:viewBox="0 0 437 647" svg:d="M437 10c0-2 0-10-13-10-12 0-100 8-116 10-6 0-13 5-13 17 0 13 9 13 23 13 44 0 46 6 46 14l-2 19-56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2-161 52-202 28-54 69-87 107-87 60 0 72 74 72 81 0 4-2 10-4 14z">
            <text:p/>
          </draw:path>
          <draw:path draw:style-name="gr3" draw:text-style-name="P9" draw:layer="layout" svg:width="0.457cm" svg:height="0.415cm" svg:x="16.597cm" svg:y="1.52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9" draw:layer="layout" svg:width="0.608cm" svg:height="0.215cm" svg:x="17.398cm" svg:y="1.5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36cm" svg:height="0.646cm" svg:x="18.346cm" svg:y="1.292cm" svg:viewBox="0 0 437 647" svg:d="M437 10c0-2 0-10-13-10-12 0-100 8-116 10-6 0-13 5-13 17 0 13 9 13 23 13 44 0 46 6 46 14l-2 19-56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282cm" svg:height="0.583cm" svg:x="18.806cm" svg:y="1.354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6-120 116-19 0-27-12-27-41 0-23 0-29 4-44z">
            <text:p/>
          </draw:path>
        </draw:g>
        <draw:g xml:id="id232" draw:id="id232">
          <svg:title>TexMaths</svg:title>
          <svg:desc>28§display§\therefore§svg§600§FALSE§</svg:desc>
          <draw:polygon draw:style-name="gr2" draw:text-style-name="P8" draw:layer="layout" svg:width="0.528cm" svg:height="0.433cm" svg:x="4.103cm" svg:y="3.522cm" svg:viewBox="0 0 529 434" draw:points="265,434 0,434 0,0 529,0 529,434">
            <text:p/>
          </draw:polygon>
          <draw:path draw:style-name="gr3" draw:text-style-name="P9" draw:layer="layout" svg:width="0.598cm" svg:height="0.531cm" svg:x="4.083cm" svg:y="3.4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3" draw:id="id233">
          <svg:title>TexMaths</svg:title>
          <svg:desc>28§display§\text {I}§svg§600§FALSE§</svg:desc>
          <draw:polygon draw:style-name="gr2" draw:text-style-name="P8" draw:layer="layout" svg:width="0.229cm" svg:height="0.575cm" svg:x="5.732cm" svg:y="3.444cm" svg:viewBox="0 0 230 576" draw:points="116,576 0,576 0,0 230,0 230,576">
            <text:p/>
          </draw:polygon>
          <draw:path draw:style-name="gr3" draw:text-style-name="P9" draw:layer="layout" svg:width="0.301cm" svg:height="0.674cm" svg:x="5.71cm" svg:y="3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4" draw:id="id234">
          <svg:title>TexMaths</svg:title>
          <svg:desc>26§display§= \smallint  \sin t \ 2dt§svg§600§FALSE§</svg:desc>
          <draw:polygon draw:style-name="gr2" draw:text-style-name="P8" draw:layer="layout" svg:width="4.651cm" svg:height="0.76cm" svg:x="6.414cm" svg:y="3.35cm" svg:viewBox="0 0 4652 761" draw:points="2325,761 0,761 0,0 4652,0 4652,761">
            <text:p/>
          </draw:polygon>
          <draw:path draw:style-name="gr3" draw:text-style-name="P9" draw:layer="layout" svg:width="0.608cm" svg:height="0.215cm" svg:x="6.42cm" svg:y="3.6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3cm" svg:y="3.304cm" svg:viewBox="0 0 383 853" svg:d="M347 37c-31 3-39 25-39 38 0 23 19 37 37 37 19 0 38-12 38-39 0-36-29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997cm" svg:y="3.549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8.359cm" svg:y="3.34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8.61cm" svg:y="3.554cm" svg:viewBox="0 0 462 406" svg:d="M71 89v248c0 40-9 40-71 40v29c31 0 79-2 104-2 23 0 71 2 102 2v-29c-60 0-71 0-71-40v-171c0-95 65-145 123-145s69 50 69 102v214c0 40-11 40-71 40v29c31 0 79-2 104-2 23 0 70 2 102 2v-29c-48 0-71 0-71-27v-175c0-79 0-108-29-142-13-14-44-33-96-33-68 0-110 40-137 96v-96l-129 10v30c64 0 71 6 71 49z">
            <text:p/>
          </draw:path>
          <draw:path draw:style-name="gr3" draw:text-style-name="P9" draw:layer="layout" svg:width="0.282cm" svg:height="0.584cm" svg:x="9.263cm" svg:y="3.387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365cm" svg:height="0.611cm" svg:x="9.92cm" svg:y="3.35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9" draw:layer="layout" svg:width="0.436cm" svg:height="0.646cm" svg:x="10.37cm" svg:y="3.32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8 0-61-50-61-85 0-46 30-160 52-202 27-54 69-87 107-87 58 0 72 75 72 81 0 4-2 10-4 14z">
            <text:p/>
          </draw:path>
          <draw:path draw:style-name="gr3" draw:text-style-name="P9" draw:layer="layout" svg:width="0.282cm" svg:height="0.584cm" svg:x="10.829cm" svg:y="3.387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36" draw:id="id236">
          <svg:title>TexMaths</svg:title>
          <svg:desc>26§display§= 2(- \cos t)  + c§svg§600§FALSE§</svg:desc>
          <draw:polygon draw:style-name="gr2" draw:text-style-name="P8" draw:layer="layout" svg:width="6.12cm" svg:height="0.822cm" svg:x="6.416cm" svg:y="6.254cm" svg:viewBox="0 0 6121 823" draw:points="3060,823 0,823 0,0 6121,0 6121,823">
            <text:p/>
          </draw:polygon>
          <draw:path draw:style-name="gr3" draw:text-style-name="P9" draw:layer="layout" svg:width="0.608cm" svg:height="0.215cm" svg:x="6.422cm" svg:y="6.5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7.381cm" svg:y="6.28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7.882cm" svg:y="6.208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559cm" svg:height="0.039cm" svg:x="8.223cm" svg:y="6.647cm" svg:viewBox="0 0 560 40" svg:d="M528 40c15 0 32 0 32-21 0-19-17-19-32-19h-497c-14 0-31 0-31 19 0 21 17 21 31 21z">
            <text:p/>
          </draw:path>
          <draw:path draw:style-name="gr3" draw:text-style-name="P9" draw:layer="layout" svg:width="0.348cm" svg:height="0.421cm" svg:x="9.041cm" svg:y="6.485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442cm" svg:y="6.48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1cm" svg:height="0.421cm" svg:x="9.904cm" svg:y="6.48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82cm" svg:height="0.583cm" svg:x="10.407cm" svg:y="6.3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213cm" svg:height="0.914cm" svg:x="10.767cm" svg:y="6.2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1.325cm" svg:y="6.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2.225cm" svg:y="6.489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39" draw:id="id239">
          <svg:title>TexMaths</svg:title>
          <svg:desc>26§display§= - 2 \cos \sqrt{x} + c§svg§600§FALSE§</svg:desc>
          <draw:polygon draw:style-name="gr2" draw:text-style-name="P8" draw:layer="layout" svg:width="6.365cm" svg:height="0.823cm" svg:x="6.417cm" svg:y="7.456cm" svg:viewBox="0 0 6366 824" draw:points="3183,824 0,824 0,0 6366,0 6366,824">
            <text:p/>
          </draw:polygon>
          <draw:path draw:style-name="gr3" draw:text-style-name="P9" draw:layer="layout" svg:width="0.609cm" svg:height="0.215cm" svg:x="6.423cm" svg:y="7.81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559cm" svg:height="0.039cm" svg:x="7.411cm" svg:y="7.903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8.092cm" svg:y="7.541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349cm" svg:height="0.421cm" svg:x="8.687cm" svg:y="7.741cm" svg:viewBox="0 0 350 422" svg:d="M77 212c0-150 75-189 123-189 8 0 66 0 100 33-40 4-44 31-44 44 0 23 17 41 42 41 24 0 43-16 43-43 0-63-71-98-141-98-115 0-200 100-200 212 0 119 92 210 198 210 122 0 152-110 152-120 0-9-9-9-11-9-8 0-10 4-12 9-27 85-88 97-121 97-48 0-129-39-129-187z">
            <text:p/>
          </draw:path>
          <draw:path draw:style-name="gr3" draw:text-style-name="P9" draw:layer="layout" svg:width="0.407cm" svg:height="0.421cm" svg:x="9.088cm" svg:y="7.74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9.55cm" svg:y="7.741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715cm" svg:height="0.914cm" svg:x="10.099cm" svg:y="7.41cm" svg:viewBox="0 0 716 915" svg:d="M289 819l-160-355c-6-15-12-15-15-15 0 0-6 0-14 6l-88 67c-12 8-12 12-12 15 0 4 2 10 8 10 7 0 23-13 32-21 6-4 20-14 31-21l179 395c6 15 12 15 20 15 13 0 15-4 23-17l416-861c7-14 7-16 7-18 0-11-9-19-19-19-8 0-15 4-21 19z">
            <text:p/>
          </draw:path>
          <draw:polygon draw:style-name="gr3" draw:text-style-name="P9" draw:layer="layout" svg:width="0.523cm" svg:height="0.039cm" svg:x="10.794cm" svg:y="7.41cm" svg:viewBox="0 0 524 40" draw:points="262,40 0,40 0,0 524,0 524,40">
            <text:p/>
          </draw:polygon>
          <draw:path draw:style-name="gr3" draw:text-style-name="P9" draw:layer="layout" svg:width="0.457cm" svg:height="0.415cm" svg:x="10.821cm" svg:y="7.74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2 121-123 121-35 0-50-29-50-60 0-21 6-40 17-81z">
            <text:p/>
          </draw:path>
          <draw:path draw:style-name="gr3" draw:text-style-name="P9" draw:layer="layout" svg:width="0.609cm" svg:height="0.61cm" svg:x="11.57cm" svg:y="7.6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2.471cm" svg:y="7.745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37" draw:id="id237">
          <svg:title>TexMaths</svg:title>
          <svg:desc>28§display§\therefore§svg§600§FALSE§</svg:desc>
          <draw:polygon draw:style-name="gr2" draw:text-style-name="P8" draw:layer="layout" svg:width="0.528cm" svg:height="0.433cm" svg:x="4.204cm" svg:y="7.723cm" svg:viewBox="0 0 529 434" draw:points="265,434 0,434 0,0 529,0 529,434">
            <text:p/>
          </draw:polygon>
          <draw:path draw:style-name="gr3" draw:text-style-name="P9" draw:layer="layout" svg:width="0.598cm" svg:height="0.531cm" svg:x="4.184cm" svg:y="7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8" draw:id="id238">
          <svg:title>TexMaths</svg:title>
          <svg:desc>28§display§\text {I}§svg§600§FALSE§</svg:desc>
          <draw:polygon draw:style-name="gr2" draw:text-style-name="P8" draw:layer="layout" svg:width="0.229cm" svg:height="0.575cm" svg:x="5.733cm" svg:y="7.645cm" svg:viewBox="0 0 230 576" draw:points="116,576 0,576 0,0 230,0 230,576">
            <text:p/>
          </draw:polygon>
          <draw:path draw:style-name="gr3" draw:text-style-name="P9" draw:layer="layout" svg:width="0.301cm" svg:height="0.674cm" svg:x="5.711cm" svg:y="7.5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41" draw:id="id241">
          <svg:title>TexMaths</svg:title>
          <svg:desc>28§display§\text {Let,}§svg§600§FALSE§</svg:desc>
          <draw:polygon draw:style-name="gr2" draw:text-style-name="P8" draw:layer="layout" svg:width="1.538cm" svg:height="0.765cm" svg:x="3.625cm" svg:y="9.5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9.4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9.7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9.5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10.0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42" draw:id="id242">
          <svg:title>TexMaths</svg:title>
          <svg:desc>28§display§\text {I}§svg§600§FALSE§</svg:desc>
          <draw:polygon draw:style-name="gr2" draw:text-style-name="P8" draw:layer="layout" svg:width="0.229cm" svg:height="0.575cm" svg:x="5.731cm" svg:y="9.5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9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40" draw:id="id240">
          <svg:title>TexMaths</svg:title>
          <svg:desc>28§display§(3)§svg§600§FALSE§</svg:desc>
          <draw:polygon draw:style-name="gr2" draw:text-style-name="P8" draw:layer="layout" svg:width="1.061cm" svg:height="0.886cm" svg:x="1.909cm" svg:y="9.444cm" svg:viewBox="0 0 1062 887" draw:points="531,887 0,887 0,0 1062,0 1062,887">
            <text:p/>
          </draw:polygon>
          <draw:path draw:style-name="gr3" draw:text-style-name="P9" draw:layer="layout" svg:width="0.23cm" svg:height="0.985cm" svg:x="1.956cm" svg:y="9.3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2.283cm" svg:y="9.478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9" draw:layer="layout" svg:width="0.23cm" svg:height="0.985cm" svg:x="2.792cm" svg:y="9.3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43" draw:id="id243">
          <svg:title>TexMaths</svg:title>
          <svg:desc>24§display§= \int \frac{1}{ x - \sqrt{x}} \ dx§svg§600§FALSE§</svg:desc>
          <draw:polygon draw:style-name="gr2" draw:text-style-name="P8" draw:layer="layout" svg:width="5.854cm" svg:height="1.848cm" svg:x="6.314cm" svg:y="8.942cm" svg:viewBox="0 0 5855 1849" draw:points="2927,1849 0,1849 0,0 5855,0 5855,1849">
            <text:p/>
          </draw:polygon>
          <draw:path draw:style-name="gr3" draw:text-style-name="P9" draw:layer="layout" svg:width="0.561cm" svg:height="0.199cm" svg:x="6.32cm" svg:y="9.73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5cm" svg:x="7.209cm" svg:y="8.9cm" svg:viewBox="0 0 751 1876" svg:d="M40 1838c27 0 43-19 43-40 0-29-22-43-41-43-21 0-42 14-42 43 0 44 42 78 94 78 129 0 177-197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9" draw:layer="layout" svg:width="0.279cm" svg:height="0.564cm" svg:x="9.46cm" svg:y="8.91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2.698cm" svg:height="0.035cm" svg:x="8.247cm" svg:y="9.82cm" svg:viewBox="0 0 2699 36" draw:points="1349,36 0,36 0,0 2699,0 2699,36">
            <text:p/>
          </draw:polygon>
          <draw:path draw:style-name="gr3" draw:text-style-name="P9" draw:layer="layout" svg:width="0.421cm" svg:height="0.383cm" svg:x="8.272cm" svg:y="10.2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9" draw:layer="layout" svg:width="0.515cm" svg:height="0.035cm" svg:x="8.986cm" svg:y="10.404cm" svg:viewBox="0 0 516 36" svg:d="M488 36c13 0 28 0 28-19 0-17-15-17-28-17h-459c-14 0-29 0-29 17 0 19 15 19 29 19z">
            <text:p/>
          </draw:path>
          <draw:path draw:style-name="gr3" draw:text-style-name="P9" draw:layer="layout" svg:width="0.659cm" svg:height="0.844cm" svg:x="9.821cm" svg:y="9.989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10.462cm" svg:y="9.989cm" svg:viewBox="0 0 484 36" draw:points="242,36 0,36 0,0 484,0 484,36">
            <text:p/>
          </draw:polygon>
          <draw:path draw:style-name="gr3" draw:text-style-name="P9" draw:layer="layout" svg:width="0.421cm" svg:height="0.383cm" svg:x="10.487cm" svg:y="10.25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1.361cm" svg:y="9.463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8-148 47-186 25-50 64-81 98-81 56 0 68 70 68 75 0 4-2 10-4 14z">
            <text:p/>
          </draw:path>
          <draw:path draw:style-name="gr3" draw:text-style-name="P9" draw:layer="layout" svg:width="0.421cm" svg:height="0.383cm" svg:x="11.791cm" svg:y="9.67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244" draw:id="id244">
          <svg:title>TexMaths</svg:title>
          <svg:desc>24§display§= \int \frac{1}{ (\sqrt{x})^2 - \sqrt{x}} \ dx§svg§600§FALSE§</svg:desc>
          <draw:polygon draw:style-name="gr2" draw:text-style-name="P8" draw:layer="layout" svg:width="7.592cm" svg:height="1.858cm" svg:x="6.316cm" svg:y="11.642cm" svg:viewBox="0 0 7593 1859" draw:points="3797,1859 0,1859 0,0 7593,0 7593,1859">
            <text:p/>
          </draw:polygon>
          <draw:path draw:style-name="gr3" draw:text-style-name="P9" draw:layer="layout" svg:width="0.562cm" svg:height="0.199cm" svg:x="6.322cm" svg:y="12.4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6cm" svg:x="7.211cm" svg:y="11.6cm" svg:viewBox="0 0 751 1877" svg:d="M40 1838c27 0 43-19 43-40 0-29-22-42-41-42-21 0-42 13-42 42 0 44 42 79 94 79 129 0 177-198 236-442 65-267 121-538 167-809 31-178 62-347 90-457 10-42 39-150 73-150 25 0 46 16 50 19-28 2-42 20-42 41 0 29 21 42 40 42 22 0 43-13 43-42 0-46-46-79-93-79-65 0-111 92-159 265-2 8-117 432-209 986-23 128-48 270-75 388-15 61-54 220-123 220-31 0-50-21-52-21z">
            <text:p/>
          </draw:path>
          <draw:path draw:style-name="gr3" draw:text-style-name="P9" draw:layer="layout" svg:width="0.279cm" svg:height="0.564cm" svg:x="10.33cm" svg:y="11.6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4.436cm" svg:height="0.035cm" svg:x="8.249cm" svg:y="12.52cm" svg:viewBox="0 0 4437 36" draw:points="2219,36 0,36 0,0 4437,0 4437,36">
            <text:p/>
          </draw:polygon>
          <draw:path draw:style-name="gr3" draw:text-style-name="P9" draw:layer="layout" svg:width="0.197cm" svg:height="0.844cm" svg:x="8.332cm" svg:y="12.699cm" svg:viewBox="0 0 198 845" svg:d="M198 838c0-2 0-4-16-20-105-105-132-265-132-395 0-146 33-294 136-400 12-10 12-11 12-15 0-6-4-8-10-8-8 0-84 58-134 165-44 92-54 187-54 258 0 67 10 169 56 265 52 103 124 157 132 157 6 0 10-2 10-7z">
            <text:p/>
          </draw:path>
          <draw:path draw:style-name="gr3" draw:text-style-name="P9" draw:layer="layout" svg:width="0.659cm" svg:height="0.844cm" svg:x="8.639cm" svg:y="12.689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9.28cm" svg:y="12.689cm" svg:viewBox="0 0 484 36" draw:points="242,36 0,36 0,0 484,0 484,36">
            <text:p/>
          </draw:polygon>
          <draw:path draw:style-name="gr3" draw:text-style-name="P9" draw:layer="layout" svg:width="0.421cm" svg:height="0.383cm" svg:x="9.305cm" svg:y="12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197cm" svg:height="0.844cm" svg:x="9.81cm" svg:y="12.699cm" svg:viewBox="0 0 198 845" svg:d="M198 423c0-66-10-168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262cm" svg:height="0.393cm" svg:x="10.127cm" svg:y="12.69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9" draw:layer="layout" svg:width="0.515cm" svg:height="0.035cm" svg:x="10.726cm" svg:y="13.104cm" svg:viewBox="0 0 516 36" svg:d="M488 36c13 0 28 0 28-19 0-17-15-17-28-17h-459c-14 0-29 0-29 17 0 19 15 19 29 19z">
            <text:p/>
          </draw:path>
          <draw:path draw:style-name="gr3" draw:text-style-name="P9" draw:layer="layout" svg:width="0.659cm" svg:height="0.844cm" svg:x="11.561cm" svg:y="12.689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12.202cm" svg:y="12.689cm" svg:viewBox="0 0 484 36" draw:points="242,36 0,36 0,0 484,0 484,36">
            <text:p/>
          </draw:polygon>
          <draw:path draw:style-name="gr3" draw:text-style-name="P9" draw:layer="layout" svg:width="0.421cm" svg:height="0.383cm" svg:x="12.227cm" svg:y="12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402cm" svg:height="0.596cm" svg:x="13.101cm" svg:y="12.163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13.531cm" svg:y="12.37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8 0 136-109 136-130 0-8-7-8-9-8-8 0-10 2-12 8-28 92-86 111-113 111-33 0-46-27-46-56 0-19 6-36 15-75z">
            <text:p/>
          </draw:path>
        </draw:g>
        <draw:g xml:id="id230" draw:id="id230">
          <svg:title>TexMaths</svg:title>
          <svg:desc>28§display§\therefore§svg§600§FALSE§</svg:desc>
          <draw:polygon draw:style-name="gr2" draw:text-style-name="P8" draw:layer="layout" svg:width="0.528cm" svg:height="0.433cm" svg:x="19.904cm" svg:y="1.522cm" svg:viewBox="0 0 529 434" draw:points="265,434 0,434 0,0 529,0 529,434">
            <text:p/>
          </draw:polygon>
          <draw:path draw:style-name="gr3" draw:text-style-name="P9" draw:layer="layout" svg:width="0.598cm" svg:height="0.531cm" svg:x="19.884cm" svg:y="1.4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1" draw:id="id231">
          <svg:title>TexMaths</svg:title>
          <svg:desc>26§display§\frac{1}{\sqrt{x}} dx = 2dt§svg§600§FALSE§</svg:desc>
          <draw:polygon draw:style-name="gr2" draw:text-style-name="P8" draw:layer="layout" svg:width="4.753cm" svg:height="1.985cm" svg:x="21.059cm" svg:y="0.846cm" svg:viewBox="0 0 4754 1986" draw:points="2377,1986 0,1986 0,0 4754,0 4754,1986">
            <text:p/>
          </draw:polygon>
          <draw:path draw:style-name="gr3" draw:text-style-name="P9" draw:layer="layout" svg:width="0.303cm" svg:height="0.61cm" svg:x="21.508cm" svg:y="0.8cm" svg:viewBox="0 0 304 611" svg:d="M189 23c0-21 0-23-21-23-58 58-139 58-168 58v29c19 0 73 0 121-25v476c0 34-2 44-86 44h-29v29c31-4 113-4 148-4 37 0 116 0 150 4v-29h-29c-84 0-86-10-86-44z">
            <text:p/>
          </draw:path>
          <draw:polygon draw:style-name="gr3" draw:text-style-name="P9" draw:layer="layout" svg:width="1.284cm" svg:height="0.039cm" svg:x="21.013cm" svg:y="1.779cm" svg:viewBox="0 0 1285 40" draw:points="643,40 0,40 0,0 1285,0 1285,40">
            <text:p/>
          </draw:polygon>
          <draw:path draw:style-name="gr3" draw:text-style-name="P9" draw:layer="layout" svg:width="0.714cm" svg:height="0.914cm" svg:x="21.08cm" svg:y="1.962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523cm" svg:height="0.039cm" svg:x="21.774cm" svg:y="1.962cm" svg:viewBox="0 0 524 40" draw:points="262,40 0,40 0,0 524,0 524,40">
            <text:p/>
          </draw:polygon>
          <draw:path draw:style-name="gr3" draw:text-style-name="P9" draw:layer="layout" svg:width="0.457cm" svg:height="0.415cm" svg:x="21.801cm" svg:y="2.25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436cm" svg:height="0.646cm" svg:x="22.442cm" svg:y="1.39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457cm" svg:height="0.415cm" svg:x="22.908cm" svg:y="1.62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215cm" svg:x="23.708cm" svg:y="1.69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24.667cm" svg:y="1.41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436cm" svg:height="0.646cm" svg:x="25.117cm" svg:y="1.39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282cm" svg:height="0.583cm" svg:x="25.576cm" svg:y="1.455cm" svg:viewBox="0 0 283 584" svg:d="M168 208h88c16 0 27 0 27-19 0-10-11-10-27-10h-79c31-131 37-148 37-154 0-17-12-25-27-25-2 0-29 0-37 33l-36 146h-87c-19 0-27 0-27 16 0 13 8 13 25 13h81c-64 260-69 274-69 291 0 50 36 85 84 85 95 0 147-135 147-141 0-8-8-8-12-8-6 0-9 2-13 12-39 96-89 116-120 116-19 0-27-12-27-41 0-23 0-29 4-44z">
            <text:p/>
          </draw:path>
        </draw:g>
        <draw:g xml:id="id235" draw:id="id235">
          <svg:title>TexMaths</svg:title>
          <svg:desc>26§display§= 2\smallint  \sin t\ dt§svg§600§FALSE§</svg:desc>
          <draw:polygon draw:style-name="gr2" draw:text-style-name="P8" draw:layer="layout" svg:width="4.805cm" svg:height="0.76cm" svg:x="6.415cm" svg:y="4.75cm" svg:viewBox="0 0 4806 761" draw:points="2403,761 0,761 0,0 4806,0 4806,761">
            <text:p/>
          </draw:polygon>
          <draw:path draw:style-name="gr3" draw:text-style-name="P9" draw:layer="layout" svg:width="0.609cm" svg:height="0.215cm" svg:x="6.421cm" svg:y="5.02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65cm" svg:height="0.611cm" svg:x="7.38cm" svg:y="4.75cm" svg:viewBox="0 0 366 612" svg:d="M71 541l98-96c143-127 197-175 197-266 0-106-81-179-193-179-104 0-173 85-173 166 0 50 46 50 48 50 16 0 48-10 48-47 0-23-17-48-48-48-8 0-8 0-13 2 21-61 71-94 125-94 83 0 123 73 123 150 0 73-46 146-96 202l-177 195c-10 11-10 13-10 36h341l25-161h-23c-4 28-10 69-18 82-9 8-69 8-88 8z">
            <text:p/>
          </draw:path>
          <draw:path draw:style-name="gr3" draw:text-style-name="P9" draw:layer="layout" svg:width="0.382cm" svg:height="0.852cm" svg:x="7.994cm" svg:y="4.70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7-49 11-101 17-145 8-69 23-104 56-104 17 0 29 8 35 16z">
            <text:p/>
          </draw:path>
          <draw:path draw:style-name="gr3" draw:text-style-name="P9" draw:layer="layout" svg:width="0.301cm" svg:height="0.421cm" svg:x="8.608cm" svg:y="4.949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197cm" svg:height="0.613cm" svg:x="8.968cm" svg:y="4.74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9.222cm" svg:y="4.954cm" svg:viewBox="0 0 462 406" svg:d="M71 89v248c0 40-9 40-71 40v29c31 0 79-2 104-2 23 0 71 2 102 2v-29c-60 0-71 0-71-40v-171c0-95 65-145 123-145s69 50 69 102v214c0 40-11 40-71 40v29c31 0 79-2 104-2 23 0 71 2 102 2v-29c-48 0-71 0-71-27v-175c0-79 0-108-29-142-12-14-44-33-96-33-68 0-110 40-137 96v-96l-129 10v30c64 0 71 6 71 49z">
            <text:p/>
          </draw:path>
          <draw:path draw:style-name="gr3" draw:text-style-name="P9" draw:layer="layout" svg:width="0.282cm" svg:height="0.584cm" svg:x="9.873cm" svg:y="4.787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0.524cm" svg:y="4.72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9" draw:layer="layout" svg:width="0.282cm" svg:height="0.584cm" svg:x="10.984cm" svg:y="4.787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45" draw:id="id245">
          <svg:title>TexMaths</svg:title>
          <svg:desc>24§display§= \int \frac{1}{ \sqrt{x}( \sqrt{x} - 1 ) } \ dx§svg§600§FALSE§</svg:desc>
          <draw:polygon draw:style-name="gr2" draw:text-style-name="P8" draw:layer="layout" svg:width="7.637cm" svg:height="1.858cm" svg:x="14.618cm" svg:y="11.642cm" svg:viewBox="0 0 7638 1859" draw:points="3819,1859 0,1859 0,0 7638,0 7638,1859">
            <text:p/>
          </draw:polygon>
          <draw:path draw:style-name="gr3" draw:text-style-name="P9" draw:layer="layout" svg:width="0.562cm" svg:height="0.199cm" svg:x="14.624cm" svg:y="12.4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6cm" svg:x="15.513cm" svg:y="11.6cm" svg:viewBox="0 0 751 1877" svg:d="M40 1838c27 0 43-19 43-40 0-29-22-42-41-42-21 0-42 13-42 42 0 44 42 79 94 79 129 0 177-198 236-442 66-267 121-538 167-809 31-178 62-347 91-457 9-42 38-150 72-150 25 0 47 16 50 19-28 2-42 20-42 41 0 29 21 42 40 42 22 0 43-13 43-42 0-46-46-79-92-79-66 0-112 92-160 265-2 8-117 432-209 986-23 128-48 270-75 388-15 61-54 220-123 220-31 0-50-21-52-21z">
            <text:p/>
          </draw:path>
          <draw:path draw:style-name="gr3" draw:text-style-name="P9" draw:layer="layout" svg:width="0.279cm" svg:height="0.564cm" svg:x="18.656cm" svg:y="11.6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4.48cm" svg:height="0.035cm" svg:x="16.551cm" svg:y="12.52cm" svg:viewBox="0 0 4481 36" draw:points="2241,36 0,36 0,0 4481,0 4481,36">
            <text:p/>
          </draw:polygon>
          <draw:path draw:style-name="gr3" draw:text-style-name="P9" draw:layer="layout" svg:width="0.659cm" svg:height="0.844cm" svg:x="16.613cm" svg:y="12.689cm" svg:viewBox="0 0 660 845" svg:d="M267 757l-148-329c-6-13-11-13-13-13 0 0-6 0-14 6l-80 61c-12 8-12 12-12 14 0 3 2 9 8 9 5 0 21-11 28-19 6-4 20-13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7.254cm" svg:y="12.689cm" svg:viewBox="0 0 484 36" draw:points="242,36 0,36 0,0 484,0 484,36">
            <text:p/>
          </draw:polygon>
          <draw:path draw:style-name="gr3" draw:text-style-name="P9" draw:layer="layout" svg:width="0.421cm" svg:height="0.383cm" svg:x="17.279cm" svg:y="12.9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197cm" svg:height="0.844cm" svg:x="17.821cm" svg:y="12.699cm" svg:viewBox="0 0 198 845" svg:d="M198 838c0-2 0-4-16-20-105-105-132-265-132-395 0-146 33-294 136-400 12-10 12-11 12-15 0-6-4-8-10-8-8 0-84 58-134 165-44 92-54 187-54 258 0 67 10 169 56 265 52 103 124 157 132 157 6 0 10-2 10-7z">
            <text:p/>
          </draw:path>
          <draw:path draw:style-name="gr3" draw:text-style-name="P9" draw:layer="layout" svg:width="0.659cm" svg:height="0.844cm" svg:x="18.126cm" svg:y="12.689cm" svg:viewBox="0 0 660 845" svg:d="M267 757l-148-329c-6-13-11-13-13-13 0 0-6 0-14 6l-80 61c-12 8-12 12-12 14 0 3 2 9 8 9 5 0 21-11 28-19 6-4 20-13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8.767cm" svg:y="12.689cm" svg:viewBox="0 0 484 36" draw:points="242,36 0,36 0,0 484,0 484,36">
            <text:p/>
          </draw:polygon>
          <draw:path draw:style-name="gr3" draw:text-style-name="P9" draw:layer="layout" svg:width="0.421cm" svg:height="0.383cm" svg:x="18.792cm" svg:y="12.9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5cm" svg:x="19.506cm" svg:y="13.104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20.355cm" svg:y="12.7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20.75cm" svg:y="12.699cm" svg:viewBox="0 0 198 845" svg:d="M198 423c0-66-10-168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6cm" svg:x="21.446cm" svg:y="12.163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21.876cm" svg:y="12.37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1" smil:attributeName="visibility" smil:to="visible"/>
                  <anim:animate smil:dur="0.5s" smil:fill="hold" smil:targetElement="id241" smil:attributeName="width" smil:values="width*0.05;width" smil:keyTimes="0;1"/>
                  <anim:animate smil:dur="0.5s" smil:fill="hold" smil:targetElement="id241" smil:attributeName="height" smil:values="height;height" smil:keyTimes="0;1"/>
                  <anim:animate smil:dur="0.5s" smil:fill="hold" smil:targetElement="id241" smil:attributeName="x" smil:values="x-.2;x" smil:keyTimes="0;1"/>
                  <anim:animate smil:dur="0.5s" smil:fill="hold" smil:targetElement="id241" smil:attributeName="y" smil:values="y;y" smil:keyTimes="0;1"/>
                  <anim:transitionFilter smil:dur="0.5s" smil:targetElement="id24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text-style-name="P14" draw:layer="layout" svg:width="26.4cm" svg:height="14.772cm" svg:x="0.8cm" svg:y="0.628cm" presentation:class="title" presentation:user-transformed="true">
          <draw:text-box>
            <text:p xml:id="id261" text:id="id261" text:style-name="P6"><text:span text:style-name="T14"><text:s text:c="5"/></text:span><text:span text:style-name="T14"><text:line-break/></text:span><text:span text:style-name="T15">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6"> <text:s text:c="13"/></text:span><text:span text:style-name="T15"><text:line-break/></text:span><text:span text:style-name="T17"> <text:s text:c="12"/></text:span><text:span text:style-name="T17">Let <text:s text:c="4"/></text:span></text:p>
          </draw:text-box>
        </draw:frame>
        <draw:g xml:id="id247" draw:id="id247">
          <svg:title>TexMaths</svg:title>
          <svg:desc>24§display§= \int \frac{1}{ \sqrt{x} - 1 } \times \frac{1}{\sqrt{x}} \ dx§svg§600§FALSE§</svg:desc>
          <draw:polygon draw:style-name="gr2" draw:text-style-name="P8" draw:layer="layout" svg:width="8.215cm" svg:height="1.848cm" svg:x="4.511cm" svg:y="0.737cm" svg:viewBox="0 0 8216 1849" draw:points="4107,1849 0,1849 0,0 8216,0 8216,1849">
            <text:p/>
          </draw:polygon>
          <draw:path draw:style-name="gr3" draw:text-style-name="P9" draw:layer="layout" svg:width="0.562cm" svg:height="0.199cm" svg:x="4.517cm" svg:y="1.5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5.406cm" svg:y="0.695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279cm" svg:height="0.564cm" svg:x="7.627cm" svg:y="0.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2.639cm" svg:height="0.035cm" svg:x="6.444cm" svg:y="1.615cm" svg:viewBox="0 0 2640 36" draw:points="1319,36 0,36 0,0 2640,0 2640,36">
            <text:p/>
          </draw:polygon>
          <draw:path draw:style-name="gr3" draw:text-style-name="P9" draw:layer="layout" svg:width="0.659cm" svg:height="0.844cm" svg:x="6.506cm" svg:y="1.784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7.147cm" svg:y="1.784cm" svg:viewBox="0 0 484 36" draw:points="242,36 0,36 0,0 484,0 484,36">
            <text:p/>
          </draw:polygon>
          <draw:path draw:style-name="gr3" draw:text-style-name="P9" draw:layer="layout" svg:width="0.421cm" svg:height="0.383cm" svg:x="7.172cm" svg:y="2.0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515cm" svg:height="0.035cm" svg:x="7.886cm" svg:y="2.199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8.735cm" svg:y="1.86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408cm" svg:height="0.408cm" svg:x="9.495cm" svg:y="1.429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79cm" svg:height="0.564cm" svg:x="10.772cm" svg:y="0.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86cm" svg:height="0.035cm" svg:x="10.315cm" svg:y="1.615cm" svg:viewBox="0 0 1187 36" draw:points="593,36 0,36 0,0 1187,0 1187,36">
            <text:p/>
          </draw:polygon>
          <draw:path draw:style-name="gr3" draw:text-style-name="P9" draw:layer="layout" svg:width="0.659cm" svg:height="0.844cm" svg:x="10.377cm" svg:y="1.784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1.018cm" svg:y="1.784cm" svg:viewBox="0 0 484 36" draw:points="242,36 0,36 0,0 484,0 484,36">
            <text:p/>
          </draw:polygon>
          <draw:path draw:style-name="gr3" draw:text-style-name="P9" draw:layer="layout" svg:width="0.421cm" svg:height="0.383cm" svg:x="11.043cm" svg:y="2.05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402cm" svg:height="0.596cm" svg:x="11.917cm" svg:y="1.258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12.347cm" svg:y="1.47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246" draw:id="id246">
          <svg:title>TexMaths</svg:title>
          <svg:desc>28§display§\text {I}§svg§600§FALSE§</svg:desc>
          <draw:polygon draw:style-name="gr2" draw:text-style-name="P8" draw:layer="layout" svg:width="0.229cm" svg:height="0.575cm" svg:x="3.631cm" svg:y="1.344cm" svg:viewBox="0 0 230 576" draw:points="116,576 0,576 0,0 230,0 230,576">
            <text:p/>
          </draw:polygon>
          <draw:path draw:style-name="gr3" draw:text-style-name="P9" draw:layer="layout" svg:width="0.301cm" svg:height="0.674cm" svg:x="3.609cm" svg:y="1.2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2" draw:id="id262">
          <svg:title>TexMaths</svg:title>
          <svg:desc>28§display§\text {I}§svg§600§FALSE§</svg:desc>
          <draw:polygon draw:style-name="gr2" draw:text-style-name="P8" draw:layer="layout" svg:width="0.229cm" svg:height="0.575cm" svg:x="5.632cm" svg:y="11.245cm" svg:viewBox="0 0 230 576" draw:points="116,576 0,576 0,0 230,0 230,576">
            <text:p/>
          </draw:polygon>
          <draw:path draw:style-name="gr3" draw:text-style-name="P9" draw:layer="layout" svg:width="0.301cm" svg:height="0.674cm" svg:x="5.61cm" svg:y="11.1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56" draw:id="id256">
          <svg:title>TexMaths</svg:title>
          <svg:desc>26§display§= 2 \log t + c§svg§600§FALSE§</svg:desc>
          <draw:polygon draw:style-name="gr2" draw:text-style-name="P8" draw:layer="layout" svg:width="4.656cm" svg:height="0.732cm" svg:x="4.515cm" svg:y="7.746cm" svg:viewBox="0 0 4657 733" draw:points="2328,733 0,733 0,0 4657,0 4657,733">
            <text:p/>
          </draw:polygon>
          <draw:path draw:style-name="gr3" draw:text-style-name="P9" draw:layer="layout" svg:width="0.608cm" svg:height="0.216cm" svg:x="4.521cm" svg:y="8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65cm" svg:height="0.611cm" svg:x="5.48cm" svg:y="7.725cm" svg:viewBox="0 0 366 612" svg:d="M71 542l97-96c144-127 198-175 198-267 0-106-81-179-193-179-104 0-173 85-173 167 0 50 46 50 48 50 16 0 48-11 48-48 0-23-17-48-48-48-8 0-8 0-13 2 21-61 71-94 125-94 83 0 123 73 123 150 0 73-46 146-96 202l-177 196c-10 10-10 13-10 35h341l25-160h-23c-4 27-10 69-19 81-8 9-68 9-87 9z">
            <text:p/>
          </draw:path>
          <draw:path draw:style-name="gr3" draw:text-style-name="P9" draw:layer="layout" svg:width="0.205cm" svg:height="0.636cm" svg:x="6.073cm" svg:y="7.7cm" svg:viewBox="0 0 206 637" svg:d="M133 0l-133 10v30c64 0 73 6 73 50v477c0 41-11 41-73 41v29c31-2 79-2 102-2s69 0 104 2v-29c-62 0-73 0-73-41z">
            <text:p/>
          </draw:path>
          <draw:path draw:style-name="gr3" draw:text-style-name="P9" draw:layer="layout" svg:width="0.407cm" svg:height="0.422cm" svg:x="6.323cm" svg:y="7.925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419cm" svg:height="0.605cm" svg:x="6.78cm" svg:y="7.921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9" draw:layer="layout" svg:width="0.282cm" svg:height="0.584cm" svg:x="7.396cm" svg:y="7.762cm" svg:viewBox="0 0 283 585" svg:d="M168 208h88c16 0 27 0 27-18 0-11-11-11-27-11h-79c31-131 37-148 37-154 0-17-12-25-27-25-2 0-29 0-37 33l-36 146h-87c-19 0-27 0-27 17 0 12 8 12 25 12h81c-66 261-69 275-69 292 0 50 36 85 84 85 95 0 147-135 147-141 0-9-8-9-12-9-6 0-8 2-13 13-39 96-89 117-120 117-19 0-27-13-27-42 0-23 0-29 4-44z">
            <text:p/>
          </draw:path>
          <draw:path draw:style-name="gr3" draw:text-style-name="P9" draw:layer="layout" svg:width="0.608cm" svg:height="0.611cm" svg:x="7.96cm" svg:y="7.802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9" draw:layer="layout" svg:width="0.357cm" svg:height="0.416cm" svg:x="8.86cm" svg:y="7.931cm" svg:viewBox="0 0 358 417" svg:d="M327 56c-15 0-27 0-42 15-15 12-17 29-17 35 0 21 17 31 36 31 27 0 52-20 52-58 0-46-44-79-111-79-122 0-245 131-245 260 0 84 54 157 150 157 131 0 208-98 208-109 0-6-6-12-11-12-6 0-8 2-12 10-73 90-173 90-185 90-56 0-81-44-81-100 0-38 18-127 50-184 27-52 79-91 129-91 31 0 66 10 79 35z">
            <text:p/>
          </draw:path>
        </draw:g>
        <draw:g xml:id="id248" draw:id="id248">
          <svg:title>TexMaths</svg:title>
          <svg:desc>24§display§\text {Put } \sqrt{x} - 1 = t§svg§600§FALSE§</svg:desc>
          <draw:polygon draw:style-name="gr2" draw:text-style-name="P8" draw:layer="layout" svg:width="5.609cm" svg:height="0.76cm" svg:x="2.923cm" svg:y="3.538cm" svg:viewBox="0 0 5610 761" draw:points="2805,761 0,761 0,0 5610,0 5610,761">
            <text:p/>
          </draw:polygon>
          <draw:path draw:style-name="gr3" draw:text-style-name="P9" draw:layer="layout" svg:width="0.498cm" svg:height="0.577cm" svg:x="2.91cm" svg:y="3.602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9" draw:layer="layout" svg:width="0.425cm" svg:height="0.383cm" svg:x="3.482cm" svg:y="3.80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939cm" svg:y="3.65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659cm" svg:height="0.844cm" svg:x="4.594cm" svg:y="3.496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5.235cm" svg:y="3.496cm" svg:viewBox="0 0 484 36" draw:points="242,36 0,36 0,0 484,0 484,36">
            <text:p/>
          </draw:polygon>
          <draw:path draw:style-name="gr3" draw:text-style-name="P9" draw:layer="layout" svg:width="0.421cm" svg:height="0.383cm" svg:x="5.26cm" svg:y="3.8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5cm" svg:height="0.035cm" svg:x="5.976cm" svg:y="3.951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6.825cm" svg:y="3.61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62cm" svg:height="0.199cm" svg:x="7.453cm" svg:y="3.8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6cm" svg:height="0.539cm" svg:x="8.315cm" svg:y="3.65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249" draw:id="id249">
          <svg:title>TexMaths</svg:title>
          <svg:desc>24§display§\text {Diff. }w.\ r.\ t. \ x,\  \frac{1}{2\sqrt{x}} dx = dt§svg§600§FALSE§</svg:desc>
          <draw:polygon draw:style-name="gr2" draw:text-style-name="P8" draw:layer="layout" svg:width="10.441cm" svg:height="1.833cm" svg:x="9.225cm" svg:y="3.042cm" svg:viewBox="0 0 10442 1834" draw:points="5220,1834 0,1834 0,0 10442,0 10442,1834">
            <text:p/>
          </draw:polygon>
          <draw:path draw:style-name="gr3" draw:text-style-name="P9" draw:layer="layout" svg:width="0.567cm" svg:height="0.577cm" svg:x="9.212cm" svg:y="3.557cm" svg:viewBox="0 0 568 578" svg:d="M0 0v27h21c65 0 65 9 65 38v448c0 30 0 38-65 38h-21v27h309c142 0 259-125 259-284 0-162-113-294-259-294zM202 551c-41 0-43-6-43-33v-458c0-27 2-33 43-33h84c52 0 111 17 154 79 36 50 44 122 44 188 0 94-16 144-46 186-18 23-66 71-152 71z">
            <text:p/>
          </draw:path>
          <draw:path draw:style-name="gr3" draw:text-style-name="P9" draw:layer="layout" svg:width="0.181cm" svg:height="0.565cm" svg:x="9.855cm" svg:y="3.568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508cm" svg:height="0.596cm" svg:x="10.084cm" svg:y="3.538cm" svg:viewBox="0 0 509 597" svg:d="M357 257h96v-25h-100v-98c0-76 42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0.627cm" svg:y="4.043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1.188cm" svg:y="3.76cm" svg:viewBox="0 0 561 384" svg:d="M367 86c4-17 11-50 11-53 0-16-11-23-23-23-11 0-27 5-32 23-2 5-43 169-48 190-6 25-8 40-8 55 0 10 0 12 2 16-19 46-46 71-79 71-67 0-67-62-67-77 0-27 4-60 44-165 10-25 13-37 13-54 0-38-26-69-69-69-80 0-111 123-111 131 0 7 8 7 10 7 9 0 9 0 13-15 23-79 56-104 86-104 8 0 22 0 22 27 0 21-10 46-16 60-36 99-48 140-48 170 0 79 58 108 121 108 14 0 54 0 88-60 22 54 81 60 106 60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1.861cm" svg:y="4.043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2.33cm" svg:y="3.76cm" svg:viewBox="0 0 346 384" svg:d="M50 324c-2 14-8 33-8 37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6-13 71z">
            <text:p/>
          </draw:path>
          <draw:path draw:style-name="gr3" draw:text-style-name="P9" draw:layer="layout" svg:width="0.091cm" svg:height="0.091cm" svg:x="12.735cm" svg:y="4.043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3.198cm" svg:y="3.605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091cm" svg:height="0.091cm" svg:x="13.555cm" svg:y="4.043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4.021cm" svg:y="3.76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6-109 136-131 0-7-7-7-9-7-8 0-10 2-12 7-26 93-86 112-113 112-33 0-46-27-46-56 0-19 6-36 15-75z">
            <text:p/>
          </draw:path>
          <draw:path draw:style-name="gr3" draw:text-style-name="P9" draw:layer="layout" svg:width="0.099cm" svg:height="0.252cm" svg:x="14.553cm" svg:y="4.0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9" draw:layer="layout" svg:width="0.279cm" svg:height="0.563cm" svg:x="15.905cm" svg:y="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1.608cm" svg:height="0.035cm" svg:x="15.237cm" svg:y="3.904cm" svg:viewBox="0 0 1609 36" draw:points="804,36 0,36 0,0 1609,0 1609,36">
            <text:p/>
          </draw:polygon>
          <draw:path draw:style-name="gr3" draw:text-style-name="P9" draw:layer="layout" svg:width="0.337cm" svg:height="0.563cm" svg:x="15.279cm" svg:y="4.15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4-8 8-64 8-81 8z">
            <text:p/>
          </draw:path>
          <draw:path draw:style-name="gr3" draw:text-style-name="P9" draw:layer="layout" svg:width="0.659cm" svg:height="0.844cm" svg:x="15.72cm" svg:y="4.073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9" draw:layer="layout" svg:width="0.483cm" svg:height="0.035cm" svg:x="16.362cm" svg:y="4.073cm" svg:viewBox="0 0 484 36" draw:points="242,36 0,36 0,0 484,0 484,36">
            <text:p/>
          </draw:polygon>
          <draw:path draw:style-name="gr3" draw:text-style-name="P9" draw:layer="layout" svg:width="0.421cm" svg:height="0.383cm" svg:x="16.387cm" svg:y="4.342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6-109 136-131 0-7-7-7-9-7-8 0-10 2-12 7-28 93-86 112-113 112-33 0-46-27-46-56 0-19 6-36 15-75z">
            <text:p/>
          </draw:path>
          <draw:path draw:style-name="gr3" draw:text-style-name="P9" draw:layer="layout" svg:width="0.402cm" svg:height="0.596cm" svg:x="16.978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7.408cm" svg:y="3.76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  <draw:path draw:style-name="gr3" draw:text-style-name="P9" draw:layer="layout" svg:width="0.562cm" svg:height="0.199cm" svg:x="18.147cm" svg:y="3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19.025cm" svg:y="3.547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cm" svg:height="0.538cm" svg:x="19.449cm" svg:y="3.605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250" draw:id="id250">
          <svg:title>TexMaths</svg:title>
          <svg:desc>26§display§\therefore§svg§600§FALSE§</svg:desc>
          <draw:polygon draw:style-name="gr2" draw:text-style-name="P8" draw:layer="layout" svg:width="0.49cm" svg:height="0.402cm" svg:x="20.403cm" svg:y="3.719cm" svg:viewBox="0 0 491 403" draw:points="246,403 0,403 0,0 491,0 491,403">
            <text:p/>
          </draw:polygon>
          <draw:path draw:style-name="gr3" draw:text-style-name="P9" draw:layer="layout" svg:width="0.555cm" svg:height="0.493cm" svg:x="20.384cm" svg:y="3.673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1" draw:id="id251">
          <svg:title>TexMaths</svg:title>
          <svg:desc>24§display§\frac{1}{\sqrt{x}} dx = 2dt§svg§600§FALSE§</svg:desc>
          <draw:polygon draw:style-name="gr2" draw:text-style-name="P8" draw:layer="layout" svg:width="4.389cm" svg:height="1.833cm" svg:x="21.655cm" svg:y="3.042cm" svg:viewBox="0 0 4390 1834" draw:points="2195,1834 0,1834 0,0 4390,0 4390,1834">
            <text:p/>
          </draw:polygon>
          <draw:path draw:style-name="gr3" draw:text-style-name="P9" draw:layer="layout" svg:width="0.279cm" svg:height="0.563cm" svg:x="22.07cm" svg:y="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9" draw:layer="layout" svg:width="1.186cm" svg:height="0.035cm" svg:x="21.613cm" svg:y="3.904cm" svg:viewBox="0 0 1187 36" draw:points="593,36 0,36 0,0 1187,0 1187,36">
            <text:p/>
          </draw:polygon>
          <draw:path draw:style-name="gr3" draw:text-style-name="P9" draw:layer="layout" svg:width="0.66cm" svg:height="0.844cm" svg:x="21.674cm" svg:y="4.073cm" svg:viewBox="0 0 661 845" svg:d="M267 756l-148-328c-6-13-11-13-13-13 0 0-6 0-14 5l-80 62c-12 8-12 11-12 13 0 4 2 10 8 10 5 0 21-12 28-19 6-4 20-14 27-19l167 364c6 14 12 14 20 14 11 0 13-4 21-16l384-794c6-14 6-16 6-18 0-9-8-17-18-17-7 0-13 4-19 17z">
            <text:p/>
          </draw:path>
          <draw:polygon draw:style-name="gr3" draw:text-style-name="P9" draw:layer="layout" svg:width="0.483cm" svg:height="0.035cm" svg:x="22.316cm" svg:y="4.073cm" svg:viewBox="0 0 484 36" draw:points="242,36 0,36 0,0 484,0 484,36">
            <text:p/>
          </draw:polygon>
          <draw:path draw:style-name="gr3" draw:text-style-name="P9" draw:layer="layout" svg:width="0.421cm" svg:height="0.383cm" svg:x="22.341cm" svg:y="4.34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402cm" svg:height="0.596cm" svg:x="22.932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23.362cm" svg:y="3.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24.102cm" svg:y="3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37cm" svg:height="0.563cm" svg:x="24.987cm" svg:y="3.57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4-8 8-64 8-81 8z">
            <text:p/>
          </draw:path>
          <draw:path draw:style-name="gr3" draw:text-style-name="P9" draw:layer="layout" svg:width="0.402cm" svg:height="0.596cm" svg:x="25.401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cm" svg:height="0.538cm" svg:x="25.826cm" svg:y="3.605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0z">
            <text:p/>
          </draw:path>
        </draw:g>
        <draw:g xml:id="id252" draw:id="id252">
          <svg:title>TexMaths</svg:title>
          <svg:desc>28§display§\therefore§svg§600§FALSE§</svg:desc>
          <draw:polygon draw:style-name="gr2" draw:text-style-name="P8" draw:layer="layout" svg:width="0.528cm" svg:height="0.433cm" svg:x="2.104cm" svg:y="5.924cm" svg:viewBox="0 0 529 434" draw:points="265,434 0,434 0,0 529,0 529,434">
            <text:p/>
          </draw:polygon>
          <draw:path draw:style-name="gr3" draw:text-style-name="P9" draw:layer="layout" svg:width="0.598cm" svg:height="0.531cm" svg:x="2.084cm" svg:y="5.8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3" draw:id="id253">
          <svg:title>TexMaths</svg:title>
          <svg:desc>28§display§\text {I}§svg§600§FALSE§</svg:desc>
          <draw:polygon draw:style-name="gr2" draw:text-style-name="P8" draw:layer="layout" svg:width="0.229cm" svg:height="0.575cm" svg:x="3.733cm" svg:y="5.846cm" svg:viewBox="0 0 230 576" draw:points="116,576 0,576 0,0 230,0 230,576">
            <text:p/>
          </draw:polygon>
          <draw:path draw:style-name="gr3" draw:text-style-name="P9" draw:layer="layout" svg:width="0.301cm" svg:height="0.674cm" svg:x="3.711cm" svg:y="5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54" draw:id="id254">
          <svg:title>TexMaths</svg:title>
          <svg:desc>26§display§= \int \frac{1}{ t} \ 2dt§svg§600§FALSE§</svg:desc>
          <draw:polygon draw:style-name="gr2" draw:text-style-name="P8" draw:layer="layout" svg:width="4.155cm" svg:height="1.94cm" svg:x="4.611cm" svg:y="5.141cm" svg:viewBox="0 0 4156 1941" draw:points="2078,1941 0,1941 0,0 4156,0 4156,1941">
            <text:p/>
          </draw:polygon>
          <draw:path draw:style-name="gr3" draw:text-style-name="P9" draw:layer="layout" svg:width="0.608cm" svg:height="0.215cm" svg:x="4.617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5.58cm" svg:y="5.095cm" svg:viewBox="0 0 813 2033" svg:d="M44 1991c29 0 45-20 45-43 0-32-22-46-43-46-23 0-46 14-46 46 0 48 46 85 102 85 139 0 191-214 256-479 71-289 131-582 181-876 33-193 66-376 98-495 10-46 41-162 79-162 27 0 50 16 54 21-32 2-46 20-46 43 0 32 23 46 44 46 22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6.787cm" svg:y="5.1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6.706cm" svg:y="6.092cm" svg:viewBox="0 0 460 40" draw:points="229,40 0,40 0,0 460,0 460,40">
            <text:p/>
          </draw:polygon>
          <draw:path draw:style-name="gr3" draw:text-style-name="P9" draw:layer="layout" svg:width="0.282cm" svg:height="0.584cm" svg:x="6.791cm" svg:y="6.393cm" svg:viewBox="0 0 283 585" svg:d="M168 208h88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365cm" svg:height="0.611cm" svg:x="7.623cm" svg:y="5.7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436cm" svg:height="0.646cm" svg:x="8.07cm" svg:y="5.70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282cm" svg:height="0.584cm" svg:x="8.53cm" svg:y="5.767cm" svg:viewBox="0 0 283 585" svg:d="M168 208h88c17 0 27 0 27-19 0-10-10-10-27-10h-81c33-131 39-148 39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55" draw:id="id255">
          <svg:title>TexMaths</svg:title>
          <svg:desc>26§display§= 2 \int \frac{1}{ t} \ dt§svg§600§FALSE§</svg:desc>
          <draw:polygon draw:style-name="gr2" draw:text-style-name="P8" draw:layer="layout" svg:width="4.305cm" svg:height="1.94cm" svg:x="9.312cm" svg:y="5.141cm" svg:viewBox="0 0 4306 1941" draw:points="2154,1941 0,1941 0,0 4306,0 4306,1941">
            <text:p/>
          </draw:polygon>
          <draw:path draw:style-name="gr3" draw:text-style-name="P9" draw:layer="layout" svg:width="0.608cm" svg:height="0.215cm" svg:x="9.318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10.277cm" svg:y="5.7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812cm" svg:height="2.032cm" svg:x="10.89cm" svg:y="5.095cm" svg:viewBox="0 0 813 2033" svg:d="M44 1991c29 0 45-20 45-43 0-32-22-46-43-46-23 0-46 14-46 46 0 48 46 85 102 85 139 0 191-214 256-479 70-289 131-582 181-876 33-193 66-376 97-495 11-46 42-162 79-162 27 0 50 16 54 21-31 2-45 20-45 43 0 32 22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2.096cm" svg:y="5.112cm" svg:viewBox="0 0 304 612" svg:d="M189 23c0-21 0-23-21-23-58 58-139 58-168 58v29c19 0 73 0 121-25v477c0 33-2 44-86 44h-29v29c31-4 113-4 148-4 37 0 116 0 150 4v-29h-30c-83 0-85-11-85-44z">
            <text:p/>
          </draw:path>
          <draw:polygon draw:style-name="gr3" draw:text-style-name="P9" draw:layer="layout" svg:width="0.459cm" svg:height="0.039cm" svg:x="12.015cm" svg:y="6.092cm" svg:viewBox="0 0 460 40" draw:points="229,40 0,40 0,0 460,0 460,40">
            <text:p/>
          </draw:polygon>
          <draw:path draw:style-name="gr3" draw:text-style-name="P9" draw:layer="layout" svg:width="0.282cm" svg:height="0.584cm" svg:x="12.1cm" svg:y="6.393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2.922cm" svg:y="5.705cm" svg:viewBox="0 0 437 647" svg:d="M437 10c0-2 0-10-13-10-12 0-100 8-116 10-6 0-13 5-13 17 0 13 9 13 23 13 44 0 46 6 46 14l-4 19-54 216c-17-33-44-58-86-58-106 0-220 135-220 268 0 88 50 148 123 148 18 0 64-4 118-69 9 38 40 69 83 69 34 0 54-21 69-52s27-87 27-89c0-11-8-11-10-11-11 0-11 4-13 17-16 60-33 114-71 114-24 0-27-23-27-41 0-23 3-29 7-44zM245 526c-4 17-4 19-18 36-40 50-77 64-102 64-46 0-61-50-61-85 0-46 30-160 52-202 27-54 69-87 106-87 59 0 73 75 73 81 0 4-2 10-4 15z">
            <text:p/>
          </draw:path>
          <draw:path draw:style-name="gr3" draw:text-style-name="P9" draw:layer="layout" svg:width="0.282cm" svg:height="0.584cm" svg:x="13.381cm" svg:y="5.76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59" draw:id="id259">
          <svg:title>TexMaths</svg:title>
          <svg:desc>26§display§= 2 \log ( \sqrt{x} - 1 ) + c§svg§600§FALSE§</svg:desc>
          <draw:polygon draw:style-name="gr2" draw:text-style-name="P8" draw:layer="layout" svg:width="7.741cm" svg:height="0.877cm" svg:x="4.514cm" svg:y="9.146cm" svg:viewBox="0 0 7742 878" draw:points="3871,878 0,878 0,0 7742,0 7742,878">
            <text:p/>
          </draw:polygon>
          <draw:path draw:style-name="gr3" draw:text-style-name="P9" draw:layer="layout" svg:width="0.608cm" svg:height="0.215cm" svg:x="4.52cm" svg:y="9.5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5.479cm" svg:y="9.231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9" draw:layer="layout" svg:width="0.205cm" svg:height="0.636cm" svg:x="6.072cm" svg:y="9.20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6.322cm" svg:y="9.431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9" draw:layer="layout" svg:width="0.419cm" svg:height="0.605cm" svg:x="6.779cm" svg:y="9.425cm" svg:viewBox="0 0 420 606" svg:d="M179 258c-81 0-81-91-81-112 0-25 2-54 14-77 9-13 29-38 67-38 79 0 79 92 79 113 0 25 0 54-15 77-8 12-29 37-64 37zM71 293c0-4 0-24 16-43 36 27 73 29 92 29 85 0 148-63 148-133 0-36-15-69-38-90 33-31 67-35 83-35 2 0 7 0 9 0-11 4-15 14-15 25 0 16 13 27 27 27 8 0 27-6 27-27 0-17-12-46-48-46-18 0-58 6-97 44-38-32-77-34-96-34-85 0-150 63-150 134 0 41 21 75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13cm" svg:height="0.915cm" svg:x="7.314cm" svg:y="9.154cm" svg:viewBox="0 0 214 916" svg:d="M214 908c0-3 0-5-16-21-115-115-144-288-144-429 0-158 35-319 148-433 12-10 12-13 12-17 0-6-4-8-10-8-8 0-92 62-146 179-48 100-58 202-58 279 0 73 10 183 60 287 56 113 136 171 144 171 6 0 10-2 10-8z">
            <text:p/>
          </draw:path>
          <draw:path draw:style-name="gr3" draw:text-style-name="P9" draw:layer="layout" svg:width="0.715cm" svg:height="0.915cm" svg:x="7.645cm" svg:y="9.1cm" svg:viewBox="0 0 716 916" svg:d="M289 820l-160-356c-6-14-13-14-15-14 0 0-6 0-14 6l-88 66c-12 9-12 13-12 15 0 4 2 10 8 10 7 0 23-12 32-20 6-5 20-15 29-21l181 395c6 15 12 15 20 15 13 0 15-4 23-17l416-862c7-14 7-16 7-18 0-11-9-19-19-19-8 0-15 4-21 19z">
            <text:p/>
          </draw:path>
          <draw:polygon draw:style-name="gr3" draw:text-style-name="P9" draw:layer="layout" svg:width="0.523cm" svg:height="0.039cm" svg:x="8.339cm" svg:y="9.1cm" svg:viewBox="0 0 524 40" draw:points="262,40 0,40 0,0 524,0 524,40">
            <text:p/>
          </draw:polygon>
          <draw:path draw:style-name="gr3" draw:text-style-name="P9" draw:layer="layout" svg:width="0.457cm" svg:height="0.415cm" svg:x="8.366cm" svg:y="9.435cm" svg:viewBox="0 0 458 416" svg:d="M281 129c4-25 25-108 89-108 6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6-118 146-141 0-9-9-9-11-9-8 0-10 3-12 9-30 100-94 120-123 120-35 0-50-29-50-60 0-21 6-39 17-81z">
            <text:p/>
          </draw:path>
          <draw:path draw:style-name="gr3" draw:text-style-name="P9" draw:layer="layout" svg:width="0.559cm" svg:height="0.039cm" svg:x="9.14cm" svg:y="9.593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10.06cm" svg:y="9.231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213cm" svg:height="0.915cm" svg:x="10.488cm" svg:y="9.154cm" svg:viewBox="0 0 214 916" svg:d="M214 458c0-71-10-181-60-285-56-113-135-173-146-173-4 0-8 4-8 8s0 7 17 23c91 90 143 235 143 427 0 156-33 318-148 433-12 12-12 14-12 17 0 6 4 8 8 8 11 0 94-63 148-179 48-100 58-202 58-279z">
            <text:p/>
          </draw:path>
          <draw:path draw:style-name="gr3" draw:text-style-name="P9" draw:layer="layout" svg:width="0.608cm" svg:height="0.611cm" svg:x="11.046cm" svg:y="9.30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1.946cm" svg:y="9.435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</draw:g>
        <draw:g xml:id="id257" draw:id="id257">
          <svg:title>TexMaths</svg:title>
          <svg:desc>28§display§\therefore§svg§600§FALSE§</svg:desc>
          <draw:polygon draw:style-name="gr2" draw:text-style-name="P8" draw:layer="layout" svg:width="0.528cm" svg:height="0.433cm" svg:x="2.105cm" svg:y="9.325cm" svg:viewBox="0 0 529 434" draw:points="265,434 0,434 0,0 529,0 529,434">
            <text:p/>
          </draw:polygon>
          <draw:path draw:style-name="gr3" draw:text-style-name="P9" draw:layer="layout" svg:width="0.598cm" svg:height="0.531cm" svg:x="2.085cm" svg:y="9.2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8" draw:id="id258">
          <svg:title>TexMaths</svg:title>
          <svg:desc>28§display§\text {I}§svg§600§FALSE§</svg:desc>
          <draw:polygon draw:style-name="gr2" draw:text-style-name="P8" draw:layer="layout" svg:width="0.229cm" svg:height="0.575cm" svg:x="3.734cm" svg:y="9.247cm" svg:viewBox="0 0 230 576" draw:points="116,576 0,576 0,0 230,0 230,576">
            <text:p/>
          </draw:polygon>
          <draw:path draw:style-name="gr3" draw:text-style-name="P9" draw:layer="layout" svg:width="0.301cm" svg:height="0.674cm" svg:x="3.712cm" svg:y="9.1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0" draw:id="id260">
          <svg:title>TexMaths</svg:title>
          <svg:desc>26§display§(4)§svg§600§FALSE§</svg:desc>
          <draw:polygon draw:style-name="gr2" draw:text-style-name="P8" draw:layer="layout" svg:width="0.986cm" svg:height="0.822cm" svg:x="2.31cm" svg:y="11.138cm" svg:viewBox="0 0 987 823" draw:points="494,823 0,823 0,0 987,0 987,823">
            <text:p/>
          </draw:polygon>
          <draw:path draw:style-name="gr3" draw:text-style-name="P9" draw:layer="layout" svg:width="0.213cm" svg:height="0.914cm" svg:x="2.354cm" svg:y="11.0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2.645cm" svg:y="11.159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3.131cm" svg:y="11.0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63" draw:id="id263">
          <svg:title>TexMaths</svg:title>
          <svg:desc>24§display§= \int \frac{1}{3 + 4e^{-x}} \ dx§svg§600§FALSE§</svg:desc>
          <draw:polygon draw:style-name="gr2" draw:text-style-name="P8" draw:layer="layout" svg:width="6.377cm" svg:height="1.791cm" svg:x="6.414cm" svg:y="10.639cm" svg:viewBox="0 0 6378 1792" draw:points="3189,1792 0,1792 0,0 6378,0 6378,1792">
            <text:p/>
          </draw:polygon>
          <draw:path draw:style-name="gr3" draw:text-style-name="P9" draw:layer="layout" svg:width="0.562cm" svg:height="0.199cm" svg:x="6.42cm" svg:y="11.4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309cm" svg:y="10.5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9.822cm" svg:y="10.6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21cm" svg:height="0.036cm" svg:x="8.347cm" svg:y="11.517cm" svg:viewBox="0 0 3222 37" draw:points="1611,37 0,37 0,0 3222,0 3222,37">
            <text:p/>
          </draw:polygon>
          <draw:path draw:style-name="gr3" draw:text-style-name="P9" draw:layer="layout" svg:width="0.35cm" svg:height="0.581cm" svg:x="8.382cm" svg:y="11.7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562cm" svg:height="0.564cm" svg:x="9.004cm" svg:y="11.8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9.824cm" svg:y="11.75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325cm" svg:height="0.383cm" svg:x="10.259cm" svg:y="11.95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10.678cm" svg:y="11.919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1.169cm" svg:y="11.82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9" draw:layer="layout" svg:width="0.402cm" svg:height="0.596cm" svg:x="11.982cm" svg:y="11.16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421cm" svg:height="0.383cm" svg:x="12.412cm" svg:y="11.3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264" draw:id="id264">
          <svg:title>TexMaths</svg:title>
          <svg:desc>24§display§= \int \frac{e^x}{e^x (3 + 4e^{-x} ) }  \ dx§svg§600§FALSE§</svg:desc>
          <draw:polygon draw:style-name="gr2" draw:text-style-name="P8" draw:layer="layout" svg:width="7.851cm" svg:height="1.854cm" svg:x="6.515cm" svg:y="12.942cm" svg:viewBox="0 0 7852 1855" draw:points="3927,1855 0,1855 0,0 7852,0 7852,1855">
            <text:p/>
          </draw:polygon>
          <draw:path draw:style-name="gr3" draw:text-style-name="P9" draw:layer="layout" svg:width="0.562cm" svg:height="0.199cm" svg:x="6.521cm" svg:y="13.7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41cm" svg:y="12.9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325cm" svg:height="0.383cm" svg:x="10.425cm" svg:y="13.1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318cm" svg:height="0.268cm" svg:x="10.807cm" svg:y="12.912cm" svg:viewBox="0 0 319 269" svg:d="M119 200c-6 19-25 51-56 51-2 0-19 0-32-7 25-8 27-29 27-33 0-13-10-23-23-23-18 0-35 15-35 37 0 30 33 44 63 44 27 0 50-18 66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9" draw:layer="layout" svg:width="4.694cm" svg:height="0.035cm" svg:x="8.449cm" svg:y="13.82cm" svg:viewBox="0 0 4695 36" draw:points="2348,36 0,36 0,0 4695,0 4695,36">
            <text:p/>
          </draw:polygon>
          <draw:path draw:style-name="gr3" draw:text-style-name="P9" draw:layer="layout" svg:width="0.325cm" svg:height="0.383cm" svg:x="8.487cm" svg:y="14.2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318cm" svg:height="0.268cm" svg:x="8.869cm" svg:y="14.1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9.349cm" svg:y="13.994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5cm" svg:height="0.581cm" svg:x="9.63cm" svg:y="14.065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562cm" svg:height="0.563cm" svg:x="10.25cm" svg:y="14.13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75cm" svg:height="0.571cm" svg:x="11.072cm" svg:y="14.056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9" draw:layer="layout" svg:width="0.325cm" svg:height="0.383cm" svg:x="11.508cm" svg:y="14.253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4cm" svg:height="0.03cm" svg:x="11.926cm" svg:y="14.221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2.418cm" svg:y="14.1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12.861cm" svg:y="13.99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3.558cm" svg:y="13.46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3.989cm" svg:y="13.6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1" smil:attributeName="visibility" smil:to="visible"/>
                  <anim:animate smil:dur="0.5s" smil:fill="hold" smil:targetElement="id251" smil:attributeName="width" smil:values="width*0.05;width" smil:keyTimes="0;1"/>
                  <anim:animate smil:dur="0.5s" smil:fill="hold" smil:targetElement="id251" smil:attributeName="height" smil:values="height;height" smil:keyTimes="0;1"/>
                  <anim:animate smil:dur="0.5s" smil:fill="hold" smil:targetElement="id251" smil:attributeName="x" smil:values="x-.2;x" smil:keyTimes="0;1"/>
                  <anim:animate smil:dur="0.5s" smil:fill="hold" smil:targetElement="id251" smil:attributeName="y" smil:values="y;y" smil:keyTimes="0;1"/>
                  <anim:transitionFilter smil:dur="0.5s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1" anim:sub-item="text" smil:attributeName="visibility" smil:to="visible"/>
                  <anim:animate smil:dur="0.5s" smil:fill="hold" smil:targetElement="id261" anim:sub-item="text" smil:attributeName="width" smil:values="width*0.05;width" smil:keyTimes="0;1"/>
                  <anim:animate smil:dur="0.5s" smil:fill="hold" smil:targetElement="id261" anim:sub-item="text" smil:attributeName="height" smil:values="height;height" smil:keyTimes="0;1"/>
                  <anim:animate smil:dur="0.5s" smil:fill="hold" smil:targetElement="id261" anim:sub-item="text" smil:attributeName="x" smil:values="x-.2;x" smil:keyTimes="0;1"/>
                  <anim:animate smil:dur="0.5s" smil:fill="hold" smil:targetElement="id261" anim:sub-item="text" smil:attributeName="y" smil:values="y;y" smil:keyTimes="0;1"/>
                  <anim:transitionFilter smil:dur="0.5s" smil:targetElement="id26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4" draw:layer="layout" svg:width="26.4cm" svg:height="14.372cm" svg:x="0.8cm" svg:y="0.628cm" presentation:class="title" presentation:user-transformed="true">
          <draw:text-box>
            <text:p xml:id="id279" text:id="id279" text:style-name="P6"><text:span text:style-name="T14"><text:s text:c="5"/></text:span><text:span text:style-name="T14"><text:line-break/></text:span><text:span text:style-name="T15">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7"> <text:s text:c="16"/></text:span><text:span text:style-name="T17"><text:line-break/></text:span><text:span text:style-name="T17"> <text:s text:c="8"/></text:span><text:span text:style-name="T17">(5) <text:s/>Let, <text:s text:c="7"/></text:span></text:p>
          </draw:text-box>
        </draw:frame>
        <draw:g xml:id="id266" draw:id="id266">
          <svg:title>TexMaths</svg:title>
          <svg:desc>24§display§= \int \frac{e^x}{ 3e^x + 4 }  \ dx§svg§600§FALSE§</svg:desc>
          <draw:polygon draw:style-name="gr2" draw:text-style-name="P8" draw:layer="layout" svg:width="5.849cm" svg:height="1.791cm" svg:x="6.511cm" svg:y="0.636cm" svg:viewBox="0 0 5850 1792" draw:points="2926,1792 0,1792 0,0 5850,0 5850,1792">
            <text:p/>
          </draw:polygon>
          <draw:path draw:style-name="gr3" draw:text-style-name="P9" draw:layer="layout" svg:width="0.562cm" svg:height="0.199cm" svg:x="6.517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06cm" svg:y="0.594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5cm" svg:height="0.383cm" svg:x="9.42cm" svg:y="0.8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9.802cm" svg:y="0.60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9" draw:layer="layout" svg:width="2.693cm" svg:height="0.036cm" svg:x="8.444cm" svg:y="1.514cm" svg:viewBox="0 0 2694 37" draw:points="1348,37 0,37 0,0 2694,0 2694,37">
            <text:p/>
          </draw:polygon>
          <draw:path draw:style-name="gr3" draw:text-style-name="P9" draw:layer="layout" svg:width="0.35cm" svg:height="0.581cm" svg:x="8.479cm" svg:y="1.7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8.905cm" svg:y="1.948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9.287cm" svg:y="1.818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562cm" svg:height="0.564cm" svg:x="9.919cm" svg:y="1.829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10.739cm" svg:y="1.751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402cm" svg:height="0.596cm" svg:x="11.553cm" svg:y="1.157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983cm" svg:y="1.3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265" draw:id="id265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7" draw:id="id267">
          <svg:title>TexMaths</svg:title>
          <svg:desc>24§display§\text {Put } 3e^x + 4 = t§svg§600§FALSE§</svg:desc>
          <draw:polygon draw:style-name="gr2" draw:text-style-name="P8" draw:layer="layout" svg:width="5.662cm" svg:height="0.595cm" svg:x="4.025cm" svg:y="3.239cm" svg:viewBox="0 0 5663 596" draw:points="2832,596 0,596 0,0 5663,0 5663,596">
            <text:p/>
          </draw:polygon>
          <draw:path draw:style-name="gr3" draw:text-style-name="P9" draw:layer="layout" svg:width="0.498cm" svg:height="0.577cm" svg:x="4.012cm" svg:y="3.23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4.584cm" svg:y="3.43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5.041cm" svg:y="3.287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9" draw:layer="layout" svg:width="0.35cm" svg:height="0.581cm" svg:x="5.671cm" svg:y="3.243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6.095cm" svg:y="3.433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6.477cm" svg:y="3.197cm" svg:viewBox="0 0 319 269" svg:d="M119 200c-6 19-25 52-56 52-2 0-19 0-32-8 25-8 27-29 27-33 0-13-10-23-23-23-18 0-35 16-35 37 0 31 33 44 63 44 27 0 50-17 66-42 15 30 48 42 71 42 69 0 103-75 103-92 0-8-7-8-7-8-10 0-10 4-12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ath draw:style-name="gr3" draw:text-style-name="P9" draw:layer="layout" svg:width="0.561cm" svg:height="0.564cm" svg:x="7.109cm" svg:y="3.314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1cm" svg:x="7.928cm" svg:y="3.235cm" svg:viewBox="0 0 376 572" svg:d="M225 434v73c0 31 0 41-64 41h-17v24c35-1 79-1 113-1 37 0 81 0 115 1v-24h-17c-63 0-65-10-65-41v-73h86v-27h-86v-386c0-15 0-21-14-21-7 0-9 0-15 10l-261 397v27zM230 407h-207l207-315z">
            <text:p/>
          </draw:path>
          <draw:path draw:style-name="gr3" draw:text-style-name="P9" draw:layer="layout" svg:width="0.561cm" svg:height="0.199cm" svg:x="8.608cm" svg:y="3.49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9.47cm" svg:y="3.278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268" draw:id="id268">
          <svg:title>TexMaths</svg:title>
          <svg:desc>24§display§\text {Diff. }w.\ r.\ t. \ x,\  3 e^x dx = dt§svg§600§FALSE§</svg:desc>
          <draw:polygon draw:style-name="gr2" draw:text-style-name="P8" draw:layer="layout" svg:width="9.872cm" svg:height="0.689cm" svg:x="10.627cm" svg:y="3.243cm" svg:viewBox="0 0 9873 690" draw:points="4937,690 0,690 0,0 9873,0 9873,690">
            <text:p/>
          </draw:polygon>
          <draw:path draw:style-name="gr3" draw:text-style-name="P9" draw:layer="layout" svg:width="0.567cm" svg:height="0.578cm" svg:x="10.614cm" svg:y="3.234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9" draw:layer="layout" svg:width="0.181cm" svg:height="0.566cm" svg:x="11.257cm" svg:y="3.24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11.486cm" svg:y="3.214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9" draw:layer="layout" svg:width="0.091cm" svg:height="0.091cm" svg:x="12.029cm" svg:y="3.72cm" svg:viewBox="0 0 92 92" svg:d="M92 46c0-25-21-46-46-46s-46 21-46 46 21 46 46 46 46-21 46-46z">
            <text:p/>
          </draw:path>
          <draw:path draw:style-name="gr3" draw:text-style-name="P9" draw:layer="layout" svg:width="0.56cm" svg:height="0.384cm" svg:x="12.59cm" svg:y="3.438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9" draw:layer="layout" svg:width="0.091cm" svg:height="0.091cm" svg:x="13.264cm" svg:y="3.72cm" svg:viewBox="0 0 92 92" svg:d="M92 46c0-25-21-46-46-46s-46 21-46 46 21 46 46 46 46-21 46-46z">
            <text:p/>
          </draw:path>
          <draw:path draw:style-name="gr3" draw:text-style-name="P9" draw:layer="layout" svg:width="0.345cm" svg:height="0.384cm" svg:x="13.732cm" svg:y="3.438cm" svg:viewBox="0 0 346 385" svg:d="M50 325c-2 13-8 33-8 37 0 15 12 23 25 23 10 0 25-8 31-23 2-4 31-120 34-135 6-29 22-89 27-112 4-9 27-50 48-69 6-6 31-27 68-27 23 0 34 10 36 10-27 4-44 25-44 46 0 13 9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4.137cm" svg:y="3.72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4.6cm" svg:y="3.282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1cm" svg:height="0.091cm" svg:x="14.957cm" svg:y="3.72cm" svg:viewBox="0 0 92 92" svg:d="M92 46c0-25-21-46-46-46s-46 21-46 46 21 46 46 46 46-21 46-46z">
            <text:p/>
          </draw:path>
          <draw:path draw:style-name="gr3" draw:text-style-name="P9" draw:layer="layout" svg:width="0.421cm" svg:height="0.384cm" svg:x="15.424cm" svg:y="3.438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3 0-46-27-46-55 0-20 6-37 15-75z">
            <text:p/>
          </draw:path>
          <draw:path draw:style-name="gr3" draw:text-style-name="P9" draw:layer="layout" svg:width="0.099cm" svg:height="0.253cm" svg:x="15.956cm" svg:y="3.72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9" draw:layer="layout" svg:width="0.35cm" svg:height="0.582cm" svg:x="16.574cm" svg:y="3.247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16.998cm" svg:y="3.438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9" draw:layer="layout" svg:width="0.318cm" svg:height="0.268cm" svg:x="17.381cm" svg:y="3.201cm" svg:viewBox="0 0 319 269" svg:d="M119 200c-6 19-25 52-56 52-2 0-19 0-32-8 25-7 27-29 27-32 0-14-10-24-23-24-18 0-35 16-35 37 0 31 33 44 63 44 27 0 50-17 66-42 15 31 48 42 71 42 69 0 103-75 103-92 0-8-7-8-7-8-10 0-10 4-12 12-13 40-48 71-82 71-23 0-37-15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9" draw:layer="layout" svg:width="0.402cm" svg:height="0.597cm" svg:x="17.811cm" svg:y="3.224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6 0 68 69 68 75 0 4-2 9-4 13z">
            <text:p/>
          </draw:path>
          <draw:path draw:style-name="gr3" draw:text-style-name="P9" draw:layer="layout" svg:width="0.421cm" svg:height="0.384cm" svg:x="18.241cm" svg:y="3.438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2 66 87 0 135-110 135-131 0-8-8-8-10-8-8 0-10 2-12 8-26 92-86 111-113 111-33 0-46-27-46-55 0-20 6-37 15-75z">
            <text:p/>
          </draw:path>
          <draw:path draw:style-name="gr3" draw:text-style-name="P9" draw:layer="layout" svg:width="0.562cm" svg:height="0.199cm" svg:x="18.98cm" svg:y="3.50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9.858cm" svg:y="3.224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9" draw:layer="layout" svg:width="0.26cm" svg:height="0.539cm" svg:x="20.282cm" svg:y="3.282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269" draw:id="id269">
          <svg:title>TexMaths</svg:title>
          <svg:desc>26§display§\therefore§svg§600§FALSE§</svg:desc>
          <draw:polygon draw:style-name="gr2" draw:text-style-name="P8" draw:layer="layout" svg:width="0.49cm" svg:height="0.402cm" svg:x="21.004cm" svg:y="3.419cm" svg:viewBox="0 0 491 403" draw:points="246,403 0,403 0,0 491,0 491,403">
            <text:p/>
          </draw:polygon>
          <draw:path draw:style-name="gr3" draw:text-style-name="P9" draw:layer="layout" svg:width="0.555cm" svg:height="0.493cm" svg:x="20.985cm" svg:y="3.373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0" draw:id="id270">
          <svg:title>TexMaths</svg:title>
          <svg:desc>24§display§e^x dx = \frac{1}{3}dt§svg§600§FALSE§</svg:desc>
          <draw:polygon draw:style-name="gr2" draw:text-style-name="P8" draw:layer="layout" svg:width="4.122cm" svg:height="1.647cm" svg:x="22.119cm" svg:y="2.743cm" svg:viewBox="0 0 4123 1648" draw:points="2060,1648 0,1648 0,0 4123,0 4123,1648">
            <text:p/>
          </draw:polygon>
          <draw:path draw:style-name="gr3" draw:text-style-name="P9" draw:layer="layout" svg:width="0.325cm" svg:height="0.383cm" svg:x="22.115cm" svg:y="3.462cm" svg:viewBox="0 0 326 384" svg:d="M119 179c25 0 88-2 131-20 59-25 63-74 63-86 0-38-33-73-90-73-94 0-223 83-223 231 0 86 50 153 133 153 122 0 193-90 193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22.497cm" svg:y="3.226cm" svg:viewBox="0 0 319 269" svg:d="M119 200c-6 19-25 52-56 52-2 0-19 0-32-8 25-8 27-29 27-33 0-13-10-23-23-23-18 0-35 16-35 37 0 31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7cm" svg:x="22.927cm" svg:y="3.249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421cm" svg:height="0.383cm" svg:x="23.357cm" svg:y="3.462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79 55 57 0 86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562cm" svg:height="0.199cm" svg:x="24.097cm" svg:y="3.52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25.116cm" svg:y="2.701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25.042cm" svg:y="3.606cm" svg:viewBox="0 0 424 37" draw:points="211,37 0,37 0,0 424,0 424,37">
            <text:p/>
          </draw:polygon>
          <draw:path draw:style-name="gr3" draw:text-style-name="P9" draw:layer="layout" svg:width="0.35cm" svg:height="0.581cm" svg:x="25.076cm" svg:y="3.852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7cm" svg:x="25.598cm" svg:y="3.249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5-50 63-81 97-81 54 0 68 70 68 75 0 4-2 10-4 14z">
            <text:p/>
          </draw:path>
          <draw:path draw:style-name="gr3" draw:text-style-name="P9" draw:layer="layout" svg:width="0.26cm" svg:height="0.539cm" svg:x="26.023cm" svg:y="3.306cm" svg:viewBox="0 0 261 540" svg:d="M156 192h80c16 0 25 0 25-17 0-10-9-10-25-10h-73c29-121 35-136 35-142 0-15-12-23-25-23-4 0-27 0-35 31l-32 134h-81c-17 0-25 0-25 16 0 11 8 11 23 11h75c-62 240-63 254-63 269 0 46 32 79 76 79 89 0 137-125 137-131 0-7-8-7-12-7-6 0-7 1-11 11-37 88-83 108-112 108-17 0-25-12-25-39 0-21 0-27 4-40z">
            <text:p/>
          </draw:path>
        </draw:g>
        <draw:g xml:id="id275" draw:id="id275">
          <svg:title>TexMaths</svg:title>
          <svg:desc>26§display§= \frac{1}{3}\log t + c§svg§600§FALSE§</svg:desc>
          <draw:polygon draw:style-name="gr2" draw:text-style-name="P8" draw:layer="layout" svg:width="4.875cm" svg:height="1.784cm" svg:x="6.514cm" svg:y="7.146cm" svg:viewBox="0 0 4876 1785" draw:points="2438,1785 0,1785 0,0 4876,0 4876,1785">
            <text:p/>
          </draw:polygon>
          <draw:path draw:style-name="gr3" draw:text-style-name="P9" draw:layer="layout" svg:width="0.609cm" svg:height="0.215cm" svg:x="6.52cm" svg:y="7.99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03cm" svg:height="0.611cm" svg:x="7.625cm" svg:y="7.1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7.542cm" svg:y="8.08cm" svg:viewBox="0 0 460 40" draw:points="229,40 0,40 0,0 460,0 460,40">
            <text:p/>
          </draw:polygon>
          <draw:path draw:style-name="gr3" draw:text-style-name="P9" draw:layer="layout" svg:width="0.38cm" svg:height="0.63cm" svg:x="7.581cm" svg:y="8.346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205cm" svg:height="0.636cm" svg:x="8.293cm" svg:y="7.69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8.54cm" svg:y="7.918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19cm" svg:height="0.605cm" svg:x="8.998cm" svg:y="7.914cm" svg:viewBox="0 0 420 606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82cm" svg:height="0.584cm" svg:x="9.616cm" svg:y="7.755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609cm" svg:height="0.611cm" svg:x="10.179cm" svg:y="7.79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57cm" svg:height="0.415cm" svg:x="11.078cm" svg:y="7.924cm" svg:viewBox="0 0 358 416" svg:d="M327 56c-15 0-27 0-42 15-15 12-17 29-17 35 0 21 17 31 36 31 27 0 52-20 52-58 0-46-44-79-111-79-122 0-245 131-245 260 0 83 54 156 150 156 131 0 208-98 208-108 0-6-6-13-11-13-6 0-8 3-12 11-73 89-173 89-185 89-56 0-81-43-81-100 0-37 18-126 50-183 27-52 79-91 129-91 31 0 66 10 79 35z">
            <text:p/>
          </draw:path>
        </draw:g>
        <draw:g xml:id="id271" draw:id="id271">
          <svg:title>TexMaths</svg:title>
          <svg:desc>28§display§\therefore§svg§600§FALSE§</svg:desc>
          <draw:polygon draw:style-name="gr2" draw:text-style-name="P8" draw:layer="layout" svg:width="0.528cm" svg:height="0.433cm" svg:x="4.104cm" svg:y="5.424cm" svg:viewBox="0 0 529 434" draw:points="265,434 0,434 0,0 529,0 529,434">
            <text:p/>
          </draw:polygon>
          <draw:path draw:style-name="gr3" draw:text-style-name="P9" draw:layer="layout" svg:width="0.598cm" svg:height="0.531cm" svg:x="4.084cm" svg:y="5.3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2" draw:id="id272">
          <svg:title>TexMaths</svg:title>
          <svg:desc>28§display§\text {I}§svg§600§FALSE§</svg:desc>
          <draw:polygon draw:style-name="gr2" draw:text-style-name="P8" draw:layer="layout" svg:width="0.229cm" svg:height="0.575cm" svg:x="5.733cm" svg:y="5.346cm" svg:viewBox="0 0 230 576" draw:points="116,576 0,576 0,0 230,0 230,576">
            <text:p/>
          </draw:polygon>
          <draw:path draw:style-name="gr3" draw:text-style-name="P9" draw:layer="layout" svg:width="0.301cm" svg:height="0.674cm" svg:x="5.711cm" svg:y="5.2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73" draw:id="id273">
          <svg:title>TexMaths</svg:title>
          <svg:desc>26§display§= \int \frac{1}{ t} \times \frac{1}{3} dt§svg§600§FALSE§</svg:desc>
          <draw:polygon draw:style-name="gr2" draw:text-style-name="P8" draw:layer="layout" svg:width="5.187cm" svg:height="1.94cm" svg:x="6.611cm" svg:y="4.641cm" svg:viewBox="0 0 5188 1941" draw:points="2594,1941 0,1941 0,0 5188,0 5188,1941">
            <text:p/>
          </draw:polygon>
          <draw:path draw:style-name="gr3" draw:text-style-name="P9" draw:layer="layout" svg:width="0.609cm" svg:height="0.215cm" svg:x="6.617cm" svg:y="5.50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812cm" svg:height="2.032cm" svg:x="7.58cm" svg:y="4.595cm" svg:viewBox="0 0 813 2033" svg:d="M44 1991c29 0 45-20 45-43 0-32-22-46-43-46-23 0-46 14-46 46 0 48 46 85 102 85 139 0 191-214 256-479 71-289 131-582 181-876 33-193 66-376 98-495 10-46 41-162 79-162 27 0 50 16 54 21-31 2-46 20-46 43 0 32 23 46 44 46 23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8.787cm" svg:y="4.6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8.706cm" svg:y="5.592cm" svg:viewBox="0 0 460 40" draw:points="229,40 0,40 0,0 460,0 460,40">
            <text:p/>
          </draw:polygon>
          <draw:path draw:style-name="gr3" draw:text-style-name="P9" draw:layer="layout" svg:width="0.282cm" svg:height="0.584cm" svg:x="8.791cm" svg:y="5.893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42cm" svg:height="0.442cm" svg:x="9.611cm" svg:y="5.39cm" svg:viewBox="0 0 443 443" svg:d="M223 196l-183-184c-13-10-15-12-21-12-11 0-19 8-19 19 0 6 2 8 12 18l184 184-184 185c-10 10-12 12-12 18 0 11 8 19 19 19 6 0 8-2 21-12l181-183 191 189c2 2 8 6 12 6 13 0 19-8 19-19 0-2 0-6-2-10-2-2-148-146-193-193l168-167c4-6 19-19 23-23 0-2 4-6 4-12 0-11-6-19-19-19-6 0-10 4-20 15z">
            <text:p/>
          </draw:path>
          <draw:path draw:style-name="gr3" draw:text-style-name="P9" draw:layer="layout" svg:width="0.303cm" svg:height="0.611cm" svg:x="10.58cm" svg:y="4.612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0.499cm" svg:y="5.592cm" svg:viewBox="0 0 460 40" draw:points="229,40 0,40 0,0 460,0 460,40">
            <text:p/>
          </draw:polygon>
          <draw:path draw:style-name="gr3" draw:text-style-name="P9" draw:layer="layout" svg:width="0.38cm" svg:height="0.63cm" svg:x="10.537cm" svg:y="5.858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436cm" svg:height="0.646cm" svg:x="11.102cm" svg:y="5.20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9" draw:layer="layout" svg:width="0.282cm" svg:height="0.584cm" svg:x="11.562cm" svg:y="5.267cm" svg:viewBox="0 0 283 585" svg:d="M169 208h87c17 0 27 0 27-19 0-10-10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274" draw:id="id274">
          <svg:title>TexMaths</svg:title>
          <svg:desc>26§display§= \frac{1}{3} \int \frac{1}{ t} \ dt§svg§600§FALSE§</svg:desc>
          <draw:polygon draw:style-name="gr2" draw:text-style-name="P8" draw:layer="layout" svg:width="4.526cm" svg:height="1.94cm" svg:x="12.212cm" svg:y="4.641cm" svg:viewBox="0 0 4527 1941" draw:points="2263,1941 0,1941 0,0 4527,0 4527,1941">
            <text:p/>
          </draw:polygon>
          <draw:path draw:style-name="gr3" draw:text-style-name="P9" draw:layer="layout" svg:width="0.608cm" svg:height="0.215cm" svg:x="12.218cm" svg:y="5.5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13.322cm" svg:y="4.6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3.239cm" svg:y="5.592cm" svg:viewBox="0 0 460 40" draw:points="229,40 0,40 0,0 460,0 460,40">
            <text:p/>
          </draw:polygon>
          <draw:path draw:style-name="gr3" draw:text-style-name="P9" draw:layer="layout" svg:width="0.38cm" svg:height="0.63cm" svg:x="13.279cm" svg:y="5.858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812cm" svg:height="2.032cm" svg:x="14.011cm" svg:y="4.595cm" svg:viewBox="0 0 813 2033" svg:d="M44 1991c29 0 45-20 45-43 0-32-22-46-43-46-23 0-46 14-46 46 0 48 46 85 102 85 139 0 191-214 256-479 70-289 131-582 181-876 33-193 66-376 97-495 11-46 42-162 79-162 27 0 50 16 54 21-31 2-45 20-45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5.215cm" svg:y="4.6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5.134cm" svg:y="5.592cm" svg:viewBox="0 0 460 40" draw:points="229,40 0,40 0,0 460,0 460,40">
            <text:p/>
          </draw:polygon>
          <draw:path draw:style-name="gr3" draw:text-style-name="P9" draw:layer="layout" svg:width="0.282cm" svg:height="0.584cm" svg:x="15.219cm" svg:y="5.893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6.043cm" svg:y="5.205cm" svg:viewBox="0 0 437 647" svg:d="M437 10c0-2 0-10-13-10-12 0-100 8-116 10-6 0-13 5-13 17 0 13 9 13 23 13 44 0 46 6 46 14l-4 19-54 216c-17-33-44-58-86-58-106 0-220 135-220 268 0 88 50 148 123 148 18 0 64-4 118-69 9 38 40 69 83 69 34 0 54-21 69-52s27-87 27-89c0-11-8-11-10-11-11 0-11 4-13 17-16 60-33 114-71 114-24 0-27-23-27-41 0-23 3-29 7-44zM245 526c-4 17-4 19-18 36-40 50-77 64-102 64-46 0-61-50-61-85 0-46 30-160 52-202 27-54 69-87 107-87 58 0 72 75 72 81 0 4-2 10-4 15z">
            <text:p/>
          </draw:path>
          <draw:path draw:style-name="gr3" draw:text-style-name="P9" draw:layer="layout" svg:width="0.282cm" svg:height="0.584cm" svg:x="16.502cm" svg:y="5.26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78" draw:id="id278">
          <svg:title>TexMaths</svg:title>
          <svg:desc>26§display§= \frac{1}{3} \log ( 3e^x + 4 ) + c§svg§600§FALSE§</svg:desc>
          <draw:polygon draw:style-name="gr2" draw:text-style-name="P8" draw:layer="layout" svg:width="8.018cm" svg:height="1.784cm" svg:x="6.515cm" svg:y="9.547cm" svg:viewBox="0 0 8019 1785" draw:points="4010,1785 0,1785 0,0 8019,0 8019,1785">
            <text:p/>
          </draw:polygon>
          <draw:path draw:style-name="gr3" draw:text-style-name="P9" draw:layer="layout" svg:width="0.608cm" svg:height="0.215cm" svg:x="6.521cm" svg:y="10.3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7.626cm" svg:y="9.501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7.542cm" svg:y="10.481cm" svg:viewBox="0 0 460 40" draw:points="229,40 0,40 0,0 460,0 460,40">
            <text:p/>
          </draw:polygon>
          <draw:path draw:style-name="gr3" draw:text-style-name="P9" draw:layer="layout" svg:width="0.38cm" svg:height="0.63cm" svg:x="7.582cm" svg:y="10.747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205cm" svg:height="0.636cm" svg:x="8.293cm" svg:y="10.094cm" svg:viewBox="0 0 206 637" svg:d="M133 0l-133 10v30c64 0 73 6 73 49v477c0 42-11 42-73 42v29c31-2 79-2 102-2s69 0 104 2v-29c-63 0-73 0-73-42z">
            <text:p/>
          </draw:path>
          <draw:path draw:style-name="gr3" draw:text-style-name="P9" draw:layer="layout" svg:width="0.407cm" svg:height="0.421cm" svg:x="8.541cm" svg:y="10.319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19cm" svg:height="0.605cm" svg:x="8.998cm" svg:y="10.315cm" svg:viewBox="0 0 420 606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13cm" svg:height="0.915cm" svg:x="9.533cm" svg:y="10.042cm" svg:viewBox="0 0 214 916" svg:d="M214 907c0-2 0-4-16-21-115-114-144-287-144-428 0-158 35-319 148-433 12-10 12-13 12-17 0-6-4-8-10-8-9 0-92 62-146 179-48 100-58 202-58 279 0 73 10 183 60 287 56 112 135 171 144 171 6 0 10-2 10-9z">
            <text:p/>
          </draw:path>
          <draw:path draw:style-name="gr3" draw:text-style-name="P9" draw:layer="layout" svg:width="0.38cm" svg:height="0.63cm" svg:x="9.836cm" svg:y="10.11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353cm" svg:height="0.415cm" svg:x="10.296cm" svg:y="10.325cm" svg:viewBox="0 0 354 416" svg:d="M129 194c27 0 96-3 141-21 65-27 69-81 69-94 0-42-35-79-98-79-102 0-241 89-241 250 0 93 54 166 143 166 134 0 211-98 211-108 0-6-7-13-13-13-4 0-6 3-10 11-73 89-173 89-185 89-71 0-79-77-79-106 0-10 0-39 14-95zM87 173c36-140 129-152 154-152 44 0 67 27 67 58 0 94-146 94-183 94z">
            <text:p/>
          </draw:path>
          <draw:path draw:style-name="gr3" draw:text-style-name="P9" draw:layer="layout" svg:width="0.344cm" svg:height="0.29cm" svg:x="10.71cm" svg:y="10.069cm" svg:viewBox="0 0 345 291" svg:d="M129 216c-6 21-27 57-60 57-2 0-21 0-36-9 27-8 29-31 29-35 0-15-10-25-25-25-18 0-37 17-37 39 0 34 35 48 67 48 31 0 56-18 72-45 17 33 52 45 77 45 75 0 113-81 113-100 0-8-9-8-11-8-8 0-8 4-10 13-15 43-52 77-90 77-25 0-39-17-39-42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608cm" svg:height="0.611cm" svg:x="11.394cm" svg:y="10.1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07cm" svg:height="0.619cm" svg:x="12.282cm" svg:y="10.109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9" draw:layer="layout" svg:width="0.213cm" svg:height="0.915cm" svg:x="12.764cm" svg:y="10.042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608cm" svg:height="0.611cm" svg:x="13.322cm" svg:y="10.1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4.222cm" svg:y="10.325cm" svg:viewBox="0 0 358 416" svg:d="M327 56c-15 0-28 0-42 15-15 12-17 29-17 35 0 21 17 31 36 31 27 0 52-20 52-58 0-46-44-79-111-79-122 0-245 131-245 260 0 83 54 156 150 156 131 0 208-98 208-108 0-6-7-13-11-13-6 0-8 3-12 11-73 89-173 89-185 89-56 0-81-43-81-100 0-37 18-126 50-183 27-52 79-91 128-91 32 0 67 10 80 35z">
            <text:p/>
          </draw:path>
        </draw:g>
        <draw:g xml:id="id276" draw:id="id276">
          <svg:title>TexMaths</svg:title>
          <svg:desc>28§display§\therefore§svg§600§FALSE§</svg:desc>
          <draw:polygon draw:style-name="gr2" draw:text-style-name="P8" draw:layer="layout" svg:width="0.528cm" svg:height="0.433cm" svg:x="4.105cm" svg:y="10.225cm" svg:viewBox="0 0 529 434" draw:points="265,434 0,434 0,0 529,0 529,434">
            <text:p/>
          </draw:polygon>
          <draw:path draw:style-name="gr3" draw:text-style-name="P9" draw:layer="layout" svg:width="0.598cm" svg:height="0.531cm" svg:x="4.085cm" svg:y="10.1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7" draw:id="id277">
          <svg:title>TexMaths</svg:title>
          <svg:desc>28§display§\text {I}§svg§600§FALSE§</svg:desc>
          <draw:polygon draw:style-name="gr2" draw:text-style-name="P8" draw:layer="layout" svg:width="0.229cm" svg:height="0.575cm" svg:x="5.734cm" svg:y="10.147cm" svg:viewBox="0 0 230 576" draw:points="116,576 0,576 0,0 230,0 230,576">
            <text:p/>
          </draw:polygon>
          <draw:path draw:style-name="gr3" draw:text-style-name="P9" draw:layer="layout" svg:width="0.301cm" svg:height="0.674cm" svg:x="5.712cm" svg:y="10.0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0" draw:id="id280">
          <svg:title>TexMaths</svg:title>
          <svg:desc>28§display§\text {I}§svg§600§FALSE§</svg:desc>
          <draw:polygon draw:style-name="gr2" draw:text-style-name="P8" draw:layer="layout" svg:width="0.229cm" svg:height="0.575cm" svg:x="6.434cm" svg:y="12.547cm" svg:viewBox="0 0 230 576" draw:points="116,576 0,576 0,0 230,0 230,576">
            <text:p/>
          </draw:polygon>
          <draw:path draw:style-name="gr3" draw:text-style-name="P9" draw:layer="layout" svg:width="0.301cm" svg:height="0.674cm" svg:x="6.412cm" svg:y="12.4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1" draw:id="id281">
          <svg:title>TexMaths</svg:title>
          <svg:desc>26§display§= \int \frac{xe^x (x + 2)}{\cos ( x^2 e^x)} dx§svg§600§FALSE§</svg:desc>
          <draw:polygon draw:style-name="gr2" draw:text-style-name="P8" draw:layer="layout" svg:width="7.332cm" svg:height="2.068cm" svg:x="7.217cm" svg:y="11.75cm" svg:viewBox="0 0 7333 2069" draw:points="3668,2069 0,2069 0,0 7333,0 7333,2069">
            <text:p/>
          </draw:polygon>
          <draw:path draw:style-name="gr3" draw:text-style-name="P9" draw:layer="layout" svg:width="0.609cm" svg:height="0.215cm" svg:x="7.223cm" svg:y="12.67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812cm" svg:height="2.031cm" svg:x="8.186cm" svg:y="11.764cm" svg:viewBox="0 0 813 2032" svg:d="M44 1990c29 0 45-20 45-43 0-31-22-46-43-46-23 0-46 15-46 46 0 48 46 85 102 85 139 0 191-214 256-478 71-289 131-583 181-876 33-193 66-376 98-495 10-46 41-162 79-162 27 0 50 16 54 21-31 2-46 20-46 43 0 31 23 46 44 46 23 0 45-15 45-46 0-50-50-85-99-85-71 0-121 100-173 287-2 8-127 468-227 1067-25 139-52 293-81 420-17 67-58 239-133 239-33 0-54-23-56-23z">
            <text:p/>
          </draw:path>
          <draw:path draw:style-name="gr3" draw:text-style-name="P9" draw:layer="layout" svg:width="0.457cm" svg:height="0.415cm" svg:x="9.339cm" svg:y="11.98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353cm" svg:height="0.415cm" svg:x="9.876cm" svg:y="11.98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0.29cm" svg:y="11.775cm" svg:viewBox="0 0 345 291" svg:d="M129 216c-6 21-27 56-60 56-2 0-21 0-36-8 27-8 29-31 29-35 0-15-10-25-25-25-18 0-37 16-37 39 0 34 35 48 67 48 31 0 56-19 72-46 17 34 52 46 77 46 75 0 113-81 113-100 0-8-9-8-11-8-8 0-8 4-10 13-15 43-54 76-90 76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0.81cm" svg:y="11.7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1.101cm" svg:y="11.98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9" draw:layer="layout" svg:width="0.609cm" svg:height="0.61cm" svg:x="11.852cm" svg:y="11.85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65cm" svg:height="0.61cm" svg:x="12.761cm" svg:y="11.781cm" svg:viewBox="0 0 366 611" svg:d="M71 541l98-96c143-127 197-175 197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9" draw:layer="layout" svg:width="0.213cm" svg:height="0.914cm" svg:x="13.223cm" svg:y="11.70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216cm" svg:height="0.039cm" svg:x="9.312cm" svg:y="12.761cm" svg:viewBox="0 0 4217 40" draw:points="2109,40 0,40 0,0 4217,0 4217,40">
            <text:p/>
          </draw:polygon>
          <draw:path draw:style-name="gr3" draw:text-style-name="P9" draw:layer="layout" svg:width="0.348cm" svg:height="0.421cm" svg:x="9.574cm" svg:y="13.224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976cm" svg:y="13.22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0.437cm" svg:y="13.224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10.858cm" svg:y="12.9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1.149cm" svg:y="13.23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284cm" svg:height="0.425cm" svg:x="11.686cm" svg:y="12.94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53cm" svg:height="0.415cm" svg:x="12.098cm" svg:y="13.231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2.511cm" svg:y="13.089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213cm" svg:height="0.914cm" svg:x="12.992cm" svg:y="12.9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3.674cm" svg:y="12.37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4.138cm" svg:y="12.6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0" smil:attributeName="visibility" smil:to="visible"/>
                  <anim:animate smil:dur="0.5s" smil:fill="hold" smil:targetElement="id270" smil:attributeName="width" smil:values="width*0.05;width" smil:keyTimes="0;1"/>
                  <anim:animate smil:dur="0.5s" smil:fill="hold" smil:targetElement="id270" smil:attributeName="height" smil:values="height;height" smil:keyTimes="0;1"/>
                  <anim:animate smil:dur="0.5s" smil:fill="hold" smil:targetElement="id270" smil:attributeName="x" smil:values="x-.2;x" smil:keyTimes="0;1"/>
                  <anim:animate smil:dur="0.5s" smil:fill="hold" smil:targetElement="id270" smil:attributeName="y" smil:values="y;y" smil:keyTimes="0;1"/>
                  <anim:transitionFilter smil:dur="0.5s" smil:targetElement="id2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anim:sub-item="text" smil:attributeName="visibility" smil:to="visible"/>
                  <anim:animate smil:dur="0.5s" smil:fill="hold" smil:targetElement="id279" anim:sub-item="text" smil:attributeName="width" smil:values="width*0.05;width" smil:keyTimes="0;1"/>
                  <anim:animate smil:dur="0.5s" smil:fill="hold" smil:targetElement="id279" anim:sub-item="text" smil:attributeName="height" smil:values="height;height" smil:keyTimes="0;1"/>
                  <anim:animate smil:dur="0.5s" smil:fill="hold" smil:targetElement="id279" anim:sub-item="text" smil:attributeName="x" smil:values="x-.2;x" smil:keyTimes="0;1"/>
                  <anim:animate smil:dur="0.5s" smil:fill="hold" smil:targetElement="id279" anim:sub-item="text" smil:attributeName="y" smil:values="y;y" smil:keyTimes="0;1"/>
                  <anim:transitionFilter smil:dur="0.5s" smil:targetElement="id27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5" draw:layer="layout" svg:width="26.4cm" svg:height="14.5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289" draw:id="id289">
          <svg:title>TexMaths</svg:title>
          <svg:desc>28§display§\therefore§svg§600§FALSE§</svg:desc>
          <draw:polygon draw:style-name="gr2" draw:text-style-name="P8" draw:layer="layout" svg:width="0.528cm" svg:height="0.433cm" svg:x="3.904cm" svg:y="6.323cm" svg:viewBox="0 0 529 434" draw:points="265,434 0,434 0,0 529,0 529,434">
            <text:p/>
          </draw:polygon>
          <draw:path draw:style-name="gr3" draw:text-style-name="P9" draw:layer="layout" svg:width="0.598cm" svg:height="0.531cm" svg:x="3.884cm" svg:y="6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95" draw:id="id295">
          <svg:title>TexMaths</svg:title>
          <svg:desc>24§display§= \int \frac{\sec^7 x}{\text {cosec }x} \ dx§svg§600§FALSE§</svg:desc>
          <draw:polygon draw:style-name="gr2" draw:text-style-name="P8" draw:layer="layout" svg:width="5.799cm" svg:height="1.919cm" svg:x="6.519cm" svg:y="7.743cm" svg:viewBox="0 0 5800 1920" draw:points="2901,1920 0,1920 0,0 5800,0 5800,1920">
            <text:p/>
          </draw:polygon>
          <draw:path draw:style-name="gr3" draw:text-style-name="P9" draw:layer="layout" svg:width="0.562cm" svg:height="0.199cm" svg:x="6.525cm" svg:y="8.6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4cm" svg:y="7.83cm" svg:viewBox="0 0 751 1875" svg:d="M40 1837c27 0 43-19 43-40 0-29-22-43-41-43-21 0-42 14-42 43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9" draw:layer="layout" svg:width="0.277cm" svg:height="0.389cm" svg:x="8.759cm" svg:y="8.02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9.088cm" svg:y="8.02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9.468cm" svg:y="8.02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81cm" svg:height="0.412cm" svg:x="9.856cm" svg:y="7.701cm" svg:viewBox="0 0 282 413" svg:d="M276 42c6-6 6-7 6-23h-155c-23 0-31 0-52-2-31-4-33-7-35-17h-19l-21 127h21c0-10 6-48 15-54 6-4 54-4 62-4h130c-19 25-49 62-61 79-79 102-86 196-86 230 0 8 0 35 28 35 29 0 29-27 29-35v-23c0-115 23-169 50-200z">
            <text:p/>
          </draw:path>
          <draw:path draw:style-name="gr3" draw:text-style-name="P9" draw:layer="layout" svg:width="0.421cm" svg:height="0.383cm" svg:x="10.357cm" svg:y="8.03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olygon draw:style-name="gr3" draw:text-style-name="P9" draw:layer="layout" svg:width="2.643cm" svg:height="0.035cm" svg:x="8.452cm" svg:y="8.749cm" svg:viewBox="0 0 2644 36" draw:points="1323,36 0,36 0,0 2644,0 2644,36">
            <text:p/>
          </draw:polygon>
          <draw:path draw:style-name="gr3" draw:text-style-name="P9" draw:layer="layout" svg:width="0.322cm" svg:height="0.389cm" svg:x="8.481cm" svg:y="9.177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852cm" svg:y="9.1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9.276cm" svg:y="9.17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9.606cm" svg:y="9.17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9.984cm" svg:y="9.17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0.637cm" svg:y="9.18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9" draw:layer="layout" svg:width="0.402cm" svg:height="0.596cm" svg:x="11.511cm" svg:y="8.392cm" svg:viewBox="0 0 403 597" svg:d="M403 10c0-2 0-10-11-10-12 0-93 8-108 10-6 0-11 3-11 15 0 11 7 11 21 11 40 0 42 6 42 14l-2 17-52 200c-15-31-40-54-78-54-98 0-204 125-204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1.941cm" svg:y="8.60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</draw:g>
        <draw:g xml:id="id293" draw:id="id293">
          <svg:title>TexMaths</svg:title>
          <svg:desc>28§display§\text {Let,}§svg§600§FALSE§</svg:desc>
          <draw:polygon draw:style-name="gr2" draw:text-style-name="P8" draw:layer="layout" svg:width="1.538cm" svg:height="0.765cm" svg:x="3.626cm" svg:y="8.442cm" svg:viewBox="0 0 1539 766" draw:points="768,766 0,766 0,0 1539,0 1539,766">
            <text:p/>
          </draw:polygon>
          <draw:path draw:style-name="gr3" draw:text-style-name="P9" draw:layer="layout" svg:width="0.541cm" svg:height="0.673cm" svg:x="3.608cm" svg:y="8.3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cm" svg:y="8.6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7cm" svg:y="8.4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6cm" svg:y="8.9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94" draw:id="id294">
          <svg:title>TexMaths</svg:title>
          <svg:desc>28§display§\text {I}§svg§600§FALSE§</svg:desc>
          <draw:polygon draw:style-name="gr2" draw:text-style-name="P8" draw:layer="layout" svg:width="0.229cm" svg:height="0.575cm" svg:x="5.732cm" svg:y="8.444cm" svg:viewBox="0 0 230 576" draw:points="116,576 0,576 0,0 230,0 230,576">
            <text:p/>
          </draw:polygon>
          <draw:path draw:style-name="gr3" draw:text-style-name="P9" draw:layer="layout" svg:width="0.301cm" svg:height="0.674cm" svg:x="5.71cm" svg:y="8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92" draw:id="id292">
          <svg:title>TexMaths</svg:title>
          <svg:desc>28§display§(6)§svg§600§FALSE§</svg:desc>
          <draw:polygon draw:style-name="gr2" draw:text-style-name="P8" draw:layer="layout" svg:width="1.061cm" svg:height="0.886cm" svg:x="2.209cm" svg:y="8.344cm" svg:viewBox="0 0 1062 887" draw:points="531,887 0,887 0,0 1062,0 1062,887">
            <text:p/>
          </draw:polygon>
          <draw:path draw:style-name="gr3" draw:text-style-name="P9" draw:layer="layout" svg:width="0.23cm" svg:height="0.985cm" svg:x="2.256cm" svg:y="8.2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2.583cm" svg:y="8.378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9" draw:layer="layout" svg:width="0.23cm" svg:height="0.985cm" svg:x="3.092cm" svg:y="8.2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96" draw:id="id296">
          <svg:title>TexMaths</svg:title>
          <svg:desc>24§display§= \int   \left( \sec^6 x \times \frac {\sec x}{\text {cosec }x} \right) \ dx§svg§600§FALSE§</svg:desc>
          <draw:polygon draw:style-name="gr2" draw:text-style-name="P8" draw:layer="layout" svg:width="10.063cm" svg:height="1.791cm" svg:x="6.524cm" svg:y="10.146cm" svg:viewBox="0 0 10064 1792" draw:points="5032,1792 0,1792 0,0 10064,0 10064,1792">
            <text:p/>
          </draw:polygon>
          <draw:path draw:style-name="gr3" draw:text-style-name="P9" draw:layer="layout" svg:width="0.562cm" svg:height="0.199cm" svg:x="6.53cm" svg:y="10.9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9cm" svg:y="10.104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2cm" svg:height="1.519cm" svg:x="8.507cm" svg:y="10.283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6 31z">
            <text:p/>
          </draw:path>
          <draw:path draw:style-name="gr3" draw:text-style-name="P9" draw:layer="layout" svg:width="0.277cm" svg:height="0.389cm" svg:x="8.887cm" svg:y="10.87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9.216cm" svg:y="10.87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9.596cm" svg:y="10.87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72cm" svg:height="0.404cm" svg:x="9.974cm" svg:y="10.511cm" svg:viewBox="0 0 273 405" svg:d="M58 200c0-48 3-92 26-129 20-33 52-54 91-54 17 0 40 4 53 21-15 0-28 12-28 29 0 14 11 27 28 27 18 0 29-11 29-29 0-34-25-65-84-65-85 0-173 79-173 206 0 153 73 199 138 199 73 0 135-53 135-132 0-75-60-131-129-131-48 0-73 31-86 58zM138 386c-30 0-54-15-65-42-10-17-13-48-13-83 0-57 34-102 80-102 29 0 46 10 62 31 13 23 15 48 15 83 0 34 0 59-17 82-14 22-33 31-62 31z">
            <text:p/>
          </draw:path>
          <draw:path draw:style-name="gr3" draw:text-style-name="P9" draw:layer="layout" svg:width="0.421cm" svg:height="0.383cm" svg:x="10.485cm" svg:y="10.8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408cm" svg:height="0.408cm" svg:x="11.254cm" svg:y="10.838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9" draw:layer="layout" svg:width="0.277cm" svg:height="0.389cm" svg:x="12.571cm" svg:y="10.30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2.9cm" svg:y="10.30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3.28cm" svg:y="10.30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3.791cm" svg:y="10.31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  <draw:polygon draw:style-name="gr3" draw:text-style-name="P9" draw:layer="layout" svg:width="2.643cm" svg:height="0.036cm" svg:x="12.074cm" svg:y="11.024cm" svg:viewBox="0 0 2644 37" draw:points="1323,37 0,37 0,0 2644,0 2644,37">
            <text:p/>
          </draw:polygon>
          <draw:path draw:style-name="gr3" draw:text-style-name="P9" draw:layer="layout" svg:width="0.322cm" svg:height="0.389cm" svg:x="12.103cm" svg:y="11.455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2.474cm" svg:y="11.45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12.9cm" svg:y="11.455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3.228cm" svg:y="11.45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3.608cm" svg:y="11.455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4.259cm" svg:y="1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7 92-86 111-113 111-33 0-46-27-46-56 0-19 6-36 15-75z">
            <text:p/>
          </draw:path>
          <draw:path draw:style-name="gr3" draw:text-style-name="P9" draw:layer="layout" svg:width="0.322cm" svg:height="1.519cm" svg:x="14.848cm" svg:y="10.283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9" draw:layer="layout" svg:width="0.402cm" svg:height="0.596cm" svg:x="15.778cm" svg:y="10.667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6.208cm" svg:y="10.8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282" draw:id="id282">
          <svg:title>TexMaths</svg:title>
          <svg:desc>24§display§\text {Put } x^2e^x = t,§svg§600§FALSE§</svg:desc>
          <draw:polygon draw:style-name="gr2" draw:text-style-name="P8" draw:layer="layout" svg:width="4.846cm" svg:height="0.819cm" svg:x="2.925cm" svg:y="0.742cm" svg:viewBox="0 0 4847 820" draw:points="2423,820 0,820 0,0 4847,0 4847,820">
            <text:p/>
          </draw:polygon>
          <draw:path draw:style-name="gr3" draw:text-style-name="P9" draw:layer="layout" svg:width="0.498cm" svg:height="0.577cm" svg:x="2.912cm" svg:y="0.86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3.484cm" svg:y="1.06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3.941cm" svg:y="0.92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9" draw:layer="layout" svg:width="0.421cm" svg:height="0.383cm" svg:x="4.559cm" svg:y="1.06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262cm" svg:height="0.393cm" svg:x="5.054cm" svg:y="0.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25cm" svg:height="0.383cm" svg:x="5.434cm" svg:y="1.067cm" svg:viewBox="0 0 326 384" svg:d="M119 179c25 0 88-2 131-20 59-24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5.817cm" svg:y="0.833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ath draw:style-name="gr3" draw:text-style-name="P9" draw:layer="layout" svg:width="0.561cm" svg:height="0.199cm" svg:x="6.494cm" svg:y="1.13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7.356cm" svg:y="0.913cm" svg:viewBox="0 0 261 540" svg:d="M155 192h81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9" draw:layer="layout" svg:width="0.099cm" svg:height="0.253cm" svg:x="7.713cm" svg:y="1.351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283" draw:id="id283">
          <svg:title>TexMaths</svg:title>
          <svg:desc>24§display§\text {Diff. }w.\ r.\ t. \ x,\  x e^x ( x + 2 )dx = dt§svg§600§FALSE§</svg:desc>
          <draw:polygon draw:style-name="gr2" draw:text-style-name="P8" draw:layer="layout" svg:width="12.524cm" svg:height="0.76cm" svg:x="8.128cm" svg:y="0.845cm" svg:viewBox="0 0 12525 761" draw:points="6262,761 0,761 0,0 12525,0 12525,761">
            <text:p/>
          </draw:polygon>
          <draw:path draw:style-name="gr3" draw:text-style-name="P9" draw:layer="layout" svg:width="0.567cm" svg:height="0.577cm" svg:x="8.115cm" svg:y="0.859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9" draw:layer="layout" svg:width="0.181cm" svg:height="0.566cm" svg:x="8.758cm" svg:y="0.8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8.987cm" svg:y="0.841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7c-62 0-64-9-64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9.53cm" svg:y="1.346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0.091cm" svg:y="1.062cm" svg:viewBox="0 0 561 384" svg:d="M367 86c4-17 11-50 11-53 0-16-11-23-23-23-11 0-27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9-59 21 53 80 59 105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0.765cm" svg:y="1.346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1.233cm" svg:y="1.062cm" svg:viewBox="0 0 346 384" svg:d="M50 325c-2 13-8 32-8 36 0 15 12 23 25 23 10 0 25-8 31-23 2-4 31-119 34-134 6-29 22-89 27-112 4-9 27-50 48-69 6-6 31-27 68-27 23 0 34 10 36 10-27 4-44 25-44 46 0 13 10 31 31 31 23 0 48-20 48-50 0-31-27-56-71-56-56 0-93 42-108 65-8-38-38-65-79-65-38 0-53 33-61 48-15 29-27 81-27 83 0 7 8 7 10 7 9 0 9 0 15-19 13-59 31-100 61-100 16 0 27 6 27 39 0 17-4 26-13 71z">
            <text:p/>
          </draw:path>
          <draw:path draw:style-name="gr3" draw:text-style-name="P9" draw:layer="layout" svg:width="0.091cm" svg:height="0.091cm" svg:x="11.639cm" svg:y="1.346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2.101cm" svg:y="0.907cm" svg:viewBox="0 0 261 540" svg:d="M156 192h80c16 0 25 0 25-17 0-10-9-10-25-10h-73c29-121 35-136 35-142 0-15-12-23-25-23-2 0-27 0-35 31l-32 134h-81c-17 0-25 0-25 16 0 11 8 11 23 11h75c-62 240-63 254-63 269 0 46 32 79 76 79 89 0 137-125 137-131 0-8-8-8-12-8-6 0-7 2-11 12-37 88-83 107-112 107-17 0-25-11-25-38 0-21 0-27 4-40z">
            <text:p/>
          </draw:path>
          <draw:path draw:style-name="gr3" draw:text-style-name="P9" draw:layer="layout" svg:width="0.091cm" svg:height="0.091cm" svg:x="12.458cm" svg:y="1.346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2.925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9" draw:layer="layout" svg:width="0.099cm" svg:height="0.253cm" svg:x="13.457cm" svg:y="1.3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421cm" svg:height="0.383cm" svg:x="14.064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2 0-46-27-46-56 0-19 6-36 15-75z">
            <text:p/>
          </draw:path>
          <draw:path draw:style-name="gr3" draw:text-style-name="P9" draw:layer="layout" svg:width="0.325cm" svg:height="0.383cm" svg:x="14.561cm" svg:y="1.062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318cm" svg:height="0.268cm" svg:x="14.943cm" svg:y="0.826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197cm" svg:height="0.844cm" svg:x="15.423cm" svg:y="0.803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421cm" svg:height="0.383cm" svg:x="15.692cm" svg:y="1.0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2 0-46-27-46-56 0-19 6-36 15-75z">
            <text:p/>
          </draw:path>
          <draw:path draw:style-name="gr3" draw:text-style-name="P9" draw:layer="layout" svg:width="0.562cm" svg:height="0.564cm" svg:x="16.383cm" svg:y="0.9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37cm" svg:height="0.564cm" svg:x="17.222cm" svg:y="0.8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17.651cm" svg:y="0.8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402cm" svg:height="0.596cm" svg:x="17.964cm" svg:y="0.851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421cm" svg:height="0.383cm" svg:x="18.394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9" draw:layer="layout" svg:width="0.562cm" svg:height="0.199cm" svg:x="19.133cm" svg:y="1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0.01cm" svg:y="0.85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26cm" svg:height="0.539cm" svg:x="20.435cm" svg:y="0.907cm" svg:viewBox="0 0 261 540" svg:d="M156 192h80c16 0 25 0 25-17 0-10-9-10-25-10h-73c29-121 35-136 35-142 0-15-12-23-25-23-2 0-27 0-35 31l-32 134h-81c-17 0-25 0-25 16 0 11 8 11 23 11h75c-62 240-63 254-63 269 0 46 32 79 76 79 89 0 137-125 137-131 0-8-8-8-12-8-6 0-7 2-11 12-37 88-83 107-112 107-17 0-25-11-25-38 0-21 0-27 4-40z">
            <text:p/>
          </draw:path>
        </draw:g>
        <draw:g xml:id="id288" draw:id="id288">
          <svg:title>TexMaths</svg:title>
          <svg:desc>26§display§= \log ( \sec t + \tan t )+ c§svg§600§FALSE§</svg:desc>
          <draw:polygon draw:style-name="gr2" draw:text-style-name="P8" draw:layer="layout" svg:width="8.85cm" svg:height="0.822cm" svg:x="6.415cm" svg:y="4.545cm" svg:viewBox="0 0 8851 823" draw:points="4425,823 0,823 0,0 8851,0 8851,823">
            <text:p/>
          </draw:polygon>
          <draw:path draw:style-name="gr3" draw:text-style-name="P9" draw:layer="layout" svg:width="0.608cm" svg:height="0.215cm" svg:x="6.421cm" svg:y="4.8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4cm" svg:y="4.551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7.613cm" svg:y="4.77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1cm" svg:y="4.769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213cm" svg:height="0.914cm" svg:x="8.605cm" svg:y="4.499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01cm" svg:height="0.421cm" svg:x="8.901cm" svg:y="4.77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9.257cm" svg:y="4.7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9.668cm" svg:y="4.776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82cm" svg:height="0.583cm" svg:x="10.216cm" svg:y="4.611cm" svg:viewBox="0 0 283 584" svg:d="M168 208h88c17 0 27 0 27-19 0-10-10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608cm" svg:height="0.61cm" svg:x="10.779cm" svg:y="4.65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288cm" svg:height="0.573cm" svg:x="11.659cm" svg:y="4.622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12.036cm" svg:y="4.776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483cm" svg:y="4.7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2cm" svg:height="0.583cm" svg:x="13.136cm" svg:y="4.611cm" svg:viewBox="0 0 283 584" svg:d="M168 208h88c17 0 27 0 27-19 0-10-10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213cm" svg:height="0.914cm" svg:x="13.496cm" svg:y="4.4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4.053cm" svg:y="4.65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4.954cm" svg:y="4.78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84" draw:id="id284">
          <svg:title>TexMaths</svg:title>
          <svg:desc>28§display§\therefore§svg§600§FALSE§</svg:desc>
          <draw:polygon draw:style-name="gr2" draw:text-style-name="P8" draw:layer="layout" svg:width="0.528cm" svg:height="0.433cm" svg:x="4.005cm" svg:y="2.724cm" svg:viewBox="0 0 529 434" draw:points="265,434 0,434 0,0 529,0 529,434">
            <text:p/>
          </draw:polygon>
          <draw:path draw:style-name="gr3" draw:text-style-name="P9" draw:layer="layout" svg:width="0.598cm" svg:height="0.531cm" svg:x="3.985cm" svg:y="2.6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85" draw:id="id285">
          <svg:title>TexMaths</svg:title>
          <svg:desc>28§display§\text {I}§svg§600§FALSE§</svg:desc>
          <draw:polygon draw:style-name="gr2" draw:text-style-name="P8" draw:layer="layout" svg:width="0.229cm" svg:height="0.575cm" svg:x="5.634cm" svg:y="2.646cm" svg:viewBox="0 0 230 576" draw:points="116,576 0,576 0,0 230,0 230,576">
            <text:p/>
          </draw:polygon>
          <draw:path draw:style-name="gr3" draw:text-style-name="P9" draw:layer="layout" svg:width="0.301cm" svg:height="0.674cm" svg:x="5.612cm" svg:y="2.5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6" draw:id="id286">
          <svg:title>TexMaths</svg:title>
          <svg:desc>26§display§= \int \frac{1}{ \cos t} dt§svg§600§FALSE§</svg:desc>
          <draw:polygon draw:style-name="gr2" draw:text-style-name="P8" draw:layer="layout" svg:width="4.641cm" svg:height="1.94cm" svg:x="6.512cm" svg:y="1.941cm" svg:viewBox="0 0 4642 1941" draw:points="2321,1941 0,1941 0,0 4642,0 4642,1941">
            <text:p/>
          </draw:polygon>
          <draw:path draw:style-name="gr3" draw:text-style-name="P9" draw:layer="layout" svg:width="0.608cm" svg:height="0.215cm" svg:x="6.518cm" svg:y="2.8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7.481cm" svg:y="1.895cm" svg:viewBox="0 0 813 2033" svg:d="M44 1991c29 0 45-20 45-43 0-32-22-46-43-46-23 0-46 14-46 46 0 48 46 85 102 85 139 0 191-214 256-479 70-289 131-582 181-876 33-193 66-376 97-495 11-46 42-162 79-162 27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9.311cm" svg:y="1.9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1.707cm" svg:height="0.039cm" svg:x="8.606cm" svg:y="2.892cm" svg:viewBox="0 0 1708 40" draw:points="855,40 0,40 0,0 1708,0 1708,40">
            <text:p/>
          </draw:polygon>
          <draw:path draw:style-name="gr3" draw:text-style-name="P9" draw:layer="layout" svg:width="0.348cm" svg:height="0.421cm" svg:x="8.638cm" svg:y="3.358cm" svg:viewBox="0 0 349 422" svg:d="M77 212c0-150 75-189 123-189 8 0 66 0 99 33-39 4-43 31-43 44 0 23 16 41 41 41s44-16 44-43c0-63-71-98-141-98-115 0-200 100-200 212 0 119 92 210 198 210 122 0 151-110 151-120 0-9-8-9-10-9-8 0-10 5-12 9-28 85-88 98-121 98-48 0-129-40-129-188z">
            <text:p/>
          </draw:path>
          <draw:path draw:style-name="gr3" draw:text-style-name="P9" draw:layer="layout" svg:width="0.407cm" svg:height="0.421cm" svg:x="9.039cm" svg:y="3.358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301cm" svg:height="0.421cm" svg:x="9.499cm" svg:y="3.358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282cm" svg:height="0.584cm" svg:x="10.004cm" svg:y="3.193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0.457cm" svg:y="2.5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29 7-44zM245 526c-4 17-4 19-18 36-40 50-77 64-102 64-46 0-61-50-61-85 0-46 30-160 52-202 28-54 69-87 107-87 58 0 72 75 72 81 0 4-2 10-4 15z">
            <text:p/>
          </draw:path>
          <draw:path draw:style-name="gr3" draw:text-style-name="P9" draw:layer="layout" svg:width="0.282cm" svg:height="0.584cm" svg:x="10.919cm" svg:y="2.567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91" draw:id="id291">
          <svg:title>TexMaths</svg:title>
          <svg:desc>26§display§= \log [\ \sec ( x^2 e^x ) + \tan ( x^2 e^x )\ ] + c§svg§600§FALSE§</svg:desc>
          <draw:polygon draw:style-name="gr2" draw:text-style-name="P8" draw:layer="layout" svg:width="13.346cm" svg:height="0.939cm" svg:x="6.415cm" svg:y="6.046cm" svg:viewBox="0 0 13347 940" draw:points="6675,940 0,940 0,0 13347,0 13347,940">
            <text:p/>
          </draw:polygon>
          <draw:path draw:style-name="gr3" draw:text-style-name="P9" draw:layer="layout" svg:width="0.608cm" svg:height="0.215cm" svg:x="6.421cm" svg:y="6.4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6cm" svg:x="7.363cm" svg:y="6.169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7.613cm" svg:y="6.393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1cm" svg:y="6.38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olygon draw:style-name="gr3" draw:text-style-name="P9" draw:layer="layout" svg:width="0.126cm" svg:height="0.914cm" svg:x="8.622cm" svg:y="6.117cm" svg:viewBox="0 0 127 915" draw:points="127,915 127,880 37,880 37,37 127,37 127,0 0,0 0,915">
            <text:p/>
          </draw:polygon>
          <draw:path draw:style-name="gr3" draw:text-style-name="P9" draw:layer="layout" svg:width="0.301cm" svg:height="0.421cm" svg:x="9.102cm" svg:y="6.39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9.458cm" svg:y="6.393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9.87cm" svg:y="6.393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13cm" svg:height="0.914cm" svg:x="10.336cm" svg:y="6.11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57cm" svg:height="0.415cm" svg:x="10.627cm" svg:y="6.3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9" draw:layer="layout" svg:width="0.284cm" svg:height="0.426cm" svg:x="11.164cm" svg:y="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353cm" svg:height="0.415cm" svg:x="11.575cm" svg:y="6.397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11.989cm" svg:y="6.144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2.47cm" svg:y="6.11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608cm" svg:height="0.611cm" svg:x="13.027cm" svg:y="6.26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286cm" svg:height="0.573cm" svg:x="13.907cm" svg:y="6.23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13cm" svg:height="0.421cm" svg:x="14.284cm" svg:y="6.39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4.733cm" svg:y="6.3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13cm" svg:height="0.914cm" svg:x="15.301cm" svg:y="6.11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57cm" svg:height="0.415cm" svg:x="15.592cm" svg:y="6.3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284cm" svg:height="0.426cm" svg:x="16.128cm" svg:y="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353cm" svg:height="0.415cm" svg:x="16.54cm" svg:y="6.397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16.954cm" svg:y="6.144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7.435cm" svg:y="6.11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9" draw:layer="layout" svg:width="0.126cm" svg:height="0.914cm" svg:x="18.063cm" svg:y="6.117cm" svg:viewBox="0 0 127 915" draw:points="127,0 0,0 0,37 89,37 89,880 0,880 0,915 127,915">
            <text:p/>
          </draw:polygon>
          <draw:path draw:style-name="gr3" draw:text-style-name="P9" draw:layer="layout" svg:width="0.608cm" svg:height="0.611cm" svg:x="18.552cm" svg:y="6.26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9.452cm" svg:y="6.397cm" svg:viewBox="0 0 358 416" svg:d="M327 56c-15 0-27 0-42 15-15 12-17 29-17 35 0 21 17 31 36 31 27 0 52-20 52-58 0-46-44-79-111-79-122 0-245 131-245 260 0 83 54 156 150 156 131 0 208-98 208-108 0-6-6-13-11-13-6 0-6 3-12 11-73 89-173 89-185 89-56 0-81-43-81-100 0-37 18-126 50-183 27-52 79-91 129-91 31 0 66 10 79 35z">
            <text:p/>
          </draw:path>
        </draw:g>
        <draw:g xml:id="id290" draw:id="id290">
          <svg:title>TexMaths</svg:title>
          <svg:desc>28§display§\text {I}§svg§600§FALSE§</svg:desc>
          <draw:polygon draw:style-name="gr2" draw:text-style-name="P8" draw:layer="layout" svg:width="0.229cm" svg:height="0.575cm" svg:x="5.635cm" svg:y="6.247cm" svg:viewBox="0 0 230 576" draw:points="116,576 0,576 0,0 230,0 230,576">
            <text:p/>
          </draw:polygon>
          <draw:path draw:style-name="gr3" draw:text-style-name="P9" draw:layer="layout" svg:width="0.301cm" svg:height="0.674cm" svg:x="5.613cm" svg:y="6.1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7" draw:id="id287">
          <svg:title>TexMaths</svg:title>
          <svg:desc>26§display§= \int \sec t \ dt§svg§600§FALSE§</svg:desc>
          <draw:polygon draw:style-name="gr2" draw:text-style-name="P8" draw:layer="layout" svg:width="4.677cm" svg:height="1.94cm" svg:x="11.913cm" svg:y="2.141cm" svg:viewBox="0 0 4678 1941" draw:points="2338,1941 0,1941 0,0 4678,0 4678,1941">
            <text:p/>
          </draw:polygon>
          <draw:path draw:style-name="gr3" draw:text-style-name="P9" draw:layer="layout" svg:width="0.608cm" svg:height="0.215cm" svg:x="11.919cm" svg:y="3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12.882cm" svg:y="2.0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1cm" svg:height="0.421cm" svg:x="13.929cm" svg:y="2.929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14.284cm" svg:y="2.929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8cm" svg:height="0.421cm" svg:x="14.696cm" svg:y="2.929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282cm" svg:height="0.584cm" svg:x="15.243cm" svg:y="2.767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5.894cm" svg:y="2.705cm" svg:viewBox="0 0 437 647" svg:d="M437 10c0-2 0-10-13-10-12 0-99 8-116 10-6 0-13 5-13 17 0 13 9 13 23 13 44 0 46 6 46 14l-2 19-56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9" draw:layer="layout" svg:width="0.282cm" svg:height="0.584cm" svg:x="16.354cm" svg:y="2.767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297" draw:id="id297">
          <svg:title>TexMaths</svg:title>
          <svg:desc>24§display§= \int   \left( \sec^5 x \times \sec x \times \frac {\sin x}{\cos x} \right) \ dx§svg§600§FALSE§</svg:desc>
          <draw:polygon draw:style-name="gr2" draw:text-style-name="P8" draw:layer="layout" svg:width="12.144cm" svg:height="1.941cm" svg:x="6.527cm" svg:y="12.647cm" svg:viewBox="0 0 12145 1942" draw:points="6071,1942 0,1942 0,0 12145,0 12145,1942">
            <text:p/>
          </draw:polygon>
          <draw:path draw:style-name="gr3" draw:text-style-name="P9" draw:layer="layout" svg:width="0.562cm" svg:height="0.199cm" svg:x="6.533cm" svg:y="13.51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422cm" svg:y="12.68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8.535cm" svg:y="12.60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7cm" svg:height="0.389cm" svg:x="9.008cm" svg:y="13.4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9.336cm" svg:y="13.4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9.716cm" svg:y="13.4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2cm" svg:height="0.404cm" svg:x="10.1cm" svg:y="13.087cm" svg:viewBox="0 0 263 405" svg:d="M54 63c30 8 50 8 59 8 77 0 125-54 125-63 0-6-6-8-8-8s-2 0-5 2c-14 6-45 17-89 17-17 0-48-2-88-15-6-4-6-4-8-4-7 0-7 6-7 15v175c0 12 0 17 9 17 6 0 6 0 12-7 27-33 63-37 84-37 35 0 52 27 54 33 12 19 13 42 13 77 0 17 0 52-17 78-15 22-40 35-69 35-38 0-79-21-94-60 23 2 35-13 35-28 0-25-22-31-29-31-2 0-31 0-31 33 0 53 48 105 121 105 75 0 142-55 142-130 0-68-52-129-125-129-27 0-57 6-84 29z">
            <text:p/>
          </draw:path>
          <draw:path draw:style-name="gr3" draw:text-style-name="P9" draw:layer="layout" svg:width="0.421cm" svg:height="0.383cm" svg:x="10.607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08cm" svg:height="0.408cm" svg:x="11.375cm" svg:y="13.41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9" draw:layer="layout" svg:width="0.277cm" svg:height="0.389cm" svg:x="12.122cm" svg:y="13.4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2.451cm" svg:y="13.4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2.831cm" svg:y="13.4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13.343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408cm" svg:height="0.408cm" svg:x="14.111cm" svg:y="13.41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9" draw:layer="layout" svg:width="0.277cm" svg:height="0.389cm" svg:x="15.008cm" svg:y="12.8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5.34cm" svg:y="12.6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5.573cm" svg:y="12.8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6.179cm" svg:y="12.88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1.754cm" svg:height="0.035cm" svg:x="14.933cm" svg:y="13.6cm" svg:viewBox="0 0 1755 36" draw:points="877,36 0,36 0,0 1755,0 1755,36">
            <text:p/>
          </draw:polygon>
          <draw:path draw:style-name="gr3" draw:text-style-name="P9" draw:layer="layout" svg:width="0.322cm" svg:height="0.389cm" svg:x="14.962cm" svg:y="14.0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5.331cm" svg:y="14.0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5.757cm" svg:y="14.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6.227cm" svg:y="14.03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416cm" svg:height="2.025cm" svg:x="16.815cm" svg:y="12.60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7.861cm" svg:y="13.24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9" draw:layer="layout" svg:width="0.421cm" svg:height="0.383cm" svg:x="18.292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298" draw:id="id298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4" draw:id="id304">
          <svg:title>TexMaths</svg:title>
          <svg:desc>24§display§= \smallint t^5\ dt§svg§600§FALSE§</svg:desc>
          <draw:polygon draw:style-name="gr2" draw:text-style-name="P8" draw:layer="layout" svg:width="3.075cm" svg:height="0.838cm" svg:x="6.511cm" svg:y="4.137cm" svg:viewBox="0 0 3076 839" draw:points="1538,839 0,839 0,0 3076,0 3076,839">
            <text:p/>
          </draw:polygon>
          <draw:path draw:style-name="gr3" draw:text-style-name="P9" draw:layer="layout" svg:width="0.562cm" svg:height="0.199cm" svg:x="6.517cm" svg:y="4.5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406cm" svg:y="4.2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26cm" svg:height="0.539cm" svg:x="7.964cm" svg:y="4.308cm" svg:viewBox="0 0 261 540" svg:d="M156 192h80c16 0 25 0 25-17 0-10-9-10-25-10h-73c29-121 35-136 35-142 0-15-12-23-25-23-2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9" draw:layer="layout" svg:width="0.262cm" svg:height="0.404cm" svg:x="8.287cm" svg:y="4.095cm" svg:viewBox="0 0 263 405" svg:d="M56 63c28 8 48 8 57 8 77 0 125-54 125-63 0-6-6-8-8-8s-2 0-5 2c-14 6-45 17-89 17-17 0-48-2-88-15-6-4-6-4-8-4-7 0-7 6-7 15v175c0 12 0 17 9 17 6 0 6 0 14-7 25-33 61-37 82-37 35 0 52 27 54 33 12 19 15 42 15 77 0 17 0 52-19 79-15 21-40 34-69 34-38 0-79-21-94-59 23 1 35-14 35-29 0-25-22-31-31-31 0 0-29 0-29 33 0 53 48 105 121 105 75 0 142-55 142-130 0-68-52-129-125-129-27 0-57 6-82 29z">
            <text:p/>
          </draw:path>
          <draw:path draw:style-name="gr3" draw:text-style-name="P9" draw:layer="layout" svg:width="0.402cm" svg:height="0.596cm" svg:x="8.944cm" svg:y="4.251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9" draw:layer="layout" svg:width="0.26cm" svg:height="0.539cm" svg:x="9.368cm" svg:y="4.308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308" draw:id="id308">
          <svg:title>TexMaths</svg:title>
          <svg:desc>24§display§= \frac{\sec^6 x}{6} + c§svg§600§FALSE§</svg:desc>
          <draw:polygon draw:style-name="gr2" draw:text-style-name="P8" draw:layer="layout" svg:width="4.486cm" svg:height="1.782cm" svg:x="6.514cm" svg:y="7.839cm" svg:viewBox="0 0 4487 1783" draw:points="2244,1783 0,1783 0,0 4487,0 4487,1783">
            <text:p/>
          </draw:polygon>
          <draw:path draw:style-name="gr3" draw:text-style-name="P9" draw:layer="layout" svg:width="0.562cm" svg:height="0.199cm" svg:x="6.52cm" svg:y="8.7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7.491cm" svg:y="8.11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7.82cm" svg:y="8.117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9" draw:layer="layout" svg:width="0.322cm" svg:height="0.389cm" svg:x="8.2cm" svg:y="8.11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272cm" svg:height="0.404cm" svg:x="8.578cm" svg:y="7.797cm" svg:viewBox="0 0 273 405" svg:d="M58 200c0-48 3-93 26-129 20-33 52-54 91-54 17 0 40 4 53 21-15 0-28 12-28 29 0 14 11 27 28 27 18 0 29-11 29-29 0-34-25-65-84-65-85 0-173 79-173 205 0 154 73 200 138 200 73 0 135-54 135-133 0-74-60-130-129-130-48 0-73 31-86 58zM138 386c-30 0-54-16-65-43-10-17-13-48-13-82 0-58 34-102 80-102 29 0 46 10 62 31 13 23 15 48 15 82 0 35 0 60-17 83-14 21-33 31-62 31z">
            <text:p/>
          </draw:path>
          <draw:path draw:style-name="gr3" draw:text-style-name="P9" draw:layer="layout" svg:width="0.421cm" svg:height="0.383cm" svg:x="9.089cm" svg:y="8.121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2 65 86 0 134-110 134-131 0-7-7-7-9-7-8 0-10 2-12 7-27 92-86 112-113 112-33 0-46-27-46-56 0-19 6-37 15-75z">
            <text:p/>
          </draw:path>
          <draw:polygon draw:style-name="gr3" draw:text-style-name="P9" draw:layer="layout" svg:width="2.084cm" svg:height="0.035cm" svg:x="7.462cm" svg:y="8.837cm" svg:viewBox="0 0 2085 36" draw:points="1042,36 0,36 0,0 2085,0 2085,36">
            <text:p/>
          </draw:polygon>
          <draw:path draw:style-name="gr3" draw:text-style-name="P9" draw:layer="layout" svg:width="0.35cm" svg:height="0.58cm" svg:x="8.33cm" svg:y="9.083cm" svg:viewBox="0 0 351 581" svg:d="M77 286v-21c0-213 105-244 148-244 21 0 55 6 75 35-14 0-47 0-47 36 0 27 20 40 39 40 13 0 38-7 38-40 0-52-36-92-107-92-108 0-223 109-223 295 0 227 98 286 177 286 94 0 174-78 174-190 0-107-75-190-169-190-57 0-88 45-105 85zM177 558c-52 0-79-51-83-63-15-40-15-107-15-123 0-65 27-151 103-151 14 0 52 0 79 53 15 31 15 75 15 116 0 40 0 82-15 113-25 52-63 55-84 55z">
            <text:p/>
          </draw:path>
          <draw:path draw:style-name="gr3" draw:text-style-name="P9" draw:layer="layout" svg:width="0.562cm" svg:height="0.563cm" svg:x="9.883cm" svg:y="8.57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0.713cm" svg:y="8.693cm" svg:viewBox="0 0 330 384" svg:d="M301 52c-13 0-25 0-38 13-13 12-13 27-13 33 0 19 13 29 30 29 25 0 48-20 48-54 0-42-40-73-101-73-114 0-227 121-227 240 0 77 50 144 138 144 121 0 192-90 192-100 0-6-6-12-9-12-6 0-6 2-12 10-67 83-159 83-171 83-52 0-75-41-75-93 0-34 18-117 46-168 25-48 73-85 119-85 29 0 62 10 73 33z">
            <text:p/>
          </draw:path>
        </draw:g>
        <draw:g xml:id="id307" draw:id="id307">
          <svg:title>TexMaths</svg:title>
          <svg:desc>28§display§\text {I}§svg§600§FALSE§</svg:desc>
          <draw:polygon draw:style-name="gr2" draw:text-style-name="P8" draw:layer="layout" svg:width="0.229cm" svg:height="0.575cm" svg:x="5.732cm" svg:y="8.543cm" svg:viewBox="0 0 230 576" draw:points="116,576 0,576 0,0 230,0 230,576">
            <text:p/>
          </draw:polygon>
          <draw:path draw:style-name="gr3" draw:text-style-name="P9" draw:layer="layout" svg:width="0.301cm" svg:height="0.674cm" svg:x="5.71cm" svg:y="8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6" draw:id="id306">
          <svg:title>TexMaths</svg:title>
          <svg:desc>28§display§\therefore§svg§600§FALSE§</svg:desc>
          <draw:polygon draw:style-name="gr2" draw:text-style-name="P8" draw:layer="layout" svg:width="0.528cm" svg:height="0.433cm" svg:x="3.905cm" svg:y="8.623cm" svg:viewBox="0 0 529 434" draw:points="265,434 0,434 0,0 529,0 529,434">
            <text:p/>
          </draw:polygon>
          <draw:path draw:style-name="gr3" draw:text-style-name="P9" draw:layer="layout" svg:width="0.598cm" svg:height="0.531cm" svg:x="3.885cm" svg:y="8.5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0" draw:id="id310">
          <svg:title>TexMaths</svg:title>
          <svg:desc>28§display§\text {Let,}§svg§600§FALSE§</svg:desc>
          <draw:polygon draw:style-name="gr2" draw:text-style-name="P8" draw:layer="layout" svg:width="1.538cm" svg:height="0.765cm" svg:x="3.627cm" svg:y="10.942cm" svg:viewBox="0 0 1539 766" draw:points="768,766 0,766 0,0 1539,0 1539,766">
            <text:p/>
          </draw:polygon>
          <draw:path draw:style-name="gr3" draw:text-style-name="P9" draw:layer="layout" svg:width="0.541cm" svg:height="0.673cm" svg:x="3.609cm" svg:y="10.8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1cm" svg:y="11.1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8cm" svg:y="10.9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7cm" svg:y="11.4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11" draw:id="id311">
          <svg:title>TexMaths</svg:title>
          <svg:desc>28§display§\text {I}§svg§600§FALSE§</svg:desc>
          <draw:polygon draw:style-name="gr2" draw:text-style-name="P8" draw:layer="layout" svg:width="0.229cm" svg:height="0.575cm" svg:x="5.733cm" svg:y="10.944cm" svg:viewBox="0 0 230 576" draw:points="116,576 0,576 0,0 230,0 230,576">
            <text:p/>
          </draw:polygon>
          <draw:path draw:style-name="gr3" draw:text-style-name="P9" draw:layer="layout" svg:width="0.301cm" svg:height="0.674cm" svg:x="5.711cm" svg:y="10.8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9" draw:id="id309">
          <svg:title>TexMaths</svg:title>
          <svg:desc>28§display§(7)§svg§600§FALSE§</svg:desc>
          <draw:polygon draw:style-name="gr2" draw:text-style-name="P8" draw:layer="layout" svg:width="1.061cm" svg:height="0.886cm" svg:x="2.21cm" svg:y="10.844cm" svg:viewBox="0 0 1062 887" draw:points="531,887 0,887 0,0 1062,0 1062,887">
            <text:p/>
          </draw:polygon>
          <draw:path draw:style-name="gr3" draw:text-style-name="P9" draw:layer="layout" svg:width="0.23cm" svg:height="0.985cm" svg:x="2.257cm" svg:y="10.7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23cm" svg:height="0.689cm" svg:x="2.598cm" svg:y="10.869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9" draw:layer="layout" svg:width="0.23cm" svg:height="0.985cm" svg:x="3.093cm" svg:y="10.7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12" draw:id="id312">
          <svg:title>TexMaths</svg:title>
          <svg:desc>24§display§= \int \frac{1}{5x + 2x^{-n}} \ dx§svg§600§FALSE§</svg:desc>
          <draw:polygon draw:style-name="gr2" draw:text-style-name="P8" draw:layer="layout" svg:width="6.982cm" svg:height="1.791cm" svg:x="6.516cm" svg:y="10.339cm" svg:viewBox="0 0 6983 1792" draw:points="3492,1792 0,1792 0,0 6983,0 6983,1792">
            <text:p/>
          </draw:polygon>
          <draw:path draw:style-name="gr3" draw:text-style-name="P9" draw:layer="layout" svg:width="0.562cm" svg:height="0.199cm" svg:x="6.522cm" svg:y="11.1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1cm" svg:y="10.297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0.225cm" svg:y="10.31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3.825cm" svg:height="0.036cm" svg:x="8.449cm" svg:y="11.217cm" svg:viewBox="0 0 3826 37" draw:points="1914,37 0,37 0,0 3826,0 3826,37">
            <text:p/>
          </draw:polygon>
          <draw:path draw:style-name="gr3" draw:text-style-name="P9" draw:layer="layout" svg:width="0.337cm" svg:height="0.581cm" svg:x="8.492cm" svg:y="11.46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8 0 184-81 184-188z">
            <text:p/>
          </draw:path>
          <draw:path draw:style-name="gr3" draw:text-style-name="P9" draw:layer="layout" svg:width="0.421cm" svg:height="0.383cm" svg:x="8.895cm" svg:y="11.6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564cm" svg:x="9.588cm" svg:y="11.5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37cm" svg:height="0.564cm" svg:x="10.427cm" svg:y="11.4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9" draw:layer="layout" svg:width="0.421cm" svg:height="0.383cm" svg:x="10.83cm" svg:y="11.6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9" draw:layer="layout" svg:width="0.4cm" svg:height="0.03cm" svg:x="11.352cm" svg:y="11.619cm" svg:viewBox="0 0 401 31" svg:d="M378 31c8 0 23 0 23-16 0-15-13-15-23-15h-355c-10 0-23 0-23 15 0 16 13 16 23 16z">
            <text:p/>
          </draw:path>
          <draw:path draw:style-name="gr3" draw:text-style-name="P9" draw:layer="layout" svg:width="0.362cm" svg:height="0.268cm" svg:x="11.842cm" svg:y="11.521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12.691cm" svg:y="10.8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3.121cm" svg:y="11.0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13" draw:id="id313">
          <svg:title>TexMaths</svg:title>
          <svg:desc>24§display§= \int \frac{ x^n }{ x^n ( 5x + 2x^{-n} ) } \ dx§svg§600§FALSE§</svg:desc>
          <draw:polygon draw:style-name="gr2" draw:text-style-name="P8" draw:layer="layout" svg:width="8.581cm" svg:height="1.854cm" svg:x="6.4cm" svg:y="12.703cm" svg:viewBox="0 0 8582 1855" draw:points="4292,1855 0,1855 0,0 8582,0 8582,1855">
            <text:p/>
          </draw:polygon>
          <draw:path draw:style-name="gr3" draw:text-style-name="P9" draw:layer="layout" svg:width="0.562cm" svg:height="0.199cm" svg:x="6.406cm" svg:y="13.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95cm" svg:y="12.661cm" svg:viewBox="0 0 751 1876" svg:d="M40 1837c27 0 43-19 43-40 0-29-22-42-41-42-21 0-42 13-42 42 0 44 42 79 94 79 129 0 177-198 236-442 66-267 121-537 167-808 31-179 62-348 91-457 9-42 38-150 73-150 25 0 46 16 50 19-29 2-43 20-43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421cm" svg:height="0.383cm" svg:x="10.6cm" svg:y="12.866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9" draw:layer="layout" svg:width="0.362cm" svg:height="0.268cm" svg:x="11.084cm" svg:y="12.673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olygon draw:style-name="gr3" draw:text-style-name="P9" draw:layer="layout" svg:width="5.424cm" svg:height="0.035cm" svg:x="8.334cm" svg:y="13.581cm" svg:viewBox="0 0 5425 36" draw:points="2713,36 0,36 0,0 5425,0 5425,36">
            <text:p/>
          </draw:polygon>
          <draw:path draw:style-name="gr3" draw:text-style-name="P9" draw:layer="layout" svg:width="0.421cm" svg:height="0.383cm" svg:x="8.359cm" svg:y="14.01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362cm" svg:height="0.268cm" svg:x="8.845cm" svg:y="13.884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197cm" svg:height="0.844cm" svg:x="9.359cm" svg:y="13.755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37cm" svg:height="0.581cm" svg:x="9.645cm" svg:y="13.82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4-125-94 2 0 6 0 15 0 27 0 42-22 42-41 0-21-15-42-42-42-13 0-42 6-42 46 0 71 60 154 154 154 98 0 184-81 184-188z">
            <text:p/>
          </draw:path>
          <draw:path draw:style-name="gr3" draw:text-style-name="P9" draw:layer="layout" svg:width="0.421cm" svg:height="0.383cm" svg:x="10.049cm" svg:y="14.014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9" draw:layer="layout" svg:width="0.562cm" svg:height="0.563cm" svg:x="10.742cm" svg:y="13.89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63cm" svg:x="11.581cm" svg:y="13.82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421cm" svg:height="0.383cm" svg:x="11.984cm" svg:y="14.01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4cm" svg:height="0.03cm" svg:x="12.507cm" svg:y="13.982cm" svg:viewBox="0 0 401 31" svg:d="M378 31c8 0 23 0 23-16 0-15-13-15-23-15h-355c-10 0-23 0-23 15 0 16 13 16 23 16z">
            <text:p/>
          </draw:path>
          <draw:path draw:style-name="gr3" draw:text-style-name="P9" draw:layer="layout" svg:width="0.362cm" svg:height="0.268cm" svg:x="12.998cm" svg:y="13.884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197cm" svg:height="0.844cm" svg:x="13.476cm" svg:y="13.75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4.173cm" svg:y="13.22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14.604cm" svg:y="13.437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</draw:g>
        <draw:g xml:id="id299" draw:id="id299">
          <svg:title>TexMaths</svg:title>
          <svg:desc>24§display§= \smallint \sec^5 x \sec x \tan x\ dx§svg§600§FALSE§</svg:desc>
          <draw:polygon draw:style-name="gr2" draw:text-style-name="P8" draw:layer="layout" svg:width="8.467cm" svg:height="0.838cm" svg:x="6.521cm" svg:y="1.143cm" svg:viewBox="0 0 8468 839" draw:points="4233,839 0,839 0,0 8468,0 8468,839">
            <text:p/>
          </draw:polygon>
          <draw:path draw:style-name="gr3" draw:text-style-name="P9" draw:layer="layout" svg:width="0.561cm" svg:height="0.199cm" svg:x="6.527cm" svg:y="1.53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7cm" svg:x="7.416cm" svg:y="1.237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277cm" svg:height="0.389cm" svg:x="7.982cm" svg:y="1.46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8.31cm" svg:y="1.46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8.69cm" svg:y="1.464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404cm" svg:x="9.074cm" svg:y="1.101cm" svg:viewBox="0 0 263 405" svg:d="M54 63c30 8 50 8 59 8 77 0 125-54 125-63 0-6-6-8-8-8s-2 0-5 2c-14 6-45 17-89 17-17 0-48-2-88-15-6-4-6-4-8-4-7 0-7 6-7 15v175c0 12 0 17 9 17 6 0 6 0 12-7 27-33 63-37 84-37 35 0 50 27 54 33 11 19 13 42 13 77 0 17 0 52-17 79-15 21-40 34-69 34-38 0-79-21-94-59 23 1 35-14 35-29 0-25-22-31-31-31 0 0-29 0-29 33 0 53 48 105 121 105 75 0 142-55 142-130 0-68-52-129-125-129-27 0-57 6-84 29z">
            <text:p/>
          </draw:path>
          <draw:path draw:style-name="gr3" draw:text-style-name="P9" draw:layer="layout" svg:width="0.421cm" svg:height="0.383cm" svg:x="9.581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277cm" svg:height="0.389cm" svg:x="10.207cm" svg:y="1.46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0.535cm" svg:y="1.46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0.915cm" svg:y="1.46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1.426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264cm" svg:height="0.529cm" svg:x="12.04cm" svg:y="1.322cm" svg:viewBox="0 0 265 530" svg:d="M131 182h120v-26h-120v-156h-22c0 69-26 159-109 163v19h73v233c0 106 79 115 109 115 60 0 83-59 83-115v-48h-21v48c0 61-25 94-56 94-57 0-57-77-57-92z">
            <text:p/>
          </draw:path>
          <draw:path draw:style-name="gr3" draw:text-style-name="P9" draw:layer="layout" svg:width="0.381cm" svg:height="0.389cm" svg:x="12.388cm" svg:y="1.464cm" svg:viewBox="0 0 382 390" svg:d="M246 315c4 35 27 69 67 69 17 0 69-11 69-80v-47h-21v47c0 49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2.8cm" svg:y="1.4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3.407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402cm" svg:height="0.596cm" svg:x="14.179cm" svg:y="1.257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14.609cm" svg:y="1.4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8 0 136-109 136-130 0-8-7-8-9-8-8 0-10 2-12 8-28 92-86 111-113 111-33 0-46-27-46-56 0-19 6-36 15-75z">
            <text:p/>
          </draw:path>
        </draw:g>
        <draw:g xml:id="id300" draw:id="id300">
          <svg:title>TexMaths</svg:title>
          <svg:desc>24§display§\text {Put } \sec x = t§svg§600§FALSE§</svg:desc>
          <draw:polygon draw:style-name="gr2" draw:text-style-name="P8" draw:layer="layout" svg:width="4.815cm" svg:height="0.502cm" svg:x="5.726cm" svg:y="2.841cm" svg:viewBox="0 0 4816 503" draw:points="2409,503 0,503 0,0 4816,0 4816,503">
            <text:p/>
          </draw:polygon>
          <draw:path draw:style-name="gr3" draw:text-style-name="P9" draw:layer="layout" svg:width="0.498cm" svg:height="0.577cm" svg:x="5.713cm" svg:y="2.799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6.285cm" svg:y="3.00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6.742cm" svg:y="2.857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9" draw:layer="layout" svg:width="0.277cm" svg:height="0.389cm" svg:x="7.504cm" svg:y="2.997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27cm" svg:height="0.389cm" svg:x="7.832cm" svg:y="2.9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8.212cm" svg:y="2.997cm" svg:viewBox="0 0 323 390" svg:d="M71 196c0-138 69-175 113-175 8 0 62 0 92 31-34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8.723cm" svg:y="3.003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1cm" svg:height="0.199cm" svg:x="9.462cm" svg:y="3.06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10.326cm" svg:y="2.847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</draw:g>
        <draw:g xml:id="id301" draw:id="id301">
          <svg:title>TexMaths</svg:title>
          <svg:desc>24§display§\text {Diff. }w.\ r.\ t. \ x,\  \sec x . \tan x \ dx = dt§svg§600§FALSE§</svg:desc>
          <draw:polygon draw:style-name="gr2" draw:text-style-name="P8" draw:layer="layout" svg:width="12.833cm" svg:height="0.673cm" svg:x="11.129cm" svg:y="2.844cm" svg:viewBox="0 0 12834 674" draw:points="6418,674 0,674 0,0 12834,0 12834,674">
            <text:p/>
          </draw:polygon>
          <draw:path draw:style-name="gr3" draw:text-style-name="P9" draw:layer="layout" svg:width="0.567cm" svg:height="0.577cm" svg:x="11.116cm" svg:y="2.821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9" draw:layer="layout" svg:width="0.181cm" svg:height="0.565cm" svg:x="11.759cm" svg:y="2.83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6cm" svg:x="11.988cm" svg:y="2.802cm" svg:viewBox="0 0 509 597" svg:d="M357 257h96v-25h-100v-98c0-76 42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2.531cm" svg:y="3.307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3.092cm" svg:y="3.025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3.765cm" svg:y="3.307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4.234cm" svg:y="3.025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9" draw:layer="layout" svg:width="0.091cm" svg:height="0.091cm" svg:x="14.639cm" svg:y="3.307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5.102cm" svg:y="2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1cm" svg:height="0.091cm" svg:x="15.459cm" svg:y="3.307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5.925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099cm" svg:height="0.252cm" svg:x="16.457cm" svg:y="3.30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9" draw:layer="layout" svg:width="0.277cm" svg:height="0.389cm" svg:x="17.068cm" svg:y="3.01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7.396cm" svg:y="3.01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9" draw:layer="layout" svg:width="0.322cm" svg:height="0.389cm" svg:x="17.776cm" svg:y="3.01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421cm" svg:height="0.383cm" svg:x="18.287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6 0 134-110 134-131 0-7-7-7-9-7-8 0-10 2-12 7-27 92-86 112-113 112-33 0-46-27-46-56 0-19 6-37 15-75z">
            <text:p/>
          </draw:path>
          <draw:path draw:style-name="gr3" draw:text-style-name="P9" draw:layer="layout" svg:width="0.091cm" svg:height="0.091cm" svg:x="18.817cm" svg:y="3.307cm" svg:viewBox="0 0 92 92" svg:d="M92 46c0-25-21-46-46-46s-46 21-46 46 21 46 46 46 46-21 46-46z">
            <text:p/>
          </draw:path>
          <draw:path draw:style-name="gr3" draw:text-style-name="P9" draw:layer="layout" svg:width="0.266cm" svg:height="0.529cm" svg:x="19.135cm" svg:y="2.879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9" draw:layer="layout" svg:width="0.381cm" svg:height="0.389cm" svg:x="19.483cm" svg:y="3.019cm" svg:viewBox="0 0 382 390" svg:d="M246 315c4 34 27 69 67 69 17 0 69-12 69-81v-46h-21v46c0 50-21 56-31 56-27 0-31-39-31-42v-171c0-35 0-67-30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9" draw:layer="layout" svg:width="0.425cm" svg:height="0.373cm" svg:x="19.896cm" svg:y="3.02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0.502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402cm" svg:height="0.596cm" svg:x="21.276cm" svg:y="2.812cm" svg:viewBox="0 0 403 597" svg:d="M403 10c0-2 0-10-11-10-12 0-93 8-108 10-6 0-11 3-11 15 0 11 7 11 21 11 40 0 42 6 42 14l-2 17-52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1.704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6 0 134-110 134-131 0-7-7-7-9-7-8 0-10 2-12 7-27 92-86 112-113 112-33 0-46-27-46-56 0-19 6-37 15-75z">
            <text:p/>
          </draw:path>
          <draw:path draw:style-name="gr3" draw:text-style-name="P9" draw:layer="layout" svg:width="0.562cm" svg:height="0.199cm" svg:x="22.443cm" svg:y="3.0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3.321cm" svg:y="2.812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26cm" svg:height="0.538cm" svg:x="23.745cm" svg:y="2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03" draw:id="id303">
          <svg:title>TexMaths</svg:title>
          <svg:desc>28§display§\text {I}§svg§600§FALSE§</svg:desc>
          <draw:polygon draw:style-name="gr2" draw:text-style-name="P8" draw:layer="layout" svg:width="0.229cm" svg:height="0.575cm" svg:x="5.732cm" svg:y="4.243cm" svg:viewBox="0 0 230 576" draw:points="116,576 0,576 0,0 230,0 230,576">
            <text:p/>
          </draw:polygon>
          <draw:path draw:style-name="gr3" draw:text-style-name="P9" draw:layer="layout" svg:width="0.301cm" svg:height="0.674cm" svg:x="5.71cm" svg:y="4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2" draw:id="id302">
          <svg:title>TexMaths</svg:title>
          <svg:desc>28§display§\therefore§svg§600§FALSE§</svg:desc>
          <draw:polygon draw:style-name="gr2" draw:text-style-name="P8" draw:layer="layout" svg:width="0.528cm" svg:height="0.433cm" svg:x="4.306cm" svg:y="4.323cm" svg:viewBox="0 0 529 434" draw:points="265,434 0,434 0,0 529,0 529,434">
            <text:p/>
          </draw:polygon>
          <draw:path draw:style-name="gr3" draw:text-style-name="P9" draw:layer="layout" svg:width="0.598cm" svg:height="0.531cm" svg:x="4.286cm" svg:y="4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05" draw:id="id305">
          <svg:title>TexMaths</svg:title>
          <svg:desc>24§display§= \frac{t^6}{6} + c§svg§600§FALSE§</svg:desc>
          <draw:polygon draw:style-name="gr2" draw:text-style-name="P8" draw:layer="layout" svg:width="3.087cm" svg:height="1.782cm" svg:x="6.512cm" svg:y="5.539cm" svg:viewBox="0 0 3088 1783" draw:points="1544,1783 0,1783 0,0 3088,0 3088,1783">
            <text:p/>
          </draw:polygon>
          <draw:path draw:style-name="gr3" draw:text-style-name="P9" draw:layer="layout" svg:width="0.562cm" svg:height="0.199cm" svg:x="6.518cm" svg:y="6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6cm" svg:height="0.538cm" svg:x="7.482cm" svg:y="5.668cm" svg:viewBox="0 0 261 539" svg:d="M156 192h80c16 0 25 0 25-17 0-10-9-10-25-10h-73c29-121 35-136 35-142 0-15-12-23-25-23-2 0-27 0-35 31l-32 134h-81c-17 0-25 0-25 15 0 12 8 12 23 12h75c-62 240-63 253-63 269 0 46 32 78 76 78 89 0 137-125 137-130 0-8-8-8-12-8-7 0-7 2-11 12-37 88-83 107-112 107-17 0-25-12-25-38 0-21 0-27 4-41z">
            <text:p/>
          </draw:path>
          <draw:path draw:style-name="gr3" draw:text-style-name="P9" draw:layer="layout" svg:width="0.272cm" svg:height="0.404cm" svg:x="7.799cm" svg:y="5.497cm" svg:viewBox="0 0 273 405" svg:d="M58 200c0-48 3-93 26-129 20-33 52-54 91-54 17 0 40 4 54 21-16 0-29 12-29 29 0 14 11 27 29 27 17 0 28-11 28-29 0-34-25-65-84-65-85 0-173 79-173 205 0 154 73 200 138 200 73 0 135-54 135-133 0-74-60-130-129-130-48 0-73 31-86 58zM138 386c-30 0-54-16-65-43-10-17-13-48-13-82 0-58 34-102 80-102 29 0 46 10 62 31 13 23 15 48 15 82 0 35 0 60-17 83-14 21-33 31-62 31z">
            <text:p/>
          </draw:path>
          <draw:polygon draw:style-name="gr3" draw:text-style-name="P9" draw:layer="layout" svg:width="0.685cm" svg:height="0.035cm" svg:x="7.461cm" svg:y="6.537cm" svg:viewBox="0 0 686 36" draw:points="342,36 0,36 0,0 686,0 686,36">
            <text:p/>
          </draw:polygon>
          <draw:path draw:style-name="gr3" draw:text-style-name="P9" draw:layer="layout" svg:width="0.35cm" svg:height="0.58cm" svg:x="7.628cm" svg:y="6.783cm" svg:viewBox="0 0 351 581" svg:d="M77 286v-21c0-213 105-244 148-244 21 0 55 6 75 35-14 0-47 0-47 36 0 27 20 40 39 40 13 0 38-7 38-40 0-52-36-92-107-92-108 0-223 109-223 295 0 227 98 286 177 286 94 0 174-78 174-190 0-107-74-190-169-190-57 0-88 45-105 85zM177 558c-54 0-79-51-83-63-15-40-15-107-15-123 0-65 27-151 103-151 14 0 52 0 79 53 16 31 16 75 16 116 0 40 0 82-16 113-25 52-65 55-84 55z">
            <text:p/>
          </draw:path>
          <draw:path draw:style-name="gr3" draw:text-style-name="P9" draw:layer="layout" svg:width="0.562cm" svg:height="0.563cm" svg:x="8.48cm" svg:y="6.27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9.312cm" svg:y="6.393cm" svg:viewBox="0 0 330 384" svg:d="M301 52c-13 0-24 0-38 13-13 12-15 27-15 33 0 19 15 29 32 29 25 0 48-20 48-54 0-42-40-73-101-73-114 0-227 121-227 240 0 77 50 144 138 144 121 0 192-90 192-100 0-6-5-12-9-12-6 0-6 2-12 10-67 83-159 83-171 83-52 0-75-41-75-93 0-34 18-117 46-168 25-48 73-85 120-85 28 0 61 10 72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1" smil:attributeName="visibility" smil:to="visible"/>
                  <anim:animate smil:dur="0.5s" smil:fill="hold" smil:targetElement="id301" smil:attributeName="width" smil:values="width*0.05;width" smil:keyTimes="0;1"/>
                  <anim:animate smil:dur="0.5s" smil:fill="hold" smil:targetElement="id301" smil:attributeName="height" smil:values="height;height" smil:keyTimes="0;1"/>
                  <anim:animate smil:dur="0.5s" smil:fill="hold" smil:targetElement="id301" smil:attributeName="x" smil:values="x-.2;x" smil:keyTimes="0;1"/>
                  <anim:animate smil:dur="0.5s" smil:fill="hold" smil:targetElement="id301" smil:attributeName="y" smil:values="y;y" smil:keyTimes="0;1"/>
                  <anim:transitionFilter smil:dur="0.5s" smil:targetElement="id3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0" smil:attributeName="visibility" smil:to="visible"/>
                  <anim:animate smil:dur="0.5s" smil:fill="hold" smil:targetElement="id310" smil:attributeName="width" smil:values="width*0.05;width" smil:keyTimes="0;1"/>
                  <anim:animate smil:dur="0.5s" smil:fill="hold" smil:targetElement="id310" smil:attributeName="height" smil:values="height;height" smil:keyTimes="0;1"/>
                  <anim:animate smil:dur="0.5s" smil:fill="hold" smil:targetElement="id310" smil:attributeName="x" smil:values="x-.2;x" smil:keyTimes="0;1"/>
                  <anim:animate smil:dur="0.5s" smil:fill="hold" smil:targetElement="id310" smil:attributeName="y" smil:values="y;y" smil:keyTimes="0;1"/>
                  <anim:transitionFilter smil:dur="0.5s" smil:targetElement="id31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15" draw:id="id315">
          <svg:title>TexMaths</svg:title>
          <svg:desc>24§display§= \int \frac{ x^n }{ 5 x^{n+1} + 2 } \ dx§svg§600§FALSE§</svg:desc>
          <draw:polygon draw:style-name="gr2" draw:text-style-name="P8" draw:layer="layout" svg:width="6.828cm" svg:height="1.791cm" svg:x="6.515cm" svg:y="0.739cm" svg:viewBox="0 0 6829 1792" draw:points="3413,1792 0,1792 0,0 6829,0 6829,1792">
            <text:p/>
          </draw:polygon>
          <draw:path draw:style-name="gr3" draw:text-style-name="P9" draw:layer="layout" svg:width="0.562cm" svg:height="0.199cm" svg:x="6.521cm" svg:y="1.5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cm" svg:y="0.697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421cm" svg:height="0.383cm" svg:x="9.836cm" svg:y="0.90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362cm" svg:height="0.268cm" svg:x="10.322cm" svg:y="0.709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olygon draw:style-name="gr3" draw:text-style-name="P9" draw:layer="layout" svg:width="3.67cm" svg:height="0.036cm" svg:x="8.448cm" svg:y="1.617cm" svg:viewBox="0 0 3671 37" draw:points="1835,37 0,37 0,0 3671,0 3671,37">
            <text:p/>
          </draw:polygon>
          <draw:path draw:style-name="gr3" draw:text-style-name="P9" draw:layer="layout" svg:width="0.337cm" svg:height="0.581cm" svg:x="8.49cm" svg:y="1.86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7 0 184-81 184-188z">
            <text:p/>
          </draw:path>
          <draw:path draw:style-name="gr3" draw:text-style-name="P9" draw:layer="layout" svg:width="0.421cm" svg:height="0.383cm" svg:x="8.894cm" svg:y="2.051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362cm" svg:height="0.268cm" svg:x="9.379cm" svg:y="1.921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7cm" svg:x="9.809cm" svg:y="1.815cm" svg:viewBox="0 0 436 438" svg:d="M232 232h183c7 0 21 0 21-13 0-15-14-15-21-15h-183v-183c0-8 0-21-13-21-16 0-16 13-16 21v183h-182c-8 0-21 0-21 15 0 13 13 13 21 13h182v183c0 8 0 23 16 23 13 0 13-13 13-23z">
            <text:p/>
          </draw:path>
          <draw:path draw:style-name="gr3" draw:text-style-name="P9" draw:layer="layout" svg:width="0.216cm" svg:height="0.393cm" svg:x="10.351cm" svg:y="1.788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9" draw:layer="layout" svg:width="0.562cm" svg:height="0.564cm" svg:x="10.9cm" svg:y="1.9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37cm" svg:height="0.564cm" svg:x="11.739cm" svg:y="1.8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402cm" svg:height="0.596cm" svg:x="12.534cm" svg:y="1.26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2.964cm" svg:y="1.4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</draw:g>
        <draw:g xml:id="id314" draw:id="id314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1" draw:id="id321">
          <svg:title>TexMaths</svg:title>
          <svg:desc>28§display§\text {I}§svg§600§FALSE§</svg:desc>
          <draw:polygon draw:style-name="gr2" draw:text-style-name="P8" draw:layer="layout" svg:width="0.229cm" svg:height="0.575cm" svg:x="5.733cm" svg:y="7.543cm" svg:viewBox="0 0 230 576" draw:points="116,576 0,576 0,0 230,0 230,576">
            <text:p/>
          </draw:polygon>
          <draw:path draw:style-name="gr3" draw:text-style-name="P9" draw:layer="layout" svg:width="0.301cm" svg:height="0.674cm" svg:x="5.711cm" svg:y="7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5" draw:id="id325">
          <svg:title>TexMaths</svg:title>
          <svg:desc>28§display§\text {I}§svg§600§FALSE§</svg:desc>
          <draw:polygon draw:style-name="gr2" draw:text-style-name="P8" draw:layer="layout" svg:width="0.229cm" svg:height="0.575cm" svg:x="5.733cm" svg:y="12.644cm" svg:viewBox="0 0 230 576" draw:points="116,576 0,576 0,0 230,0 230,576">
            <text:p/>
          </draw:polygon>
          <draw:path draw:style-name="gr3" draw:text-style-name="P9" draw:layer="layout" svg:width="0.301cm" svg:height="0.674cm" svg:x="5.711cm" svg:y="12.5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16" draw:id="id316">
          <svg:title>TexMaths</svg:title>
          <svg:desc>24§display§\text {Put } 5x^{n+1} + 2 = t§svg§600§FALSE§</svg:desc>
          <draw:polygon draw:style-name="gr2" draw:text-style-name="P8" draw:layer="layout" svg:width="6.639cm" svg:height="0.726cm" svg:x="5.625cm" svg:y="3.241cm" svg:viewBox="0 0 6640 727" draw:points="3321,727 0,727 0,0 6640,0 6640,727">
            <text:p/>
          </draw:polygon>
          <draw:path draw:style-name="gr3" draw:text-style-name="P9" draw:layer="layout" svg:width="0.498cm" svg:height="0.576cm" svg:x="5.612cm" svg:y="3.364cm" svg:viewBox="0 0 499 577" svg:d="M163 311h142c102 0 194-69 194-154 0-82-84-157-200-157h-299v27h21c65 0 65 9 65 38v447c0 31 0 38-65 38h-21v27c29-2 92-2 125-2 32 0 96 0 125 2v-27h-20c-65 0-67-7-67-38zM159 288v-229c0-26 2-32 43-32h74c135 0 135 88 135 130 0 40 0 131-135 131z">
            <text:p/>
          </draw:path>
          <draw:path draw:style-name="gr3" draw:text-style-name="P9" draw:layer="layout" svg:width="0.425cm" svg:height="0.382cm" svg:x="6.184cm" svg:y="3.565cm" svg:viewBox="0 0 426 383" svg:d="M303 307v76l123-9v-27c-59 0-65-6-65-46v-301l-125 10v26c60 0 65 6 65 46v152c0 73-40 130-101 130-71 0-75-38-75-82v-282l-125 10v26c65 0 65 2 65 77v127c0 67 0 143 131 143 46 0 84-23 107-76z">
            <text:p/>
          </draw:path>
          <draw:path draw:style-name="gr3" draw:text-style-name="P9" draw:layer="layout" svg:width="0.266cm" svg:height="0.528cm" svg:x="6.641cm" svg:y="3.419cm" svg:viewBox="0 0 267 529" svg:d="M131 182h120v-27h-120v-155h-22c0 69-26 159-109 163v19h73v232c0 106 79 115 109 115 60 0 85-59 85-115v-48h-23v48c0 61-25 94-56 94-57 0-57-77-57-92z">
            <text:p/>
          </draw:path>
          <draw:path draw:style-name="gr3" draw:text-style-name="P9" draw:layer="layout" svg:width="0.337cm" svg:height="0.58cm" svg:x="7.276cm" svg:y="3.377cm" svg:viewBox="0 0 338 581" svg:d="M338 393c0-100-69-186-161-186-41 0-77 13-108 44v-165c17 6 46 12 73 12 104 0 163-77 163-88 0-6-2-10-7-10-2 0-4 0-8 2-17 8-58 25-115 25-35 0-73-6-114-23-5-4-7-4-9-4-8 0-8 8-8 21v249c0 16 0 23 12 23 5 0 7-2 9-7 10-14 43-60 110-60 44 0 65 39 73 54 13 33 15 65 15 107 0 29 0 81-21 115-19 33-52 56-90 56-62 0-110-44-125-94 2 0 6 0 15 0 27 0 42-21 42-40 0-21-15-42-42-42-13 0-42 5-42 46 0 70 58 153 154 153 97 0 184-81 184-188z">
            <text:p/>
          </draw:path>
          <draw:path draw:style-name="gr3" draw:text-style-name="P9" draw:layer="layout" svg:width="0.421cm" svg:height="0.382cm" svg:x="7.681cm" svg:y="3.565cm" svg:viewBox="0 0 422 383" svg:d="M259 119c4-23 23-100 83-100 5 0 25 0 42 10-23 6-40 27-40 46 0 13 9 30 32 30 19 0 46-15 46-49 0-44-50-56-78-56-50 0-79 44-91 65-21-57-65-65-90-65-88 0-136 109-136 130 0 8 8 8 9 8 8 0 10 0 12-8 29-90 84-111 113-111 16 0 46 8 46 56 0 27-15 84-46 201-13 54-44 88-80 88-6 0-25 0-43-9 22-6 41-23 41-46s-19-31-33-31c-25 0-46 23-46 50 0 38 42 55 79 55 57 0 86-59 90-65 10 33 40 65 90 65 88 0 136-109 136-130 0-8-7-8-9-8-8 0-10 2-12 8-27 92-86 111-113 111-33 0-46-27-46-55 0-19 6-37 15-75z">
            <text:p/>
          </draw:path>
          <draw:path draw:style-name="gr3" draw:text-style-name="P9" draw:layer="layout" svg:width="0.362cm" svg:height="0.267cm" svg:x="8.167cm" svg:y="3.331cm" svg:viewBox="0 0 363 268" svg:d="M44 224c-2 8-6 23-6 25 0 14 12 19 22 19 9 0 19-7 23-13 1-6 7-25 9-36 4-12 10-39 14-54 3-14 7-27 9-40 8-25 8-29 25-54 17-23 44-54 90-54 35 0 35 29 35 41 0 36-25 101-35 126-7 17-9 23-9 33 0 30 27 51 55 51 60 0 87-82 87-92 0-7-8-7-10-7-7 0-9 4-11 11-14 46-39 71-64 71-11 0-13-8-13-21s2-21 13-48c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6cm" svg:x="8.597cm" svg:y="3.226cm" svg:viewBox="0 0 436 437" svg:d="M232 232h183c7 0 21 0 21-13 0-16-14-16-21-16h-183v-182c0-8 0-21-13-21-16 0-16 13-16 21v182h-182c-8 0-21 0-21 16 0 13 13 13 21 13h182v182c0 8 0 23 16 23 13 0 13-13 13-23z">
            <text:p/>
          </draw:path>
          <draw:path draw:style-name="gr3" draw:text-style-name="P9" draw:layer="layout" svg:width="0.216cm" svg:height="0.392cm" svg:x="9.137cm" svg:y="3.199cm" svg:viewBox="0 0 217 393" svg:d="M134 17c0-17-2-17-17-17-38 36-92 38-117 38v21c13 0 54 0 86-17v303c0 19 0 27-59 27h-23v21c11 0 84-2 105-2 20 0 94 2 108 2v-21h-23c-60 0-60-8-60-27z">
            <text:p/>
          </draw:path>
          <draw:path draw:style-name="gr3" draw:text-style-name="P9" draw:layer="layout" svg:width="0.561cm" svg:height="0.563cm" svg:x="9.686cm" svg:y="3.446cm" svg:viewBox="0 0 562 564" svg:d="M299 299h237c11 0 26 0 26-17s-15-17-26-17h-237v-236c0-14 0-29-17-29s-17 15-17 29v236h-236c-14 0-29 0-29 17s15 17 29 17h236v236c0 11 0 29 17 29s17-18 17-29z">
            <text:p/>
          </draw:path>
          <draw:path draw:style-name="gr3" draw:text-style-name="P9" draw:layer="layout" svg:width="0.337cm" svg:height="0.563cm" svg:x="10.525cm" svg:y="3.377cm" svg:viewBox="0 0 338 564" svg:d="M65 498l90-88c133-117 183-161 183-245 0-98-75-165-179-165-96 0-159 79-159 153 0 46 42 46 44 46 16 0 44-9 44-44 0-21-15-44-44-44-8 0-8 0-11 2 19-55 65-86 115-86 77 0 113 67 113 138 0 67-42 134-88 186l-163 180c-10 10-10 12-10 33h315l23-148h-21c-4 25-10 63-19 75-6 7-62 7-79 7z">
            <text:p/>
          </draw:path>
          <draw:path draw:style-name="gr3" draw:text-style-name="P9" draw:layer="layout" svg:width="0.561cm" svg:height="0.198cm" svg:x="11.185cm" svg:y="3.628cm" svg:viewBox="0 0 562 199" svg:d="M534 35c13 0 28 0 28-18 0-17-15-17-26-17h-507c-14 0-29 0-29 17 0 18 15 18 29 18zM536 199c11 0 26 0 26-17s-15-17-28-17h-505c-14 0-29 0-29 17s15 17 29 17z">
            <text:p/>
          </draw:path>
          <draw:path draw:style-name="gr3" draw:text-style-name="P9" draw:layer="layout" svg:width="0.26cm" svg:height="0.538cm" svg:x="12.049cm" svg:y="3.412cm" svg:viewBox="0 0 261 539" svg:d="M155 192h81c15 0 25 0 25-18 0-9-10-9-25-9h-73c29-121 35-136 35-142 0-15-12-23-25-23-2 0-27 0-35 31l-32 134h-81c-17 0-25 0-25 15 0 12 8 12 23 12h75c-60 239-63 253-63 268 0 46 32 79 76 79 89 0 137-125 137-131 0-7-8-7-12-7-6 0-8 2-11 11-37 88-83 108-112 108-17 0-25-12-25-39 0-21 0-27 4-40z">
            <text:p/>
          </draw:path>
        </draw:g>
        <draw:g xml:id="id317" draw:id="id317">
          <svg:title>TexMaths</svg:title>
          <svg:desc>24§display§\text {Diff. }w.\ r.\ t. \ x,\  5(n+1)x^n\ dx = dt§svg§600§FALSE§</svg:desc>
          <draw:polygon draw:style-name="gr2" draw:text-style-name="P8" draw:layer="layout" svg:width="12.891cm" svg:height="0.76cm" svg:x="13.127cm" svg:y="3.345cm" svg:viewBox="0 0 12892 761" draw:points="6445,761 0,761 0,0 12892,0 12892,761">
            <text:p/>
          </draw:polygon>
          <draw:path draw:style-name="gr3" draw:text-style-name="P9" draw:layer="layout" svg:width="0.567cm" svg:height="0.577cm" svg:x="13.114cm" svg:y="3.359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9" draw:layer="layout" svg:width="0.181cm" svg:height="0.566cm" svg:x="13.757cm" svg:y="3.3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13.986cm" svg:y="3.341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4.529cm" svg:y="3.846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5.09cm" svg:y="3.562cm" svg:viewBox="0 0 561 384" svg:d="M367 86c4-17 11-50 11-53 0-16-11-23-23-23-11 0-27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8-59 22 53 81 59 106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5.764cm" svg:y="3.846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6.232cm" svg:y="3.562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6.637cm" svg:y="3.846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7.1cm" svg:y="3.407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091cm" svg:height="0.091cm" svg:x="17.457cm" svg:y="3.846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7.923cm" svg:y="3.5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099cm" svg:height="0.253cm" svg:x="18.455cm" svg:y="3.8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337cm" svg:height="0.581cm" svg:x="19.079cm" svg:y="3.37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9" draw:layer="layout" svg:width="0.197cm" svg:height="0.844cm" svg:x="19.544cm" svg:y="3.3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58cm" svg:height="0.383cm" svg:x="19.813cm" svg:y="3.562cm" svg:viewBox="0 0 459 384" svg:d="M50 325c-2 13-8 32-8 36 0 15 12 23 25 23 10 0 25-8 31-23 2-2 11-42 17-63l17-77c6-17 12-37 16-56 4-15 9-40 9-42 14-27 60-104 139-104 38 0 46 31 46 60 0 52-41 161-54 196-8 21-10 30-10 40 0 40 31 69 70 69 80 0 111-123 111-130 0-8-8-8-10-8-9 0-9 2-13 15-17 58-44 104-87 104-13 0-19-8-19-27 0-21 8-42 16-61 15-45 50-139 50-187 0-55-37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20.529cm" svg:y="3.4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9cm" svg:height="0.564cm" svg:x="21.4cm" svg:y="3.37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9" draw:layer="layout" svg:width="0.197cm" svg:height="0.844cm" svg:x="21.794cm" svg:y="3.3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21cm" svg:height="0.383cm" svg:x="22.099cm" svg:y="3.5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362cm" svg:height="0.268cm" svg:x="22.585cm" svg:y="3.326cm" svg:viewBox="0 0 363 269" svg:d="M44 225c-2 7-6 23-6 25 0 13 12 19 22 19 9 0 19-8 23-14 1-5 7-25 9-36 4-12 10-38 14-54 3-13 7-27 9-40 8-25 8-29 25-54 17-23 44-54 90-54 35 0 35 29 35 41 0 36-25 101-35 126-7 18-9 23-9 33 0 31 27 52 55 52 60 0 87-83 87-92 0-8-8-8-10-8-7 0-9 4-11 12-14 46-39 71-64 71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23.33cm" svg:y="3.35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23.76cm" svg:y="3.5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199cm" svg:x="24.499cm" svg:y="3.6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5.377cm" svg:y="3.351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26cm" svg:height="0.539cm" svg:x="25.801cm" svg:y="3.407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7-112 107-17 0-25-11-25-38 0-21 0-27 4-40z">
            <text:p/>
          </draw:path>
        </draw:g>
        <draw:g xml:id="id318" draw:id="id318">
          <svg:title>TexMaths</svg:title>
          <svg:desc>26§display§\therefore§svg§600§FALSE§</svg:desc>
          <draw:polygon draw:style-name="gr2" draw:text-style-name="P8" draw:layer="layout" svg:width="0.49cm" svg:height="0.402cm" svg:x="6.004cm" svg:y="5.42cm" svg:viewBox="0 0 491 403" draw:points="246,403 0,403 0,0 491,0 491,403">
            <text:p/>
          </draw:polygon>
          <draw:path draw:style-name="gr3" draw:text-style-name="P9" draw:layer="layout" svg:width="0.555cm" svg:height="0.493cm" svg:x="5.985cm" svg:y="5.3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9" draw:id="id319">
          <svg:title>TexMaths</svg:title>
          <svg:desc>24§display§x^n dx = \frac{1}{5(n+1) }dt§svg§600§FALSE§</svg:desc>
          <draw:polygon draw:style-name="gr2" draw:text-style-name="P8" draw:layer="layout" svg:width="6.86cm" svg:height="1.839cm" svg:x="7.432cm" svg:y="4.746cm" svg:viewBox="0 0 6861 1840" draw:points="3431,1840 0,1840 0,0 6861,0 6861,1840">
            <text:p/>
          </draw:polygon>
          <draw:path draw:style-name="gr3" draw:text-style-name="P9" draw:layer="layout" svg:width="0.421cm" svg:height="0.383cm" svg:x="7.415cm" svg:y="5.46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362cm" svg:height="0.268cm" svg:x="7.901cm" svg:y="5.228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8.365cm" svg:y="5.252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8.796cm" svg:y="5.46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199cm" svg:x="9.535cm" svg:y="5.5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11.862cm" svg:y="4.7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3.039cm" svg:height="0.036cm" svg:x="10.478cm" svg:y="5.609cm" svg:viewBox="0 0 3040 37" draw:points="1519,37 0,37 0,0 3040,0 3040,37">
            <text:p/>
          </draw:polygon>
          <draw:path draw:style-name="gr3" draw:text-style-name="P9" draw:layer="layout" svg:width="0.337cm" svg:height="0.581cm" svg:x="10.52cm" svg:y="5.85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9" draw:layer="layout" svg:width="0.197cm" svg:height="0.844cm" svg:x="10.984cm" svg:y="5.784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58cm" svg:height="0.383cm" svg:x="11.253cm" svg:y="6.043cm" svg:viewBox="0 0 459 384" svg:d="M50 325c-2 13-8 32-8 36 0 16 12 23 25 23 10 0 25-7 31-23 2-2 11-42 17-63l17-77c6-17 12-37 16-56 4-15 9-40 9-42 14-27 60-104 139-104 38 0 46 31 46 60 0 52-41 161-54 196-8 21-10 30-10 40 0 40 31 69 70 69 80 0 111-123 111-130 0-8-8-8-10-8-9 0-9 2-13 15-17 58-44 104-87 104-13 0-19-8-19-27 0-21 8-42 16-61 15-45 50-139 50-187 0-55-37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11.97cm" svg:y="5.92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279cm" svg:height="0.564cm" svg:x="12.841cm" svg:y="5.85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3.235cm" svg:y="5.78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6cm" svg:x="13.65cm" svg:y="5.252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14.076cm" svg:y="5.309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</draw:g>
        <draw:g xml:id="id320" draw:id="id320">
          <svg:title>TexMaths</svg:title>
          <svg:desc>28§display§\therefore§svg§600§FALSE§</svg:desc>
          <draw:polygon draw:style-name="gr2" draw:text-style-name="P8" draw:layer="layout" svg:width="0.528cm" svg:height="0.433cm" svg:x="4.105cm" svg:y="7.624cm" svg:viewBox="0 0 529 434" draw:points="265,434 0,434 0,0 529,0 529,434">
            <text:p/>
          </draw:polygon>
          <draw:path draw:style-name="gr3" draw:text-style-name="P9" draw:layer="layout" svg:width="0.598cm" svg:height="0.531cm" svg:x="4.085cm" svg:y="7.5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22" draw:id="id322">
          <svg:title>TexMaths</svg:title>
          <svg:desc>24§display§= \int \frac{1}{ t} \times \frac{1}{5(n+1)}dt§svg§600§FALSE§</svg:desc>
          <draw:polygon draw:style-name="gr2" draw:text-style-name="P8" draw:layer="layout" svg:width="7.402cm" svg:height="1.854cm" svg:x="6.614cm" svg:y="6.94cm" svg:viewBox="0 0 7403 1855" draw:points="3701,1855 0,1855 0,0 7403,0 7403,1855">
            <text:p/>
          </draw:polygon>
          <draw:path draw:style-name="gr3" draw:text-style-name="P9" draw:layer="layout" svg:width="0.562cm" svg:height="0.199cm" svg:x="6.62cm" svg:y="7.7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509cm" svg:y="6.898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9" draw:layer="layout" svg:width="0.279cm" svg:height="0.563cm" svg:x="8.622cm" svg:y="6.91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0.423cm" svg:height="0.035cm" svg:x="8.547cm" svg:y="7.818cm" svg:viewBox="0 0 424 36" draw:points="211,36 0,36 0,0 424,0 424,36">
            <text:p/>
          </draw:polygon>
          <draw:path draw:style-name="gr3" draw:text-style-name="P9" draw:layer="layout" svg:width="0.26cm" svg:height="0.538cm" svg:x="8.626cm" svg:y="8.096cm" svg:viewBox="0 0 261 539" svg:d="M156 192h80c15 0 25 0 25-17 0-10-10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408cm" svg:height="0.408cm" svg:x="9.382cm" svg:y="7.631cm" svg:viewBox="0 0 409 409" svg:d="M205 180l-169-168c-11-10-13-12-19-12-9 0-17 8-17 17 0 6 2 8 12 18l168 168-168 171c-10 10-12 12-12 18 0 9 8 17 17 17 6 0 8-2 19-12l167-169 177 175c2 2 8 6 12 6 11 0 17-8 17-17 0-2 0-6-2-10-2-2-136-134-179-179l156-153c4-6 17-17 21-21 0-2 4-6 4-12 0-9-6-17-17-17-6 0-10 4-20 13z">
            <text:p/>
          </draw:path>
          <draw:path draw:style-name="gr3" draw:text-style-name="P9" draw:layer="layout" svg:width="0.279cm" svg:height="0.563cm" svg:x="11.584cm" svg:y="6.91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3.038cm" svg:height="0.035cm" svg:x="10.202cm" svg:y="7.818cm" svg:viewBox="0 0 3039 36" draw:points="1519,36 0,36 0,0 3039,0 3039,36">
            <text:p/>
          </draw:polygon>
          <draw:path draw:style-name="gr3" draw:text-style-name="P9" draw:layer="layout" svg:width="0.337cm" svg:height="0.581cm" svg:x="10.244cm" svg:y="8.063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7 0 184-81 184-188z">
            <text:p/>
          </draw:path>
          <draw:path draw:style-name="gr3" draw:text-style-name="P9" draw:layer="layout" svg:width="0.197cm" svg:height="0.844cm" svg:x="10.707cm" svg:y="7.992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458cm" svg:height="0.383cm" svg:x="10.976cm" svg:y="8.251cm" svg:viewBox="0 0 459 384" svg:d="M50 324c-2 14-8 33-8 37 0 15 12 23 25 23 10 0 25-8 31-23 2-2 11-42 17-63l17-77c6-18 12-37 16-56 4-15 9-40 9-42 14-27 60-104 139-104 38 0 46 31 46 60 0 52-41 161-54 196-8 21-10 30-10 40 0 40 31 69 69 69 81 0 112-123 112-131 0-7-8-7-10-7-9 0-9 2-13 15-17 58-44 104-87 104-13 0-19-8-19-27 0-21 8-42 16-62 15-44 49-138 49-186 0-55-34-90-96-90-76 0-119 54-132 73-4-46-38-73-79-73-38 0-53 33-63 48-13 29-25 79-25 83 0 7 8 7 10 7 9 0 9 0 15-19 13-59 31-100 61-100 18 0 27 10 27 39 0 17-4 26-13 71z">
            <text:p/>
          </draw:path>
          <draw:path draw:style-name="gr3" draw:text-style-name="P9" draw:layer="layout" svg:width="0.562cm" svg:height="0.563cm" svg:x="11.692cm" svg:y="8.13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279cm" svg:height="0.563cm" svg:x="12.563cm" svg:y="8.063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197cm" svg:height="0.844cm" svg:x="12.959cm" svg:y="7.992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3.374cm" svg:y="7.461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26cm" svg:height="0.538cm" svg:x="13.798cm" svg:y="7.518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323" draw:id="id323">
          <svg:title>TexMaths</svg:title>
          <svg:desc>24§display§= \frac{1}{5(n+1)} \int \frac{1}{ t}\ dt§svg§600§FALSE§</svg:desc>
          <draw:polygon draw:style-name="gr2" draw:text-style-name="P8" draw:layer="layout" svg:width="6.795cm" svg:height="1.854cm" svg:x="6.615cm" svg:y="9.543cm" svg:viewBox="0 0 6796 1855" draw:points="3397,1855 0,1855 0,0 6796,0 6796,1855">
            <text:p/>
          </draw:polygon>
          <draw:path draw:style-name="gr3" draw:text-style-name="P9" draw:layer="layout" svg:width="0.562cm" svg:height="0.199cm" svg:x="6.621cm" svg:y="10.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8.948cm" svg:y="9.51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3.039cm" svg:height="0.035cm" svg:x="7.564cm" svg:y="10.421cm" svg:viewBox="0 0 3040 36" draw:points="1519,36 0,36 0,0 3040,0 3040,36">
            <text:p/>
          </draw:polygon>
          <draw:path draw:style-name="gr3" draw:text-style-name="P9" draw:layer="layout" svg:width="0.337cm" svg:height="0.581cm" svg:x="7.606cm" svg:y="10.666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8 0 184-81 184-188z">
            <text:p/>
          </draw:path>
          <draw:path draw:style-name="gr3" draw:text-style-name="P9" draw:layer="layout" svg:width="0.197cm" svg:height="0.844cm" svg:x="8.071cm" svg:y="10.595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458cm" svg:height="0.383cm" svg:x="8.339cm" svg:y="10.854cm" svg:viewBox="0 0 459 384" svg:d="M50 324c-2 14-8 33-8 37 0 15 12 23 25 23 10 0 25-8 31-23 2-2 11-42 17-63l17-77c6-18 12-37 16-56 4-15 9-40 9-42 14-27 58-104 139-104 38 0 46 31 46 60 0 52-41 161-54 196-8 21-10 30-10 40 0 40 31 69 70 69 80 0 111-123 111-131 0-7-8-7-10-7-9 0-9 2-13 15-17 58-44 104-87 104-13 0-19-8-19-27 0-21 8-42 16-62 15-44 50-138 50-186 0-55-35-90-96-90-77 0-119 54-133 73-4-46-38-73-79-73-38 0-53 33-63 48-13 29-25 79-25 83 0 7 8 7 10 7 9 0 9 0 15-19 13-59 31-100 61-100 18 0 27 10 27 39 0 17-4 26-13 71z">
            <text:p/>
          </draw:path>
          <draw:path draw:style-name="gr3" draw:text-style-name="P9" draw:layer="layout" svg:width="0.562cm" svg:height="0.563cm" svg:x="9.056cm" svg:y="10.73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279cm" svg:height="0.563cm" svg:x="9.927cm" svg:y="10.666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197cm" svg:height="0.844cm" svg:x="10.321cm" svg:y="10.5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75cm" svg:height="1.875cm" svg:x="10.891cm" svg:y="9.501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4 92-160 265-2 8-117 432-209 985-23 128-48 270-75 388-15 61-54 220-123 220-31 0-50-21-52-21z">
            <text:p/>
          </draw:path>
          <draw:path draw:style-name="gr3" draw:text-style-name="P9" draw:layer="layout" svg:width="0.279cm" svg:height="0.563cm" svg:x="12.003cm" svg:y="9.51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0.423cm" svg:height="0.035cm" svg:x="11.928cm" svg:y="10.421cm" svg:viewBox="0 0 424 36" draw:points="211,36 0,36 0,0 424,0 424,36">
            <text:p/>
          </draw:polygon>
          <draw:path draw:style-name="gr3" draw:text-style-name="P9" draw:layer="layout" svg:width="0.26cm" svg:height="0.538cm" svg:x="12.007cm" svg:y="10.699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0z">
            <text:p/>
          </draw:path>
          <draw:path draw:style-name="gr3" draw:text-style-name="P9" draw:layer="layout" svg:width="0.402cm" svg:height="0.596cm" svg:x="12.767cm" svg:y="10.06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26cm" svg:height="0.538cm" svg:x="13.192cm" svg:y="10.121cm" svg:viewBox="0 0 261 539" svg:d="M156 192h80c16 0 25 0 25-17 0-10-9-10-25-10h-75c31-121 37-136 37-142 0-15-12-23-25-23-4 0-27 0-35 31l-32 134h-81c-17 0-25 0-25 15 0 12 8 12 23 12h75c-62 240-63 253-63 269 0 46 32 78 76 78 89 0 137-124 137-130 0-8-8-8-12-8-7 0-7 2-11 12-37 88-83 107-112 107-17 0-25-11-25-38 0-21 0-27 4-40z">
            <text:p/>
          </draw:path>
        </draw:g>
        <draw:g xml:id="id326" draw:id="id326">
          <svg:title>TexMaths</svg:title>
          <svg:desc>24§display§= \frac{1}{5(n+1)} \log t \ +\ c§svg§600§FALSE§</svg:desc>
          <draw:polygon draw:style-name="gr2" draw:text-style-name="P8" draw:layer="layout" svg:width="7.678cm" svg:height="1.839cm" svg:x="6.617cm" svg:y="12.045cm" svg:viewBox="0 0 7679 1840" draw:points="3840,1840 0,1840 0,0 7679,0 7679,1840">
            <text:p/>
          </draw:polygon>
          <draw:path draw:style-name="gr3" draw:text-style-name="P9" draw:layer="layout" svg:width="0.562cm" svg:height="0.199cm" svg:x="6.623cm" svg:y="12.82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8.95cm" svg:y="12.00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039cm" svg:height="0.036cm" svg:x="7.566cm" svg:y="12.908cm" svg:viewBox="0 0 3040 37" draw:points="1519,37 0,37 0,0 3040,0 3040,37">
            <text:p/>
          </draw:polygon>
          <draw:path draw:style-name="gr3" draw:text-style-name="P9" draw:layer="layout" svg:width="0.337cm" svg:height="0.581cm" svg:x="7.608cm" svg:y="13.15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9" draw:layer="layout" svg:width="0.197cm" svg:height="0.844cm" svg:x="8.072cm" svg:y="13.083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58cm" svg:height="0.383cm" svg:x="8.341cm" svg:y="13.342cm" svg:viewBox="0 0 459 384" svg:d="M50 325c-2 13-8 32-8 36 0 16 12 23 25 23 10 0 25-7 31-23 2-2 11-42 17-63l17-77c6-17 12-37 16-56 4-15 9-40 9-42 14-27 58-104 139-104 38 0 46 31 46 60 0 52-41 161-54 196-8 21-10 30-10 40 0 40 31 69 70 69 80 0 111-123 111-130 0-8-8-8-10-8-9 0-9 2-13 15-17 58-44 104-87 104-13 0-19-8-19-27 0-21 8-42 16-61 15-45 50-139 50-187 0-55-35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9.058cm" svg:y="13.22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279cm" svg:height="0.564cm" svg:x="9.929cm" svg:y="13.15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0.323cm" svg:y="13.08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189cm" svg:height="0.587cm" svg:x="10.874cm" svg:y="12.55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1.103cm" svg:y="12.75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11.525cm" svg:y="12.75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09 0-31-13-73-55-98-46-23-94-23-146-23-21 0-58 0-64 0-27-4-46-31-46-58zM188 538c-86 0-144-42-144-87 0-40 33-71 69-73h50c73 0 169 0 169 73 0 45-61 87-144 87z">
            <text:p/>
          </draw:path>
          <draw:path draw:style-name="gr3" draw:text-style-name="P9" draw:layer="layout" svg:width="0.26cm" svg:height="0.539cm" svg:x="12.095cm" svg:y="12.608cm" svg:viewBox="0 0 261 540" svg:d="M156 192h80c16 0 25 0 25-17 0-10-9-10-25-10h-75c31-121 37-136 37-142 0-15-12-23-25-23-4 0-27 0-35 31l-32 134h-81c-17 0-25 0-25 16 0 11 8 11 23 11h75c-62 240-63 254-63 269 0 46 32 79 76 79 89 0 137-125 137-131 0-7-8-7-12-7-6 0-7 1-11 11-37 88-83 108-112 108-17 0-25-12-25-39 0-21 0-27 4-40z">
            <text:p/>
          </draw:path>
          <draw:path draw:style-name="gr3" draw:text-style-name="P9" draw:layer="layout" svg:width="0.562cm" svg:height="0.564cm" svg:x="12.896cm" svg:y="12.64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4.008cm" svg:y="12.764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327" draw:id="id327">
          <svg:title>TexMaths</svg:title>
          <svg:desc>24§display§= \frac{\log ( 5x^{n+1} + 2  )}{5(n+1)}  \ +\ c§svg§600§FALSE§</svg:desc>
          <draw:polygon draw:style-name="gr2" draw:text-style-name="P8" draw:layer="layout" svg:width="8.379cm" svg:height="1.974cm" svg:x="15.117cm" svg:y="12.047cm" svg:viewBox="0 0 8380 1975" draw:points="4191,1975 0,1975 0,0 8380,0 8380,1975">
            <text:p/>
          </draw:polygon>
          <draw:path draw:style-name="gr3" draw:text-style-name="P9" draw:layer="layout" svg:width="0.561cm" svg:height="0.199cm" svg:x="15.123cm" svg:y="12.96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189cm" svg:height="0.586cm" svg:x="16.094cm" svg:y="12.118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375cm" svg:height="0.389cm" svg:x="16.325cm" svg:y="12.32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387cm" svg:height="0.557cm" svg:x="16.745cm" svg:y="12.322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69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9" draw:layer="layout" svg:width="0.197cm" svg:height="0.843cm" svg:x="17.238cm" svg:y="12.07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337cm" svg:height="0.58cm" svg:x="17.526cm" svg:y="12.141cm" svg:viewBox="0 0 338 581" svg:d="M338 393c0-99-69-186-161-186-41 0-77 14-108 44v-165c17 6 46 12 73 12 104 0 163-77 163-88 0-6-2-10-7-10-2 0-4 0-8 2-17 8-58 25-115 25-35 0-73-6-114-23-5-4-7-4-9-4-8 0-8 8-8 21v250c0 15 0 23 12 23 5 0 7-2 9-8 10-14 43-60 110-60 44 0 65 39 73 54 13 33 15 65 15 108 0 28 0 80-21 115-19 32-52 55-90 55-62 0-110-44-125-94 2 0 6 0 15 0 27 0 42-21 42-40 0-21-15-42-42-42-13 0-42 6-42 46 0 71 58 153 154 153 97 0 184-80 184-188z">
            <text:p/>
          </draw:path>
          <draw:path draw:style-name="gr3" draw:text-style-name="P9" draw:layer="layout" svg:width="0.421cm" svg:height="0.383cm" svg:x="17.929cm" svg:y="12.32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6 0 134-110 134-131 0-7-7-7-9-7-8 0-10 2-12 7-27 92-86 112-113 112-33 0-46-27-46-56 0-19 6-37 15-75z">
            <text:p/>
          </draw:path>
          <draw:path draw:style-name="gr3" draw:text-style-name="P9" draw:layer="layout" svg:width="0.362cm" svg:height="0.268cm" svg:x="18.415cm" svg:y="12.137cm" svg:viewBox="0 0 363 269" svg:d="M44 225c-2 7-6 23-6 24 0 14 12 20 22 20 9 0 19-8 23-14 1-6 7-25 9-36 4-12 10-39 14-54 3-13 7-27 9-40 8-25 8-29 25-54 17-23 44-54 90-54 35 0 35 29 35 41 0 36-25 101-35 126-7 17-9 23-9 33 0 31 27 52 55 52 60 0 87-83 87-92 0-8-8-8-10-8-7 0-9 4-11 11-14 46-39 71-64 71-11 0-13-7-13-21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7cm" svg:x="18.845cm" svg:y="12.032cm" svg:viewBox="0 0 436 438" svg:d="M232 232h183c7 0 21 0 21-13 0-16-14-16-21-16h-183v-182c0-8 0-21-13-21-16 0-16 13-16 21v182h-182c-8 0-21 0-21 16 0 13 13 13 21 13h182v182c0 8 0 24 16 24 13 0 13-14 13-24z">
            <text:p/>
          </draw:path>
          <draw:path draw:style-name="gr3" draw:text-style-name="P9" draw:layer="layout" svg:width="0.216cm" svg:height="0.392cm" svg:x="19.387cm" svg:y="12.005cm" svg:viewBox="0 0 217 393" svg:d="M134 17c0-17-2-17-17-17-38 36-92 38-117 38v21c13 0 54 0 86-17v303c0 20 0 27-59 27h-23v21c11 0 84-2 105-2 20 0 94 2 108 2v-21h-23c-60 0-60-7-60-27z">
            <text:p/>
          </draw:path>
          <draw:path draw:style-name="gr3" draw:text-style-name="P9" draw:layer="layout" svg:width="0.561cm" svg:height="0.563cm" svg:x="19.936cm" svg:y="12.21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37cm" svg:height="0.563cm" svg:x="20.773cm" svg:y="12.141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8 75-7 8-63 8-80 8z">
            <text:p/>
          </draw:path>
          <draw:path draw:style-name="gr3" draw:text-style-name="P9" draw:layer="layout" svg:width="0.197cm" svg:height="0.843cm" svg:x="21.201cm" svg:y="12.07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olygon draw:style-name="gr3" draw:text-style-name="P9" draw:layer="layout" svg:width="5.415cm" svg:height="0.035cm" svg:x="16.065cm" svg:y="13.045cm" svg:viewBox="0 0 5416 36" draw:points="2709,36 0,36 0,0 5416,0 5416,36">
            <text:p/>
          </draw:polygon>
          <draw:path draw:style-name="gr3" draw:text-style-name="P9" draw:layer="layout" svg:width="0.337cm" svg:height="0.58cm" svg:x="17.298cm" svg:y="13.291cm" svg:viewBox="0 0 338 581" svg:d="M338 393c0-99-69-186-161-186-41 0-77 14-108 44v-165c17 6 46 12 73 12 104 0 163-77 163-88 0-6-2-10-7-10-2 0-4 0-8 2-17 8-58 25-115 25-35 0-73-6-114-23-5-4-7-4-9-4-8 0-8 8-8 21v250c0 15 0 23 12 23 5 0 7-2 9-8 10-14 43-60 110-60 44 0 67 39 73 54 13 33 15 65 15 108 0 28 0 80-21 115-19 32-52 55-90 55-62 0-110-44-125-94 2 0 6 0 15 0 27 0 42-21 42-40 0-21-15-42-42-42-13 0-42 6-42 46 0 71 60 153 154 153 97 0 184-80 184-188z">
            <text:p/>
          </draw:path>
          <draw:path draw:style-name="gr3" draw:text-style-name="P9" draw:layer="layout" svg:width="0.197cm" svg:height="0.843cm" svg:x="17.761cm" svg:y="13.22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458cm" svg:height="0.383cm" svg:x="18.029cm" svg:y="13.479cm" svg:viewBox="0 0 459 384" svg:d="M50 324c-2 14-8 33-8 37 0 15 12 23 25 23 10 0 25-8 31-23 2-2 11-42 17-64l17-76c6-18 12-37 16-56 4-15 9-40 9-42 14-27 58-104 139-104 38 0 46 31 46 60 0 51-41 161-54 195-8 22-10 31-10 41 0 40 31 69 69 69 81 0 112-123 112-131 0-7-8-7-10-7-9 0-9 2-13 15-17 58-44 104-87 104-13 0-19-8-19-27 0-21 8-42 16-62 15-44 49-138 49-186 0-55-36-90-96-90-76 0-119 54-132 73-4-46-38-73-79-73-38 0-53 33-63 48-13 29-25 79-25 82 0 8 8 8 10 8 9 0 9 0 15-19 13-60 31-100 61-100 18 0 27 10 27 39 0 17-4 26-13 71z">
            <text:p/>
          </draw:path>
          <draw:path draw:style-name="gr3" draw:text-style-name="P9" draw:layer="layout" svg:width="0.561cm" svg:height="0.563cm" svg:x="18.745cm" svg:y="13.36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279cm" svg:height="0.563cm" svg:x="19.617cm" svg:y="13.29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9" draw:layer="layout" svg:width="0.197cm" svg:height="0.843cm" svg:x="20.012cm" svg:y="13.22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561cm" svg:height="0.563cm" svg:x="22.097cm" svg:y="12.78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29cm" svg:height="0.383cm" svg:x="23.211cm" svg:y="12.901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24" draw:id="id324">
          <svg:title>TexMaths</svg:title>
          <svg:desc>28§display§\therefore§svg§600§FALSE§</svg:desc>
          <draw:polygon draw:style-name="gr2" draw:text-style-name="P8" draw:layer="layout" svg:width="0.528cm" svg:height="0.433cm" svg:x="4.106cm" svg:y="12.825cm" svg:viewBox="0 0 529 434" draw:points="265,434 0,434 0,0 529,0 529,434">
            <text:p/>
          </draw:polygon>
          <draw:path draw:style-name="gr3" draw:text-style-name="P9" draw:layer="layout" svg:width="0.598cm" svg:height="0.531cm" svg:x="4.086cm" svg:y="12.7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30" draw:id="id330">
          <svg:title>TexMaths</svg:title>
          <svg:desc>28§display§\text {I}§svg§600§FALSE§</svg:desc>
          <draw:polygon draw:style-name="gr2" draw:text-style-name="P8" draw:layer="layout" svg:width="0.229cm" svg:height="0.575cm" svg:x="6.1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6.1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1" draw:id="id331">
          <svg:title>TexMaths</svg:title>
          <svg:desc>24§display§= \smallint (3x - 2)(x + 3)^\frac{1}{2} dx§svg§600§FALSE§</svg:desc>
          <draw:polygon draw:style-name="gr2" draw:text-style-name="P8" draw:layer="layout" svg:width="8.271cm" svg:height="0.982cm" svg:x="6.813cm" svg:y="1.04cm" svg:viewBox="0 0 8272 983" draw:points="4136,983 0,983 0,0 8272,0 8272,983">
            <text:p/>
          </draw:polygon>
          <draw:path draw:style-name="gr3" draw:text-style-name="P9" draw:layer="layout" svg:width="0.562cm" svg:height="0.199cm" svg:x="6.819cm" svg:y="1.5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08cm" svg:y="1.2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cm" svg:y="1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47cm" svg:y="1.292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421cm" svg:height="0.383cm" svg:x="8.881cm" svg:y="1.4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16cm" svg:height="0.035cm" svg:x="9.595cm" svg:y="1.626cm" svg:viewBox="0 0 517 36" svg:d="M488 36c13 0 29 0 29-19 0-17-16-17-29-17h-459c-14 0-29 0-29 17 0 19 15 19 29 19z">
            <text:p/>
          </draw:path>
          <draw:path draw:style-name="gr3" draw:text-style-name="P9" draw:layer="layout" svg:width="0.337cm" svg:height="0.564cm" svg:x="10.411cm" svg:y="1.292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ath draw:style-name="gr3" draw:text-style-name="P9" draw:layer="layout" svg:width="0.197cm" svg:height="0.844cm" svg:x="10.839cm" svg:y="1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197cm" svg:height="0.844cm" svg:x="11.202cm" svg:y="1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421cm" svg:height="0.383cm" svg:x="11.471cm" svg:y="1.48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2.164cm" svg:y="1.3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5cm" svg:height="0.581cm" svg:x="12.996cm" svg:y="1.292cm" svg:viewBox="0 0 351 582" svg:d="M211 265c69-21 117-81 117-148 0-69-75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13.43cm" svg:y="1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174cm" svg:height="0.281cm" svg:x="13.871cm" svg:y="0.9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812cm" svg:y="1.344cm" svg:viewBox="0 0 288 31" draw:points="144,31 0,31 0,0 288,0 288,31">
            <text:p/>
          </draw:polygon>
          <draw:path draw:style-name="gr3" draw:text-style-name="P9" draw:layer="layout" svg:width="0.21cm" svg:height="0.281cm" svg:x="13.85cm" svg:y="1.4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276cm" svg:y="1.269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4 0-55-46-55-79 0-42 26-147 48-186 24-50 63-81 97-81 54 0 68 70 68 75 0 4-2 10-4 14z">
            <text:p/>
          </draw:path>
          <draw:path draw:style-name="gr3" draw:text-style-name="P9" draw:layer="layout" svg:width="0.421cm" svg:height="0.383cm" svg:x="14.705cm" svg:y="1.4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</draw:g>
        <draw:g xml:id="id328" draw:id="id328">
          <svg:title>TexMaths</svg:title>
          <svg:desc>28§display§\text {(8)}§svg§600§FALSE§</svg:desc>
          <draw:polygon draw:style-name="gr2" draw:text-style-name="P8" draw:layer="layout" svg:width="1.061cm" svg:height="0.886cm" svg:x="2.811cm" svg:y="1.244cm" svg:viewBox="0 0 1062 887" draw:points="531,887 0,887 0,0 1062,0 1062,887">
            <text:p/>
          </draw:polygon>
          <draw:path draw:style-name="gr3" draw:text-style-name="P9" draw:layer="layout" svg:width="0.23cm" svg:height="0.985cm" svg:x="2.858cm" svg:y="1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3.185cm" svg:y="1.278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3.694cm" svg:y="1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29" draw:id="id329">
          <svg:title>TexMaths</svg:title>
          <svg:desc>26§display§\text {Let}§svg§600§FALSE§</svg:desc>
          <draw:polygon draw:style-name="gr2" draw:text-style-name="P8" draw:layer="layout" svg:width="1.19cm" svg:height="0.544cm" svg:x="4.328cm" svg:y="1.341cm" svg:viewBox="0 0 1191 545" draw:points="594,545 0,545 0,0 1191,0 1191,545">
            <text:p/>
          </draw:polygon>
          <draw:path draw:style-name="gr3" draw:text-style-name="P9" draw:layer="layout" svg:width="0.502cm" svg:height="0.626cm" svg:x="4.311cm" svg:y="1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9" draw:layer="layout" svg:width="0.354cm" svg:height="0.422cm" svg:x="4.878cm" svg:y="1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9" draw:layer="layout" svg:width="0.288cm" svg:height="0.574cm" svg:x="5.275cm" svg:y="1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32" draw:id="id332">
          <svg:title>TexMaths</svg:title>
          <svg:desc>24§display§\text {Put } x + 3 = t§svg§600§FALSE§</svg:desc>
          <draw:polygon draw:style-name="gr2" draw:text-style-name="P8" draw:layer="layout" svg:width="4.906cm" svg:height="0.561cm" svg:x="4.226cm" svg:y="2.84cm" svg:viewBox="0 0 4907 562" draw:points="2454,562 0,562 0,0 4907,0 4907,562">
            <text:p/>
          </draw:polygon>
          <draw:path draw:style-name="gr3" draw:text-style-name="P9" draw:layer="layout" svg:width="0.498cm" svg:height="0.576cm" svg:x="4.213cm" svg:y="2.798cm" svg:viewBox="0 0 499 577" svg:d="M163 311h142c102 0 194-69 194-154 0-82-84-157-199-157h-300v27h21c65 0 65 9 65 38v447c0 31 0 38-65 38h-21v27c29-2 92-2 125-2 32 0 96 0 125 2v-27h-20c-65 0-67-7-67-38zM159 288v-229c0-26 2-32 43-32h74c135 0 135 88 135 130 0 40 0 131-135 131z">
            <text:p/>
          </draw:path>
          <draw:path draw:style-name="gr3" draw:text-style-name="P9" draw:layer="layout" svg:width="0.425cm" svg:height="0.382cm" svg:x="4.785cm" svg:y="3.001cm" svg:viewBox="0 0 426 383" svg:d="M303 307v76l123-9v-27c-59 0-65-6-65-46v-301l-125 10v26c60 0 65 6 65 46v152c0 73-40 130-101 130-71 0-75-38-75-82v-282l-125 10v26c65 0 65 2 65 77v127c0 67 0 143 131 143 46 0 84-23 107-76z">
            <text:p/>
          </draw:path>
          <draw:path draw:style-name="gr3" draw:text-style-name="P9" draw:layer="layout" svg:width="0.266cm" svg:height="0.528cm" svg:x="5.242cm" svg:y="2.856cm" svg:viewBox="0 0 267 529" svg:d="M131 182h121v-27h-121v-155h-22c0 69-26 159-109 163v19h73v232c0 106 79 115 109 115 60 0 85-59 85-115v-48h-23v48c0 61-25 94-56 94-57 0-57-77-57-92z">
            <text:p/>
          </draw:path>
          <draw:path draw:style-name="gr3" draw:text-style-name="P9" draw:layer="layout" svg:width="0.421cm" svg:height="0.382cm" svg:x="5.86cm" svg:y="3.001cm" svg:viewBox="0 0 422 383" svg:d="M259 119c4-23 23-100 83-100 4 0 25 0 42 10-23 6-40 27-40 46 0 13 9 30 32 30 20 0 46-15 46-49 0-44-50-56-78-56-50 0-79 44-91 65-21-57-65-65-90-65-88 0-136 109-136 130 0 8 8 8 9 8 8 0 10 0 12-8 29-90 84-111 113-111 16 0 46 8 46 56 0 27-15 84-46 201-13 54-44 88-80 88-6 0-25 0-43-9 22-6 41-23 41-46s-19-31-33-31c-25 0-46 23-46 50 0 38 42 55 79 55 57 0 86-59 90-65 10 33 40 65 90 65 89 0 137-109 137-130 0-8-8-8-10-8-8 0-10 2-12 8-28 92-86 111-113 111-33 0-46-27-46-55 0-20 6-37 15-75z">
            <text:p/>
          </draw:path>
          <draw:path draw:style-name="gr3" draw:text-style-name="P9" draw:layer="layout" svg:width="0.562cm" svg:height="0.563cm" svg:x="6.553cm" svg:y="2.882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9" draw:layer="layout" svg:width="0.35cm" svg:height="0.58cm" svg:x="7.385cm" svg:y="2.811cm" svg:viewBox="0 0 351 581" svg:d="M211 265c69-22 117-81 117-148 0-69-73-117-155-117-85 0-150 50-150 115 0 27 19 44 42 44 27 0 44-19 44-44 0-42-40-42-51-42 25-40 80-52 111-52 35 0 83 19 83 94 0 12-2 59-25 98-25 40-54 42-75 44-6 0-27 2-33 2-8 0-13 2-13 9 0 10 5 10 21 10h36c69 0 102 58 102 140 0 115-60 140-96 140-37 0-100-15-131-65 31 5 56-14 56-46 0-31-21-48-46-48-21 0-48 13-48 50 0 76 79 132 171 132 104 0 180-77 180-163 0-69-53-134-140-153z">
            <text:p/>
          </draw:path>
          <draw:path draw:style-name="gr3" draw:text-style-name="P9" draw:layer="layout" svg:width="0.562cm" svg:height="0.198cm" svg:x="8.053cm" svg:y="3.06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8.915cm" svg:y="2.846cm" svg:viewBox="0 0 261 539" svg:d="M156 192h80c16 0 25 0 25-18 0-9-9-9-25-9h-73c29-121 35-136 35-142 0-15-12-23-25-23-4 0-27 0-35 31l-32 134h-81c-17 0-25 0-25 15 0 12 8 12 23 12h75c-62 239-63 253-63 268 0 46 32 79 76 79 89 0 137-125 137-131 0-7-8-7-12-7-6 0-8 2-11 11-37 88-83 108-112 108-17 0-25-12-25-39 0-21 0-27 4-40z">
            <text:p/>
          </draw:path>
        </draw:g>
        <draw:g xml:id="id333" draw:id="id333">
          <svg:title>TexMaths</svg:title>
          <svg:desc>24§display§\text {Diff. }w.\ r.\ t. \ x,\ dx = dt,§svg§600§FALSE§</svg:desc>
          <draw:polygon draw:style-name="gr2" draw:text-style-name="P8" draw:layer="layout" svg:width="8.828cm" svg:height="0.673cm" svg:x="9.527cm" svg:y="2.845cm" svg:viewBox="0 0 8829 674" draw:points="4416,674 0,674 0,0 8829,0 8829,674">
            <text:p/>
          </draw:polygon>
          <draw:path draw:style-name="gr3" draw:text-style-name="P9" draw:layer="layout" svg:width="0.567cm" svg:height="0.577cm" svg:x="9.514cm" svg:y="2.822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9" draw:layer="layout" svg:width="0.181cm" svg:height="0.565cm" svg:x="10.157cm" svg:y="2.8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6cm" svg:x="10.386cm" svg:y="2.803cm" svg:viewBox="0 0 509 597" svg:d="M357 257h96v-25h-100v-98c0-76 42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0.929cm" svg:y="3.308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1.49cm" svg:y="3.026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2.163cm" svg:y="3.308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2.632cm" svg:y="3.026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9" draw:layer="layout" svg:width="0.091cm" svg:height="0.091cm" svg:x="13.037cm" svg:y="3.308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3.5cm" svg:y="2.87cm" svg:viewBox="0 0 261 539" svg:d="M156 192h80c15 0 25 0 25-17 0-10-10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1cm" svg:height="0.091cm" svg:x="13.857cm" svg:y="3.308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4.323cm" svg:y="3.026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099cm" svg:height="0.252cm" svg:x="14.855cm" svg:y="3.30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9" draw:layer="layout" svg:width="0.402cm" svg:height="0.596cm" svg:x="15.471cm" svg:y="2.813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5.901cm" svg:y="3.026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562cm" svg:height="0.199cm" svg:x="16.64cm" svg:y="3.0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17.516cm" svg:y="2.813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9" draw:layer="layout" svg:width="0.26cm" svg:height="0.538cm" svg:x="17.942cm" svg:y="2.87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9cm" svg:height="0.252cm" svg:x="18.299cm" svg:y="3.308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 xml:id="id334" draw:id="id334">
          <svg:title>TexMaths</svg:title>
          <svg:desc>24§display§\text { Also, } x = t - 3§svg§600§FALSE§</svg:desc>
          <draw:polygon draw:style-name="gr2" draw:text-style-name="P8" draw:layer="layout" svg:width="5.379cm" svg:height="0.683cm" svg:x="18.729cm" svg:y="2.747cm" svg:viewBox="0 0 5380 684" draw:points="2691,684 0,684 0,0 5380,0 5380,684">
            <text:p/>
          </draw:polygon>
          <draw:path draw:style-name="gr3" draw:text-style-name="P9" draw:layer="layout" svg:width="0.579cm" svg:height="0.606cm" svg:x="18.714cm" svg:y="2.705cm" svg:viewBox="0 0 580 607" svg:d="M309 17c-4-11-6-17-19-17-14 0-16 6-19 17l-177 505c-15 44-48 56-94 58v27c19-2 56-4 86-4 27 0 71 2 98 4v-27c-42 0-63-21-63-44 0-2 0-10 0-12l40-111h209l45 128c0 4 2 10 2 14 0 25-47 25-70 25v27c31-4 89-4 121-4 37 0 75 2 112 4v-27h-16c-50 0-63-6-71-35zM265 111l96 275h-190z">
            <text:p/>
          </draw:path>
          <draw:path draw:style-name="gr3" draw:text-style-name="P9" draw:layer="layout" svg:width="0.189cm" svg:height="0.587cm" svg:x="19.347cm" svg:y="2.72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277cm" svg:height="0.389cm" svg:x="19.582cm" svg:y="2.932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9.91cm" svg:y="2.93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099cm" svg:height="0.252cm" svg:x="20.38cm" svg:y="3.22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9" draw:layer="layout" svg:width="0.421cm" svg:height="0.383cm" svg:x="20.849cm" svg:y="2.9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9" draw:layer="layout" svg:width="0.561cm" svg:height="0.199cm" svg:x="21.588cm" svg:y="2.99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26cm" svg:height="0.539cm" svg:x="22.449cm" svg:y="2.782cm" svg:viewBox="0 0 261 540" svg:d="M155 192h81c15 0 25 0 25-17 0-10-10-10-25-10h-73c29-121 35-136 35-142 0-15-12-23-25-23-2 0-27 0-35 31l-32 134h-81c-17 0-25 0-25 15 0 12 8 12 23 12h75c-60 240-63 253-63 269 0 46 32 79 76 79 89 0 137-125 137-131 0-8-8-8-12-8-6 0-8 2-11 12-37 88-83 107-112 107-17 0-25-11-25-38 0-21 0-27 4-40z">
            <text:p/>
          </draw:path>
          <draw:path draw:style-name="gr3" draw:text-style-name="P9" draw:layer="layout" svg:width="0.515cm" svg:height="0.035cm" svg:x="22.993cm" svg:y="3.081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23.801cm" svg:y="2.74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3 0 180-77 180-163 0-70-53-135-140-154z">
            <text:p/>
          </draw:path>
        </draw:g>
        <draw:g xml:id="id335" draw:id="id335">
          <svg:title>TexMaths</svg:title>
          <svg:desc>28§display§\text {I}§svg§600§FALSE§</svg:desc>
          <draw:polygon draw:style-name="gr2" draw:text-style-name="P8" draw:layer="layout" svg:width="0.229cm" svg:height="0.575cm" svg:x="6.133cm" svg:y="4.343cm" svg:viewBox="0 0 230 576" draw:points="116,576 0,576 0,0 230,0 230,576">
            <text:p/>
          </draw:polygon>
          <draw:path draw:style-name="gr3" draw:text-style-name="P9" draw:layer="layout" svg:width="0.301cm" svg:height="0.674cm" svg:x="6.111cm" svg:y="4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6" draw:id="id336">
          <svg:title>TexMaths</svg:title>
          <svg:desc>24§display§= \smallint [\ 3 ( t - 3 ) - 2\ ] t^\frac{1}{2} dt§svg§600§FALSE§</svg:desc>
          <draw:polygon draw:style-name="gr2" draw:text-style-name="P8" draw:layer="layout" svg:width="8.124cm" svg:height="0.982cm" svg:x="6.815cm" svg:y="4.04cm" svg:viewBox="0 0 8125 983" draw:points="4062,983 0,983 0,0 8125,0 8125,983">
            <text:p/>
          </draw:polygon>
          <draw:path draw:style-name="gr3" draw:text-style-name="P9" draw:layer="layout" svg:width="0.562cm" svg:height="0.199cm" svg:x="6.821cm" svg:y="4.5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1cm" svg:y="4.2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olygon draw:style-name="gr3" draw:text-style-name="P9" draw:layer="layout" svg:width="0.116cm" svg:height="0.844cm" svg:x="8.207cm" svg:y="4.221cm" svg:viewBox="0 0 117 845" draw:points="117,845 117,813 35,813 35,35 117,35 117,0 0,0 0,845">
            <text:p/>
          </draw:polygon>
          <draw:path draw:style-name="gr3" draw:text-style-name="P9" draw:layer="layout" svg:width="0.35cm" svg:height="0.581cm" svg:x="8.66cm" svg:y="4.292cm" svg:viewBox="0 0 351 582" svg:d="M211 265c69-21 117-81 117-148 0-69-73-117-155-117-87 0-150 50-150 115 0 27 19 44 42 44 27 0 44-19 44-44 0-42-40-42-51-42 25-40 80-52 111-52 35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9.128cm" svg:y="4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26cm" svg:height="0.539cm" svg:x="9.393cm" svg:y="4.326cm" svg:viewBox="0 0 261 540" svg:d="M156 192h80c15 0 25 0 25-17 0-10-10-10-25-10h-75c31-121 37-136 37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515cm" svg:height="0.035cm" svg:x="9.935cm" svg:y="4.626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10.745cm" svg:y="4.292cm" svg:viewBox="0 0 351 582" svg:d="M211 265c69-21 117-81 117-148 0-69-73-117-155-117-87 0-150 50-150 115 0 27 19 44 42 44 27 0 44-19 44-44 0-42-40-42-51-42 25-40 80-52 111-52 35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11.179cm" svg:y="4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515cm" svg:height="0.035cm" svg:x="11.716cm" svg:y="4.626cm" svg:viewBox="0 0 516 36" svg:d="M488 36c13 0 28 0 28-19 0-17-15-17-28-17h-459c-14 0-29 0-29 17 0 19 15 19 29 19z">
            <text:p/>
          </draw:path>
          <draw:path draw:style-name="gr3" draw:text-style-name="P9" draw:layer="layout" svg:width="0.337cm" svg:height="0.564cm" svg:x="12.532cm" svg:y="4.292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8 75-7 7-63 7-80 7z">
            <text:p/>
          </draw:path>
          <draw:polygon draw:style-name="gr3" draw:text-style-name="P9" draw:layer="layout" svg:width="0.116cm" svg:height="0.844cm" svg:x="13.21cm" svg:y="4.221cm" svg:viewBox="0 0 117 845" draw:points="117,0 0,0 0,35 83,35 83,813 0,813 0,845 117,845">
            <text:p/>
          </draw:polygon>
          <draw:path draw:style-name="gr3" draw:text-style-name="P9" draw:layer="layout" svg:width="0.26cm" svg:height="0.539cm" svg:x="13.446cm" svg:y="4.326cm" svg:viewBox="0 0 261 540" svg:d="M156 192h80c15 0 25 0 25-17 0-10-10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9" draw:layer="layout" svg:width="0.174cm" svg:height="0.281cm" svg:x="13.893cm" svg:y="3.9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832cm" svg:y="4.344cm" svg:viewBox="0 0 288 31" draw:points="144,31 0,31 0,0 288,0 288,31">
            <text:p/>
          </draw:polygon>
          <draw:path draw:style-name="gr3" draw:text-style-name="P9" draw:layer="layout" svg:width="0.21cm" svg:height="0.281cm" svg:x="13.87cm" svg:y="4.4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297cm" svg:y="4.269cm" svg:viewBox="0 0 403 597" svg:d="M403 10c0-2 0-10-11-10-12 0-93 8-108 10-6 0-11 3-11 15 0 11 7 11 21 11 40 0 42 6 42 14l-4 17-50 200c-15-31-40-54-78-54-98 0-204 125-204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26cm" svg:height="0.539cm" svg:x="14.721cm" svg:y="4.326cm" svg:viewBox="0 0 261 540" svg:d="M156 192h80c15 0 25 0 25-17 0-10-10-10-25-10h-73c29-121 35-136 35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7" draw:id="id337">
          <svg:title>TexMaths</svg:title>
          <svg:desc>24§display§= \smallint (\ 3 t - 11\ ) t^\frac{1}{2} dt§svg§600§FALSE§</svg:desc>
          <draw:polygon draw:style-name="gr2" draw:text-style-name="P8" draw:layer="layout" svg:width="6.624cm" svg:height="0.982cm" svg:x="6.816cm" svg:y="5.44cm" svg:viewBox="0 0 6625 983" draw:points="3311,983 0,983 0,0 6625,0 6625,983">
            <text:p/>
          </draw:polygon>
          <draw:path draw:style-name="gr3" draw:text-style-name="P9" draw:layer="layout" svg:width="0.561cm" svg:height="0.199cm" svg:x="6.822cm" svg:y="5.9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7cm" svg:x="7.711cm" svg:y="5.6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2cm" svg:y="5.6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753cm" svg:y="5.692cm" svg:viewBox="0 0 351 582" svg:d="M211 265c69-21 117-81 117-148 0-69-73-117-155-117-87 0-150 50-150 115 0 27 19 44 42 44 27 0 44-19 44-44 0-42-40-42-51-42 25-40 80-52 111-52 34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26cm" svg:height="0.539cm" svg:x="9.16cm" svg:y="5.726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515cm" svg:height="0.035cm" svg:x="9.701cm" svg:y="6.0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0.55cm" svg:y="5.6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279cm" svg:height="0.564cm" svg:x="10.972cm" svg:y="5.6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1.648cm" svg:y="5.6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26cm" svg:height="0.539cm" svg:x="11.947cm" svg:y="5.726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174cm" svg:height="0.281cm" svg:x="12.395cm" svg:y="5.3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2.333cm" svg:y="5.744cm" svg:viewBox="0 0 288 31" draw:points="144,31 0,31 0,0 288,0 288,31">
            <text:p/>
          </draw:polygon>
          <draw:path draw:style-name="gr3" draw:text-style-name="P9" draw:layer="layout" svg:width="0.21cm" svg:height="0.281cm" svg:x="12.372cm" svg:y="5.8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2.798cm" svg:y="5.669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4 0-55-46-55-79 0-42 26-147 48-186 24-50 63-81 97-81 54 0 68 70 68 75 0 4-2 10-4 14z">
            <text:p/>
          </draw:path>
          <draw:path draw:style-name="gr3" draw:text-style-name="P9" draw:layer="layout" svg:width="0.26cm" svg:height="0.539cm" svg:x="13.222cm" svg:y="5.726cm" svg:viewBox="0 0 261 540" svg:d="M155 192h81c15 0 25 0 25-17 0-10-10-10-25-10h-75c31-121 37-136 37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8" draw:id="id338">
          <svg:title>TexMaths</svg:title>
          <svg:desc>24§display§= \smallint (\ 3 t^\frac{3}{2} - 11 t^\frac{1}{2}\ ) dt§svg§600§FALSE§</svg:desc>
          <draw:polygon draw:style-name="gr2" draw:text-style-name="P8" draw:layer="layout" svg:width="7.157cm" svg:height="0.982cm" svg:x="6.817cm" svg:y="6.94cm" svg:viewBox="0 0 7158 983" draw:points="3579,983 0,983 0,0 7158,0 7158,983">
            <text:p/>
          </draw:polygon>
          <draw:path draw:style-name="gr3" draw:text-style-name="P9" draw:layer="layout" svg:width="0.562cm" svg:height="0.199cm" svg:x="6.823cm" svg:y="7.4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12cm" svg:y="7.1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4cm" svg:y="7.1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754cm" svg:y="7.192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26cm" svg:height="0.539cm" svg:x="9.161cm" svg:y="7.226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22cm" svg:height="0.291cm" svg:x="9.582cm" svg:y="6.898cm" svg:viewBox="0 0 221 292" svg:d="M106 142c40 0 65 25 65 67 0 43-27 66-63 66-6 0-56 0-79-21 19-4 23-18 23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9.547cm" svg:y="7.244cm" svg:viewBox="0 0 288 31" draw:points="144,31 0,31 0,0 288,0 288,31">
            <text:p/>
          </draw:polygon>
          <draw:path draw:style-name="gr3" draw:text-style-name="P9" draw:layer="layout" svg:width="0.21cm" svg:height="0.281cm" svg:x="9.586cm" svg:y="7.3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515cm" svg:height="0.035cm" svg:x="10.235cm" svg:y="7.5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083cm" svg:y="7.1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279cm" svg:height="0.564cm" svg:x="11.506cm" svg:y="7.192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26cm" svg:height="0.539cm" svg:x="11.87cm" svg:y="7.226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174cm" svg:height="0.281cm" svg:x="12.318cm" svg:y="6.8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2.258cm" svg:y="7.244cm" svg:viewBox="0 0 288 31" draw:points="144,31 0,31 0,0 288,0 288,31">
            <text:p/>
          </draw:polygon>
          <draw:path draw:style-name="gr3" draw:text-style-name="P9" draw:layer="layout" svg:width="0.21cm" svg:height="0.281cm" svg:x="12.297cm" svg:y="7.3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197cm" svg:height="0.844cm" svg:x="13.017cm" svg:y="7.1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402cm" svg:height="0.596cm" svg:x="13.332cm" svg:y="7.169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26cm" svg:height="0.539cm" svg:x="13.756cm" svg:y="7.2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9" draw:id="id339">
          <svg:title>TexMaths</svg:title>
          <svg:desc>24§display§= 3\smallint  t^\frac{3}{2}\ dt - 11\smallint  t^\frac{1}{2}\  dt§svg§600§FALSE§</svg:desc>
          <draw:polygon draw:style-name="gr2" draw:text-style-name="P8" draw:layer="layout" svg:width="8.251cm" svg:height="0.955cm" svg:x="6.818cm" svg:y="8.44cm" svg:viewBox="0 0 8252 956" draw:points="4126,956 0,956 0,0 8252,0 8252,956">
            <text:p/>
          </draw:polygon>
          <draw:path draw:style-name="gr3" draw:text-style-name="P9" draw:layer="layout" svg:width="0.562cm" svg:height="0.199cm" svg:x="6.824cm" svg:y="8.9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7.701cm" svg:y="8.692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9" draw:layer="layout" svg:width="0.352cm" svg:height="0.786cm" svg:x="8.275cm" svg:y="8.65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6-46 9-94 15-135 8-63 21-96 52-96 15 0 27 8 33 16z">
            <text:p/>
          </draw:path>
          <draw:path draw:style-name="gr3" draw:text-style-name="P9" draw:layer="layout" svg:width="0.26cm" svg:height="0.539cm" svg:x="8.834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22cm" svg:height="0.291cm" svg:x="9.254cm" svg:y="8.398cm" svg:viewBox="0 0 221 292" svg:d="M106 142c40 0 65 25 65 67 0 43-27 66-63 66-6 0-56 0-77-21 17-4 21-18 21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9.22cm" svg:y="8.744cm" svg:viewBox="0 0 288 31" draw:points="144,31 0,31 0,0 288,0 288,31">
            <text:p/>
          </draw:polygon>
          <draw:path draw:style-name="gr3" draw:text-style-name="P9" draw:layer="layout" svg:width="0.21cm" svg:height="0.281cm" svg:x="9.258cm" svg:y="8.8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9.965cm" svg:y="8.66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26cm" svg:height="0.539cm" svg:x="10.389cm" svg:y="8.726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515cm" svg:height="0.035cm" svg:x="10.932cm" svg:y="9.0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781cm" svg:y="8.6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279cm" svg:height="0.564cm" svg:x="12.203cm" svg:y="8.6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352cm" svg:height="0.786cm" svg:x="12.737cm" svg:y="8.65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26cm" svg:height="0.539cm" svg:x="13.296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174cm" svg:height="0.281cm" svg:x="13.741cm" svg:y="8.3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682cm" svg:y="8.744cm" svg:viewBox="0 0 288 31" draw:points="144,31 0,31 0,0 288,0 288,31">
            <text:p/>
          </draw:polygon>
          <draw:path draw:style-name="gr3" draw:text-style-name="P9" draw:layer="layout" svg:width="0.21cm" svg:height="0.281cm" svg:x="13.72cm" svg:y="8.8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427cm" svg:y="8.66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26cm" svg:height="0.539cm" svg:x="14.851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340" draw:id="id340">
          <svg:title>TexMaths</svg:title>
          <svg:desc>24§display§= 3\times \frac{ t^\frac{5}{2} }{\frac{5}{2}}  - 11 \times \frac{ t^\frac{3}{2} }{\frac{3}{2}}\ + \ c§svg§600§FALSE§</svg:desc>
          <draw:polygon draw:style-name="gr2" draw:text-style-name="P8" draw:layer="layout" svg:width="9.197cm" svg:height="2.211cm" svg:x="6.818cm" svg:y="9.941cm" svg:viewBox="0 0 9198 2212" draw:points="4600,2212 0,2212 0,0 9198,0 9198,2212">
            <text:p/>
          </draw:polygon>
          <draw:path draw:style-name="gr3" draw:text-style-name="P9" draw:layer="layout" svg:width="0.562cm" svg:height="0.199cm" svg:x="6.824cm" svg:y="10.97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7.701cm" svg:y="10.721cm" svg:viewBox="0 0 351 582" svg:d="M211 265c69-21 117-81 117-148 0-69-73-117-155-117-85 0-150 50-150 115 0 27 19 44 42 44 27 0 44-19 44-44 0-42-40-42-51-42 25-40 80-52 111-52 34 0 82 19 82 94 0 12-1 60-24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9" draw:layer="layout" svg:width="0.408cm" svg:height="0.408cm" svg:x="8.4cm" svg:y="10.869cm" svg:viewBox="0 0 409 409" svg:d="M205 181l-169-169c-11-10-13-12-19-12-9 0-17 8-17 17 0 6 2 8 12 18l168 169-168 171c-10 9-12 11-12 17 0 9 8 17 17 17 6 0 8-2 19-11l167-169 177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6cm" svg:height="0.539cm" svg:x="9.239cm" svg:y="10.185cm" svg:viewBox="0 0 261 540" svg:d="M156 192h80c15 0 25 0 25-17 0-10-10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21cm" svg:height="0.291cm" svg:x="9.663cm" svg:y="9.899cm" svg:viewBox="0 0 211 292" svg:d="M44 48c23 6 42 6 46 6 31 0 52-8 62-14 11-5 40-23 40-32 0-8-6-8-6-8-2 0-2 0-7 2-16 6-43 11-70 11-25 0-48-3-71-11-3-2-5-2-5-2-6 0-6 6-6 12v128c0 6 0 12 8 12 3 0 3 0 7-6 18-17 41-27 69-27 23 0 39 14 45 23 9 14 11 33 11 54 0 17-2 42-19 58-19 19-42 21-52 21-29 0-60-12-73-37 19-2 25-13 25-25 0-13-10-23-25-23-8 0-23 6-23 25 0 42 40 77 96 77 63 0 115-42 115-94 0-48-40-94-100-94-27 0-48 7-67 21z">
            <text:p/>
          </draw:path>
          <draw:polygon draw:style-name="gr3" draw:text-style-name="P9" draw:layer="layout" svg:width="0.287cm" svg:height="0.03cm" svg:x="9.625cm" svg:y="10.245cm" svg:viewBox="0 0 288 31" draw:points="144,31 0,31 0,0 288,0 288,31">
            <text:p/>
          </draw:polygon>
          <draw:path draw:style-name="gr3" draw:text-style-name="P9" draw:layer="layout" svg:width="0.21cm" svg:height="0.281cm" svg:x="9.663cm" svg:y="10.329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9" draw:layer="layout" svg:width="0.838cm" svg:height="0.035cm" svg:x="9.22cm" svg:y="11.055cm" svg:viewBox="0 0 839 36" draw:points="419,36 0,36 0,0 839,0 839,36">
            <text:p/>
          </draw:polygon>
          <draw:path draw:style-name="gr3" draw:text-style-name="P9" draw:layer="layout" svg:width="0.262cm" svg:height="0.404cm" svg:x="9.508cm" svg:y="11.18cm" svg:viewBox="0 0 263 405" svg:d="M56 63c28 8 48 8 57 8 77 0 125-54 125-63 0-6-6-8-8-8s-2 0-5 2c-14 6-45 17-89 17-17 0-48-2-88-15-6-4-6-4-8-4-7 0-7 6-7 15v175c0 12 0 17 9 17 6 0 6 0 14-7 25-33 61-37 82-37 35 0 52 27 54 33 11 19 13 42 13 77 0 17 0 52-17 78-15 22-40 35-69 35-38 0-79-21-94-60 23 2 35-13 35-28 0-25-22-31-29-31-2 0-31 0-31 33 0 53 48 105 121 105 75 0 142-55 142-130 0-68-52-129-125-129-27 0-57 6-82 29z">
            <text:p/>
          </draw:path>
          <draw:polygon draw:style-name="gr3" draw:text-style-name="P9" draw:layer="layout" svg:width="0.337cm" svg:height="0.035cm" svg:x="9.469cm" svg:y="11.676cm" svg:viewBox="0 0 338 36" draw:points="169,36 0,36 0,0 338,0 338,36">
            <text:p/>
          </draw:polygon>
          <draw:path draw:style-name="gr3" draw:text-style-name="P9" draw:layer="layout" svg:width="0.262cm" svg:height="0.393cm" svg:x="9.508cm" svg:y="11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15cm" svg:height="0.035cm" svg:x="10.414cm" svg:y="11.055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262cm" svg:y="10.72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9" draw:layer="layout" svg:width="0.279cm" svg:height="0.564cm" svg:x="11.685cm" svg:y="10.72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408cm" svg:height="0.408cm" svg:x="12.343cm" svg:y="10.869cm" svg:viewBox="0 0 409 409" svg:d="M205 181l-169-169c-11-10-13-12-19-12-9 0-17 8-17 17 0 6 2 8 12 18l168 169-168 171c-10 9-12 11-12 17 0 9 8 17 17 17 6 0 8-2 19-11l167-169 177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6cm" svg:height="0.539cm" svg:x="13.182cm" svg:y="10.185cm" svg:viewBox="0 0 261 540" svg:d="M156 192h80c15 0 25 0 25-17 0-10-10-10-25-10h-73c29-121 35-136 35-142 0-15-12-23-25-23-2 0-27 0-35 31l-32 134h-81c-17 0-25 0-25 16 0 11 8 11 23 11h75c-60 240-63 254-63 269 0 46 32 79 76 79 89 0 137-125 137-131 0-8-8-8-12-8-6 0-8 2-11 12-37 88-83 107-112 107-17 0-25-11-25-38 0-21 2-27 4-40z">
            <text:p/>
          </draw:path>
          <draw:path draw:style-name="gr3" draw:text-style-name="P9" draw:layer="layout" svg:width="0.22cm" svg:height="0.291cm" svg:x="13.603cm" svg:y="9.899cm" svg:viewBox="0 0 221 292" svg:d="M106 142c40 0 65 25 65 67 0 43-27 66-63 66-6 0-56 0-77-21 17-4 21-18 21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13.57cm" svg:y="10.245cm" svg:viewBox="0 0 288 31" draw:points="144,31 0,31 0,0 288,0 288,31">
            <text:p/>
          </draw:polygon>
          <draw:path draw:style-name="gr3" draw:text-style-name="P9" draw:layer="layout" svg:width="0.21cm" svg:height="0.281cm" svg:x="13.608cm" svg:y="10.329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olygon draw:style-name="gr3" draw:text-style-name="P9" draw:layer="layout" svg:width="0.838cm" svg:height="0.035cm" svg:x="13.163cm" svg:y="11.055cm" svg:viewBox="0 0 839 36" draw:points="419,36 0,36 0,0 839,0 839,36">
            <text:p/>
          </draw:polygon>
          <draw:path draw:style-name="gr3" draw:text-style-name="P9" draw:layer="layout" svg:width="0.272cm" svg:height="0.404cm" svg:x="13.445cm" svg:y="11.1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9" draw:layer="layout" svg:width="0.337cm" svg:height="0.035cm" svg:x="13.413cm" svg:y="11.676cm" svg:viewBox="0 0 338 36" draw:points="169,36 0,36 0,0 338,0 338,36">
            <text:p/>
          </draw:polygon>
          <draw:path draw:style-name="gr3" draw:text-style-name="P9" draw:layer="layout" svg:width="0.262cm" svg:height="0.393cm" svg:x="13.451cm" svg:y="11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62cm" svg:height="0.564cm" svg:x="14.616cm" svg:y="10.792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9" draw:layer="layout" svg:width="0.329cm" svg:height="0.383cm" svg:x="15.728cm" svg:y="10.911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343" draw:id="id343">
          <svg:title>TexMaths</svg:title>
          <svg:desc>24§display§= \frac{ 6 ( x+ 3 )^\frac{5}{2} }{5}  -  \frac{ 22 ( x + 3 )^\frac{3}{2} }{3}\ + \ c§svg§600§FALSE§</svg:desc>
          <draw:polygon draw:style-name="gr2" draw:text-style-name="P8" draw:layer="layout" svg:width="11.71cm" svg:height="1.897cm" svg:x="6.819cm" svg:y="12.642cm" svg:viewBox="0 0 11711 1898" draw:points="5854,1898 0,1898 0,0 11711,0 11711,1898">
            <text:p/>
          </draw:polygon>
          <draw:path draw:style-name="gr3" draw:text-style-name="P9" draw:layer="layout" svg:width="0.562cm" svg:height="0.199cm" svg:x="6.825cm" svg:y="13.67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cm" svg:x="7.804cm" svg:y="12.851cm" svg:viewBox="0 0 351 581" svg:d="M77 286v-21c0-213 105-244 148-244 21 0 55 6 75 35-14 0-47 0-47 36 0 27 20 40 39 40 13 0 38-7 38-40 0-52-36-92-107-92-108 0-223 109-223 295 0 227 98 286 177 286 94 0 174-78 174-190 0-107-75-190-169-190-57 0-88 45-105 85zM177 558c-54 0-79-51-83-63-15-40-15-107-15-123 0-65 27-151 103-151 14 0 52 0 79 53 15 31 15 75 15 115 0 41 0 83-15 114-25 51-65 55-84 55z">
            <text:p/>
          </draw:path>
          <draw:path draw:style-name="gr3" draw:text-style-name="P9" draw:layer="layout" svg:width="0.197cm" svg:height="0.843cm" svg:x="8.274cm" svg:y="12.78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9" draw:layer="layout" svg:width="0.421cm" svg:height="0.383cm" svg:x="8.543cm" svg:y="13.041cm" svg:viewBox="0 0 422 384" svg:d="M259 119c4-23 23-100 83-100 4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6-60 90-65 10 32 40 65 90 65 89 0 137-110 137-131 0-7-8-7-10-7-8 0-10 2-12 7-28 92-86 112-113 112-33 0-46-27-46-56 0-19 6-37 15-75z">
            <text:p/>
          </draw:path>
          <draw:path draw:style-name="gr3" draw:text-style-name="P9" draw:layer="layout" svg:width="0.562cm" svg:height="0.563cm" svg:x="9.234cm" svg:y="12.92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10.066cm" svg:y="12.85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197cm" svg:height="0.843cm" svg:x="10.502cm" svg:y="12.7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21cm" svg:height="0.291cm" svg:x="10.92cm" svg:y="12.6cm" svg:viewBox="0 0 211 292" svg:d="M44 48c23 6 42 6 46 6 29 0 52-8 62-14 11-5 40-23 40-32 0-8-6-8-6-8-2 0-2 0-7 2-16 6-43 11-70 11-25 0-48-3-71-11-5-2-5-2-5-2-8 0-8 6-8 12v128c0 6 0 12 10 12 3 0 3 0 7-6 18-17 41-27 69-27 23 0 39 13 45 23 9 13 11 33 11 54 0 17-2 42-19 57-19 19-42 21-52 21-29 0-60-11-73-36 19-2 25-14 25-25 0-13-12-23-25-23-8 0-23 6-23 25 0 42 40 77 96 77 63 0 115-43 115-94 0-48-40-94-100-94-27 0-48 7-67 21z">
            <text:p/>
          </draw:path>
          <draw:polygon draw:style-name="gr3" draw:text-style-name="P9" draw:layer="layout" svg:width="0.287cm" svg:height="0.03cm" svg:x="10.882cm" svg:y="12.945cm" svg:viewBox="0 0 288 31" draw:points="144,31 0,31 0,0 288,0 288,31">
            <text:p/>
          </draw:polygon>
          <draw:path draw:style-name="gr3" draw:text-style-name="P9" draw:layer="layout" svg:width="0.21cm" svg:height="0.281cm" svg:x="10.92cm" svg:y="13.03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9" draw:layer="layout" svg:width="3.545cm" svg:height="0.035cm" svg:x="7.768cm" svg:y="13.755cm" svg:viewBox="0 0 3546 36" draw:points="1772,36 0,36 0,0 3546,0 3546,36">
            <text:p/>
          </draw:polygon>
          <draw:path draw:style-name="gr3" draw:text-style-name="P9" draw:layer="layout" svg:width="0.337cm" svg:height="0.58cm" svg:x="9.373cm" svg:y="14.001cm" svg:viewBox="0 0 338 581" svg:d="M338 393c0-99-69-186-161-186-41 0-77 14-108 44v-165c17 6 46 12 73 12 104 0 163-77 163-88 0-6-2-10-7-10-2 0-4 0-8 2-17 8-58 25-115 25-35 0-73-6-114-23-5-4-7-4-9-4-8 0-8 8-8 21v250c0 15 0 23 12 23 5 0 7-2 9-8 10-14 43-60 110-60 44 0 65 39 73 54 13 33 15 65 15 108 0 28 0 80-21 115-19 32-52 55-90 55-62 0-110-44-125-94 2 0 6 0 15 0 27 0 42-21 42-40 0-21-15-42-42-42-13 0-42 6-42 46 0 71 58 153 154 153 98 0 184-80 184-188z">
            <text:p/>
          </draw:path>
          <draw:path draw:style-name="gr3" draw:text-style-name="P9" draw:layer="layout" svg:width="0.516cm" svg:height="0.035cm" svg:x="11.671cm" svg:y="13.755cm" svg:viewBox="0 0 517 36" svg:d="M488 36c13 0 29 0 29-19 0-17-16-17-29-17h-459c-14 0-29 0-29 17 0 19 15 19 29 19z">
            <text:p/>
          </draw:path>
          <draw:path draw:style-name="gr3" draw:text-style-name="P9" draw:layer="layout" svg:width="0.337cm" svg:height="0.563cm" svg:x="12.589cm" svg:y="12.851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ath draw:style-name="gr3" draw:text-style-name="P9" draw:layer="layout" svg:width="0.337cm" svg:height="0.563cm" svg:x="13.009cm" svg:y="12.851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9" draw:layer="layout" svg:width="0.197cm" svg:height="0.843cm" svg:x="13.474cm" svg:y="12.78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9" draw:layer="layout" svg:width="0.421cm" svg:height="0.383cm" svg:x="13.743cm" svg:y="13.041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4 112-113 112-33 0-46-27-46-56 0-19 6-37 15-75z">
            <text:p/>
          </draw:path>
          <draw:path draw:style-name="gr3" draw:text-style-name="P9" draw:layer="layout" svg:width="0.562cm" svg:height="0.563cm" svg:x="14.434cm" svg:y="12.92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15.266cm" svg:y="12.85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197cm" svg:height="0.843cm" svg:x="15.701cm" svg:y="12.7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22cm" svg:height="0.291cm" svg:x="16.116cm" svg:y="12.6cm" svg:viewBox="0 0 221 292" svg:d="M106 142c40 0 65 25 65 67s-27 65-63 65c-6 0-56 0-79-21 19-4 23-17 23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9" draw:layer="layout" svg:width="0.287cm" svg:height="0.03cm" svg:x="16.082cm" svg:y="12.945cm" svg:viewBox="0 0 288 31" draw:points="144,31 0,31 0,0 288,0 288,31">
            <text:p/>
          </draw:polygon>
          <draw:path draw:style-name="gr3" draw:text-style-name="P9" draw:layer="layout" svg:width="0.21cm" svg:height="0.281cm" svg:x="16.12cm" svg:y="13.03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9" draw:layer="layout" svg:width="3.968cm" svg:height="0.035cm" svg:x="12.547cm" svg:y="13.755cm" svg:viewBox="0 0 3969 36" draw:points="1983,36 0,36 0,0 3969,0 3969,36">
            <text:p/>
          </draw:polygon>
          <draw:path draw:style-name="gr3" draw:text-style-name="P9" draw:layer="layout" svg:width="0.35cm" svg:height="0.58cm" svg:x="14.354cm" svg:y="14.00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562cm" svg:height="0.563cm" svg:x="17.13cm" svg:y="13.49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8.242cm" svg:y="13.611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42" draw:id="id342">
          <svg:title>TexMaths</svg:title>
          <svg:desc>28§display§\text {I}§svg§600§FALSE§</svg:desc>
          <draw:polygon draw:style-name="gr2" draw:text-style-name="P8" draw:layer="layout" svg:width="0.229cm" svg:height="0.575cm" svg:x="5.734cm" svg:y="13.445cm" svg:viewBox="0 0 230 576" draw:points="116,576 0,576 0,0 230,0 230,576">
            <text:p/>
          </draw:polygon>
          <draw:path draw:style-name="gr3" draw:text-style-name="P9" draw:layer="layout" svg:width="0.301cm" svg:height="0.674cm" svg:x="5.712cm" svg:y="13.3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1" draw:id="id341">
          <svg:title>TexMaths</svg:title>
          <svg:desc>28§display§\therefore§svg§600§FALSE§</svg:desc>
          <draw:polygon draw:style-name="gr2" draw:text-style-name="P8" draw:layer="layout" svg:width="0.528cm" svg:height="0.433cm" svg:x="4.107cm" svg:y="13.526cm" svg:viewBox="0 0 529 434" draw:points="265,434 0,434 0,0 529,0 529,434">
            <text:p/>
          </draw:polygon>
          <draw:path draw:style-name="gr3" draw:text-style-name="P9" draw:layer="layout" svg:width="0.598cm" svg:height="0.531cm" svg:x="4.087cm" svg:y="13.4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46" draw:id="id346">
          <svg:title>TexMaths</svg:title>
          <svg:desc>28§display§\text {I}§svg§600§FALSE§</svg:desc>
          <draw:polygon draw:style-name="gr2" draw:text-style-name="P8" draw:layer="layout" svg:width="0.229cm" svg:height="0.575cm" svg:x="4.9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4.9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4" draw:id="id344">
          <svg:title>TexMaths</svg:title>
          <svg:desc>28§display§\text {(9)}§svg§600§FALSE§</svg:desc>
          <draw:polygon draw:style-name="gr2" draw:text-style-name="P8" draw:layer="layout" svg:width="1.061cm" svg:height="0.886cm" svg:x="1.611cm" svg:y="1.245cm" svg:viewBox="0 0 1062 887" draw:points="531,887 0,887 0,0 1062,0 1062,887">
            <text:p/>
          </draw:polygon>
          <draw:path draw:style-name="gr3" draw:text-style-name="P9" draw:layer="layout" svg:width="0.23cm" svg:height="0.985cm" svg:x="1.658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1.985cm" svg:y="1.279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9" draw:layer="layout" svg:width="0.23cm" svg:height="0.985cm" svg:x="2.494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45" draw:id="id345">
          <svg:title>TexMaths</svg:title>
          <svg:desc>26§display§\text {Let}§svg§600§FALSE§</svg:desc>
          <draw:polygon draw:style-name="gr2" draw:text-style-name="P8" draw:layer="layout" svg:width="1.19cm" svg:height="0.544cm" svg:x="3.128cm" svg:y="1.341cm" svg:viewBox="0 0 1191 545" draw:points="594,545 0,545 0,0 1191,0 1191,545">
            <text:p/>
          </draw:polygon>
          <draw:path draw:style-name="gr3" draw:text-style-name="P9" draw:layer="layout" svg:width="0.502cm" svg:height="0.626cm" svg:x="3.111cm" svg:y="1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9" draw:layer="layout" svg:width="0.354cm" svg:height="0.422cm" svg:x="3.678cm" svg:y="1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9" draw:layer="layout" svg:width="0.288cm" svg:height="0.574cm" svg:x="4.075cm" svg:y="1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50" draw:id="id350">
          <svg:title>TexMaths</svg:title>
          <svg:desc>24§display§\text {Put } 3e^{-x} + 4 = t,§svg§600§FALSE§</svg:desc>
          <draw:polygon draw:style-name="gr2" draw:text-style-name="P8" draw:layer="layout" svg:width="6.387cm" svg:height="0.689cm" svg:x="1.927cm" svg:y="5.941cm" svg:viewBox="0 0 6388 690" draw:points="3195,690 0,690 0,0 6388,0 6388,690">
            <text:p/>
          </draw:polygon>
          <draw:path draw:style-name="gr3" draw:text-style-name="P9" draw:layer="layout" svg:width="0.498cm" svg:height="0.578cm" svg:x="1.914cm" svg:y="5.932cm" svg:viewBox="0 0 499 579" svg:d="M163 312h142c102 0 194-70 194-154 0-83-84-158-199-158h-300v27h21c65 0 65 10 65 38v448c0 31 0 39-65 39h-21v27c29-2 92-2 125-2 32 0 96 0 125 2v-27h-20c-65 0-67-8-67-39zM159 288v-228c0-27 2-33 43-33h75c134 0 134 88 134 131 0 40 0 130-134 130z">
            <text:p/>
          </draw:path>
          <draw:path draw:style-name="gr3" draw:text-style-name="P9" draw:layer="layout" svg:width="0.425cm" svg:height="0.384cm" svg:x="2.486cm" svg:y="6.136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9" draw:layer="layout" svg:width="0.266cm" svg:height="0.53cm" svg:x="2.943cm" svg:y="5.98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35cm" svg:height="0.582cm" svg:x="3.573cm" svg:y="5.945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3.997cm" svg:y="6.13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9" draw:layer="layout" svg:width="0.4cm" svg:height="0.03cm" svg:x="4.416cm" svg:y="5.997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4.908cm" svg:y="5.899cm" svg:viewBox="0 0 319 269" svg:d="M119 200c-6 19-25 52-56 52-2 0-19 0-32-8 25-7 27-29 27-32 0-14-10-24-23-24-18 0-35 16-35 37 0 31 33 44 61 44 29 0 52-17 68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562cm" svg:height="0.564cm" svg:x="5.539cm" svg:y="6.016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9" draw:layer="layout" svg:width="0.375cm" svg:height="0.572cm" svg:x="6.359cm" svg:y="5.937cm" svg:viewBox="0 0 376 573" svg:d="M225 435v73c0 30 0 40-64 40h-17v25c35-2 79-2 113-2 37 0 81 0 116 2v-25h-18c-63 0-65-10-65-40v-73h86v-27h-86v-387c0-15 0-21-13-21-8 0-10 0-16 10l-261 398v27zM230 408h-207l207-316z">
            <text:p/>
          </draw:path>
          <draw:path draw:style-name="gr3" draw:text-style-name="P9" draw:layer="layout" svg:width="0.562cm" svg:height="0.199cm" svg:x="7.039cm" svg:y="6.19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6cm" svg:height="0.539cm" svg:x="7.901cm" svg:y="5.9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9cm" svg:height="0.253cm" svg:x="8.258cm" svg:y="6.418cm" svg:viewBox="0 0 100 254" svg:d="M100 88c0-55-21-88-54-88-29 0-46 21-46 44s17 46 46 46c10 0 21-3 29-11 4-2 4-2 6-2 0 0 2 0 2 11 0 64-31 116-60 143-10 9-10 11-10 13 0 8 4 10 10 10 10 0 77-66 77-166z">
            <text:p/>
          </draw:path>
        </draw:g>
        <draw:g xml:id="id351" draw:id="id351">
          <svg:title>TexMaths</svg:title>
          <svg:desc>24§display§\text {Diff. }w.\ r.\ t. \ x,\ -3e^{-x}dx = dt,§svg§600§FALSE§</svg:desc>
          <draw:polygon draw:style-name="gr2" draw:text-style-name="P8" draw:layer="layout" svg:width="11.252cm" svg:height="0.689cm" svg:x="8.628cm" svg:y="5.946cm" svg:viewBox="0 0 11253 690" draw:points="5626,690 0,690 0,0 11253,0 11253,690">
            <text:p/>
          </draw:polygon>
          <draw:path draw:style-name="gr3" draw:text-style-name="P9" draw:layer="layout" svg:width="0.567cm" svg:height="0.578cm" svg:x="8.615cm" svg:y="5.937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9" draw:layer="layout" svg:width="0.181cm" svg:height="0.566cm" svg:x="9.258cm" svg:y="5.9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9.487cm" svg:y="5.917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9" draw:layer="layout" svg:width="0.091cm" svg:height="0.091cm" svg:x="10.03cm" svg:y="6.423cm" svg:viewBox="0 0 92 92" svg:d="M92 46c0-25-21-46-46-46s-46 21-46 46 21 46 46 46 46-21 46-46z">
            <text:p/>
          </draw:path>
          <draw:path draw:style-name="gr3" draw:text-style-name="P9" draw:layer="layout" svg:width="0.56cm" svg:height="0.384cm" svg:x="10.591cm" svg:y="6.141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9" draw:layer="layout" svg:width="0.091cm" svg:height="0.091cm" svg:x="11.265cm" svg:y="6.423cm" svg:viewBox="0 0 92 92" svg:d="M92 46c0-25-21-46-46-46s-46 21-46 46 21 46 46 46 46-21 46-46z">
            <text:p/>
          </draw:path>
          <draw:path draw:style-name="gr3" draw:text-style-name="P9" draw:layer="layout" svg:width="0.345cm" svg:height="0.384cm" svg:x="11.733cm" svg:y="6.141cm" svg:viewBox="0 0 346 385" svg:d="M50 325c-2 13-8 33-8 37 0 15 12 23 25 23 10 0 25-8 31-23 2-4 31-120 34-135 6-29 22-89 27-112 4-9 27-50 48-69 6-6 31-27 68-27 23 0 34 10 36 10-27 4-44 25-44 46 0 13 9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2.138cm" svg:y="6.423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2.601cm" svg:y="5.985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1cm" svg:height="0.091cm" svg:x="12.958cm" svg:y="6.423cm" svg:viewBox="0 0 92 92" svg:d="M92 46c0-25-21-46-46-46s-46 21-46 46 21 46 46 46 46-21 46-46z">
            <text:p/>
          </draw:path>
          <draw:path draw:style-name="gr3" draw:text-style-name="P9" draw:layer="layout" svg:width="0.421cm" svg:height="0.384cm" svg:x="13.425cm" svg:y="6.141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3 0-46-27-46-55 0-20 6-37 15-75z">
            <text:p/>
          </draw:path>
          <draw:path draw:style-name="gr3" draw:text-style-name="P9" draw:layer="layout" svg:width="0.099cm" svg:height="0.253cm" svg:x="13.957cm" svg:y="6.423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9" draw:layer="layout" svg:width="0.515cm" svg:height="0.036cm" svg:x="14.609cm" svg:y="6.285cm" svg:viewBox="0 0 516 37" svg:d="M488 37c13 0 28 0 28-20 0-17-15-17-28-17h-459c-14 0-29 0-29 17 0 20 15 20 29 20z">
            <text:p/>
          </draw:path>
          <draw:path draw:style-name="gr3" draw:text-style-name="P9" draw:layer="layout" svg:width="0.35cm" svg:height="0.582cm" svg:x="15.231cm" svg:y="5.95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15.656cm" svg:y="6.141cm" svg:viewBox="0 0 326 385" svg:d="M119 179c25 0 88-2 131-19 59-25 63-75 63-87 0-38-33-73-90-73-94 0-223 83-223 231 0 86 50 154 132 154 123 0 194-91 194-100 0-6-5-12-11-12-4 0-6 2-10 10-67 82-159 82-171 82-65 0-73-71-73-98 0-9 0-36 14-88zM81 160c32-129 119-141 142-141 40 0 61 25 61 54 0 87-134 87-169 87z">
            <text:p/>
          </draw:path>
          <draw:path draw:style-name="gr3" draw:text-style-name="P9" draw:layer="layout" svg:width="0.4cm" svg:height="0.03cm" svg:x="16.074cm" svg:y="6.002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6.566cm" svg:y="5.904cm" svg:viewBox="0 0 319 269" svg:d="M119 200c-6 19-25 52-56 52-2 0-19 0-32-8 25-7 27-29 27-32 0-14-10-24-23-24-18 0-35 16-35 37 0 31 33 44 61 44 29 0 52-17 68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402cm" svg:height="0.597cm" svg:x="16.996cm" svg:y="5.927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4 0-55-46-55-79 0-42 26-148 48-187 24-50 63-80 97-80 54 0 68 69 68 75 0 4-2 9-4 13z">
            <text:p/>
          </draw:path>
          <draw:path draw:style-name="gr3" draw:text-style-name="P9" draw:layer="layout" svg:width="0.421cm" svg:height="0.384cm" svg:x="17.424cm" svg:y="6.141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4 111-113 111-33 0-46-27-46-55 0-20 6-37 15-75z">
            <text:p/>
          </draw:path>
          <draw:path draw:style-name="gr3" draw:text-style-name="P9" draw:layer="layout" svg:width="0.562cm" svg:height="0.199cm" svg:x="18.163cm" svg:y="6.20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9.041cm" svg:y="5.927cm" svg:viewBox="0 0 403 598" svg:d="M403 10c0-2 0-10-11-10-12 0-92 8-108 10-6 0-11 3-11 15s7 12 21 12c40 0 42 5 42 13l-2 17-52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8-148 48-187 24-50 63-80 97-80 56 0 68 69 68 75 0 4-2 9-4 13z">
            <text:p/>
          </draw:path>
          <draw:path draw:style-name="gr3" draw:text-style-name="P9" draw:layer="layout" svg:width="0.26cm" svg:height="0.539cm" svg:x="19.465cm" svg:y="5.985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2-27 4-41z">
            <text:p/>
          </draw:path>
          <draw:path draw:style-name="gr3" draw:text-style-name="P9" draw:layer="layout" svg:width="0.099cm" svg:height="0.253cm" svg:x="19.824cm" svg:y="6.423cm" svg:viewBox="0 0 100 254" svg:d="M100 88c0-55-21-88-54-88-29 0-46 21-46 44s17 46 46 46c10 0 21-3 29-11 4-2 4-2 6-2 0 0 2 0 2 11 0 64-31 116-60 143-10 9-10 11-10 13 0 8 4 10 10 10 10 0 77-66 77-166z">
            <text:p/>
          </draw:path>
        </draw:g>
        <draw:g xml:id="id353" draw:id="id353">
          <svg:title>TexMaths</svg:title>
          <svg:desc>24§display§e^{-x}dx = - \frac{1}{3}dt§svg§600§FALSE§</svg:desc>
          <draw:polygon draw:style-name="gr2" draw:text-style-name="P8" draw:layer="layout" svg:width="5.305cm" svg:height="1.647cm" svg:x="21.518cm" svg:y="5.448cm" svg:viewBox="0 0 5306 1648" draw:points="2654,1648 0,1648 0,0 5306,0 5306,1648">
            <text:p/>
          </draw:polygon>
          <draw:path draw:style-name="gr3" draw:text-style-name="P9" draw:layer="layout" svg:width="0.325cm" svg:height="0.383cm" svg:x="21.514cm" svg:y="6.167cm" svg:viewBox="0 0 326 384" svg:d="M119 179c25 0 88-2 131-20 59-25 63-74 63-86 0-38-33-73-90-73-94 0-223 83-223 231 0 86 50 153 133 153 122 0 193-90 193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21.933cm" svg:y="6.028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22.424cm" svg:y="5.931cm" svg:viewBox="0 0 319 269" svg:d="M119 200c-6 19-25 52-56 52-2 0-19 0-32-8 25-8 27-29 27-33 0-13-10-23-23-23-18 0-35 16-35 37 0 31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7cm" svg:x="22.854cm" svg:y="5.954cm" svg:viewBox="0 0 403 598" svg:d="M403 10c0-2 0-10-11-10-12 0-92 8-108 10-6 0-11 3-11 15s7 12 21 12c40 0 42 5 42 13l-4 17-50 200c-15-31-40-54-78-54-98 0-204 125-204 248 0 81 46 137 113 137 18 0 60-4 110-64 7 35 36 64 77 64 30 0 50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421cm" svg:height="0.383cm" svg:x="23.285cm" svg:y="6.167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9" draw:layer="layout" svg:width="0.562cm" svg:height="0.199cm" svg:x="24.024cm" svg:y="6.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24.936cm" svg:y="6.311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25.698cm" svg:y="5.40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25.624cm" svg:y="6.311cm" svg:viewBox="0 0 424 37" draw:points="211,37 0,37 0,0 424,0 424,37">
            <text:p/>
          </draw:polygon>
          <draw:path draw:style-name="gr3" draw:text-style-name="P9" draw:layer="layout" svg:width="0.35cm" svg:height="0.581cm" svg:x="25.66cm" svg:y="6.55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7cm" svg:x="26.18cm" svg:y="5.954cm" svg:viewBox="0 0 403 598" svg:d="M403 10c0-2 0-10-11-10-12 0-92 8-108 10-6 0-11 3-11 15s7 12 21 12c40 0 42 5 42 13l-4 17-50 200c-15-31-40-54-78-54-98 0-204 125-204 248 0 81 46 137 113 137 18 0 60-4 110-64 7 35 36 64 77 64 30 0 50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26cm" svg:height="0.539cm" svg:x="26.605cm" svg:y="6.011cm" svg:viewBox="0 0 261 540" svg:d="M156 192h80c16 0 25 0 25-17 0-10-9-10-25-10h-73c29-121 35-136 35-142 0-15-12-23-25-23-2 0-27 0-35 31l-32 134h-81c-17 0-25 0-25 16 0 11 8 11 23 11h75c-60 240-63 254-63 269 0 46 32 79 76 79 89 0 137-125 137-131 0-7-8-7-12-7-6 0-7 1-11 11-37 88-83 108-112 108-17 0-25-12-25-39 0-21 0-27 4-40z">
            <text:p/>
          </draw:path>
        </draw:g>
        <draw:g xml:id="id359" draw:id="id359">
          <svg:title>TexMaths</svg:title>
          <svg:desc>28§display§\text {I}§svg§600§FALSE§</svg:desc>
          <draw:polygon draw:style-name="gr2" draw:text-style-name="P8" draw:layer="layout" svg:width="0.229cm" svg:height="0.575cm" svg:x="4.734cm" svg:y="13.045cm" svg:viewBox="0 0 230 576" draw:points="116,576 0,576 0,0 230,0 230,576">
            <text:p/>
          </draw:polygon>
          <draw:path draw:style-name="gr3" draw:text-style-name="P9" draw:layer="layout" svg:width="0.301cm" svg:height="0.674cm" svg:x="4.712cm" svg:y="12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8" draw:id="id358">
          <svg:title>TexMaths</svg:title>
          <svg:desc>28§display§\therefore§svg§600§FALSE§</svg:desc>
          <draw:polygon draw:style-name="gr2" draw:text-style-name="P8" draw:layer="layout" svg:width="0.528cm" svg:height="0.433cm" svg:x="3.107cm" svg:y="13.126cm" svg:viewBox="0 0 529 434" draw:points="265,434 0,434 0,0 529,0 529,434">
            <text:p/>
          </draw:polygon>
          <draw:path draw:style-name="gr3" draw:text-style-name="P9" draw:layer="layout" svg:width="0.598cm" svg:height="0.531cm" svg:x="3.087cm" svg:y="13.0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47" draw:id="id347">
          <svg:title>TexMaths</svg:title>
          <svg:desc>24§display§= \int \frac{1}{3 + 4e^x} \ dx§svg§600§FALSE§</svg:desc>
          <draw:polygon draw:style-name="gr2" draw:text-style-name="P8" draw:layer="layout" svg:width="5.849cm" svg:height="1.791cm" svg:x="5.913cm" svg:y="0.739cm" svg:viewBox="0 0 5850 1792" draw:points="2926,1792 0,1792 0,0 5850,0 5850,1792">
            <text:p/>
          </draw:polygon>
          <draw:path draw:style-name="gr3" draw:text-style-name="P9" draw:layer="layout" svg:width="0.562cm" svg:height="0.199cm" svg:x="5.919cm" svg:y="1.5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6.808cm" svg:y="0.6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9.056cm" svg:y="0.7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2.693cm" svg:height="0.036cm" svg:x="7.846cm" svg:y="1.617cm" svg:viewBox="0 0 2694 37" draw:points="1348,37 0,37 0,0 2694,0 2694,37">
            <text:p/>
          </draw:polygon>
          <draw:path draw:style-name="gr3" draw:text-style-name="P9" draw:layer="layout" svg:width="0.35cm" svg:height="0.581cm" svg:x="7.881cm" svg:y="1.8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562cm" svg:height="0.564cm" svg:x="8.503cm" svg:y="1.9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9.323cm" svg:y="1.85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325cm" svg:height="0.383cm" svg:x="9.758cm" svg:y="2.05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10.142cm" svg:y="1.921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6cm" svg:x="10.955cm" svg:y="1.26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385cm" svg:y="1.473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348" draw:id="id348">
          <svg:title>TexMaths</svg:title>
          <svg:desc>24§display§= \int \frac{e^{-x}}{ e^{-x} ( 3 + 4e^x ) }  \ dx§svg§600§FALSE§</svg:desc>
          <draw:polygon draw:style-name="gr2" draw:text-style-name="P8" draw:layer="layout" svg:width="7.851cm" svg:height="1.854cm" svg:x="12.513cm" svg:y="0.742cm" svg:viewBox="0 0 7852 1855" draw:points="3927,1855 0,1855 0,0 7852,0 7852,1855">
            <text:p/>
          </draw:polygon>
          <draw:path draw:style-name="gr3" draw:text-style-name="P9" draw:layer="layout" svg:width="0.562cm" svg:height="0.199cm" svg:x="12.519cm" svg:y="1.5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13.408cm" svg:y="0.7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325cm" svg:height="0.383cm" svg:x="16.16cm" svg:y="0.9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4cm" svg:height="0.03cm" svg:x="16.578cm" svg:y="0.809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7.07cm" svg:y="0.712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4.694cm" svg:height="0.035cm" svg:x="14.447cm" svg:y="1.62cm" svg:viewBox="0 0 4695 36" draw:points="2348,36 0,36 0,0 4695,0 4695,36">
            <text:p/>
          </draw:polygon>
          <draw:path draw:style-name="gr3" draw:text-style-name="P9" draw:layer="layout" svg:width="0.325cm" svg:height="0.383cm" svg:x="14.485cm" svg:y="2.0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4cm" svg:height="0.03cm" svg:x="14.904cm" svg:y="2.021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5.395cm" svg:y="1.923cm" svg:viewBox="0 0 319 269" svg:d="M119 200c-6 19-25 51-56 51-2 0-19 0-32-7 25-8 27-29 27-33 0-13-10-23-23-23-18 0-35 15-35 37 0 30 33 44 63 44 27 0 50-18 66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197cm" svg:height="0.844cm" svg:x="15.875cm" svg:y="1.794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5cm" svg:height="0.581cm" svg:x="16.156cm" svg:y="1.86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562cm" svg:height="0.563cm" svg:x="16.776cm" svg:y="1.93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75cm" svg:height="0.571cm" svg:x="17.596cm" svg:y="1.856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9" draw:layer="layout" svg:width="0.325cm" svg:height="0.383cm" svg:x="18.034cm" svg:y="2.0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318cm" svg:height="0.268cm" svg:x="18.416cm" svg:y="1.9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18.859cm" svg:y="1.79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9.556cm" svg:y="1.26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9.987cm" svg:y="1.4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draw:g xml:id="id349" draw:id="id349">
          <svg:title>TexMaths</svg:title>
          <svg:desc>24§display§= \int \frac{e^{-x}}{3e^{-x} + 4} \ dx§svg§600§FALSE§</svg:desc>
          <draw:polygon draw:style-name="gr2" draw:text-style-name="P8" draw:layer="layout" svg:width="6.377cm" svg:height="1.791cm" svg:x="5.914cm" svg:y="3.34cm" svg:viewBox="0 0 6378 1792" draw:points="3189,1792 0,1792 0,0 6378,0 6378,1792">
            <text:p/>
          </draw:polygon>
          <draw:path draw:style-name="gr3" draw:text-style-name="P9" draw:layer="layout" svg:width="0.562cm" svg:height="0.199cm" svg:x="5.92cm" svg:y="4.1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6.809cm" svg:y="3.298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5cm" svg:height="0.383cm" svg:x="8.823cm" svg:y="3.504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9.241cm" svg:y="3.408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9.733cm" svg:y="3.31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3.221cm" svg:height="0.036cm" svg:x="7.847cm" svg:y="4.218cm" svg:viewBox="0 0 3222 37" draw:points="1611,37 0,37 0,0 3222,0 3222,37">
            <text:p/>
          </draw:polygon>
          <draw:path draw:style-name="gr3" draw:text-style-name="P9" draw:layer="layout" svg:width="0.35cm" svg:height="0.581cm" svg:x="7.882cm" svg:y="4.464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8.308cm" svg:y="4.6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8.725cm" svg:y="4.62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9.218cm" svg:y="4.522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564cm" svg:x="9.848cm" svg:y="4.533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10.668cm" svg:y="4.4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402cm" svg:height="0.596cm" svg:x="11.482cm" svg:y="3.861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421cm" svg:height="0.383cm" svg:x="11.912cm" svg:y="4.07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355" draw:id="id355">
          <svg:title>TexMaths</svg:title>
          <svg:desc>24§display§= \int \frac{1}{t} \times - \frac{1}{3}\ dt§svg§600§FALSE§</svg:desc>
          <draw:polygon draw:style-name="gr2" draw:text-style-name="P8" draw:layer="layout" svg:width="5.724cm" svg:height="1.791cm" svg:x="5.916cm" svg:y="7.441cm" svg:viewBox="0 0 5725 1792" draw:points="2862,1792 0,1792 0,0 5725,0 5725,1792">
            <text:p/>
          </draw:polygon>
          <draw:path draw:style-name="gr3" draw:text-style-name="P9" draw:layer="layout" svg:width="0.561cm" svg:height="0.199cm" svg:x="5.922cm" svg:y="8.23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6.811cm" svg:y="7.399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7.924cm" svg:y="7.4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849cm" svg:y="8.319cm" svg:viewBox="0 0 424 37" draw:points="211,37 0,37 0,0 424,0 424,37">
            <text:p/>
          </draw:polygon>
          <draw:path draw:style-name="gr3" draw:text-style-name="P9" draw:layer="layout" svg:width="0.26cm" svg:height="0.539cm" svg:x="7.928cm" svg:y="8.598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8cm" svg:height="0.408cm" svg:x="8.684cm" svg:y="8.133cm" svg:viewBox="0 0 409 409" svg:d="M205 181l-169-169c-11-10-13-12-19-12-9 0-17 8-17 17 0 6 2 8 12 18l168 169-168 171c-10 9-12 11-12 17 0 10 8 17 17 17 6 0 8-2 19-11l167-169 177 174c2 2 8 6 12 6 11 0 17-7 17-17 0-2 0-6-2-10-2-2-136-134-179-178l156-154c4-6 17-17 21-21 0-2 4-6 4-12 0-9-6-17-17-17-6 0-10 4-20 13z">
            <text:p/>
          </draw:path>
          <draw:path draw:style-name="gr3" draw:text-style-name="P9" draw:layer="layout" svg:width="0.515cm" svg:height="0.036cm" svg:x="9.473cm" svg:y="8.319cm" svg:viewBox="0 0 516 37" svg:d="M488 37c13 0 28 0 28-20 0-17-15-17-28-17h-459c-14 0-29 0-29 17 0 20 15 20 29 20z">
            <text:p/>
          </draw:path>
          <draw:path draw:style-name="gr3" draw:text-style-name="P9" draw:layer="layout" svg:width="0.279cm" svg:height="0.564cm" svg:x="10.235cm" svg:y="7.4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0.161cm" svg:y="8.319cm" svg:viewBox="0 0 424 37" draw:points="211,37 0,37 0,0 424,0 424,37">
            <text:p/>
          </draw:polygon>
          <draw:path draw:style-name="gr3" draw:text-style-name="P9" draw:layer="layout" svg:width="0.35cm" svg:height="0.581cm" svg:x="10.195cm" svg:y="8.565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6cm" svg:x="10.998cm" svg:y="7.96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11.422cm" svg:y="8.02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354" draw:id="id354">
          <svg:title>TexMaths</svg:title>
          <svg:desc>28§display§\text {I}§svg§600§FALSE§</svg:desc>
          <draw:polygon draw:style-name="gr2" draw:text-style-name="P8" draw:layer="layout" svg:width="0.229cm" svg:height="0.575cm" svg:x="4.932cm" svg:y="8.143cm" svg:viewBox="0 0 230 576" draw:points="116,576 0,576 0,0 230,0 230,576">
            <text:p/>
          </draw:polygon>
          <draw:path draw:style-name="gr3" draw:text-style-name="P9" draw:layer="layout" svg:width="0.301cm" svg:height="0.674cm" svg:x="4.91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6" draw:id="id356">
          <svg:title>TexMaths</svg:title>
          <svg:desc>24§display§= - \frac{1}{3} \int \frac{1}{t} \ dt§svg§600§FALSE§</svg:desc>
          <draw:polygon draw:style-name="gr2" draw:text-style-name="P8" draw:layer="layout" svg:width="4.834cm" svg:height="1.791cm" svg:x="12.518cm" svg:y="7.442cm" svg:viewBox="0 0 4835 1792" draw:points="2417,1792 0,1792 0,0 4835,0 4835,1792">
            <text:p/>
          </draw:polygon>
          <draw:path draw:style-name="gr3" draw:text-style-name="P9" draw:layer="layout" svg:width="0.562cm" svg:height="0.199cm" svg:x="12.524cm" svg:y="8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13.436cm" svg:y="8.32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14.198cm" svg:y="7.4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4.123cm" svg:y="8.32cm" svg:viewBox="0 0 424 37" draw:points="211,37 0,37 0,0 424,0 424,37">
            <text:p/>
          </draw:polygon>
          <draw:path draw:style-name="gr3" draw:text-style-name="P9" draw:layer="layout" svg:width="0.35cm" svg:height="0.581cm" svg:x="14.16cm" svg:y="8.56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75cm" svg:height="1.876cm" svg:x="14.834cm" svg:y="7.4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5.947cm" svg:y="7.4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5.872cm" svg:y="8.32cm" svg:viewBox="0 0 424 37" draw:points="211,37 0,37 0,0 424,0 424,37">
            <text:p/>
          </draw:polygon>
          <draw:path draw:style-name="gr3" draw:text-style-name="P9" draw:layer="layout" svg:width="0.26cm" svg:height="0.539cm" svg:x="15.951cm" svg:y="8.599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9" draw:layer="layout" svg:width="0.402cm" svg:height="0.596cm" svg:x="16.71cm" svg:y="7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17.136cm" svg:y="8.021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357" draw:id="id357">
          <svg:title>TexMaths</svg:title>
          <svg:desc>24§display§= - \frac{1}{3} \log t \ + \ c§svg§600§FALSE§</svg:desc>
          <draw:polygon draw:style-name="gr2" draw:text-style-name="P8" draw:layer="layout" svg:width="5.719cm" svg:height="1.647cm" svg:x="5.92cm" svg:y="10.044cm" svg:viewBox="0 0 5720 1648" draw:points="2859,1648 0,1648 0,0 5720,0 5720,1648">
            <text:p/>
          </draw:polygon>
          <draw:path draw:style-name="gr3" draw:text-style-name="P9" draw:layer="layout" svg:width="0.562cm" svg:height="0.199cm" svg:x="5.926cm" svg:y="10.82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5cm" svg:height="0.036cm" svg:x="6.838cm" svg:y="10.907cm" svg:viewBox="0 0 516 37" svg:d="M488 37c13 0 28 0 28-20 0-17-15-17-28-17h-459c-14 0-29 0-29 17 0 20 15 20 29 20z">
            <text:p/>
          </draw:path>
          <draw:path draw:style-name="gr3" draw:text-style-name="P9" draw:layer="layout" svg:width="0.279cm" svg:height="0.564cm" svg:x="7.6cm" svg:y="10.00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525cm" svg:y="10.907cm" svg:viewBox="0 0 424 37" draw:points="211,37 0,37 0,0 424,0 424,37">
            <text:p/>
          </draw:polygon>
          <draw:path draw:style-name="gr3" draw:text-style-name="P9" draw:layer="layout" svg:width="0.35cm" svg:height="0.581cm" svg:x="7.562cm" svg:y="11.15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189cm" svg:height="0.587cm" svg:x="8.216cm" svg:y="10.55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8.447cm" svg:y="10.757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8.869cm" svg:y="10.75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9" draw:layer="layout" svg:width="0.26cm" svg:height="0.539cm" svg:x="9.439cm" svg:y="10.607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562cm" svg:height="0.564cm" svg:x="10.24cm" svg:y="10.64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1.352cm" svg:y="10.763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60" draw:id="id360">
          <svg:title>TexMaths</svg:title>
          <svg:desc>24§display§= - \frac{1}{3} \log (3e^{-x} + 4) \ + \ c§svg§600§FALSE§</svg:desc>
          <draw:polygon draw:style-name="gr2" draw:text-style-name="P8" draw:layer="layout" svg:width="9.149cm" svg:height="1.647cm" svg:x="5.921cm" svg:y="12.446cm" svg:viewBox="0 0 9150 1648" draw:points="4576,1648 0,1648 0,0 9150,0 9150,1648">
            <text:p/>
          </draw:polygon>
          <draw:path draw:style-name="gr3" draw:text-style-name="P9" draw:layer="layout" svg:width="0.562cm" svg:height="0.199cm" svg:x="5.927cm" svg:y="13.2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6.839cm" svg:y="13.309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7.601cm" svg:y="12.4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526cm" svg:y="13.309cm" svg:viewBox="0 0 424 37" draw:points="211,37 0,37 0,0 424,0 424,37">
            <text:p/>
          </draw:polygon>
          <draw:path draw:style-name="gr3" draw:text-style-name="P9" draw:layer="layout" svg:width="0.35cm" svg:height="0.581cm" svg:x="7.563cm" svg:y="13.555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189cm" svg:height="0.587cm" svg:x="8.218cm" svg:y="12.952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8.448cm" svg:y="13.15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8.87cm" svg:y="13.15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9" draw:layer="layout" svg:width="0.197cm" svg:height="0.844cm" svg:x="9.364cm" svg:y="12.904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5cm" svg:height="0.581cm" svg:x="9.644cm" svg:y="12.97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10.069cm" svg:y="13.165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10.485cm" svg:y="13.026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0.979cm" svg:y="12.929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9" draw:layer="layout" svg:width="0.562cm" svg:height="0.564cm" svg:x="11.609cm" svg:y="13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75cm" svg:height="0.572cm" svg:x="12.429cm" svg:y="12.965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9" draw:layer="layout" svg:width="0.197cm" svg:height="0.844cm" svg:x="12.876cm" svg:y="12.90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562cm" svg:height="0.564cm" svg:x="13.671cm" svg:y="13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4.783cm" svg:y="13.165cm" svg:viewBox="0 0 330 384" svg:d="M301 52c-13 0-24 0-38 13-13 12-15 27-15 33 0 19 15 29 32 29 25 0 48-19 48-54 0-42-40-73-101-73-114 0-227 121-227 240 0 77 50 144 138 144 121 0 192-90 192-100 0-5-5-11-9-11-6 0-6 2-12 9-67 83-159 83-171 83-52 0-75-40-75-92 0-35 18-117 46-169 25-48 73-85 120-85 28 0 61 10 72 33z">
            <text:p/>
          </draw:path>
        </draw:g>
        <draw:g xml:id="id352" draw:id="id352">
          <svg:title>TexMaths</svg:title>
          <svg:desc>24§display§\therefore§svg§600§FALSE§</svg:desc>
          <draw:polygon draw:style-name="gr2" draw:text-style-name="P8" draw:layer="layout" svg:width="0.453cm" svg:height="0.371cm" svg:x="20.505cm" svg:y="6.118cm" svg:viewBox="0 0 454 372" draw:points="227,372 0,372 0,0 454,0 454,372">
            <text:p/>
          </draw:polygon>
          <draw:path draw:style-name="gr3" draw:text-style-name="P9" draw:layer="layout" svg:width="0.513cm" svg:height="0.455cm" svg:x="20.488cm" svg:y="6.07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344" smil:attributeName="visibility" smil:to="visible"/>
                  <anim:animate smil:dur="0.25s" smil:fill="hold" smil:targetElement="id344" smil:attributeName="width" smil:values="width*0.05;width" smil:keyTimes="0;1"/>
                  <anim:animate smil:dur="0.25s" smil:fill="hold" smil:targetElement="id344" smil:attributeName="height" smil:values="height;height" smil:keyTimes="0;1"/>
                  <anim:animate smil:dur="0.25s" smil:fill="hold" smil:targetElement="id344" smil:attributeName="x" smil:values="x-.2;x" smil:keyTimes="0;1"/>
                  <anim:animate smil:dur="0.25s" smil:fill="hold" smil:targetElement="id344" smil:attributeName="y" smil:values="y;y" smil:keyTimes="0;1"/>
                  <anim:transitionFilter smil:dur="0.25s" smil:targetElement="id3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3" smil:attributeName="visibility" smil:to="visible"/>
                  <anim:animate smil:dur="0.5s" smil:fill="hold" smil:targetElement="id353" smil:attributeName="width" smil:values="width*0.05;width" smil:keyTimes="0;1"/>
                  <anim:animate smil:dur="0.5s" smil:fill="hold" smil:targetElement="id353" smil:attributeName="height" smil:values="height;height" smil:keyTimes="0;1"/>
                  <anim:animate smil:dur="0.5s" smil:fill="hold" smil:targetElement="id353" smil:attributeName="x" smil:values="x-.2;x" smil:keyTimes="0;1"/>
                  <anim:animate smil:dur="0.5s" smil:fill="hold" smil:targetElement="id353" smil:attributeName="y" smil:values="y;y" smil:keyTimes="0;1"/>
                  <anim:transitionFilter smil:dur="0.5s" smil:targetElement="id3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572cm" svg:x="0.8cm" svg:y="0.628cm" presentation:class="title" presentation:user-transformed="true">
          <draw:text-box>
            <text:p xml:id="id361" text:id="id361" text:style-name="P6"><text:span text:style-name="T20"><text:s text:c="21"/></text:span><text:span text:style-name="T21"><text:line-break/></text:span><text:span text:style-name="T22"> <text:s text:c="3"/></text:span><text:span text:style-name="T23">Integrals of the type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</draw:text-box>
        </draw:frame>
        <draw:g xml:id="id362" draw:id="id362">
          <svg:title>TexMaths</svg:title>
          <svg:desc>28§display§\int \frac{ \frac{\sin}{\cos}( x \pm a ) }{ \frac{\sin}{\cos} ( x \pm b ) }\ dx §svg§600§FALSE§</svg:desc>
          <draw:polygon draw:style-name="gr2" draw:text-style-name="P8" draw:layer="layout" svg:width="6.986cm" svg:height="2.566cm" svg:x="11.912cm" svg:y="0.844cm" svg:viewBox="0 0 6987 2567" draw:points="3495,2567 0,2567 0,0 6987,0 6987,2567">
            <text:p/>
          </draw:polygon>
          <draw:path draw:style-name="gr3" draw:text-style-name="P9" draw:layer="layout" svg:width="0.875cm" svg:height="2.188cm" svg:x="11.919cm" svg:y="1.03cm" svg:viewBox="0 0 876 2189" svg:d="M47 2144c31 0 49-22 49-47 0-34-24-49-47-49-24 0-49 15-49 49 0 51 49 92 110 92 150 0 206-231 275-515 77-312 141-628 195-944 36-208 72-405 106-533 11-49 44-175 85-175 29 0 53 18 58 23-34 2-49 22-49 47 0 33 24 49 47 49 24 0 49-16 49-49 0-54-54-92-108-92-76 0-130 108-186 309-2 9-136 504-244 1149-27 151-56 316-87 453-18 72-63 258-143 258-36 0-59-25-61-25z">
            <text:p/>
          </draw:path>
          <draw:path draw:style-name="gr3" draw:text-style-name="P9" draw:layer="layout" svg:width="0.25cm" svg:height="0.315cm" svg:x="13.321cm" svg:y="0.952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151cm" svg:height="0.465cm" svg:x="13.639cm" svg:y="0.79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9" draw:layer="layout" svg:width="0.371cm" svg:height="0.306cm" svg:x="13.861cm" svg:y="0.956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3" draw:text-style-name="P9" draw:layer="layout" svg:width="1.056cm" svg:height="0.042cm" svg:x="13.247cm" svg:y="1.382cm" svg:viewBox="0 0 1057 43" draw:points="529,43 0,43 0,0 1057,0 1057,43">
            <text:p/>
          </draw:polygon>
          <draw:path draw:style-name="gr3" draw:text-style-name="P9" draw:layer="layout" svg:width="0.292cm" svg:height="0.315cm" svg:x="13.279cm" svg:y="1.68cm" svg:viewBox="0 0 293 316" svg:d="M237 34c-11 4-17 15-17 29 0 20 13 33 31 33 20 0 34-13 34-33 0-63-97-63-117-63-103 0-168 81-168 159 0 87 74 157 166 157 103 0 127-81 127-90s-8-9-11-9c-11 0-11 3-13 14-16 42-54 62-96 62-48 0-110-33-110-134 0-87 42-137 107-137 9 0 43 0 67 12z">
            <text:p/>
          </draw:path>
          <draw:path draw:style-name="gr3" draw:text-style-name="P9" draw:layer="layout" svg:width="0.34cm" svg:height="0.315cm" svg:x="13.624cm" svg:y="1.68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9" draw:layer="layout" svg:width="0.25cm" svg:height="0.315cm" svg:x="14.02cm" svg:y="1.68cm" svg:viewBox="0 0 251 316" svg:d="M233 18c0-11 0-18-11-18-2 0-5 0-14 9-2 0-9 7-13 9-20-14-47-18-72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23cm" svg:height="0.985cm" svg:x="14.517cm" svg:y="0.90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831cm" svg:y="1.212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8 76 100 0 157-128 157-152 0-9-9-9-12-9-9 0-11 2-13 9-32 107-101 130-132 130-38 0-54-32-54-65 0-23 7-43 18-88z">
            <text:p/>
          </draw:path>
          <draw:path draw:style-name="gr3" draw:text-style-name="P9" draw:layer="layout" svg:width="0.658cm" svg:height="0.658cm" svg:x="15.638cm" svg:y="0.992cm" svg:viewBox="0 0 659 659" svg:d="M349 349h276c16 0 34 0 34-20s-18-20-34-20h-276v-273c0-16 0-36-20-36s-20 18-20 34v275h-275c-16 0-34 0-34 20s18 20 34 20h275v269h-275c-16 0-34 0-34 20 0 21 18 21 34 21h591c16 0 34 0 34-21 0-20-18-20-34-20h-276z">
            <text:p/>
          </draw:path>
          <draw:path draw:style-name="gr3" draw:text-style-name="P9" draw:layer="layout" svg:width="0.452cm" svg:height="0.447cm" svg:x="16.608cm" svg:y="1.21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9" draw:layer="layout" svg:width="0.23cm" svg:height="0.985cm" svg:x="17.143cm" svg:y="0.909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olygon draw:style-name="gr3" draw:text-style-name="P9" draw:layer="layout" svg:width="4.343cm" svg:height="0.042cm" svg:x="13.128cm" svg:y="2.103cm" svg:viewBox="0 0 4344 43" draw:points="2171,43 0,43 0,0 4344,0 4344,43">
            <text:p/>
          </draw:polygon>
          <draw:path draw:style-name="gr3" draw:text-style-name="P9" draw:layer="layout" svg:width="0.25cm" svg:height="0.315cm" svg:x="13.37cm" svg:y="2.417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151cm" svg:height="0.465cm" svg:x="13.689cm" svg:y="2.2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9" draw:layer="layout" svg:width="0.371cm" svg:height="0.306cm" svg:x="13.91cm" svg:y="2.42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3" draw:text-style-name="P9" draw:layer="layout" svg:width="1.056cm" svg:height="0.042cm" svg:x="13.297cm" svg:y="2.847cm" svg:viewBox="0 0 1057 43" draw:points="529,43 0,43 0,0 1057,0 1057,43">
            <text:p/>
          </draw:polygon>
          <draw:path draw:style-name="gr3" draw:text-style-name="P9" draw:layer="layout" svg:width="0.292cm" svg:height="0.315cm" svg:x="13.328cm" svg:y="3.145cm" svg:viewBox="0 0 293 316" svg:d="M237 34c-11 4-17 15-17 29 0 20 13 33 31 33 20 0 34-13 34-33 0-63-97-63-117-63-103 0-168 81-168 159 0 87 74 157 166 157 103 0 127-81 127-90s-8-9-11-9c-11 0-11 3-13 14-16 42-54 62-96 62-48 0-110-33-110-134 0-87 42-137 107-137 9 0 43 0 67 12z">
            <text:p/>
          </draw:path>
          <draw:path draw:style-name="gr3" draw:text-style-name="P9" draw:layer="layout" svg:width="0.34cm" svg:height="0.315cm" svg:x="13.673cm" svg:y="3.145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9" draw:layer="layout" svg:width="0.25cm" svg:height="0.315cm" svg:x="14.069cm" svg:y="3.145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23cm" svg:height="0.985cm" svg:x="14.567cm" svg:y="2.37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88cm" svg:y="2.677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99 130-132 130-38 0-54-32-54-65 0-23 7-43 18-88z">
            <text:p/>
          </draw:path>
          <draw:path draw:style-name="gr3" draw:text-style-name="P9" draw:layer="layout" svg:width="0.658cm" svg:height="0.658cm" svg:x="15.687cm" svg:y="2.457cm" svg:viewBox="0 0 659 659" svg:d="M349 349h276c16 0 34 0 34-20s-18-20-34-20h-276v-273c0-16 0-36-20-36s-20 18-20 34v275h-275c-16 0-34 0-34 20s18 20 34 20h275v269h-275c-16 0-34 0-34 20 0 21 18 21 34 21h591c16 0 34 0 34-21 0-20-18-20-34-20h-276z">
            <text:p/>
          </draw:path>
          <draw:path draw:style-name="gr3" draw:text-style-name="P9" draw:layer="layout" svg:width="0.364cm" svg:height="0.696cm" svg:x="16.664cm" svg:y="2.43cm" svg:viewBox="0 0 365 697" svg:d="M190 11c0-2 0-11-13-11-22 0-94 9-121 9-7 2-18 2-18 20 0 14 9 14 22 14 50 0 52 6 52 15 0 7-9 41-16 61l-80 322c-12 50-16 65-16 101 0 92 52 155 125 155 117 0 240-148 240-289 0-92-54-159-132-159-45 0-87 29-117 60zM96 383c7-20 7-22 16-34 49-64 92-78 119-78 36 0 62 29 62 92 0 58-33 172-51 211-31 64-78 100-117 100-33 0-65-27-65-98 0-20 0-38 16-101z">
            <text:p/>
          </draw:path>
          <draw:path draw:style-name="gr3" draw:text-style-name="P9" draw:layer="layout" svg:width="0.23cm" svg:height="0.985cm" svg:x="17.096cm" svg:y="2.37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3" draw:text-style-name="P9" draw:layer="layout" svg:width="0.469cm" svg:height="0.696cm" svg:x="17.956cm" svg:y="1.68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3" draw:text-style-name="P9" draw:layer="layout" svg:width="0.492cm" svg:height="0.447cm" svg:x="18.458cm" svg:y="1.935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60-128 160-152 0-9-9-9-12-9-9 0-11 2-13 9-34 107-101 130-132 130-38 0-54-32-54-65 0-23 7-43 18-88z">
            <text:p/>
          </draw:path>
        </draw:g>
        <draw:g xml:id="id371" draw:id="id371">
          <svg:title>TexMaths</svg:title>
          <svg:desc>28§display§\text {Let,}§svg§600§FALSE§</svg:desc>
          <draw:polygon draw:style-name="gr2" draw:text-style-name="P8" draw:layer="layout" svg:width="1.538cm" svg:height="0.765cm" svg:x="5.028cm" svg:y="11.043cm" svg:viewBox="0 0 1539 766" draw:points="768,766 0,766 0,0 1539,0 1539,766">
            <text:p/>
          </draw:polygon>
          <draw:path draw:style-name="gr3" draw:text-style-name="P9" draw:layer="layout" svg:width="0.541cm" svg:height="0.673cm" svg:x="5.01cm" svg:y="10.9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5.622cm" svg:y="11.2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6.049cm" svg:y="11.0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6.498cm" svg:y="11.5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72" draw:id="id372">
          <svg:title>TexMaths</svg:title>
          <svg:desc>28§display§\text {I}§svg§600§FALSE§</svg:desc>
          <draw:polygon draw:style-name="gr2" draw:text-style-name="P8" draw:layer="layout" svg:width="0.229cm" svg:height="0.575cm" svg:x="7.134cm" svg:y="11.045cm" svg:viewBox="0 0 230 576" draw:points="116,576 0,576 0,0 230,0 230,576">
            <text:p/>
          </draw:polygon>
          <draw:path draw:style-name="gr3" draw:text-style-name="P9" draw:layer="layout" svg:width="0.301cm" svg:height="0.674cm" svg:x="7.112cm" svg:y="10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0" draw:id="id370">
          <svg:title>TexMaths</svg:title>
          <svg:desc>28§display§(1)§svg§600§FALSE§</svg:desc>
          <draw:polygon draw:style-name="gr2" draw:text-style-name="P8" draw:layer="layout" svg:width="1.061cm" svg:height="0.886cm" svg:x="3.61cm" svg:y="10.946cm" svg:viewBox="0 0 1062 887" draw:points="531,887 0,887 0,0 1062,0 1062,887">
            <text:p/>
          </draw:polygon>
          <draw:path draw:style-name="gr3" draw:text-style-name="P9" draw:layer="layout" svg:width="0.23cm" svg:height="0.985cm" svg:x="3.657cm" svg:y="10.8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4.031cm" svg:y="10.9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4.493cm" svg:y="10.8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66" draw:id="id366">
          <svg:title>TexMaths</svg:title>
          <svg:desc>28§display§\text {(1)}§svg§600§FALSE§</svg:desc>
          <draw:polygon draw:style-name="gr2" draw:text-style-name="P8" draw:layer="layout" svg:width="1.061cm" svg:height="0.886cm" svg:x="3.712cm" svg:y="8.246cm" svg:viewBox="0 0 1062 887" draw:points="531,887 0,887 0,0 1062,0 1062,887">
            <text:p/>
          </draw:polygon>
          <draw:path draw:style-name="gr3" draw:text-style-name="P9" draw:layer="layout" svg:width="0.23cm" svg:height="0.985cm" svg:x="3.759cm" svg:y="8.1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4.133cm" svg:y="8.2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4.595cm" svg:y="8.1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73" draw:id="id373">
          <svg:title>TexMaths</svg:title>
          <svg:desc>24§display§= \int \frac{\sin ( x + a )}{\sin ( x - b )}\ dx§svg§600§FALSE§</svg:desc>
          <draw:polygon draw:style-name="gr2" draw:text-style-name="P8" draw:layer="layout" svg:width="6.809cm" svg:height="1.909cm" svg:x="7.817cm" svg:y="10.345cm" svg:viewBox="0 0 6810 1910" draw:points="3404,1910 0,1910 0,0 6810,0 6810,1910">
            <text:p/>
          </draw:polygon>
          <draw:path draw:style-name="gr3" draw:text-style-name="P9" draw:layer="layout" svg:width="0.562cm" svg:height="0.199cm" svg:x="7.823cm" svg:y="11.1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8.712cm" svg:y="10.359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9.779cm" svg:y="10.558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11cm" svg:y="10.37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44cm" svg:y="10.56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0.87cm" svg:y="10.303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138cm" svg:y="10.56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2cm" svg:height="0.563cm" svg:x="11.831cm" svg:y="10.443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9" draw:layer="layout" svg:width="0.387cm" svg:height="0.383cm" svg:x="12.661cm" svg:y="10.562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3.122cm" svg:y="10.303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3.651cm" svg:height="0.035cm" svg:x="9.75cm" svg:y="11.278cm" svg:viewBox="0 0 3652 36" draw:points="1826,36 0,36 0,0 3652,0 3652,36">
            <text:p/>
          </draw:polygon>
          <draw:path draw:style-name="gr3" draw:text-style-name="P9" draw:layer="layout" svg:width="0.277cm" svg:height="0.389cm" svg:x="9.819cm" svg:y="11.70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53cm" svg:y="11.5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86cm" svg:y="11.71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0.912cm" svg:y="11.453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181cm" svg:y="11.7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515cm" svg:height="0.035cm" svg:x="11.895cm" svg:y="11.856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2.709cm" svg:y="11.499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3.079cm" svg:y="11.453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3.817cm" svg:y="10.921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4.247cm" svg:y="11.13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363" draw:id="id363">
          <svg:title>TexMaths</svg:title>
          <svg:desc>28§display§\text {Method : Adjust the Numerator angle in terms of}§svg§600§FALSE§</svg:desc>
          <draw:polygon draw:style-name="gr2" draw:text-style-name="P8" draw:layer="layout" svg:width="21.513cm" svg:height="0.811cm" svg:x="3.727cm" svg:y="3.946cm" svg:viewBox="0 0 21514 812" draw:points="10757,812 0,812 0,0 21514,0 21514,812">
            <text:p/>
          </draw:polygon>
          <draw:path draw:style-name="gr3" draw:text-style-name="P9" draw:layer="layout" svg:width="0.83cm" svg:height="0.674cm" svg:x="3.714cm" svg:y="3.928cm" svg:viewBox="0 0 831 675" svg:d="M202 22c-9-22-12-22-36-22h-166v31h25c74 0 76 12 76 45v496c0 27 0 72-101 72v31c34 0 83-2 116-2 32 0 81 2 115 2v-31c-101 0-101-45-101-72v-534l237 615c7 13 12 22 21 22 11 0 13-7 17-18l242-626h3v568c0 36-3 45-79 45h-24v31c38-2 105-2 143-2s105 0 141 2v-31h-25c-76 0-76-9-76-45v-523c0-33 0-45 76-45h25v-31h-168c-25 0-25 0-31 18l-218 559z">
            <text:p/>
          </draw:path>
          <draw:path draw:style-name="gr3" draw:text-style-name="P9" draw:layer="layout" svg:width="0.382cm" svg:height="0.454cm" svg:x="4.608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5.036cm" svg:y="3.996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9" draw:layer="layout" svg:width="0.496cm" svg:height="0.685cm" svg:x="5.432cm" svg:y="3.919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1-144 96v-345l-143 11v32c69 0 76 6 76 53z">
            <text:p/>
          </draw:path>
          <draw:path draw:style-name="gr3" draw:text-style-name="P9" draw:layer="layout" svg:width="0.438cm" svg:height="0.454cm" svg:x="5.974cm" svg:y="4.162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9" draw:layer="layout" svg:width="0.487cm" svg:height="0.697cm" svg:x="6.501cm" svg:y="3.919cm" svg:viewBox="0 0 488 698" svg:d="M343 633v65l145-12v-31c-69 0-78-7-78-54v-601l-141 11v32c67 0 76 6 76 53v214c-29-34-72-61-125-61-117 0-220 96-220 224 0 126 96 225 211 225 62 0 107-34 132-65zM343 368v202c0 18 0 20-11 36-30 47-74 69-117 69-45 0-81-24-105-63-25-40-27-96-27-136 0-39 0-97 29-142 22-31 58-63 112-63 36 0 76 14 108 59 11 18 11 20 11 38z">
            <text:p/>
          </draw:path>
          <draw:path draw:style-name="gr3" draw:text-style-name="P9" draw:layer="layout" svg:width="0.107cm" svg:height="0.425cm" svg:x="7.426cm" svg:y="4.177cm" svg:viewBox="0 0 108 426" svg:d="M108 52c0-27-25-52-54-52s-54 25-54 52c0 29 25 53 54 53s54-24 54-53zM108 375c0-30-25-52-54-52s-54 22-54 52c0 29 25 51 54 51s54-22 54-51z">
            <text:p/>
          </draw:path>
          <draw:path draw:style-name="gr3" draw:text-style-name="P9" draw:layer="layout" svg:width="0.676cm" svg:height="0.708cm" svg:x="8.085cm" svg:y="3.897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3" draw:text-style-name="P9" draw:layer="layout" svg:width="0.487cm" svg:height="0.697cm" svg:x="8.824cm" svg:y="3.919cm" svg:viewBox="0 0 488 698" svg:d="M343 633v65l145-12v-31c-69 0-78-7-78-54v-601l-141 11v32c67 0 76 6 76 53v214c-29-34-72-61-125-61-117 0-220 96-220 224 0 126 96 225 211 225 62 0 107-34 132-65zM343 368v202c0 18 0 20-11 36-30 47-74 69-117 69-45 0-81-24-105-63-25-40-27-96-27-136 0-39 0-97 29-142 22-31 58-63 112-63 36 0 76 14 108 59 11 18 11 20 11 38z">
            <text:p/>
          </draw:path>
          <draw:path draw:style-name="gr3" draw:text-style-name="P9" draw:layer="layout" svg:width="0.248cm" svg:height="0.863cm" svg:x="9.299cm" svg:y="3.944cm" svg:viewBox="0 0 249 864" svg:d="M249 224l-153 12v29c79 0 88 9 88 56v392c0 43-9 128-74 128-5 0-27 0-54-11 16-4 36-18 36-45s-18-47-47-47c-27 0-45 20-45 47 0 52 56 79 112 79 74 0 137-63 137-153zM249 52c0-27-25-52-54-52s-52 25-52 52c0 29 23 53 52 53s54-24 54-53z">
            <text:p/>
          </draw:path>
          <draw:path draw:style-name="gr3" draw:text-style-name="P9" draw:layer="layout" svg:width="0.496cm" svg:height="0.448cm" svg:x="9.668cm" svg:y="4.166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324cm" svg:height="0.454cm" svg:x="10.217cm" svg:y="4.16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08cm" svg:height="0.618cm" svg:x="10.591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308cm" svg:height="0.618cm" svg:x="11.301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496cm" svg:height="0.685cm" svg:x="11.698cm" svg:y="3.919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1-144 96v-345l-143 11v32c69 0 76 6 76 53z">
            <text:p/>
          </draw:path>
          <draw:path draw:style-name="gr3" draw:text-style-name="P9" draw:layer="layout" svg:width="0.382cm" svg:height="0.454cm" svg:x="12.24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673cm" svg:height="0.674cm" svg:x="13.011cm" svg:y="3.928cm" svg:viewBox="0 0 674 675" svg:d="M197 13c-9-13-11-13-29-13h-168v31h29c14 0 34 0 49 3 23 2 23 2 23 22v516c0 27 0 72-101 72v31c34 0 83-2 116-2 32 0 81 2 115 2v-31c-101 0-101-45-101-72v-514c4 5 4 5 9 12l403 592c9 13 9 13 16 13 15 0 15-7 15-24v-548c0-27 0-72 101-72v-31c-33 0-83 2-116 2-32 0-81-2-114-2v31c100 0 100 45 100 72v424z">
            <text:p/>
          </draw:path>
          <draw:path draw:style-name="gr3" draw:text-style-name="P9" draw:layer="layout" svg:width="0.496cm" svg:height="0.448cm" svg:x="13.748cm" svg:y="4.16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77cm" svg:height="0.436cm" svg:x="14.294cm" svg:y="4.16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382cm" svg:height="0.454cm" svg:x="15.112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33cm" svg:height="0.436cm" svg:x="15.549cm" svg:y="4.16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5.947cm" svg:y="4.16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16.418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438cm" svg:height="0.454cm" svg:x="16.808cm" svg:y="4.16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9" draw:layer="layout" svg:width="0.333cm" svg:height="0.436cm" svg:x="17.3cm" svg:y="4.166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8.028cm" svg:y="4.16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8.51cm" svg:y="4.16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2cm" svg:height="0.652cm" svg:x="19.052cm" svg:y="4.157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21cm" svg:height="0.685cm" svg:x="19.55cm" svg:y="3.919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19.818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212cm" svg:height="0.661cm" svg:x="20.589cm" svg:y="3.94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9" draw:layer="layout" svg:width="0.496cm" svg:height="0.436cm" svg:x="20.862cm" svg:y="4.16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1cm" svg:height="0.618cm" svg:x="21.722cm" svg:y="3.996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9" draw:layer="layout" svg:width="0.382cm" svg:height="0.454cm" svg:x="22.114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33cm" svg:height="0.436cm" svg:x="22.551cm" svg:y="4.16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22.941cm" svg:y="4.16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324cm" svg:height="0.454cm" svg:x="23.763cm" svg:y="4.16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24.473cm" svg:y="4.16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9" draw:layer="layout" svg:width="0.319cm" svg:height="0.697cm" svg:x="24.971cm" svg:y="3.908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</draw:g>
        <draw:g xml:id="id364" draw:id="id364">
          <svg:title>TexMaths</svg:title>
          <svg:desc>28§display§\text {Denominator angle and a constant}§svg§600§FALSE§</svg:desc>
          <draw:polygon draw:style-name="gr2" draw:text-style-name="P8" draw:layer="layout" svg:width="14.738cm" svg:height="0.788cm" svg:x="8.231cm" svg:y="5.147cm" svg:viewBox="0 0 14739 789" draw:points="7370,789 0,789 0,0 14739,0 14739,789">
            <text:p/>
          </draw:polygon>
          <draw:path draw:style-name="gr3" draw:text-style-name="P9" draw:layer="layout" svg:width="0.662cm" svg:height="0.674cm" svg:x="8.215cm" svg:y="5.109cm" svg:viewBox="0 0 663 675" svg:d="M0 0v31h25c76 0 76 12 76 45v523c0 35 0 44-76 44h-25v32h361c165 0 302-146 302-332 0-188-132-343-302-343zM235 643c-47 0-49-6-49-38v-536c0-31 2-38 49-38h99c60 0 130 21 179 92 43 59 51 144 51 220 0 110-17 168-53 217-20 27-76 83-177 83z">
            <text:p/>
          </draw:path>
          <draw:path draw:style-name="gr3" draw:text-style-name="P9" draw:layer="layout" svg:width="0.382cm" svg:height="0.454cm" svg:x="8.961cm" svg:y="5.3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9.402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9.944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0.442cm" svg:y="5.3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212cm" svg:height="0.66cm" svg:x="11.261cm" svg:y="5.123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1.535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45cm" svg:height="0.454cm" svg:x="12.09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08cm" svg:height="0.618cm" svg:x="12.561cm" svg:y="5.176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38cm" svg:height="0.454cm" svg:x="12.953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3.443cm" svg:y="5.3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4.171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4.653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1cm" svg:x="15.197cm" svg:y="5.3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9" draw:layer="layout" svg:width="0.221cm" svg:height="0.685cm" svg:x="15.692cm" svg:y="5.098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15.961cm" svg:y="5.3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45cm" svg:height="0.454cm" svg:x="16.74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7.222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6cm" svg:x="17.771cm" svg:y="5.098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0-96 29-141 22-31 58-63 112-63 36 0 76 14 108 59 11 17 11 20 11 38z">
            <text:p/>
          </draw:path>
          <draw:path draw:style-name="gr3" draw:text-style-name="P9" draw:layer="layout" svg:width="0.445cm" svg:height="0.454cm" svg:x="18.653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75cm" svg:height="0.454cm" svg:x="19.466cm" svg:y="5.3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438cm" svg:height="0.454cm" svg:x="19.899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20.394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24cm" svg:height="0.454cm" svg:x="20.94cm" svg:y="5.3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08cm" svg:height="0.618cm" svg:x="21.317cm" svg:y="5.176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45cm" svg:height="0.454cm" svg:x="21.722cm" svg:y="5.34cm" svg:viewBox="0 0 446 455" svg:d="M287 368c4 40 31 80 78 80 20 0 81-13 81-94v-54h-25v54c0 58-25 65-36 65-31 0-36-45-36-49v-200c0-40 0-78-35-116-38-38-88-54-135-54-83 0-150 47-150 112 0 29 20 47 45 47 29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22.204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22.71cm" svg:y="5.176cm" svg:viewBox="0 0 309 619" svg:d="M152 213h141v-31h-141v-182h-24c0 81-32 186-128 191v22h85v271c0 124 92 135 128 135 69 0 96-70 96-135v-56h-25v56c0 72-29 110-64 110-68 0-68-90-68-108z">
            <text:p/>
          </draw:path>
        </draw:g>
        <draw:g xml:id="id365" draw:id="id365">
          <svg:title>TexMaths</svg:title>
          <svg:desc>28§display§\text {Evaluate the following.}§svg§600§FALSE§</svg:desc>
          <draw:polygon draw:style-name="gr2" draw:text-style-name="P8" draw:layer="layout" svg:width="9.701cm" svg:height="0.8cm" svg:x="3.834cm" svg:y="6.547cm" svg:viewBox="0 0 9702 801" draw:points="4850,801 0,801 0,0 9702,0 9702,801">
            <text:p/>
          </draw:polygon>
          <draw:path draw:style-name="gr3" draw:text-style-name="P9" draw:layer="layout" svg:width="0.611cm" svg:height="0.672cm" svg:x="3.816cm" svg:y="6.523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472cm" svg:y="6.767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4.961cm" svg:y="6.75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445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716cm" svg:y="6.758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6.273cm" svg:y="6.75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742cm" svg:y="6.58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7.134cm" svg:y="6.75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891cm" svg:y="6.58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8.285cm" svg:y="6.50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829cm" svg:y="6.75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6cm" svg:y="6.498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896cm" svg:y="6.752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10.391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664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0.933cm" svg:y="6.752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6cm" svg:height="0.437cm" svg:x="11.387cm" svg:y="6.767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2.113cm" svg:y="6.53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2.387cm" svg:y="6.75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2.929cm" svg:y="6.747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107cm" svg:height="0.107cm" svg:x="13.477cm" svg:y="7.088cm" svg:viewBox="0 0 108 108" svg:d="M108 54c0-29-25-54-54-54s-54 25-54 54 25 54 54 54 54-25 54-54z">
            <text:p/>
          </draw:path>
        </draw:g>
        <draw:g xml:id="id367" draw:id="id367">
          <svg:title>TexMaths</svg:title>
          <svg:desc>26§display§\int \frac{\sin ( x + a )}{\sin ( x - b )}\ dx§svg§600§FALSE§</svg:desc>
          <draw:polygon draw:style-name="gr2" draw:text-style-name="P8" draw:layer="layout" svg:width="6.411cm" svg:height="2.068cm" svg:x="5.313cm" svg:y="7.746cm" svg:viewBox="0 0 6412 2069" draw:points="3205,2069 0,2069 0,0 6412,0 6412,2069">
            <text:p/>
          </draw:polygon>
          <draw:path draw:style-name="gr3" draw:text-style-name="P9" draw:layer="layout" svg:width="0.812cm" svg:height="2.031cm" svg:x="5.319cm" svg:y="7.76cm" svg:viewBox="0 0 813 2032" svg:d="M44 1990c29 0 45-20 45-43 0-31-22-46-43-46-23 0-46 15-46 46 0 48 46 85 102 85 139 0 191-214 256-478 70-289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6.474cm" svg:y="7.97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6.833cm" svg:y="7.775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087cm" svg:y="7.98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7.655cm" svg:y="7.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7.946cm" svg:y="7.9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8.697cm" svg:y="7.8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19cm" svg:height="0.415cm" svg:x="9.595cm" svg:y="7.98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213cm" svg:height="0.914cm" svg:x="10.095cm" svg:y="7.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3.955cm" svg:height="0.039cm" svg:x="6.442cm" svg:y="8.757cm" svg:viewBox="0 0 3956 40" draw:points="1978,40 0,40 0,0 3956,0 3956,40">
            <text:p/>
          </draw:polygon>
          <draw:path draw:style-name="gr3" draw:text-style-name="P9" draw:layer="layout" svg:width="0.301cm" svg:height="0.421cm" svg:x="6.519cm" svg:y="9.2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6.879cm" svg:y="9.019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131cm" svg:y="9.22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7.701cm" svg:y="8.94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7.992cm" svg:y="9.22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9" draw:layer="layout" svg:width="0.558cm" svg:height="0.039cm" svg:x="8.768cm" svg:y="9.383cm" svg:viewBox="0 0 559 40" svg:d="M528 40c15 0 31 0 31-21 0-19-16-19-31-19h-497c-14 0-31 0-31 19 0 21 17 21 31 21z">
            <text:p/>
          </draw:path>
          <draw:path draw:style-name="gr3" draw:text-style-name="P9" draw:layer="layout" svg:width="0.338cm" svg:height="0.646cm" svg:x="9.647cm" svg:y="8.996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8 27 58 85 0 54-31 160-47 195-29 61-73 94-109 94-31 0-60-25-60-91 0-19 0-36 15-94z">
            <text:p/>
          </draw:path>
          <draw:path draw:style-name="gr3" draw:text-style-name="P9" draw:layer="layout" svg:width="0.213cm" svg:height="0.914cm" svg:x="10.049cm" svg:y="8.946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0.848cm" svg:y="8.3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1.313cm" svg:y="8.60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</draw:g>
        <draw:g xml:id="id368" draw:id="id368">
          <svg:title>TexMaths</svg:title>
          <svg:desc>28§display§\text {(2)}§svg§600§FALSE§</svg:desc>
          <draw:polygon draw:style-name="gr2" draw:text-style-name="P8" draw:layer="layout" svg:width="1.061cm" svg:height="0.886cm" svg:x="12.712cm" svg:y="8.247cm" svg:viewBox="0 0 1062 887" draw:points="531,887 0,887 0,0 1062,0 1062,887">
            <text:p/>
          </draw:polygon>
          <draw:path draw:style-name="gr3" draw:text-style-name="P9" draw:layer="layout" svg:width="0.23cm" svg:height="0.985cm" svg:x="12.759cm" svg:y="8.1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13.095cm" svg:y="8.281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13.595cm" svg:y="8.1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69" draw:id="id369">
          <svg:title>TexMaths</svg:title>
          <svg:desc>26§display§\int \frac{\sin ( a - x )}{\cos ( x + a )} \ dx§svg§600§FALSE§</svg:desc>
          <draw:polygon draw:style-name="gr2" draw:text-style-name="P8" draw:layer="layout" svg:width="6.513cm" svg:height="2.068cm" svg:x="14.314cm" svg:y="7.747cm" svg:viewBox="0 0 6514 2069" draw:points="3257,2069 0,2069 0,0 6514,0 6514,2069">
            <text:p/>
          </draw:polygon>
          <draw:path draw:style-name="gr3" draw:text-style-name="P9" draw:layer="layout" svg:width="0.812cm" svg:height="2.031cm" svg:x="14.32cm" svg:y="7.761cm" svg:viewBox="0 0 813 2032" svg:d="M44 1990c29 0 45-20 45-43 0-31-22-46-43-46-23 0-46 15-46 46 0 48 46 85 102 85 139 0 191-214 256-478 70-289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15.525cm" svg:y="7.97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15.884cm" svg:y="7.776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6.138cm" svg:y="7.98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6.708cm" svg:y="7.7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19cm" svg:height="0.415cm" svg:x="17.007cm" svg:y="7.98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558cm" svg:height="0.039cm" svg:x="17.733cm" svg:y="8.14cm" svg:viewBox="0 0 559 40" svg:d="M528 40c15 0 31 0 31-21 0-19-16-19-31-19h-497c-14 0-31 0-31 19 0 21 17 21 31 21z">
            <text:p/>
          </draw:path>
          <draw:path draw:style-name="gr3" draw:text-style-name="P9" draw:layer="layout" svg:width="0.457cm" svg:height="0.415cm" svg:x="18.599cm" svg:y="7.9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213cm" svg:height="0.914cm" svg:x="19.146cm" svg:y="7.7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057cm" svg:height="0.039cm" svg:x="15.443cm" svg:y="8.758cm" svg:viewBox="0 0 4058 40" draw:points="2030,40 0,40 0,0 4058,0 4058,40">
            <text:p/>
          </draw:polygon>
          <draw:path draw:style-name="gr3" draw:text-style-name="P9" draw:layer="layout" svg:width="0.348cm" svg:height="0.421cm" svg:x="15.475cm" svg:y="9.22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15.876cm" svg:y="9.221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6.338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16.758cm" svg:y="8.94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7.049cm" svg:y="9.22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17.8cm" svg:y="9.09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19cm" svg:height="0.415cm" svg:x="18.698cm" svg:y="9.228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213cm" svg:height="0.914cm" svg:x="19.198cm" svg:y="8.94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9.951cm" svg:y="8.371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20.416cm" svg:y="8.60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</draw:g>
        <draw:g xml:id="id374" draw:id="id374">
          <svg:title>TexMaths</svg:title>
          <svg:desc>24§display§= \int \frac{\sin [\ ( x - b ) + ( a + b ) \ ] }{\sin ( x - b )}\ dx§svg§600§FALSE§</svg:desc>
          <draw:polygon draw:style-name="gr2" draw:text-style-name="P8" draw:layer="layout" svg:width="11.281cm" svg:height="1.909cm" svg:x="7.819cm" svg:y="12.846cm" svg:viewBox="0 0 11282 1910" draw:points="5641,1910 0,1910 0,0 11282,0 11282,1910">
            <text:p/>
          </draw:polygon>
          <draw:path draw:style-name="gr3" draw:text-style-name="P9" draw:layer="layout" svg:width="0.562cm" svg:height="0.199cm" svg:x="7.825cm" svg:y="13.6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8.714cm" svg:y="12.86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9.781cm" svg:y="13.059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13cm" svg:y="12.87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46cm" svg:y="13.06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9" draw:layer="layout" svg:width="0.116cm" svg:height="0.843cm" svg:x="10.887cm" svg:y="12.804cm" svg:viewBox="0 0 117 844" draw:points="117,844 117,812 35,812 35,35 117,35 117,0 0,0 0,844">
            <text:p/>
          </draw:polygon>
          <draw:path draw:style-name="gr3" draw:text-style-name="P9" draw:layer="layout" svg:width="0.197cm" svg:height="0.843cm" svg:x="11.386cm" svg:y="12.8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655cm" svg:y="13.0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9" draw:layer="layout" svg:width="0.515cm" svg:height="0.035cm" svg:x="12.371cm" svg:y="13.209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3.183cm" svg:y="12.852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3.554cm" svg:y="12.8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62cm" svg:height="0.563cm" svg:x="14.069cm" svg:y="12.94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197cm" svg:height="0.843cm" svg:x="14.95cm" svg:y="12.8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5.226cm" svg:y="13.063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5.873cm" svg:y="12.94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16.71cm" svg:y="12.852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9" draw:layer="layout" svg:width="0.197cm" svg:height="0.843cm" svg:x="17.081cm" svg:y="12.8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0.116cm" svg:height="0.843cm" svg:x="17.661cm" svg:y="12.804cm" svg:viewBox="0 0 117 844" draw:points="117,0 0,0 0,35 83,35 83,812 0,812 0,844 117,844">
            <text:p/>
          </draw:polygon>
          <draw:polygon draw:style-name="gr3" draw:text-style-name="P9" draw:layer="layout" svg:width="8.124cm" svg:height="0.035cm" svg:x="9.752cm" svg:y="13.779cm" svg:viewBox="0 0 8125 36" draw:points="4063,36 0,36 0,0 8125,0 8125,36">
            <text:p/>
          </draw:polygon>
          <draw:path draw:style-name="gr3" draw:text-style-name="P9" draw:layer="layout" svg:width="0.277cm" svg:height="0.389cm" svg:x="12.058cm" svg:y="14.2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2.39cm" svg:y="14.0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2.625cm" svg:y="14.2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3.151cm" svg:y="13.95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3.42cm" svg:y="14.2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5cm" svg:height="0.035cm" svg:x="14.134cm" svg:y="14.357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4.948cm" svg:y="14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5.318cm" svg:y="13.95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8.293cm" svg:y="13.42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9" draw:layer="layout" svg:width="0.421cm" svg:height="0.383cm" svg:x="18.723cm" svg:y="13.63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1" anim:sub-item="text" smil:attributeName="visibility" smil:to="visible"/>
                  <anim:animate smil:dur="0.5s" smil:fill="hold" smil:targetElement="id361" anim:sub-item="text" smil:attributeName="width" smil:values="width*0.05;width" smil:keyTimes="0;1"/>
                  <anim:animate smil:dur="0.5s" smil:fill="hold" smil:targetElement="id361" anim:sub-item="text" smil:attributeName="height" smil:values="height;height" smil:keyTimes="0;1"/>
                  <anim:animate smil:dur="0.5s" smil:fill="hold" smil:targetElement="id361" anim:sub-item="text" smil:attributeName="x" smil:values="x-.2;x" smil:keyTimes="0;1"/>
                  <anim:animate smil:dur="0.5s" smil:fill="hold" smil:targetElement="id361" anim:sub-item="text" smil:attributeName="y" smil:values="y;y" smil:keyTimes="0;1"/>
                  <anim:transitionFilter smil:dur="0.5s" smil:targetElement="id361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5" smil:attributeName="visibility" smil:to="visible"/>
                  <anim:animate smil:dur="0.5s" smil:fill="hold" smil:targetElement="id365" smil:attributeName="width" smil:values="width*0.05;width" smil:keyTimes="0;1"/>
                  <anim:animate smil:dur="0.5s" smil:fill="hold" smil:targetElement="id365" smil:attributeName="height" smil:values="height;height" smil:keyTimes="0;1"/>
                  <anim:animate smil:dur="0.5s" smil:fill="hold" smil:targetElement="id365" smil:attributeName="x" smil:values="x-.2;x" smil:keyTimes="0;1"/>
                  <anim:animate smil:dur="0.5s" smil:fill="hold" smil:targetElement="id365" smil:attributeName="y" smil:values="y;y" smil:keyTimes="0;1"/>
                  <anim:transitionFilter smil:dur="0.5s" smil:targetElement="id3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7" smil:attributeName="visibility" smil:to="visible"/>
                  <anim:animate smil:dur="0.5s" smil:fill="hold" smil:targetElement="id367" smil:attributeName="width" smil:values="width*0.05;width" smil:keyTimes="0;1"/>
                  <anim:animate smil:dur="0.5s" smil:fill="hold" smil:targetElement="id367" smil:attributeName="height" smil:values="height;height" smil:keyTimes="0;1"/>
                  <anim:animate smil:dur="0.5s" smil:fill="hold" smil:targetElement="id367" smil:attributeName="x" smil:values="x-.2;x" smil:keyTimes="0;1"/>
                  <anim:animate smil:dur="0.5s" smil:fill="hold" smil:targetElement="id367" smil:attributeName="y" smil:values="y;y" smil:keyTimes="0;1"/>
                  <anim:transitionFilter smil:dur="0.5s" smil:targetElement="id3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8" smil:attributeName="visibility" smil:to="visible"/>
                  <anim:animate smil:dur="0.5s" smil:fill="hold" smil:targetElement="id368" smil:attributeName="width" smil:values="width*0.05;width" smil:keyTimes="0;1"/>
                  <anim:animate smil:dur="0.5s" smil:fill="hold" smil:targetElement="id368" smil:attributeName="height" smil:values="height;height" smil:keyTimes="0;1"/>
                  <anim:animate smil:dur="0.5s" smil:fill="hold" smil:targetElement="id368" smil:attributeName="x" smil:values="x-.2;x" smil:keyTimes="0;1"/>
                  <anim:animate smil:dur="0.5s" smil:fill="hold" smil:targetElement="id368" smil:attributeName="y" smil:values="y;y" smil:keyTimes="0;1"/>
                  <anim:transitionFilter smil:dur="0.5s" smil:targetElement="id36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9" smil:attributeName="visibility" smil:to="visible"/>
                  <anim:animate smil:dur="0.5s" smil:fill="hold" smil:targetElement="id369" smil:attributeName="width" smil:values="width*0.05;width" smil:keyTimes="0;1"/>
                  <anim:animate smil:dur="0.5s" smil:fill="hold" smil:targetElement="id369" smil:attributeName="height" smil:values="height;height" smil:keyTimes="0;1"/>
                  <anim:animate smil:dur="0.5s" smil:fill="hold" smil:targetElement="id369" smil:attributeName="x" smil:values="x-.2;x" smil:keyTimes="0;1"/>
                  <anim:animate smil:dur="0.5s" smil:fill="hold" smil:targetElement="id369" smil:attributeName="y" smil:values="y;y" smil:keyTimes="0;1"/>
                  <anim:transitionFilter smil:dur="0.5s" smil:targetElement="id3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7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76" draw:id="id376">
          <svg:title>TexMaths</svg:title>
          <svg:desc>24§display§= \int \frac{ \sin (x-b) \cos(a+b) + \cos (x-b) \sin (a+b) }{ \sin (x-b)}\ dx§svg§600§FALSE§</svg:desc>
          <draw:polygon draw:style-name="gr2" draw:text-style-name="P8" draw:layer="layout" svg:width="18.853cm" svg:height="1.909cm" svg:x="6.516cm" svg:y="0.939cm" svg:viewBox="0 0 18854 1910" draw:points="9428,1910 0,1910 0,0 18854,0 18854,1910">
            <text:p/>
          </draw:polygon>
          <draw:path draw:style-name="gr3" draw:text-style-name="P9" draw:layer="layout" svg:width="0.562cm" svg:height="0.199cm" svg:x="6.522cm" svg:y="1.7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1cm" svg:y="0.953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78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1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3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9.569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9.838cm" svg:y="1.1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6cm" svg:height="0.035cm" svg:x="10.552cm" svg:y="1.302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1.366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1.737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322cm" svg:height="0.389cm" svg:x="12.186cm" svg:y="1.1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2.555cm" svg:y="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2.981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3.371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3.649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4.294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15.132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5.502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62cm" svg:height="0.563cm" svg:x="16.017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2cm" svg:height="0.389cm" svg:x="16.841cm" svg:y="1.1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7.211cm" svg:y="1.1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7.637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8.025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8.294cm" svg:y="1.15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516cm" svg:height="0.035cm" svg:x="19.01cm" svg:y="1.302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9.823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20.193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277cm" svg:height="0.389cm" svg:x="20.642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20.975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21.209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21.733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22.012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9" draw:layer="layout" svg:width="0.562cm" svg:height="0.563cm" svg:x="22.659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23.494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9" draw:layer="layout" svg:width="0.197cm" svg:height="0.843cm" svg:x="23.864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15.696cm" svg:height="0.035cm" svg:x="8.45cm" svg:y="1.872cm" svg:viewBox="0 0 15697 36" draw:points="7848,36 0,36 0,0 15697,0 15697,36">
            <text:p/>
          </draw:polygon>
          <draw:path draw:style-name="gr3" draw:text-style-name="P9" draw:layer="layout" svg:width="0.277cm" svg:height="0.389cm" svg:x="14.542cm" svg:y="2.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4.874cm" svg:y="2.11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5.109cm" svg:y="2.30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5.633cm" svg:y="2.0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5.902cm" svg:y="2.3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6cm" svg:height="0.035cm" svg:x="16.618cm" svg:y="2.45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7.43cm" svg:y="2.09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7.801cm" svg:y="2.0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24.561cm" svg:y="1.51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4.992cm" svg:y="1.72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75" draw:id="id375">
          <svg:title>TexMaths</svg:title>
          <svg:desc>28§display§\text {I}§svg§600§FALSE§</svg:desc>
          <draw:polygon draw:style-name="gr2" draw:text-style-name="P8" draw:layer="layout" svg:width="0.229cm" svg:height="0.575cm" svg:x="5.732cm" svg:y="1.5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0" draw:id="id380">
          <svg:title>TexMaths</svg:title>
          <svg:desc>28§display§\text {I}§svg§600§FALSE§</svg:desc>
          <draw:polygon draw:style-name="gr2" draw:text-style-name="P8" draw:layer="layout" svg:width="0.229cm" svg:height="0.575cm" svg:x="5.735cm" svg:y="6.846cm" svg:viewBox="0 0 230 576" draw:points="116,576 0,576 0,0 230,0 230,576">
            <text:p/>
          </draw:polygon>
          <draw:path draw:style-name="gr3" draw:text-style-name="P9" draw:layer="layout" svg:width="0.301cm" svg:height="0.674cm" svg:x="5.713cm" svg:y="6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9" draw:id="id379">
          <svg:title>TexMaths</svg:title>
          <svg:desc>28§display§\therefore§svg§600§FALSE§</svg:desc>
          <draw:polygon draw:style-name="gr2" draw:text-style-name="P8" draw:layer="layout" svg:width="0.528cm" svg:height="0.433cm" svg:x="3.908cm" svg:y="6.923cm" svg:viewBox="0 0 529 434" draw:points="265,434 0,434 0,0 529,0 529,434">
            <text:p/>
          </draw:polygon>
          <draw:path draw:style-name="gr3" draw:text-style-name="P9" draw:layer="layout" svg:width="0.598cm" svg:height="0.531cm" svg:x="3.888cm" svg:y="6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83" draw:id="id383">
          <svg:title>TexMaths</svg:title>
          <svg:desc>28§display§\text {Let,}§svg§600§FALSE§</svg:desc>
          <draw:polygon draw:style-name="gr2" draw:text-style-name="P8" draw:layer="layout" svg:width="1.538cm" svg:height="0.765cm" svg:x="3.629cm" svg:y="8.544cm" svg:viewBox="0 0 1539 766" draw:points="768,766 0,766 0,0 1539,0 1539,766">
            <text:p/>
          </draw:polygon>
          <draw:path draw:style-name="gr3" draw:text-style-name="P9" draw:layer="layout" svg:width="0.541cm" svg:height="0.673cm" svg:x="3.611cm" svg:y="8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3cm" svg:y="8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5cm" svg:y="8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9cm" svg:y="9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84" draw:id="id384">
          <svg:title>TexMaths</svg:title>
          <svg:desc>28§display§\text {I}§svg§600§FALSE§</svg:desc>
          <draw:polygon draw:style-name="gr2" draw:text-style-name="P8" draw:layer="layout" svg:width="0.229cm" svg:height="0.575cm" svg:x="5.735cm" svg:y="8.546cm" svg:viewBox="0 0 230 576" draw:points="116,576 0,576 0,0 230,0 230,576">
            <text:p/>
          </draw:polygon>
          <draw:path draw:style-name="gr3" draw:text-style-name="P9" draw:layer="layout" svg:width="0.301cm" svg:height="0.674cm" svg:x="5.713cm" svg:y="8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2" draw:id="id382">
          <svg:title>TexMaths</svg:title>
          <svg:desc>28§display§(7)§svg§600§FALSE§</svg:desc>
          <draw:polygon draw:style-name="gr2" draw:text-style-name="P8" draw:layer="layout" svg:width="1.061cm" svg:height="0.886cm" svg:x="2.211cm" svg:y="8.547cm" svg:viewBox="0 0 1062 887" draw:points="531,887 0,887 0,0 1062,0 1062,887">
            <text:p/>
          </draw:polygon>
          <draw:path draw:style-name="gr3" draw:text-style-name="P9" draw:layer="layout" svg:width="0.23cm" svg:height="0.985cm" svg:x="2.258cm" svg:y="8.4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23cm" svg:height="0.689cm" svg:x="2.599cm" svg:y="8.572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9" draw:layer="layout" svg:width="0.23cm" svg:height="0.985cm" svg:x="3.094cm" svg:y="8.4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5" draw:id="id385">
          <svg:title>TexMaths</svg:title>
          <svg:desc>24§display§= \int \frac{\sin ( a - x )}{\cos ( x + a )} \ dx§svg§600§FALSE§</svg:desc>
          <draw:polygon draw:style-name="gr2" draw:text-style-name="P8" draw:layer="layout" svg:width="6.901cm" svg:height="1.909cm" svg:x="6.518cm" svg:y="8.049cm" svg:viewBox="0 0 6902 1910" draw:points="3452,1910 0,1910 0,0 6902,0 6902,1910">
            <text:p/>
          </draw:polygon>
          <draw:path draw:style-name="gr3" draw:text-style-name="P9" draw:layer="layout" svg:width="0.562cm" svg:height="0.199cm" svg:x="6.524cm" svg:y="8.8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8.0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526cm" svg:y="8.262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58cm" svg:y="8.07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93cm" svg:y="8.2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9.617cm" svg:y="8.0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9.895cm" svg:y="8.26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15cm" svg:height="0.035cm" svg:x="10.565cm" svg:y="8.412cm" svg:viewBox="0 0 516 36" svg:d="M488 36c13 0 28 0 28-19 0-17-15-17-28-17h-459c-14 0-29 0-29 17 0 19 15 19 29 19z">
            <text:p/>
          </draw:path>
          <draw:path draw:style-name="gr3" draw:text-style-name="P9" draw:layer="layout" svg:width="0.421cm" svg:height="0.383cm" svg:x="11.364cm" svg:y="8.2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197cm" svg:height="0.843cm" svg:x="11.869cm" svg:y="8.0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3.745cm" svg:height="0.035cm" svg:x="8.451cm" svg:y="8.982cm" svg:viewBox="0 0 3746 36" draw:points="1874,36 0,36 0,0 3746,0 3746,36">
            <text:p/>
          </draw:polygon>
          <draw:path draw:style-name="gr3" draw:text-style-name="P9" draw:layer="layout" svg:width="0.322cm" svg:height="0.389cm" svg:x="8.48cm" svg:y="9.41cm" svg:viewBox="0 0 323 390" svg:d="M71 196c0-138 69-175 113-175 8 0 62 0 92 31-36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8.851cm" svg:y="9.4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9.275cm" svg:y="9.41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9.665cm" svg:y="9.1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9.933cm" svg:y="9.4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2cm" svg:height="0.563cm" svg:x="10.625cm" svg:y="9.297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9" draw:layer="layout" svg:width="0.387cm" svg:height="0.383cm" svg:x="11.456cm" svg:y="9.41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1.915cm" svg:y="9.1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2.612cm" svg:y="8.625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3.042cm" svg:y="8.8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377" draw:id="id377">
          <svg:title>TexMaths</svg:title>
          <svg:desc>24§display§= \smallint \left[ \cos(a+b) + \cot (x-b) \sin (a+b)  \right] \ dx§svg§600§FALSE§</svg:desc>
          <draw:polygon draw:style-name="gr2" draw:text-style-name="P8" draw:layer="layout" svg:width="15.147cm" svg:height="0.76cm" svg:x="6.517cm" svg:y="3.643cm" svg:viewBox="0 0 15148 761" draw:points="7574,761 0,761 0,0 15148,0 15148,761">
            <text:p/>
          </draw:polygon>
          <draw:path draw:style-name="gr3" draw:text-style-name="P9" draw:layer="layout" svg:width="0.562cm" svg:height="0.199cm" svg:x="6.523cm" svg:y="3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7.412cm" svg:y="3.6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9" draw:layer="layout" svg:width="0.116cm" svg:height="0.844cm" svg:x="8.051cm" svg:y="3.601cm" svg:viewBox="0 0 117 845" draw:points="117,845 117,812 35,812 35,35 117,35 117,0 0,0 0,845">
            <text:p/>
          </draw:polygon>
          <draw:path draw:style-name="gr3" draw:text-style-name="P9" draw:layer="layout" svg:width="0.322cm" svg:height="0.389cm" svg:x="8.214cm" svg:y="3.8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8.583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9.009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9.39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9.675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0.322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1.159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1.53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044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12.868cm" svg:y="3.8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238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3.653cm" svg:y="3.7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197cm" svg:height="0.844cm" svg:x="14.04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4.317cm" svg:y="3.8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515cm" svg:height="0.035cm" svg:x="15.032cm" svg:y="4.006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5.846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6.216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277cm" svg:height="0.389cm" svg:x="16.664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6.996cm" svg:y="3.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7.23cm" svg:y="3.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7.756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8.032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8.679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9.516cm" svg:y="3.6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9.887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0.185cm" svg:y="3.601cm" svg:viewBox="0 0 117 845" draw:points="117,0 0,0 0,35 83,35 83,812 0,812 0,845 117,845">
            <text:p/>
          </draw:polygon>
          <draw:path draw:style-name="gr3" draw:text-style-name="P9" draw:layer="layout" svg:width="0.402cm" svg:height="0.596cm" svg:x="20.857cm" svg:y="3.64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21.287cm" svg:y="3.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378" draw:id="id378">
          <svg:title>TexMaths</svg:title>
          <svg:desc>24§display§=  \cos(a+b) \smallint dx +  \sin (a+b) \smallint \cot (x-b)\ dx §svg§600§FALSE§</svg:desc>
          <draw:polygon draw:style-name="gr2" draw:text-style-name="P8" draw:layer="layout" svg:width="16.186cm" svg:height="0.759cm" svg:x="6.52cm" svg:y="5.146cm" svg:viewBox="0 0 16187 760" draw:points="8094,760 0,760 0,0 16187,0 16187,760">
            <text:p/>
          </draw:polygon>
          <draw:path draw:style-name="gr3" draw:text-style-name="P9" draw:layer="layout" svg:width="0.562cm" svg:height="0.199cm" svg:x="6.526cm" svg:y="5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7.397cm" svg:y="5.3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76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192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8.58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8.858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9.50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343cm" svg:y="5.152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0.71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52cm" svg:height="0.786cm" svg:x="11.18cm" svg:y="5.13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9" draw:layer="layout" svg:width="0.402cm" svg:height="0.596cm" svg:x="11.752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2.182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2.87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3.699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4.031cm" svg:y="5.1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4.265cm" svg:y="5.3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4.789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5.067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5.714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6.55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6.92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52cm" svg:height="0.786cm" svg:x="17.389cm" svg:y="5.13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322cm" svg:height="0.389cm" svg:x="17.955cm" svg:y="5.35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8.32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8.74cm" svg:y="5.2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97cm" svg:height="0.844cm" svg:x="19.136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9.405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5cm" svg:x="20.119cm" svg:y="5.509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20.933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21.30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21.898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22.327cm" svg:y="5.3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81" draw:id="id381">
          <svg:title>TexMaths</svg:title>
          <svg:desc>24§display§= x \cos(a+b)  +  \sin (a+b)\log [\ \sin (x-b)\ ]\ +\ c§svg§600§FALSE§</svg:desc>
          <draw:polygon draw:style-name="gr2" draw:text-style-name="P8" draw:layer="layout" svg:width="17.398cm" svg:height="0.759cm" svg:x="6.523cm" svg:y="6.749cm" svg:viewBox="0 0 17399 760" draw:points="8699,760 0,760 0,0 17399,0 17399,760">
            <text:p/>
          </draw:polygon>
          <draw:path draw:style-name="gr3" draw:text-style-name="P9" draw:layer="layout" svg:width="0.562cm" svg:height="0.199cm" svg:x="6.529cm" svg:y="7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383cm" svg:x="7.395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322cm" svg:height="0.389cm" svg:x="8.023cm" svg:y="6.9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8.393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81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9.20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87cm" svg:height="0.383cm" svg:x="9.486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9" draw:layer="layout" svg:width="0.562cm" svg:height="0.564cm" svg:x="10.13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968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1.338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1.85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2.67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3.009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243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3.76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87cm" svg:height="0.383cm" svg:x="14.045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4.69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5.53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5.9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189cm" svg:height="0.587cm" svg:x="16.348cm" svg:y="6.75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6.578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cm" svg:y="6.9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9" draw:layer="layout" svg:width="0.116cm" svg:height="0.844cm" svg:x="17.509cm" svg:y="6.707cm" svg:viewBox="0 0 117 845" draw:points="117,845 117,812 35,812 35,35 117,35 117,0 0,0 0,845">
            <text:p/>
          </draw:polygon>
          <draw:path draw:style-name="gr3" draw:text-style-name="P9" draw:layer="layout" svg:width="0.277cm" svg:height="0.389cm" svg:x="17.953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8.285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8.519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9.043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9.314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15cm" svg:height="0.035cm" svg:x="20.028cm" svg:y="7.112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20.84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21.211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1.791cm" svg:y="6.707cm" svg:viewBox="0 0 117 845" draw:points="117,0 0,0 0,35 83,35 83,812 0,812 0,845 117,845">
            <text:p/>
          </draw:polygon>
          <draw:path draw:style-name="gr3" draw:text-style-name="P9" draw:layer="layout" svg:width="0.562cm" svg:height="0.564cm" svg:x="22.522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3.636cm" svg:y="6.966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86" draw:id="id386">
          <svg:title>TexMaths</svg:title>
          <svg:desc>24§display§= \int \frac{\sin [\ 2a - ( a + x )\ ] }{\cos ( x + a )} \ dx§svg§600§FALSE§</svg:desc>
          <draw:polygon draw:style-name="gr2" draw:text-style-name="P8" draw:layer="layout" svg:width="9.737cm" svg:height="1.909cm" svg:x="6.518cm" svg:y="10.45cm" svg:viewBox="0 0 9738 1910" draw:points="4869,1910 0,1910 0,0 9738,0 9738,1910">
            <text:p/>
          </draw:polygon>
          <draw:path draw:style-name="gr3" draw:text-style-name="P9" draw:layer="layout" svg:width="0.562cm" svg:height="0.199cm" svg:x="6.524cm" svg:y="11.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10.464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8cm" svg:y="10.66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2cm" svg:y="10.4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5cm" svg:y="10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9" draw:layer="layout" svg:width="0.116cm" svg:height="0.843cm" svg:x="9.586cm" svg:y="10.408cm" svg:viewBox="0 0 117 844" draw:points="117,844 117,812 35,812 35,35 117,35 117,0 0,0 0,844">
            <text:p/>
          </draw:polygon>
          <draw:path draw:style-name="gr3" draw:text-style-name="P9" draw:layer="layout" svg:width="0.337cm" svg:height="0.563cm" svg:x="10.045cm" svg:y="10.47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0.458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15cm" svg:height="0.035cm" svg:x="11.128cm" svg:y="10.813cm" svg:viewBox="0 0 516 36" svg:d="M488 36c13 0 28 0 28-19 0-17-15-17-28-17h-459c-14 0-29 0-29 17 0 19 15 19 29 19z">
            <text:p/>
          </draw:path>
          <draw:path draw:style-name="gr3" draw:text-style-name="P9" draw:layer="layout" svg:width="0.197cm" svg:height="0.843cm" svg:x="11.984cm" svg:y="10.40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2.262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2.909cm" svg:y="10.54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13.729cm" svg:y="10.6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197cm" svg:height="0.843cm" svg:x="14.236cm" svg:y="10.40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0.116cm" svg:height="0.843cm" svg:x="14.816cm" svg:y="10.408cm" svg:viewBox="0 0 117 844" draw:points="117,0 0,0 0,35 83,35 83,812 0,812 0,844 117,844">
            <text:p/>
          </draw:polygon>
          <draw:polygon draw:style-name="gr3" draw:text-style-name="P9" draw:layer="layout" svg:width="6.58cm" svg:height="0.035cm" svg:x="8.451cm" svg:y="11.383cm" svg:viewBox="0 0 6581 36" draw:points="3291,36 0,36 0,0 6581,0 6581,36">
            <text:p/>
          </draw:polygon>
          <draw:path draw:style-name="gr3" draw:text-style-name="P9" draw:layer="layout" svg:width="0.322cm" svg:height="0.389cm" svg:x="9.897cm" svg:y="11.811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0.268cm" svg:y="11.81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0.694cm" svg:y="11.8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1.082cm" svg:y="11.55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35cm" svg:y="11.8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562cm" svg:height="0.563cm" svg:x="12.044cm" svg:y="11.69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87cm" svg:height="0.383cm" svg:x="12.873cm" svg:y="11.81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3.334cm" svg:y="11.55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5.448cm" svg:y="11.0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9" draw:layer="layout" svg:width="0.421cm" svg:height="0.383cm" svg:x="15.878cm" svg:y="11.23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388" draw:id="id388">
          <svg:title>TexMaths</svg:title>
          <svg:desc>24§display§= \int \frac{\sin 2a \cos ( a + x ) - \cos 2a \sin ( a + x ) )}{\cos ( x + a )} \ dx§svg§600§FALSE§</svg:desc>
          <draw:polygon draw:style-name="gr2" draw:text-style-name="P8" draw:layer="layout" svg:width="16.375cm" svg:height="1.909cm" svg:x="6.518cm" svg:y="12.951cm" svg:viewBox="0 0 16376 1910" draw:points="8187,1910 0,1910 0,0 16376,0 16376,1910">
            <text:p/>
          </draw:polygon>
          <draw:path draw:style-name="gr3" draw:text-style-name="P9" draw:layer="layout" svg:width="0.562cm" svg:height="0.199cm" svg:x="6.524cm" svg:y="13.8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12.965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2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5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337cm" svg:height="0.563cm" svg:x="9.671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0.083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322cm" svg:height="0.389cm" svg:x="10.665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1.034cm" svg:y="13.164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1.46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1.84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2.12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2.77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13.59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197cm" svg:height="0.843cm" svg:x="14.1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15cm" svg:height="0.035cm" svg:x="14.638cm" svg:y="13.314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5.44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5.809cm" svg:y="13.16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6.235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37cm" svg:height="0.563cm" svg:x="16.723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7.13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277cm" svg:height="0.389cm" svg:x="17.717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8.05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8.284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8.80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9.08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9.73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20.55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197cm" svg:height="0.843cm" svg:x="21.06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197cm" svg:height="0.843cm" svg:x="21.388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13.218cm" svg:height="0.035cm" svg:x="8.451cm" svg:y="13.884cm" svg:viewBox="0 0 13219 36" draw:points="6609,36 0,36 0,0 13219,0 13219,36">
            <text:p/>
          </draw:polygon>
          <draw:path draw:style-name="gr3" draw:text-style-name="P9" draw:layer="layout" svg:width="0.322cm" svg:height="0.389cm" svg:x="13.217cm" svg:y="14.31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3.586cm" svg:y="14.31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4.012cm" svg:y="14.31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4.4cm" svg:y="14.05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4.668cm" svg:y="14.3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562cm" svg:height="0.563cm" svg:x="15.362cm" svg:y="14.19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87cm" svg:height="0.383cm" svg:x="16.191cm" svg:y="14.31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6.652cm" svg:y="14.05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22.084cm" svg:y="13.527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9" draw:layer="layout" svg:width="0.421cm" svg:height="0.383cm" svg:x="22.514cm" svg:y="13.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387" draw:id="id387">
          <svg:title>TexMaths</svg:title>
          <svg:desc>24§display§[\ \text {Note this step carefully}\ ]§svg§600§FALSE§</svg:desc>
          <draw:polygon draw:style-name="gr2" draw:text-style-name="P8" draw:layer="layout" svg:width="9.456cm" svg:height="0.76cm" svg:x="17.711cm" svg:y="10.937cm" svg:viewBox="0 0 9457 761" draw:points="4728,761 0,761 0,0 9457,0 9457,761">
            <text:p/>
          </draw:polygon>
          <draw:polygon draw:style-name="gr3" draw:text-style-name="P9" draw:layer="layout" svg:width="0.116cm" svg:height="0.844cm" svg:x="17.769cm" svg:y="10.895cm" svg:viewBox="0 0 117 845" draw:points="117,845 117,812 35,812 35,35 117,35 117,0 0,0 0,845">
            <text:p/>
          </draw:polygon>
          <draw:path draw:style-name="gr3" draw:text-style-name="P9" draw:layer="layout" svg:width="0.577cm" svg:height="0.577cm" svg:x="18.212cm" svg:y="10.951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9" draw:layer="layout" svg:width="0.375cm" svg:height="0.389cm" svg:x="18.84cm" svg:y="11.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9.254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327cm" svg:height="0.389cm" svg:x="19.59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20.239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20.577cm" svg:y="10.94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181cm" svg:height="0.566cm" svg:x="21.048cm" svg:y="10.9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21.282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77cm" svg:height="0.389cm" svg:x="21.894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6cm" svg:height="0.529cm" svg:x="22.215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327cm" svg:height="0.389cm" svg:x="22.551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22.927cm" svg:y="11.15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9" draw:layer="layout" svg:width="0.322cm" svg:height="0.389cm" svg:x="23.681cm" svg:y="11.1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81cm" svg:height="0.389cm" svg:x="24.062cm" svg:y="11.1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3cm" svg:x="24.472cm" svg:y="11.15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4.803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25.183cm" svg:y="10.93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425cm" svg:height="0.383cm" svg:x="25.438cm" svg:y="11.15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189cm" svg:height="0.587cm" svg:x="25.908cm" svg:y="10.94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26.143cm" svg:y="10.94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537cm" svg:x="26.365cm" svg:y="11.164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9" draw:layer="layout" svg:width="0.116cm" svg:height="0.844cm" svg:x="27.093cm" svg:y="10.89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2" smil:attributeName="visibility" smil:to="visible"/>
                  <anim:animate smil:dur="0.5s" smil:fill="hold" smil:targetElement="id382" smil:attributeName="width" smil:values="width*0.05;width" smil:keyTimes="0;1"/>
                  <anim:animate smil:dur="0.5s" smil:fill="hold" smil:targetElement="id382" smil:attributeName="height" smil:values="height;height" smil:keyTimes="0;1"/>
                  <anim:animate smil:dur="0.5s" smil:fill="hold" smil:targetElement="id382" smil:attributeName="x" smil:values="x-.2;x" smil:keyTimes="0;1"/>
                  <anim:animate smil:dur="0.5s" smil:fill="hold" smil:targetElement="id382" smil:attributeName="y" smil:values="y;y" smil:keyTimes="0;1"/>
                  <anim:transitionFilter smil:dur="0.5s" smil:targetElement="id3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3" smil:attributeName="visibility" smil:to="visible"/>
                  <anim:animate smil:dur="0.5s" smil:fill="hold" smil:targetElement="id383" smil:attributeName="width" smil:values="width*0.05;width" smil:keyTimes="0;1"/>
                  <anim:animate smil:dur="0.5s" smil:fill="hold" smil:targetElement="id383" smil:attributeName="height" smil:values="height;height" smil:keyTimes="0;1"/>
                  <anim:animate smil:dur="0.5s" smil:fill="hold" smil:targetElement="id383" smil:attributeName="x" smil:values="x-.2;x" smil:keyTimes="0;1"/>
                  <anim:animate smil:dur="0.5s" smil:fill="hold" smil:targetElement="id383" smil:attributeName="y" smil:values="y;y" smil:keyTimes="0;1"/>
                  <anim:transitionFilter smil:dur="0.5s" smil:targetElement="id38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4" smil:attributeName="visibility" smil:to="visible"/>
                  <anim:animate smil:dur="0.5s" smil:fill="hold" smil:targetElement="id384" smil:attributeName="width" smil:values="width*0.05;width" smil:keyTimes="0;1"/>
                  <anim:animate smil:dur="0.5s" smil:fill="hold" smil:targetElement="id384" smil:attributeName="height" smil:values="height;height" smil:keyTimes="0;1"/>
                  <anim:animate smil:dur="0.5s" smil:fill="hold" smil:targetElement="id384" smil:attributeName="x" smil:values="x-.2;x" smil:keyTimes="0;1"/>
                  <anim:animate smil:dur="0.5s" smil:fill="hold" smil:targetElement="id384" smil:attributeName="y" smil:values="y;y" smil:keyTimes="0;1"/>
                  <anim:transitionFilter smil:dur="0.5s" smil:targetElement="id38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1+width/2;x" smil:keyTimes="0;1"/>
                  <anim:animate smil:dur="0.5s" smil:fill="hold" smil:targetElement="id3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xml:id="id394" text:id="id394"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5"> <text:s text:c="6"/></text:span><text:span text:style-name="T23">Integrals of the type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4"> <text:s text:c="16"/></text:span><text:span text:style-name="T19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</text:span><text:span text:style-name="T25"><text:tab/></text:span><text:span text:style-name="T25"><text:tab/></text:span></text:p>
          </draw:text-box>
        </draw:frame>
        <draw:g xml:id="id390" draw:id="id390">
          <svg:title>TexMaths</svg:title>
          <svg:desc>24§display§= \sin 2a \smallint  dx - \cos 2a \smallint \tan ( x + a ) \ dx §svg§600§FALSE§</svg:desc>
          <draw:polygon draw:style-name="gr2" draw:text-style-name="P8" draw:layer="layout" svg:width="13.392cm" svg:height="0.76cm" svg:x="6.516cm" svg:y="0.942cm" svg:viewBox="0 0 13393 761" draw:points="6695,761 0,761 0,0 13393,0 13393,761">
            <text:p/>
          </draw:polygon>
          <draw:path draw:style-name="gr3" draw:text-style-name="P9" draw:layer="layout" svg:width="0.562cm" svg:height="0.199cm" svg:x="6.522cm" svg:y="1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7.39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7.726cm" svg:y="0.9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7.958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37cm" svg:height="0.564cm" svg:x="8.582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8.997cm" svg:y="1.159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9" draw:layer="layout" svg:width="0.352cm" svg:height="0.786cm" svg:x="9.596cm" svg:y="0.929cm" svg:viewBox="0 0 353 787" svg:d="M321 35c-29 1-37 23-37 34 0 21 17 35 35 35 17 0 34-12 34-37 0-32-27-67-67-67-71 0-86 92-100 157-23 127-40 235-54 383-3 44-9 92-15 132-8 64-21 98-52 98-15 0-27-10-32-17 28 0 36-21 36-35 0-19-17-32-34-32-18 0-35 9-35 34 0 33 27 67 67 67 71 0 87-90 100-159 21-121 40-229 54-378 4-46 9-94 15-135 8-63 21-96 52-96 15 0 27 8 33 16z">
            <text:p/>
          </draw:path>
          <draw:path draw:style-name="gr3" draw:text-style-name="P9" draw:layer="layout" svg:width="0.402cm" svg:height="0.596cm" svg:x="10.16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10.598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16cm" svg:height="0.035cm" svg:x="11.312cm" svg:y="1.30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2.115cm" svg:y="1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486cm" svg:y="1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2.91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37cm" svg:height="0.564cm" svg:x="13.4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13.812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352cm" svg:height="0.786cm" svg:x="14.411cm" svg:y="0.929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264cm" svg:height="0.529cm" svg:x="14.966cm" svg:y="1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81cm" svg:height="0.389cm" svg:x="15.314cm" svg:y="1.155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9" draw:layer="layout" svg:width="0.425cm" svg:height="0.373cm" svg:x="15.727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6.253cm" svg:y="0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6.522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62cm" svg:height="0.564cm" svg:x="17.215cm" svg:y="1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7cm" svg:height="0.383cm" svg:x="18.044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9" draw:layer="layout" svg:width="0.197cm" svg:height="0.844cm" svg:x="18.505cm" svg:y="0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9.09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9.529cm" svg:y="1.15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389" draw:id="id389">
          <svg:title>TexMaths</svg:title>
          <svg:desc>28§display§\text {I}§svg§600§FALSE§</svg:desc>
          <draw:polygon draw:style-name="gr2" draw:text-style-name="P8" draw:layer="layout" svg:width="0.229cm" svg:height="0.575cm" svg:x="5.732cm" svg:y="1.043cm" svg:viewBox="0 0 230 576" draw:points="116,576 0,576 0,0 230,0 230,576">
            <text:p/>
          </draw:polygon>
          <draw:path draw:style-name="gr3" draw:text-style-name="P9" draw:layer="layout" svg:width="0.301cm" svg:height="0.674cm" svg:x="5.71cm" svg:y="0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2" draw:id="id392">
          <svg:title>TexMaths</svg:title>
          <svg:desc>28§display§\text {I}§svg§600§FALSE§</svg:desc>
          <draw:polygon draw:style-name="gr2" draw:text-style-name="P8" draw:layer="layout" svg:width="0.229cm" svg:height="0.575cm" svg:x="5.734cm" svg:y="2.643cm" svg:viewBox="0 0 230 576" draw:points="116,576 0,576 0,0 230,0 230,576">
            <text:p/>
          </draw:polygon>
          <draw:path draw:style-name="gr3" draw:text-style-name="P9" draw:layer="layout" svg:width="0.301cm" svg:height="0.674cm" svg:x="5.712cm" svg:y="2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1" draw:id="id391">
          <svg:title>TexMaths</svg:title>
          <svg:desc>28§display§\therefore§svg§600§FALSE§</svg:desc>
          <draw:polygon draw:style-name="gr2" draw:text-style-name="P8" draw:layer="layout" svg:width="0.528cm" svg:height="0.433cm" svg:x="3.907cm" svg:y="2.723cm" svg:viewBox="0 0 529 434" draw:points="265,434 0,434 0,0 529,0 529,434">
            <text:p/>
          </draw:polygon>
          <draw:path draw:style-name="gr3" draw:text-style-name="P9" draw:layer="layout" svg:width="0.598cm" svg:height="0.531cm" svg:x="3.887cm" svg:y="2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93" draw:id="id393">
          <svg:title>TexMaths</svg:title>
          <svg:desc>24§display§= x \sin 2a - \cos 2a \log [\ \sec ( x + a ) \ ] \ + \ c §svg§600§FALSE§</svg:desc>
          <draw:polygon draw:style-name="gr2" draw:text-style-name="P8" draw:layer="layout" svg:width="14.556cm" svg:height="0.76cm" svg:x="6.519cm" svg:y="2.545cm" svg:viewBox="0 0 14557 761" draw:points="7278,761 0,761 0,0 14557,0 14557,761">
            <text:p/>
          </draw:polygon>
          <draw:path draw:style-name="gr3" draw:text-style-name="P9" draw:layer="layout" svg:width="0.562cm" svg:height="0.199cm" svg:x="6.525cm" svg:y="2.8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383cm" svg:x="7.391cm" svg:y="2.7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277cm" svg:height="0.389cm" svg:x="8.018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8.351cm" svg:y="2.5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583cm" svg:y="2.7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37cm" svg:height="0.564cm" svg:x="9.209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9.622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15cm" svg:height="0.035cm" svg:x="10.292cm" svg:y="2.908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1.092cm" svg:y="2.7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1.463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889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37cm" svg:height="0.564cm" svg:x="12.377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12.789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189cm" svg:height="0.587cm" svg:x="13.371cm" svg:y="2.55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3.6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4.022cm" svg:y="2.7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9" draw:layer="layout" svg:width="0.116cm" svg:height="0.844cm" svg:x="14.531cm" svg:y="2.503cm" svg:viewBox="0 0 117 845" draw:points="117,845 117,812 35,812 35,35 117,35 117,0 0,0 0,845">
            <text:p/>
          </draw:polygon>
          <draw:path draw:style-name="gr3" draw:text-style-name="P9" draw:layer="layout" svg:width="0.277cm" svg:height="0.389cm" svg:x="14.974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5.305cm" svg:y="2.7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5.683cm" svg:y="2.7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197cm" svg:height="0.844cm" svg:x="16.113cm" svg:y="2.5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6.382cm" svg:y="2.7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7.075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7cm" svg:height="0.383cm" svg:x="17.904cm" svg:y="2.762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9" draw:layer="layout" svg:width="0.197cm" svg:height="0.844cm" svg:x="18.365cm" svg:y="2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18.945cm" svg:y="2.503cm" svg:viewBox="0 0 117 845" draw:points="117,0 0,0 0,35 83,35 83,812 0,812 0,845 117,845">
            <text:p/>
          </draw:polygon>
          <draw:path draw:style-name="gr3" draw:text-style-name="P9" draw:layer="layout" svg:width="0.562cm" svg:height="0.564cm" svg:x="19.676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0.788cm" svg:y="2.76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95" draw:id="id395">
          <svg:title>TexMaths</svg:title>
          <svg:desc>26§display§ \int \frac{ 1 }{ 1 \pm \tan x }dx \ \text { and }\ \int \frac{ 1 }{ 1 \pm \cot x }dx§svg§600§FALSE§</svg:desc>
          <draw:polygon draw:style-name="gr2" draw:text-style-name="P8" draw:layer="layout" svg:width="14.313cm" svg:height="1.94cm" svg:x="12.315cm" svg:y="3.842cm" svg:viewBox="0 0 14314 1941" draw:points="7157,1941 0,1941 0,0 14314,0 14314,1941">
            <text:p/>
          </draw:polygon>
          <draw:path draw:style-name="gr3" draw:text-style-name="P9" draw:layer="layout" svg:width="0.812cm" svg:height="2.032cm" svg:x="12.321cm" svg:y="3.796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5.081cm" svg:y="3.8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57cm" svg:height="0.039cm" svg:x="13.444cm" svg:y="4.793cm" svg:viewBox="0 0 3571 40" draw:points="1785,40 0,40 0,0 3571,0 3571,40">
            <text:p/>
          </draw:polygon>
          <draw:path draw:style-name="gr3" draw:text-style-name="P9" draw:layer="layout" svg:width="0.303cm" svg:height="0.611cm" svg:x="13.526cm" svg:y="5.05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9" draw:layer="layout" svg:width="0.611cm" svg:height="0.611cm" svg:x="14.156cm" svg:y="5.059cm" svg:viewBox="0 0 612 612" svg:d="M324 325h256c15 0 32 0 32-19s-17-19-32-19h-256v-254c0-14 0-33-18-33-19 0-19 17-19 31v256h-256c-14 0-31 0-31 19s17 19 31 19h256v249h-256c-14 0-31 0-31 19s17 19 31 19h549c15 0 32 0 32-19s-17-19-32-19h-256z">
            <text:p/>
          </draw:path>
          <draw:path draw:style-name="gr3" draw:text-style-name="P9" draw:layer="layout" svg:width="0.286cm" svg:height="0.573cm" svg:x="15.036cm" svg:y="5.1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13cm" svg:height="0.421cm" svg:x="15.412cm" svg:y="5.259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5.859cm" svg:y="5.26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16.517cm" svg:y="5.26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436cm" svg:height="0.646cm" svg:x="17.159cm" svg:y="4.40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17.625cm" svg:y="4.6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9" draw:layer="layout" svg:width="0.413cm" svg:height="0.421cm" svg:x="18.769cm" svg:y="4.6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9.216cm" svg:y="4.63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2cm" svg:height="0.646cm" svg:x="19.726cm" svg:y="4.406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9" draw:layer="layout" svg:width="0.812cm" svg:height="2.032cm" svg:x="21.015cm" svg:y="3.796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23.726cm" svg:y="3.8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468cm" svg:height="0.039cm" svg:x="22.139cm" svg:y="4.793cm" svg:viewBox="0 0 3469 40" draw:points="1735,40 0,40 0,0 3469,0 3469,40">
            <text:p/>
          </draw:polygon>
          <draw:path draw:style-name="gr3" draw:text-style-name="P9" draw:layer="layout" svg:width="0.303cm" svg:height="0.611cm" svg:x="22.22cm" svg:y="5.059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611cm" svg:height="0.611cm" svg:x="22.85cm" svg:y="5.059cm" svg:viewBox="0 0 612 612" svg:d="M324 325h256c15 0 32 0 32-19s-17-19-32-19h-256v-254c0-14 0-33-18-33-19 0-19 17-19 31v256h-256c-14 0-31 0-31 19s17 19 31 19h256v249h-256c-14 0-31 0-31 19s17 19 31 19h549c15 0 32 0 32-19s-17-19-32-19h-256z">
            <text:p/>
          </draw:path>
          <draw:path draw:style-name="gr3" draw:text-style-name="P9" draw:layer="layout" svg:width="0.348cm" svg:height="0.421cm" svg:x="23.744cm" svg:y="5.259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407cm" svg:height="0.421cm" svg:x="24.144cm" svg:y="5.259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86cm" svg:height="0.573cm" svg:x="24.593cm" svg:y="5.1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57cm" svg:height="0.415cm" svg:x="25.111cm" svg:y="5.26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436cm" svg:height="0.646cm" svg:x="25.752cm" svg:y="4.40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26.217cm" svg:y="4.6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</draw:g>
        <draw:g xml:id="id396" draw:id="id396">
          <svg:title>TexMaths</svg:title>
          <svg:desc>28§display§\text {Evaluate : }§svg§600§FALSE§</svg:desc>
          <draw:polygon draw:style-name="gr2" draw:text-style-name="P8" draw:layer="layout" svg:width="4.18cm" svg:height="0.597cm" svg:x="2.83cm" svg:y="7.045cm" svg:viewBox="0 0 4181 598" draw:points="2090,598 0,598 0,0 4181,0 4181,598">
            <text:p/>
          </draw:polygon>
          <draw:path draw:style-name="gr3" draw:text-style-name="P9" draw:layer="layout" svg:width="0.611cm" svg:height="0.671cm" svg:x="2.812cm" svg:y="7.009cm" svg:viewBox="0 0 612 672" svg:d="M101 594c0 36 0 47-76 47h-25v31h569l43-255h-25c-25 152-47 224-217 224h-133c-44 0-47-7-47-40v-263h88c96 0 107 32 107 115h25v-260h-25c0 83-11 114-107 114h-88v-238c0-31 3-38 47-38h128c153 0 179 54 195 191h25l-29-222h-556v31h25c76 0 76 12 76 45z">
            <text:p/>
          </draw:path>
          <draw:path draw:style-name="gr3" draw:text-style-name="P9" draw:layer="layout" svg:width="0.483cm" svg:height="0.436cm" svg:x="3.468cm" svg:y="7.256cm" svg:viewBox="0 0 484 437" svg:d="M392 96c9-22 27-65 92-65v-31c-22 2-52 2-74 2-25 0-69-2-87-2v31c38 0 49 23 49 43 0 9-2 11-7 22l-101 254-112-276c-4-13-4-16-4-18 0-25 38-25 56-25v-31c-29 0-85 2-108 2-27 0-67 0-96-2v31c63 0 67 5 78 36l144 352c7 14 7 18 20 18s18-9 20-18z">
            <text:p/>
          </draw:path>
          <draw:path draw:style-name="gr3" draw:text-style-name="P9" draw:layer="layout" svg:width="0.445cm" svg:height="0.454cm" svg:x="3.957cm" svg:y="7.238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8-114 128-49 0-90-36-90-86 0-53 43-136 204-141z">
            <text:p/>
          </draw:path>
          <draw:path draw:style-name="gr3" draw:text-style-name="P9" draw:layer="layout" svg:width="0.221cm" svg:height="0.685cm" svg:x="4.441cm" svg:y="6.996cm" svg:viewBox="0 0 222 686" svg:d="M143 0l-143 11v32c69 0 78 6 78 53v514c0 44-11 44-78 44v32c34-2 85-2 110-2 24 0 74 0 112 2v-32c-67 0-79 0-79-44z">
            <text:p/>
          </draw:path>
          <draw:path draw:style-name="gr3" draw:text-style-name="P9" draw:layer="layout" svg:width="0.496cm" svg:height="0.447cm" svg:x="4.712cm" svg:y="7.245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9" draw:layer="layout" svg:width="0.445cm" svg:height="0.454cm" svg:x="5.27cm" svg:y="7.238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8-114 128-49 0-90-36-90-86 0-53 43-136 204-141z">
            <text:p/>
          </draw:path>
          <draw:path draw:style-name="gr3" draw:text-style-name="P9" draw:layer="layout" svg:width="0.31cm" svg:height="0.618cm" svg:x="5.738cm" svg:y="7.074cm" svg:viewBox="0 0 311 619" svg:d="M152 213h142v-31h-142v-182h-24c0 81-32 186-128 190v23h85v271c0 123 92 135 128 135 69 0 98-70 98-135v-56h-26v56c0 72-30 110-65 110-68 0-68-90-68-108z">
            <text:p/>
          </draw:path>
          <draw:path draw:style-name="gr3" draw:text-style-name="P9" draw:layer="layout" svg:width="0.382cm" svg:height="0.454cm" svg:x="6.13cm" svg:y="7.238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107cm" svg:height="0.425cm" svg:x="6.952cm" svg:y="7.256cm" svg:viewBox="0 0 108 426" svg:d="M108 52c0-27-25-52-54-52s-54 25-54 52c0 29 25 53 54 53s54-24 54-53zM108 374c0-29-25-51-54-51s-54 22-54 51 25 52 54 52 54-23 54-52z">
            <text:p/>
          </draw:path>
        </draw:g>
        <draw:g xml:id="id397" draw:id="id397">
          <svg:title>TexMaths</svg:title>
          <svg:desc>24§display§ \int \frac{ 1 }{ 1 - \cot x }dx§svg§600§FALSE§</svg:desc>
          <draw:polygon draw:style-name="gr2" draw:text-style-name="P8" draw:layer="layout" svg:width="5.187cm" svg:height="1.791cm" svg:x="7.517cm" svg:y="6.539cm" svg:viewBox="0 0 5188 1792" draw:points="2594,1792 0,1792 0,0 5188,0 5188,1792">
            <text:p/>
          </draw:polygon>
          <draw:path draw:style-name="gr3" draw:text-style-name="P9" draw:layer="layout" svg:width="0.75cm" svg:height="1.876cm" svg:x="7.523cm" svg:y="6.497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0.024cm" svg:y="6.5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02cm" svg:height="0.036cm" svg:x="8.56cm" svg:y="7.417cm" svg:viewBox="0 0 3203 37" draw:points="1601,37 0,37 0,0 3203,0 3203,37">
            <text:p/>
          </draw:polygon>
          <draw:path draw:style-name="gr3" draw:text-style-name="P9" draw:layer="layout" svg:width="0.279cm" svg:height="0.564cm" svg:x="8.634cm" svg:y="7.663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515cm" svg:height="0.036cm" svg:x="9.239cm" svg:y="7.997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0.042cm" svg:y="7.84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0.41cm" svg:y="7.84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66cm" svg:height="0.529cm" svg:x="10.825cm" svg:y="7.705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421cm" svg:height="0.383cm" svg:x="11.303cm" svg:y="7.851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402cm" svg:height="0.596cm" svg:x="11.895cm" svg:y="7.0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2.325cm" svg:y="7.2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99" draw:id="id399">
          <svg:title>TexMaths</svg:title>
          <svg:desc>28§display§\text {Let,}§svg§600§FALSE§</svg:desc>
          <draw:polygon draw:style-name="gr2" draw:text-style-name="P8" draw:layer="layout" svg:width="1.538cm" svg:height="0.765cm" svg:x="7.129cm" svg:y="9.544cm" svg:viewBox="0 0 1539 766" draw:points="768,766 0,766 0,0 1539,0 1539,766">
            <text:p/>
          </draw:polygon>
          <draw:path draw:style-name="gr3" draw:text-style-name="P9" draw:layer="layout" svg:width="0.541cm" svg:height="0.673cm" svg:x="7.111cm" svg:y="9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7.723cm" svg:y="9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8.15cm" svg:y="9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8.599cm" svg:y="10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400" draw:id="id400">
          <svg:title>TexMaths</svg:title>
          <svg:desc>28§display§\text {I}§svg§600§FALSE§</svg:desc>
          <draw:polygon draw:style-name="gr2" draw:text-style-name="P8" draw:layer="layout" svg:width="0.229cm" svg:height="0.575cm" svg:x="9.235cm" svg:y="9.546cm" svg:viewBox="0 0 230 576" draw:points="116,576 0,576 0,0 230,0 230,576">
            <text:p/>
          </draw:polygon>
          <draw:path draw:style-name="gr3" draw:text-style-name="P9" draw:layer="layout" svg:width="0.301cm" svg:height="0.674cm" svg:x="9.213cm" svg:y="9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8" draw:id="id398">
          <svg:title>TexMaths</svg:title>
          <svg:desc>28§display§\text {Solution : }§svg§600§FALSE§</svg:desc>
          <draw:polygon draw:style-name="gr2" draw:text-style-name="P8" draw:layer="layout" svg:width="3.973cm" svg:height="0.617cm" svg:x="2.813cm" svg:y="9.547cm" svg:viewBox="0 0 3974 618" draw:points="1987,618 0,618 0,0 3974,0 3974,618">
            <text:p/>
          </draw:polygon>
          <draw:path draw:style-name="gr3" draw:text-style-name="P9" draw:layer="layout" svg:width="0.438cm" svg:height="0.716cm" svg:x="2.82cm" svg:y="9.498cm" svg:viewBox="0 0 439 717" svg:d="M289 314l-125-32c-63-15-101-67-101-125 0-70 54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9" draw:layer="layout" svg:width="0.438cm" svg:height="0.454cm" svg:x="3.337cm" svg:y="9.75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21cm" svg:height="0.685cm" svg:x="3.835cm" svg:y="9.509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96cm" svg:height="0.447cm" svg:x="4.108cm" svg:y="9.758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9" draw:layer="layout" svg:width="0.31cm" svg:height="0.617cm" svg:x="4.641cm" svg:y="9.588cm" svg:viewBox="0 0 311 618" svg:d="M152 213h141v-32h-141v-181h-24c0 81-32 186-128 190v23h85v271c0 123 92 134 128 134 69 0 98-69 98-134v-56h-26v56c0 72-30 110-65 110-68 0-68-90-68-108z">
            <text:p/>
          </draw:path>
          <draw:path draw:style-name="gr3" draw:text-style-name="P9" draw:layer="layout" svg:width="0.212cm" svg:height="0.66cm" svg:x="5.038cm" svg:y="9.53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5.307cm" svg:y="9.75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5.802cm" svg:y="9.75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107cm" svg:height="0.425cm" svg:x="6.731cm" svg:y="9.767cm" svg:viewBox="0 0 108 426" svg:d="M108 52c0-27-25-52-54-52s-54 25-54 52c0 29 25 53 54 53s54-24 54-53zM108 374c0-29-25-51-54-51s-54 22-54 51 25 52 54 52 54-23 54-52z">
            <text:p/>
          </draw:path>
        </draw:g>
        <draw:g xml:id="id401" draw:id="id401">
          <svg:title>TexMaths</svg:title>
          <svg:desc>24§display§=  \int \frac{ 1 }{ 1 - \cot x }dx§svg§600§FALSE§</svg:desc>
          <draw:polygon draw:style-name="gr2" draw:text-style-name="P8" draw:layer="layout" svg:width="6.075cm" svg:height="1.791cm" svg:x="10.319cm" svg:y="8.942cm" svg:viewBox="0 0 6076 1792" draw:points="3039,1792 0,1792 0,0 6076,0 6076,1792">
            <text:p/>
          </draw:polygon>
          <draw:path draw:style-name="gr3" draw:text-style-name="P9" draw:layer="layout" svg:width="0.561cm" svg:height="0.199cm" svg:x="10.325cm" svg:y="9.7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11.214cm" svg:y="8.9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13.717cm" svg:y="8.9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01cm" svg:height="0.036cm" svg:x="12.252cm" svg:y="9.82cm" svg:viewBox="0 0 3202 37" draw:points="1601,37 0,37 0,0 3202,0 3202,37">
            <text:p/>
          </draw:polygon>
          <draw:path draw:style-name="gr3" draw:text-style-name="P9" draw:layer="layout" svg:width="0.279cm" svg:height="0.564cm" svg:x="12.327cm" svg:y="10.066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515cm" svg:height="0.036cm" svg:x="12.932cm" svg:y="10.4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3.734cm" svg:y="10.251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4.103cm" svg:y="10.25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66cm" svg:height="0.529cm" svg:x="14.517cm" svg:y="10.108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9" draw:layer="layout" svg:width="0.421cm" svg:height="0.383cm" svg:x="14.993cm" svg:y="10.254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5.587cm" svg:y="9.463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6.017cm" svg:y="9.67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402" draw:id="id402">
          <svg:title>TexMaths</svg:title>
          <svg:desc>24§display§=  \int \frac{ 1 }{ 1 -  \frac{\cos x}{\sin x} }dx§svg§600§FALSE§</svg:desc>
          <draw:polygon draw:style-name="gr2" draw:text-style-name="P8" draw:layer="layout" svg:width="5.933cm" svg:height="1.941cm" svg:x="10.32cm" svg:y="11.643cm" svg:viewBox="0 0 5934 1942" draw:points="2966,1942 0,1942 0,0 5934,0 5934,1942">
            <text:p/>
          </draw:polygon>
          <draw:path draw:style-name="gr3" draw:text-style-name="P9" draw:layer="layout" svg:width="0.561cm" svg:height="0.199cm" svg:x="10.326cm" svg:y="12.4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5cm" svg:x="11.215cm" svg:y="11.601cm" svg:viewBox="0 0 751 1876" svg:d="M40 1838c27 0 43-19 43-41 0-28-22-42-41-42-21 0-42 14-42 42 0 45 42 79 94 79 129 0 177-198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9" draw:layer="layout" svg:width="0.279cm" svg:height="0.564cm" svg:x="13.645cm" svg:y="11.61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3.057cm" svg:height="0.035cm" svg:x="12.253cm" svg:y="12.521cm" svg:viewBox="0 0 3058 36" draw:points="1528,36 0,36 0,0 3058,0 3058,36">
            <text:p/>
          </draw:polygon>
          <draw:path draw:style-name="gr3" draw:text-style-name="P9" draw:layer="layout" svg:width="0.279cm" svg:height="0.564cm" svg:x="12.328cm" svg:y="12.76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15cm" svg:height="0.035cm" svg:x="12.933cm" svg:y="13.101cm" svg:viewBox="0 0 516 36" svg:d="M488 36c13 0 28 0 28-19 0-17-15-17-28-17h-459c-14 0-29 0-29 17 0 19 15 19 29 19z">
            <text:p/>
          </draw:path>
          <draw:path draw:style-name="gr3" draw:text-style-name="P9" draw:layer="layout" svg:width="0.25cm" svg:height="0.27cm" svg:x="13.833cm" svg:y="12.732cm" svg:viewBox="0 0 251 271" svg:d="M203 29c-9 4-15 13-15 25 0 17 10 29 27 29s29-12 29-29c0-54-83-54-100-54-88 0-144 69-144 136 0 75 63 135 142 135 88 0 109-69 109-77s-7-8-9-8c-10 0-10 2-12 12-13 36-46 54-82 54-40 0-94-29-94-116 0-75 36-117 92-117 8 0 36 0 57 10z">
            <text:p/>
          </draw:path>
          <draw:path draw:style-name="gr3" draw:text-style-name="P9" draw:layer="layout" svg:width="0.291cm" svg:height="0.27cm" svg:x="14.131cm" svg:y="12.732cm" svg:viewBox="0 0 292 271" svg:d="M292 138c0-75-64-138-146-138-83 0-146 63-146 138s65 133 146 133 146-58 146-133zM146 252c-23 0-54-6-75-37-15-23-17-54-17-82 0-25 0-60 21-87 15-17 40-29 71-29 34 0 59 16 73 35 17 23 17 54 17 81 0 28 0 61-17 84s-44 35-73 35z">
            <text:p/>
          </draw:path>
          <draw:path draw:style-name="gr3" draw:text-style-name="P9" draw:layer="layout" svg:width="0.214cm" svg:height="0.27cm" svg:x="14.47cm" svg:y="12.732cm" svg:viewBox="0 0 215 271" svg:d="M200 15c0-9 0-15-10-15-2 0-4 0-11 8-2 0-8 5-12 7-17-11-40-15-61-15-85 0-106 44-106 75 0 19 8 34 23 46 23 19 44 23 83 29 28 6 76 13 76 54 0 23-15 51-73 51-57 0-78-38-88-78-2-8-2-10-11-10-10 0-10 4-10 15v73c0 10 0 16 8 16 5 0 17-12 28-25 27 25 60 25 73 25 77 0 106-41 106-83 0-23-10-40-25-55-23-22-50-25-71-29-48-8-86-16-86-48 0-18 15-43 73-43 69 0 71 50 73 68 0 5 7 5 9 5 12 0 12-3 12-15z">
            <text:p/>
          </draw:path>
          <draw:path draw:style-name="gr3" draw:text-style-name="P9" draw:layer="layout" svg:width="0.318cm" svg:height="0.268cm" svg:x="14.854cm" svg:y="12.736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olygon draw:style-name="gr3" draw:text-style-name="P9" draw:layer="layout" svg:width="1.402cm" svg:height="0.035cm" svg:x="13.806cm" svg:y="13.101cm" svg:viewBox="0 0 1403 36" draw:points="701,36 0,36 0,0 1403,0 1403,36">
            <text:p/>
          </draw:polygon>
          <draw:path draw:style-name="gr3" draw:text-style-name="P9" draw:layer="layout" svg:width="0.214cm" svg:height="0.27cm" svg:x="13.87cm" svg:y="13.356cm" svg:viewBox="0 0 215 271" svg:d="M200 15c0-9 0-15-10-15-2 0-4 0-11 8-2 0-8 5-10 7-19-11-42-15-63-15-85 0-106 44-106 75 0 19 8 34 23 46 23 19 44 23 83 29 28 6 76 13 76 54 0 23-15 51-73 51-57 0-78-38-88-78-2-8-2-10-11-10-10 0-10 4-10 15v73c0 10 0 16 8 16 5 0 17-12 28-25 27 25 60 25 73 25 77 0 106-41 106-83 0-23-10-40-25-55-23-22-50-25-71-29-48-8-86-16-86-48 0-18 15-43 73-43 69 0 71 50 73 68 0 5 7 5 9 5 12 0 12-3 12-15z">
            <text:p/>
          </draw:path>
          <draw:path draw:style-name="gr3" draw:text-style-name="P9" draw:layer="layout" svg:width="0.13cm" svg:height="0.398cm" svg:x="14.144cm" svg:y="13.222cm" svg:viewBox="0 0 131 399" svg:d="M92 35c0-18-13-35-34-35-18 0-35 13-35 35 0 21 19 34 35 34 19 0 34-15 34-34zM2 144v23c38 0 42 2 42 33v153c0 25-6 25-44 25v21c2 0 42-1 67-1 21 0 42 0 64 1v-21c-35 0-41 0-41-25v-215z">
            <text:p/>
          </draw:path>
          <draw:path draw:style-name="gr3" draw:text-style-name="P9" draw:layer="layout" svg:width="0.318cm" svg:height="0.262cm" svg:x="14.334cm" svg:y="13.358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9" draw:layer="layout" svg:width="0.318cm" svg:height="0.268cm" svg:x="14.818cm" svg:y="13.358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6cm" svg:x="15.444cm" svg:y="12.164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5.874cm" svg:y="12.37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94" anim:sub-item="text" smil:attributeName="visibility" smil:to="visible"/>
                  <anim:animate smil:dur="0.25s" smil:fill="hold" smil:targetElement="id394" anim:sub-item="text" smil:attributeName="width" smil:values="width*0.05;width" smil:keyTimes="0;1"/>
                  <anim:animate smil:dur="0.25s" smil:fill="hold" smil:targetElement="id394" anim:sub-item="text" smil:attributeName="height" smil:values="height;height" smil:keyTimes="0;1"/>
                  <anim:animate smil:dur="0.25s" smil:fill="hold" smil:targetElement="id394" anim:sub-item="text" smil:attributeName="x" smil:values="x-.2;x" smil:keyTimes="0;1"/>
                  <anim:animate smil:dur="0.25s" smil:fill="hold" smil:targetElement="id394" anim:sub-item="text" smil:attributeName="y" smil:values="y;y" smil:keyTimes="0;1"/>
                  <anim:transitionFilter smil:dur="0.25s" smil:targetElement="id39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8" smil:attributeName="visibility" smil:to="visible"/>
                  <anim:animate smil:dur="0.5s" smil:fill="hold" smil:targetElement="id398" smil:attributeName="width" smil:values="width*0.05;width" smil:keyTimes="0;1"/>
                  <anim:animate smil:dur="0.5s" smil:fill="hold" smil:targetElement="id398" smil:attributeName="height" smil:values="height;height" smil:keyTimes="0;1"/>
                  <anim:animate smil:dur="0.5s" smil:fill="hold" smil:targetElement="id398" smil:attributeName="x" smil:values="x-.2;x" smil:keyTimes="0;1"/>
                  <anim:animate smil:dur="0.5s" smil:fill="hold" smil:targetElement="id398" smil:attributeName="y" smil:values="y;y" smil:keyTimes="0;1"/>
                  <anim:transitionFilter smil:dur="0.5s" smil:targetElement="id39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9" smil:attributeName="visibility" smil:to="visible"/>
                  <anim:animate smil:dur="0.5s" smil:fill="hold" smil:targetElement="id399" smil:attributeName="width" smil:values="width*0.05;width" smil:keyTimes="0;1"/>
                  <anim:animate smil:dur="0.5s" smil:fill="hold" smil:targetElement="id399" smil:attributeName="height" smil:values="height;height" smil:keyTimes="0;1"/>
                  <anim:animate smil:dur="0.5s" smil:fill="hold" smil:targetElement="id399" smil:attributeName="x" smil:values="x-.2;x" smil:keyTimes="0;1"/>
                  <anim:animate smil:dur="0.5s" smil:fill="hold" smil:targetElement="id399" smil:attributeName="y" smil:values="y;y" smil:keyTimes="0;1"/>
                  <anim:transitionFilter smil:dur="0.5s" smil:targetElement="id39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00" smil:attributeName="visibility" smil:to="visible"/>
                  <anim:animate smil:dur="0.25s" smil:fill="hold" smil:targetElement="id400" smil:attributeName="width" smil:values="width*0.05;width" smil:keyTimes="0;1"/>
                  <anim:animate smil:dur="0.25s" smil:fill="hold" smil:targetElement="id400" smil:attributeName="height" smil:values="height;height" smil:keyTimes="0;1"/>
                  <anim:animate smil:dur="0.25s" smil:fill="hold" smil:targetElement="id400" smil:attributeName="x" smil:values="x-.2;x" smil:keyTimes="0;1"/>
                  <anim:animate smil:dur="0.25s" smil:fill="hold" smil:targetElement="id400" smil:attributeName="y" smil:values="y;y" smil:keyTimes="0;1"/>
                  <anim:transitionFilter smil:dur="0.25s" smil:targetElement="id40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772cm" svg:x="0.8cm" svg:y="0.628cm" presentation:class="title" presentation:user-transformed="true">
          <draw:text-box>
            <text:p xml:id="id415" text:id="id415"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4"> <text:s text:c="16"/></text:span><text:span text:style-name="T19"><text:line-break/></text:span><text:span text:style-name="T18"> <text:s text:c="20"/></text:span><text:span text:style-name="T19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/text:span><text:span text:style-name="T25">#####</text:span><text:span text:style-name="T25"><text:tab/></text:span><text:span text:style-name="T25"><text:tab/></text:span><text:span text:style-name="T25">DONE</text:span><text:span text:style-name="T25"><text:tab/></text:span><text:span text:style-name="T25"><text:tab/></text:span><text:span text:style-name="T25">#####</text:span><text:span text:style-name="T25"><text:tab/></text:span><text:span text:style-name="T25"> <text:s text:c="2"/></text:span><text:span text:style-name="T25"><text:tab/></text:span><text:span text:style-name="T25"><text:tab/></text:span></text:p>
          </draw:text-box>
        </draw:frame>
        <draw:g xml:id="id405" draw:id="id405">
          <svg:title>TexMaths</svg:title>
          <svg:desc>24§display§= \int \frac{\sin x}{\sin x - \cos x} \ dx §svg§600§FALSE§</svg:desc>
          <draw:polygon draw:style-name="gr2" draw:text-style-name="P8" draw:layer="layout" svg:width="7.599cm" svg:height="1.791cm" svg:x="4.516cm" svg:y="0.642cm" svg:viewBox="0 0 7600 1792" draw:points="3800,1792 0,1792 0,0 7600,0 7600,1792">
            <text:p/>
          </draw:polygon>
          <draw:path draw:style-name="gr3" draw:text-style-name="P9" draw:layer="layout" svg:width="0.562cm" svg:height="0.199cm" svg:x="4.522cm" svg:y="1.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5.411cm" svg:y="0.6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7cm" svg:height="0.389cm" svg:x="7.869cm" svg:y="0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201cm" svg:y="0.61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435cm" svg:y="0.80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042cm" svg:y="0.806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olygon draw:style-name="gr3" draw:text-style-name="P9" draw:layer="layout" svg:width="4.442cm" svg:height="0.036cm" svg:x="6.45cm" svg:y="1.52cm" svg:viewBox="0 0 4443 37" draw:points="2222,37 0,37 0,0 4443,0 4443,37">
            <text:p/>
          </draw:polygon>
          <draw:path draw:style-name="gr3" draw:text-style-name="P9" draw:layer="layout" svg:width="0.277cm" svg:height="0.389cm" svg:x="6.478cm" svg:y="1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6.811cm" svg:y="1.7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7.043cm" svg:y="1.9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7.65cm" svg:y="1.95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16cm" svg:height="0.036cm" svg:x="8.366cm" svg:y="2.1cm" svg:viewBox="0 0 517 37" svg:d="M488 37c13 0 29 0 29-20 0-17-16-17-29-17h-459c-14 0-29 0-29 17 0 20 15 20 29 20z">
            <text:p/>
          </draw:path>
          <draw:path draw:style-name="gr3" draw:text-style-name="P9" draw:layer="layout" svg:width="0.322cm" svg:height="0.389cm" svg:x="9.168cm" svg:y="1.95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9.537cm" svg:y="1.95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9.963cm" svg:y="1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10.434cm" svg:y="1.95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402cm" svg:height="0.596cm" svg:x="11.307cm" svg:y="1.1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738cm" svg:y="1.37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404" draw:id="id404">
          <svg:title>TexMaths</svg:title>
          <svg:desc>28§display§\text {I}§svg§600§FALSE§</svg:desc>
          <draw:polygon draw:style-name="gr2" draw:text-style-name="P8" draw:layer="layout" svg:width="0.229cm" svg:height="0.575cm" svg:x="3.732cm" svg:y="1.243cm" svg:viewBox="0 0 230 576" draw:points="116,576 0,576 0,0 230,0 230,576">
            <text:p/>
          </draw:polygon>
          <draw:path draw:style-name="gr3" draw:text-style-name="P9" draw:layer="layout" svg:width="0.301cm" svg:height="0.674cm" svg:x="3.71cm" svg:y="1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3" draw:id="id403">
          <svg:title>TexMaths</svg:title>
          <svg:desc>28§display§\therefore§svg§600§FALSE§</svg:desc>
          <draw:polygon draw:style-name="gr2" draw:text-style-name="P8" draw:layer="layout" svg:width="0.528cm" svg:height="0.433cm" svg:x="2.307cm" svg:y="1.423cm" svg:viewBox="0 0 529 434" draw:points="265,434 0,434 0,0 529,0 529,434">
            <text:p/>
          </draw:polygon>
          <draw:path draw:style-name="gr3" draw:text-style-name="P9" draw:layer="layout" svg:width="0.598cm" svg:height="0.531cm" svg:x="2.287cm" svg:y="1.3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06" draw:id="id406">
          <svg:title>TexMaths</svg:title>
          <svg:desc>24§display§= \frac{1}{2} \int \frac{2\sin x}{\sin x - \cos x} \ dx §svg§600§FALSE§</svg:desc>
          <draw:polygon draw:style-name="gr2" draw:text-style-name="P8" draw:layer="layout" svg:width="8.364cm" svg:height="1.791cm" svg:x="12.717cm" svg:y="0.643cm" svg:viewBox="0 0 8365 1792" draw:points="4181,1792 0,1792 0,0 8365,0 8365,1792">
            <text:p/>
          </draw:polygon>
          <draw:path draw:style-name="gr3" draw:text-style-name="P9" draw:layer="layout" svg:width="0.562cm" svg:height="0.199cm" svg:x="12.723cm" svg:y="1.4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13.742cm" svg:y="0.61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3.665cm" svg:y="1.521cm" svg:viewBox="0 0 424 37" draw:points="211,37 0,37 0,0 424,0 424,37">
            <text:p/>
          </draw:polygon>
          <draw:path draw:style-name="gr3" draw:text-style-name="P9" draw:layer="layout" svg:width="0.337cm" svg:height="0.564cm" svg:x="13.708cm" svg:y="1.76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75cm" svg:height="1.876cm" svg:x="14.378cm" svg:y="0.601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37cm" svg:height="0.564cm" svg:x="16.568cm" svg:y="0.61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277cm" svg:height="0.389cm" svg:x="17.115cm" svg:y="0.801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17.447cm" svg:y="0.6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7.682cm" svg:y="0.80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8.288cm" svg:y="0.80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9" draw:layer="layout" svg:width="4.442cm" svg:height="0.036cm" svg:x="15.414cm" svg:y="1.521cm" svg:viewBox="0 0 4443 37" draw:points="2221,37 0,37 0,0 4443,0 4443,37">
            <text:p/>
          </draw:polygon>
          <draw:path draw:style-name="gr3" draw:text-style-name="P9" draw:layer="layout" svg:width="0.277cm" svg:height="0.389cm" svg:x="15.443cm" svg:y="1.952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15.775cm" svg:y="1.76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6.01cm" svg:y="1.95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6.616cm" svg:y="1.9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  <draw:path draw:style-name="gr3" draw:text-style-name="P9" draw:layer="layout" svg:width="0.515cm" svg:height="0.036cm" svg:x="17.33cm" svg:y="2.101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8.133cm" svg:y="1.952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8.503cm" svg:y="1.95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18.928cm" svg:y="1.952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19.398cm" svg:y="1.955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20.272cm" svg:y="1.164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20.702cm" svg:y="1.3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408" draw:id="id408">
          <svg:title>TexMaths</svg:title>
          <svg:desc>18§display§[\ \text {Note this step carefully}\ ]§svg§600§FALSE§</svg:desc>
          <draw:polygon draw:style-name="gr2" draw:text-style-name="P8" draw:layer="layout" svg:width="7.091cm" svg:height="0.57cm" svg:x="20.31cm" svg:y="2.826cm" svg:viewBox="0 0 7092 571" draw:points="3546,571 0,571 0,0 7092,0 7092,571">
            <text:p/>
          </draw:polygon>
          <draw:polygon draw:style-name="gr3" draw:text-style-name="P9" draw:layer="layout" svg:width="0.087cm" svg:height="0.633cm" svg:x="20.353cm" svg:y="2.794cm" svg:viewBox="0 0 88 634" draw:points="88,634 88,610 26,610 26,26 88,26 88,0 0,0 0,634">
            <text:p/>
          </draw:polygon>
          <draw:path draw:style-name="gr3" draw:text-style-name="P9" draw:layer="layout" svg:width="0.432cm" svg:height="0.433cm" svg:x="20.686cm" svg:y="2.836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9" draw:layer="layout" svg:width="0.281cm" svg:height="0.292cm" svg:x="21.157cm" svg:y="2.986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9" draw:layer="layout" svg:width="0.199cm" svg:height="0.397cm" svg:x="21.468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245cm" svg:height="0.292cm" svg:x="21.72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199cm" svg:height="0.397cm" svg:x="22.206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319cm" svg:height="0.44cm" svg:x="22.46cm" svg:y="2.8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9" draw:layer="layout" svg:width="0.136cm" svg:height="0.424cm" svg:x="22.812cm" svg:y="2.84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9" draw:layer="layout" svg:width="0.208cm" svg:height="0.292cm" svg:x="22.988cm" svg:y="2.986cm" svg:viewBox="0 0 209 293" svg:d="M111 161c14 3 66 13 66 59 0 32-22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9" draw:layer="layout" svg:width="0.208cm" svg:height="0.292cm" svg:x="23.447cm" svg:y="2.986cm" svg:viewBox="0 0 209 293" svg:d="M111 161c14 3 66 13 66 59 0 32-22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9" draw:layer="layout" svg:width="0.199cm" svg:height="0.397cm" svg:x="23.688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245cm" svg:height="0.292cm" svg:x="23.94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313cm" svg:height="0.402cm" svg:x="24.222cm" svg:y="2.989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9" draw:layer="layout" svg:width="0.241cm" svg:height="0.292cm" svg:x="24.788cm" svg:y="2.986cm" svg:viewBox="0 0 242 293" svg:d="M53 147c0-104 52-131 85-131 6 0 46 0 69 23-27 3-30 22-30 30 0 16 12 29 29 29s30-12 30-30c0-44-49-68-98-68-79 0-138 69-138 147 0 82 63 146 137 146 85 0 105-77 105-84 0-6-6-6-7-6-6 0-8 3-9 6-19 59-60 68-83 68-34 0-90-28-90-130z">
            <text:p/>
          </draw:path>
          <draw:path draw:style-name="gr3" draw:text-style-name="P9" draw:layer="layout" svg:width="0.286cm" svg:height="0.292cm" svg:x="25.073cm" svg:y="2.986cm" svg:viewBox="0 0 287 293" svg:d="M184 236c3 26 20 52 51 52 13 0 52-8 52-60v-35h-16v35c0 37-16 41-23 41-21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9" draw:layer="layout" svg:width="0.214cm" svg:height="0.28cm" svg:x="25.381cm" svg:y="2.98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9" draw:layer="layout" svg:width="0.245cm" svg:height="0.292cm" svg:x="25.629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205cm" svg:height="0.447cm" svg:x="25.914cm" svg:y="2.823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9" draw:layer="layout" svg:width="0.319cm" svg:height="0.287cm" svg:x="26.105cm" svg:y="2.989cm" svg:viewBox="0 0 320 288" svg:d="M227 231v57l93-7v-20c-45 0-49-5-49-35v-226l-94 7v20c45 0 49 5 49 35v114c0 55-30 98-76 98-54 0-56-29-56-62v-212l-94 7v20c49 0 49 2 49 58v95c0 51 0 108 96 108 36 0 65-17 82-57z">
            <text:p/>
          </draw:path>
          <draw:path draw:style-name="gr3" draw:text-style-name="P9" draw:layer="layout" svg:width="0.142cm" svg:height="0.44cm" svg:x="26.458cm" svg:y="2.83cm" svg:viewBox="0 0 143 441" svg:d="M92 0l-92 7v20c45 0 50 5 50 35v330c0 29-7 29-50 29v20c22-2 55-2 71-2 15 0 47 0 72 2v-20c-44 0-51 0-51-29z">
            <text:p/>
          </draw:path>
          <draw:path draw:style-name="gr3" draw:text-style-name="P9" draw:layer="layout" svg:width="0.142cm" svg:height="0.44cm" svg:x="26.633cm" svg:y="2.83cm" svg:viewBox="0 0 143 441" svg:d="M92 0l-92 7v20c45 0 50 5 50 35v330c0 29-7 29-50 29v20c22-2 55-2 71-2 15 0 47 0 72 2v-20c-44 0-51 0-51-29z">
            <text:p/>
          </draw:path>
          <draw:path draw:style-name="gr3" draw:text-style-name="P9" draw:layer="layout" svg:width="0.31cm" svg:height="0.402cm" svg:x="26.8cm" svg:y="2.996cm" svg:viewBox="0 0 311 403" svg:d="M252 61c16-41 49-41 59-41v-20c-14 1-33 1-48 1-11 0-41-1-56-1v20c20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olygon draw:style-name="gr3" draw:text-style-name="P9" draw:layer="layout" svg:width="0.087cm" svg:height="0.633cm" svg:x="27.346cm" svg:y="2.794cm" svg:viewBox="0 0 88 634" draw:points="88,0 0,0 0,26 62,26 62,610 0,610 0,634 88,634">
            <text:p/>
          </draw:polygon>
        </draw:g>
        <draw:g xml:id="id407" draw:id="id407">
          <svg:title>TexMaths</svg:title>
          <svg:desc>24§display§= \frac{1}{2} \int \frac{ ( \sin x - \cos x ) +  ( \sin x + \cos x ) }{\sin x - \cos x} \ dx §svg§600§FALSE§</svg:desc>
          <draw:polygon draw:style-name="gr2" draw:text-style-name="P8" draw:layer="layout" svg:width="15.147cm" svg:height="1.846cm" svg:x="4.519cm" svg:y="3.244cm" svg:viewBox="0 0 15148 1847" draw:points="7574,1847 0,1847 0,0 15148,0 15148,1847">
            <text:p/>
          </draw:polygon>
          <draw:path draw:style-name="gr3" draw:text-style-name="P9" draw:layer="layout" svg:width="0.562cm" svg:height="0.199cm" svg:x="4.525cm" svg:y="4.0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4cm" svg:y="3.27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7cm" svg:y="4.178cm" svg:viewBox="0 0 424 36" draw:points="211,36 0,36 0,0 424,0 424,36">
            <text:p/>
          </draw:polygon>
          <draw:path draw:style-name="gr3" draw:text-style-name="P9" draw:layer="layout" svg:width="0.337cm" svg:height="0.564cm" svg:x="5.51cm" svg:y="4.42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75cm" svg:height="1.875cm" svg:x="6.18cm" svg:y="3.258cm" svg:viewBox="0 0 751 1876" svg:d="M40 1838c27 0 43-19 43-40 0-29-22-43-41-43-21 0-42 14-42 43 0 44 42 78 94 78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197cm" svg:height="0.844cm" svg:x="7.301cm" svg:y="3.2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7.574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7.906cm" svg:y="3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14cm" svg:y="3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8.747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9" draw:layer="layout" svg:width="0.515cm" svg:height="0.035cm" svg:x="9.461cm" svg:y="3.607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0.263cm" svg:y="3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632cm" svg:y="3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058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1.528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12.033cm" svg:y="3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548cm" svg:y="3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197cm" svg:height="0.844cm" svg:x="13.429cm" svg:y="3.2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13.7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4.034cm" svg:y="3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4.266cm" svg:y="3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4.873cm" svg:y="3.4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15.566cm" svg:y="3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16.392cm" svg:y="3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6.76cm" svg:y="3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7.186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7.657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18.162cm" svg:y="3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11.226cm" svg:height="0.035cm" svg:x="7.216cm" svg:y="4.178cm" svg:viewBox="0 0 11227 36" draw:points="5614,36 0,36 0,0 11227,0 11227,36">
            <text:p/>
          </draw:polygon>
          <draw:path draw:style-name="gr3" draw:text-style-name="P9" draw:layer="layout" svg:width="0.277cm" svg:height="0.389cm" svg:x="10.638cm" svg:y="4.6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0.97cm" svg:y="4.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1.202cm" svg:y="4.61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809cm" svg:y="4.6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9" draw:layer="layout" svg:width="0.515cm" svg:height="0.035cm" svg:x="12.525cm" svg:y="4.756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3.327cm" svg:y="4.6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696cm" svg:y="4.60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4.122cm" svg:y="4.6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4.593cm" svg:y="4.612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8.859cm" svg:y="3.82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19.289cm" svg:y="4.03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410" draw:id="id410">
          <svg:title>TexMaths</svg:title>
          <svg:desc>24§display§= \frac{1}{2} \int \left( 1 + \frac{ \cos x + \sin x  }{\sin x - \cos x} \right) \ dx §svg§600§FALSE§</svg:desc>
          <draw:polygon draw:style-name="gr2" draw:text-style-name="P8" draw:layer="layout" svg:width="11.199cm" svg:height="1.941cm" svg:x="4.52cm" svg:y="5.944cm" svg:viewBox="0 0 11200 1942" draw:points="5601,1942 0,1942 0,0 11200,0 11200,1942">
            <text:p/>
          </draw:polygon>
          <draw:path draw:style-name="gr3" draw:text-style-name="P9" draw:layer="layout" svg:width="0.562cm" svg:height="0.199cm" svg:x="4.526cm" svg:y="6.8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5cm" svg:y="5.9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9cm" svg:y="6.897cm" svg:viewBox="0 0 424 36" draw:points="211,36 0,36 0,0 424,0 424,36">
            <text:p/>
          </draw:polygon>
          <draw:path draw:style-name="gr3" draw:text-style-name="P9" draw:layer="layout" svg:width="0.337cm" svg:height="0.564cm" svg:x="5.511cm" svg:y="7.14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75cm" svg:height="1.875cm" svg:x="6.181cm" svg:y="5.97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7.293cm" svg:y="5.902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7.813cm" svg:y="6.56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62cm" svg:height="0.564cm" svg:x="8.395cm" svg:y="6.6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9.32cm" svg:y="6.1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691cm" svg:y="6.1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0.117cm" svg:y="6.1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0.586cm" svg:y="6.1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11.279cm" svg:y="6.0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2.102cm" svg:y="6.1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2.436cm" svg:y="5.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669cm" svg:y="6.1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3.276cm" svg:y="6.1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4.442cm" svg:height="0.035cm" svg:x="9.291cm" svg:y="6.897cm" svg:viewBox="0 0 4443 36" draw:points="2222,36 0,36 0,0 4443,0 4443,36">
            <text:p/>
          </draw:polygon>
          <draw:path draw:style-name="gr3" draw:text-style-name="P9" draw:layer="layout" svg:width="0.277cm" svg:height="0.389cm" svg:x="9.32cm" svg:y="7.3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9.652cm" svg:y="7.1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887cm" svg:y="7.3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0.493cm" svg:y="7.3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16cm" svg:height="0.035cm" svg:x="11.208cm" svg:y="7.477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2.01cm" svg:y="7.32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381cm" svg:y="7.3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2.805cm" svg:y="7.3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3.276cm" svg:y="7.3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16cm" svg:height="2.025cm" svg:x="13.865cm" svg:y="5.902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4.911cm" svg:y="6.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5.342cm" svg:y="6.7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411" draw:id="id411">
          <svg:title>TexMaths</svg:title>
          <svg:desc>24§display§= \frac{1}{2} \left[ \smallint dx + \int \frac{ \cos x + \sin x  }{\sin x - \cos x}  \ dx  \right] §svg§600§FALSE§</svg:desc>
          <draw:polygon draw:style-name="gr2" draw:text-style-name="P8" draw:layer="layout" svg:width="11.619cm" svg:height="1.941cm" svg:x="4.52cm" svg:y="8.844cm" svg:viewBox="0 0 11620 1942" draw:points="5810,1942 0,1942 0,0 11620,0 11620,1942">
            <text:p/>
          </draw:polygon>
          <draw:path draw:style-name="gr3" draw:text-style-name="P9" draw:layer="layout" svg:width="0.562cm" svg:height="0.199cm" svg:x="4.526cm" svg:y="9.7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5cm" svg:y="8.8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8cm" svg:y="9.797cm" svg:viewBox="0 0 424 36" draw:points="211,36 0,36 0,0 424,0 424,36">
            <text:p/>
          </draw:polygon>
          <draw:path draw:style-name="gr3" draw:text-style-name="P9" draw:layer="layout" svg:width="0.337cm" svg:height="0.564cm" svg:x="5.511cm" svg:y="10.04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9" draw:layer="layout" svg:width="0.224cm" svg:height="2.025cm" svg:x="6.344cm" svg:y="8.802cm" svg:viewBox="0 0 225 2026" draw:points="0,2026 225,2026 225,1980 46,1980 46,46 225,46 225,0 0,0">
            <text:p/>
          </draw:polygon>
          <draw:path draw:style-name="gr3" draw:text-style-name="P9" draw:layer="layout" svg:width="0.352cm" svg:height="0.786cm" svg:x="6.624cm" svg:y="9.4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402cm" svg:height="0.596cm" svg:x="7.198cm" svg:y="9.4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7.627cm" svg:y="9.6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564cm" svg:x="8.32cm" svg:y="9.5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75cm" svg:height="1.875cm" svg:x="9.163cm" svg:y="8.87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322cm" svg:height="0.389cm" svg:x="10.23cm" svg:y="9.0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601cm" svg:y="9.07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025cm" svg:y="9.0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1.495cm" svg:y="9.0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12.188cm" svg:y="8.9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3.012cm" svg:y="9.0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3.344cm" svg:y="8.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578cm" svg:y="9.0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4.185cm" svg:y="9.0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4.442cm" svg:height="0.035cm" svg:x="10.201cm" svg:y="9.797cm" svg:viewBox="0 0 4443 36" draw:points="2221,36 0,36 0,0 4443,0 4443,36">
            <text:p/>
          </draw:polygon>
          <draw:path draw:style-name="gr3" draw:text-style-name="P9" draw:layer="layout" svg:width="0.277cm" svg:height="0.389cm" svg:x="10.228cm" svg:y="10.2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0.562cm" svg:y="10.0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0.795cm" svg:y="10.2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401cm" svg:y="10.2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15cm" svg:height="0.035cm" svg:x="12.117cm" svg:y="10.377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2.92cm" svg:y="10.22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289cm" svg:y="10.2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3.715cm" svg:y="10.2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4.185cm" svg:y="10.2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02cm" svg:height="0.596cm" svg:x="15.059cm" svg:y="9.4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9" draw:layer="layout" svg:width="0.421cm" svg:height="0.383cm" svg:x="15.489cm" svg:y="9.6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olygon draw:style-name="gr3" draw:text-style-name="P9" draw:layer="layout" svg:width="0.224cm" svg:height="2.025cm" svg:x="15.957cm" svg:y="8.802cm" svg:viewBox="0 0 225 2026" draw:points="177,1980 0,1980 0,2026 225,2026 225,0 0,0 0,46 177,46">
            <text:p/>
          </draw:polygon>
        </draw:g>
        <draw:g xml:id="id413" draw:id="id413">
          <svg:title>TexMaths</svg:title>
          <svg:desc>28§display§\text {I}§svg§600§FALSE§</svg:desc>
          <draw:polygon draw:style-name="gr2" draw:text-style-name="P8" draw:layer="layout" svg:width="0.229cm" svg:height="0.575cm" svg:x="3.733cm" svg:y="11.943cm" svg:viewBox="0 0 230 576" draw:points="116,576 0,576 0,0 230,0 230,576">
            <text:p/>
          </draw:polygon>
          <draw:path draw:style-name="gr3" draw:text-style-name="P9" draw:layer="layout" svg:width="0.301cm" svg:height="0.674cm" svg:x="3.711cm" svg:y="11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2" draw:id="id412">
          <svg:title>TexMaths</svg:title>
          <svg:desc>28§display§\therefore§svg§600§FALSE§</svg:desc>
          <draw:polygon draw:style-name="gr2" draw:text-style-name="P8" draw:layer="layout" svg:width="0.528cm" svg:height="0.433cm" svg:x="2.308cm" svg:y="12.023cm" svg:viewBox="0 0 529 434" draw:points="265,434 0,434 0,0 529,0 529,434">
            <text:p/>
          </draw:polygon>
          <draw:path draw:style-name="gr3" draw:text-style-name="P9" draw:layer="layout" svg:width="0.598cm" svg:height="0.531cm" svg:x="2.288cm" svg:y="11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4" draw:id="id414">
          <svg:title>TexMaths</svg:title>
          <svg:desc>24§display§= \frac{1}{2} \left[ x + \log ( \sin x - \cos x )  \right]\ + \ c§svg§600§FALSE§</svg:desc>
          <draw:polygon draw:style-name="gr2" draw:text-style-name="P8" draw:layer="layout" svg:width="11.695cm" svg:height="1.627cm" svg:x="4.52cm" svg:y="11.343cm" svg:viewBox="0 0 11696 1628" draw:points="5848,1628 0,1628 0,0 11696,0 11696,1628">
            <text:p/>
          </draw:polygon>
          <draw:path draw:style-name="gr3" draw:text-style-name="P9" draw:layer="layout" svg:width="0.562cm" svg:height="0.199cm" svg:x="4.526cm" svg:y="12.1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5.545cm" svg:y="11.301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9" draw:layer="layout" svg:width="0.423cm" svg:height="0.035cm" svg:x="5.468cm" svg:y="12.205cm" svg:viewBox="0 0 424 36" draw:points="211,36 0,36 0,0 424,0 424,36">
            <text:p/>
          </draw:polygon>
          <draw:path draw:style-name="gr3" draw:text-style-name="P9" draw:layer="layout" svg:width="0.337cm" svg:height="0.563cm" svg:x="5.511cm" svg:y="12.4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9" draw:layer="layout" svg:width="0.116cm" svg:height="0.844cm" svg:x="6.233cm" svg:y="11.8cm" svg:viewBox="0 0 117 845" draw:points="117,845 117,812 35,812 35,35 117,35 117,0 0,0 0,845">
            <text:p/>
          </draw:polygon>
          <draw:path draw:style-name="gr3" draw:text-style-name="P9" draw:layer="layout" svg:width="0.421cm" svg:height="0.383cm" svg:x="6.392cm" svg:y="12.0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4 112-113 112-33 0-46-27-46-56 0-19 6-36 15-75z">
            <text:p/>
          </draw:path>
          <draw:path draw:style-name="gr3" draw:text-style-name="P9" draw:layer="layout" svg:width="0.562cm" svg:height="0.563cm" svg:x="7.083cm" svg:y="11.94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189cm" svg:height="0.586cm" svg:x="7.909cm" svg:y="11.848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375cm" svg:height="0.389cm" svg:x="8.137cm" svg:y="12.0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387cm" svg:height="0.558cm" svg:x="8.559cm" svg:y="12.05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9" draw:layer="layout" svg:width="0.197cm" svg:height="0.844cm" svg:x="9.053cm" svg:y="11.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277cm" svg:height="0.389cm" svg:x="9.325cm" svg:y="12.0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9.658cm" svg:y="11.86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9.892cm" svg:y="12.0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0.498cm" svg:y="12.0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15cm" svg:height="0.035cm" svg:x="11.213cm" svg:y="12.205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2.015cm" svg:y="12.0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2.386cm" svg:y="12.0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2.81cm" svg:y="12.0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421cm" svg:height="0.383cm" svg:x="13.28cm" svg:y="12.0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6 112-113 112-33 0-46-27-46-56 0-19 6-36 15-75z">
            <text:p/>
          </draw:path>
          <draw:path draw:style-name="gr3" draw:text-style-name="P9" draw:layer="layout" svg:width="0.197cm" svg:height="0.844cm" svg:x="13.787cm" svg:y="11.8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9" draw:layer="layout" svg:width="0.116cm" svg:height="0.844cm" svg:x="14.085cm" svg:y="11.8cm" svg:viewBox="0 0 117 845" draw:points="117,0 0,0 0,35 83,35 83,812 0,812 0,845 117,845">
            <text:p/>
          </draw:polygon>
          <draw:path draw:style-name="gr3" draw:text-style-name="P9" draw:layer="layout" svg:width="0.562cm" svg:height="0.563cm" svg:x="14.816cm" svg:y="11.94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329cm" svg:height="0.383cm" svg:x="15.928cm" svg:y="12.061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custom-shape draw:style-name="gr5" draw:text-style-name="P4" xml:id="id409" draw:id="id409" draw:layer="layout" svg:width="1.129cm" svg:height="1.046cm" draw:transform="rotate (-2.29458436759694) translate (20.46cm 3.035cm)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1+width/2;x" smil:keyTimes="0;1"/>
                  <anim:animate smil:dur="0.5s" smil:fill="hold" smil:targetElement="id4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x;x" smil:keyTimes="0;1"/>
                  <anim:animate smil:dur="0.5s" smil:fill="hold" smil:targetElement="id4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1" smil:attributeName="visibility" smil:to="visible"/>
                  <anim:animate smil:dur="0.5s" smil:fill="hold" smil:targetElement="id411" smil:attributeName="x" smil:values="x;x" smil:keyTimes="0;1"/>
                  <anim:animate smil:dur="0.5s" smil:fill="hold" smil:targetElement="id4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15" anim:sub-item="text" smil:attributeName="visibility" smil:to="visible"/>
                  <anim:animate smil:dur="1s" smil:fill="hold" smil:targetElement="id415" anim:sub-item="text" smil:attributeName="width" smil:values="0;width" smil:keyTimes="0;1"/>
                  <anim:animate smil:dur="1s" smil:fill="hold" smil:targetElement="id415" anim:sub-item="text" smil:attributeName="height" smil:values="0;height" smil:keyTimes="0;1"/>
                  <anim:animate smil:dur="1s" smil:fill="hold" smil:targetElement="id415" anim:sub-item="text" smil:attributeName="x" smil:values="0;1" smil:keyTimes="0;1" anim:formula="x+(cos(-2*pi*(1-$))*-x-sin(-2*pi*(1-$))*(1-y))*(1-$)"/>
                  <anim:animate smil:dur="1s" smil:fill="hold" smil:targetElement="id41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office:forms form:automatic-focus="false" form:apply-design-mode="false"/>
        <draw:frame presentation:style-name="pr1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416" text:id="id41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16" anim:sub-item="text" smil:attributeName="visibility" smil:to="visible"/>
                  <anim:transitionFilter smil:dur="2s" smil:targetElement="id416" anim:sub-item="text" smil:type="fade" smil:subtype="crossfade"/>
                  <anim:animate smil:dur="2s" smil:fill="hold" smil:targetElement="id416" anim:sub-item="text" smil:attributeName="rotate" smil:values="720;0" smil:keyTimes="0;1"/>
                  <anim:animate smil:dur="2s" smil:fill="hold" smil:targetElement="id416" anim:sub-item="text" smil:attributeName="height" smil:values="0;height" smil:keyTimes="0;1"/>
                  <anim:animate smil:dur="2s" smil:fill="hold" smil:targetElement="id41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7-25T12:18:05.592883600</dc:date>
    <meta:editing-duration>P1DT11H21M11S</meta:editing-duration>
    <meta:editing-cycles>628</meta:editing-cycles>
    <meta:generator>LibreOffice/6.0.7.3$Linux_X86_64 LibreOffice_project/00m0$Build-3</meta:generator>
    <meta:document-statistic meta:object-count="4894"/>
  </office:meta>
</office:document-meta>
</file>